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1" style:list-style-name=""/>
    <style:style style:name="P2" style:family="paragraph" style:parent-style-name="Heading_20_1" style:list-style-name="">
      <style:paragraph-properties fo:break-before="page"/>
    </style:style>
    <style:style style:name="P3" style:family="paragraph" style:parent-style-name="Heading_20_3" style:list-style-nam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list-style-name="L24"/>
    <style:style style:name="P28" style:family="paragraph" style:parent-style-name="Standard" style:list-style-name="L25"/>
    <style:style style:name="P29" style:family="paragraph" style:parent-style-name="Standard" style:list-style-name="L26"/>
    <style:style style:name="P30" style:family="paragraph" style:parent-style-name="Standard" style:list-style-name="L27"/>
    <style:style style:name="P31" style:family="paragraph" style:parent-style-name="Standard" style:list-style-name="L28"/>
    <style:style style:name="P32" style:family="paragraph" style:parent-style-name="Standard" style:list-style-name="L29"/>
    <style:style style:name="P33" style:family="paragraph" style:parent-style-name="Standard" style:list-style-name="L30"/>
    <style:style style:name="P34" style:family="paragraph" style:parent-style-name="Standard" style:list-style-name="L31"/>
    <style:style style:name="P35" style:family="paragraph" style:parent-style-name="Standard" style:list-style-name="L32"/>
    <style:style style:name="P36" style:family="paragraph" style:parent-style-name="Standard" style:list-style-name="L33"/>
    <style:style style:name="P37" style:family="paragraph" style:parent-style-name="Standard" style:list-style-name="L34"/>
    <style:style style:name="P38" style:family="paragraph" style:parent-style-name="Standard" style:list-style-name="L35"/>
    <style:style style:name="P39" style:family="paragraph" style:parent-style-name="Standard" style:list-style-name="L36"/>
    <style:style style:name="P40" style:family="paragraph" style:parent-style-name="Standard" style:list-style-name="L37"/>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0"/>
    <style:style style:name="P44" style:family="paragraph" style:parent-style-name="Standard" style:list-style-name="L41"/>
    <style:style style:name="P45" style:family="paragraph" style:parent-style-name="Standard" style:list-style-name="L42"/>
    <style:style style:name="P46" style:family="paragraph" style:parent-style-name="Standard" style:list-style-name="L43"/>
    <style:style style:name="P47" style:family="paragraph" style:parent-style-name="Standard" style:list-style-name="L44"/>
    <style:style style:name="P48" style:family="paragraph" style:parent-style-name="Standard" style:list-style-name="L45"/>
    <style:style style:name="P49" style:family="paragraph" style:parent-style-name="Standard" style:list-style-name="L46"/>
    <style:style style:name="P50" style:family="paragraph" style:parent-style-name="Standard" style:list-style-name="L47"/>
    <style:style style:name="P51" style:family="paragraph" style:parent-style-name="Standard" style:list-style-name="L48"/>
    <style:style style:name="P52" style:family="paragraph" style:parent-style-name="Standard" style:list-style-name="L49"/>
    <style:style style:name="P53" style:family="paragraph" style:parent-style-name="Standard" style:list-style-name="L50"/>
    <style:style style:name="P54" style:family="paragraph" style:parent-style-name="Standard" style:list-style-name="L51"/>
    <style:style style:name="P55" style:family="paragraph" style:parent-style-name="Standard" style:list-style-name="L52"/>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57"/>
    <style:style style:name="P61" style:family="paragraph" style:parent-style-name="Standard" style:list-style-name="L58"/>
    <style:style style:name="P62" style:family="paragraph" style:parent-style-name="Standard" style:list-style-name="L59"/>
    <style:style style:name="P63" style:family="paragraph" style:parent-style-name="Standard" style:list-style-name="L60"/>
    <style:style style:name="P64" style:family="paragraph" style:parent-style-name="Standard" style:list-style-name="L61"/>
    <style:style style:name="P65" style:family="paragraph" style:parent-style-name="Standard" style:list-style-name="L62"/>
    <style:style style:name="P66" style:family="paragraph" style:parent-style-name="Standard" style:list-style-name="L63"/>
    <style:style style:name="P67" style:family="paragraph" style:parent-style-name="Standard" style:list-style-name="L64"/>
    <style:style style:name="P68" style:family="paragraph" style:parent-style-name="Standard" style:list-style-name="L65"/>
    <style:style style:name="P69" style:family="paragraph" style:parent-style-name="Standard" style:list-style-name="L66"/>
    <style:style style:name="P70" style:family="paragraph" style:parent-style-name="Standard" style:list-style-name="L67"/>
    <style:style style:name="P71" style:family="paragraph" style:parent-style-name="Standard" style:list-style-name="L68"/>
    <style:style style:name="P72" style:family="paragraph" style:parent-style-name="Standard" style:list-style-name="L69"/>
    <style:style style:name="P73" style:family="paragraph" style:parent-style-name="Standard" style:list-style-name="L70"/>
    <style:style style:name="P74" style:family="paragraph" style:parent-style-name="Standard" style:list-style-name="L71"/>
    <style:style style:name="P75" style:family="paragraph" style:parent-style-name="Standard" style:list-style-name="L72"/>
    <style:style style:name="P76" style:family="paragraph" style:parent-style-name="Standard" style:list-style-name="L73"/>
    <style:style style:name="P77" style:family="paragraph" style:parent-style-name="Standard" style:list-style-name="L74"/>
    <style:style style:name="P78" style:family="paragraph" style:parent-style-name="Standard" style:list-style-name="L75"/>
    <style:style style:name="P79" style:family="paragraph" style:parent-style-name="Standard" style:list-style-name="L76"/>
    <style:style style:name="P80" style:family="paragraph" style:parent-style-name="Standard" style:list-style-name="L77"/>
    <style:style style:name="P81" style:family="paragraph" style:parent-style-name="Standard" style:list-style-name="L78"/>
    <style:style style:name="P82" style:family="paragraph" style:parent-style-name="Standard" style:list-style-name="L79"/>
    <style:style style:name="P83" style:family="paragraph" style:parent-style-name="Standard" style:list-style-name="L80"/>
    <style:style style:name="P84" style:family="paragraph" style:parent-style-name="Standard" style:list-style-name="L81"/>
    <style:style style:name="P85" style:family="paragraph" style:parent-style-name="Standard" style:list-style-name="L82"/>
    <style:style style:name="P86" style:family="paragraph" style:parent-style-name="Standard" style:list-style-name="L83"/>
    <style:style style:name="P87" style:family="paragraph" style:parent-style-name="Standard" style:list-style-name="L84"/>
    <style:style style:name="P88" style:family="paragraph" style:parent-style-name="Standard" style:list-style-name="L85"/>
    <style:style style:name="P89" style:family="paragraph" style:parent-style-name="Standard" style:list-style-name="L86"/>
    <style:style style:name="P90" style:family="paragraph" style:parent-style-name="Standard" style:list-style-name="L87"/>
    <style:style style:name="P91" style:family="paragraph" style:parent-style-name="Standard" style:list-style-name="L88"/>
    <style:style style:name="P92" style:family="paragraph" style:parent-style-name="Standard" style:list-style-name="L89"/>
    <style:style style:name="P93" style:family="paragraph" style:parent-style-name="Standard" style:list-style-name="L90"/>
    <style:style style:name="P94" style:family="paragraph" style:parent-style-name="Standard" style:list-style-name="L91"/>
    <style:style style:name="P95" style:family="paragraph" style:parent-style-name="Standard" style:list-style-name="L92"/>
    <style:style style:name="P96" style:family="paragraph" style:parent-style-name="Standard" style:list-style-name="L93"/>
    <style:style style:name="P97" style:family="paragraph" style:parent-style-name="Standard" style:list-style-name="L94"/>
    <style:style style:name="P98" style:family="paragraph" style:parent-style-name="Standard" style:list-style-name="L95"/>
    <style:style style:name="P99" style:family="paragraph" style:parent-style-name="Standard" style:list-style-name="L96"/>
    <style:style style:name="P100" style:family="paragraph" style:parent-style-name="Standard" style:list-style-name="L97"/>
    <style:style style:name="P101" style:family="paragraph" style:parent-style-name="Standard" style:list-style-name="L98"/>
    <style:style style:name="P102" style:family="paragraph" style:parent-style-name="Standard" style:list-style-name="L99"/>
    <style:style style:name="P103" style:family="paragraph" style:parent-style-name="Standard" style:list-style-name="L100"/>
    <style:style style:name="P104" style:family="paragraph" style:parent-style-name="Standard" style:list-style-name="L101"/>
    <style:style style:name="P105" style:family="paragraph" style:parent-style-name="Standard" style:list-style-name="L102"/>
    <style:style style:name="P106" style:family="paragraph" style:parent-style-name="Standard" style:list-style-name="L103"/>
    <style:style style:name="P107" style:family="paragraph" style:parent-style-name="Standard" style:list-style-name="L104"/>
    <style:style style:name="P108" style:family="paragraph" style:parent-style-name="Standard" style:list-style-name="L105"/>
    <style:style style:name="P109" style:family="paragraph" style:parent-style-name="Standard" style:list-style-name="L106"/>
    <style:style style:name="P110" style:family="paragraph" style:parent-style-name="Standard" style:list-style-name="L107"/>
    <style:style style:name="P111" style:family="paragraph" style:parent-style-name="Standard" style:list-style-name="L108"/>
    <style:style style:name="P112" style:family="paragraph" style:parent-style-name="Standard" style:list-style-name="L109"/>
    <style:style style:name="P113" style:family="paragraph" style:parent-style-name="Standard" style:list-style-name="L110"/>
    <style:style style:name="P114" style:family="paragraph" style:parent-style-name="Standard" style:list-style-name="L111"/>
    <style:style style:name="P115" style:family="paragraph" style:parent-style-name="Standard" style:list-style-name="L112"/>
    <style:style style:name="P116" style:family="paragraph" style:parent-style-name="Standard" style:list-style-name="L113"/>
    <style:style style:name="P117" style:family="paragraph" style:parent-style-name="Standard" style:list-style-name="L114"/>
    <style:style style:name="P118" style:family="paragraph" style:parent-style-name="Standard" style:list-style-name="L115"/>
    <style:style style:name="P119" style:family="paragraph" style:parent-style-name="Standard" style:list-style-name="L116"/>
    <style:style style:name="P120" style:family="paragraph" style:parent-style-name="Standard" style:list-style-name="L117"/>
    <style:style style:name="P121" style:family="paragraph" style:parent-style-name="Standard" style:list-style-name="L118"/>
    <style:style style:name="P122" style:family="paragraph" style:parent-style-name="Standard" style:list-style-name="L119"/>
    <style:style style:name="P123" style:family="paragraph" style:parent-style-name="Standard" style:list-style-name="L120"/>
    <style:style style:name="P124" style:family="paragraph" style:parent-style-name="Standard" style:list-style-name="L121"/>
    <style:style style:name="P125" style:family="paragraph" style:parent-style-name="Standard" style:list-style-name="L122"/>
    <style:style style:name="P126" style:family="paragraph" style:parent-style-name="Standard" style:list-style-name="L123"/>
    <style:style style:name="P127" style:family="paragraph" style:parent-style-name="Standard" style:list-style-name="L124"/>
    <style:style style:name="P128" style:family="paragraph" style:parent-style-name="Standard" style:list-style-name="L125"/>
    <style:style style:name="P129" style:family="paragraph" style:parent-style-name="Standard" style:list-style-name="L126"/>
    <style:style style:name="P130" style:family="paragraph" style:parent-style-name="Standard" style:list-style-name="L127"/>
    <style:style style:name="P131" style:family="paragraph" style:parent-style-name="Standard" style:list-style-name="L128"/>
    <style:style style:name="P132" style:family="paragraph" style:parent-style-name="Standard" style:list-style-name="L129"/>
    <style:style style:name="P133" style:family="paragraph" style:parent-style-name="Standard" style:list-style-name="L130"/>
    <style:style style:name="P134" style:family="paragraph" style:parent-style-name="Standard" style:list-style-name="L131"/>
    <style:style style:name="P135" style:family="paragraph" style:parent-style-name="Standard" style:list-style-name="L132"/>
    <style:style style:name="P136" style:family="paragraph" style:parent-style-name="Standard" style:list-style-name="L133"/>
    <style:style style:name="P137" style:family="paragraph" style:parent-style-name="Standard" style:list-style-name="L134"/>
    <style:style style:name="P138" style:family="paragraph" style:parent-style-name="Standard" style:list-style-name="L135"/>
    <style:style style:name="P139" style:family="paragraph" style:parent-style-name="Standard" style:list-style-name="L136"/>
    <style:style style:name="P140" style:family="paragraph" style:parent-style-name="Standard" style:list-style-name="L137"/>
    <style:style style:name="P141" style:family="paragraph" style:parent-style-name="Standard" style:list-style-name="L138"/>
    <style:style style:name="P142" style:family="paragraph" style:parent-style-name="Standard" style:list-style-name="L139"/>
    <style:style style:name="P143" style:family="paragraph" style:parent-style-name="Standard" style:list-style-name="L140"/>
    <style:style style:name="P144" style:family="paragraph" style:parent-style-name="Standard" style:list-style-name="L141"/>
    <style:style style:name="P145" style:family="paragraph" style:parent-style-name="Standard" style:list-style-name="L142"/>
    <style:style style:name="P146" style:family="paragraph" style:parent-style-name="Standard" style:list-style-name="L143"/>
    <style:style style:name="P147" style:family="paragraph" style:parent-style-name="Standard" style:list-style-name="L144"/>
    <style:style style:name="P148" style:family="paragraph" style:parent-style-name="Standard" style:list-style-name="L145"/>
    <style:style style:name="P149" style:family="paragraph" style:parent-style-name="Standard" style:list-style-name="L146"/>
    <style:style style:name="P150" style:family="paragraph" style:parent-style-name="Standard" style:list-style-name="L147"/>
    <style:style style:name="P151" style:family="paragraph" style:parent-style-name="Standard" style:list-style-name="L148"/>
    <style:style style:name="P152" style:family="paragraph" style:parent-style-name="Standard" style:list-style-name="L149"/>
    <style:style style:name="P153" style:family="paragraph" style:parent-style-name="Standard" style:list-style-name="L150"/>
    <style:style style:name="P154" style:family="paragraph" style:parent-style-name="Standard" style:list-style-name="L151"/>
    <style:style style:name="P155" style:family="paragraph" style:parent-style-name="Standard" style:list-style-name="L152"/>
    <style:style style:name="P156" style:family="paragraph" style:parent-style-name="Standard" style:list-style-name="L153"/>
    <style:style style:name="P157" style:family="paragraph" style:parent-style-name="Standard" style:list-style-name="L154"/>
    <style:style style:name="P158" style:family="paragraph" style:parent-style-name="Standard" style:list-style-name="L155"/>
    <style:style style:name="P159" style:family="paragraph" style:parent-style-name="Standard" style:list-style-name="L156"/>
    <style:style style:name="P160" style:family="paragraph" style:parent-style-name="Standard" style:list-style-name="L157"/>
    <style:style style:name="P161" style:family="paragraph" style:parent-style-name="Standard" style:list-style-name="L158"/>
    <style:style style:name="P162" style:family="paragraph" style:parent-style-name="Standard" style:list-style-name="L159"/>
    <style:style style:name="P163" style:family="paragraph" style:parent-style-name="Standard" style:list-style-name="L160"/>
    <style:style style:name="P164" style:family="paragraph" style:parent-style-name="Standard" style:list-style-name="L161"/>
    <style:style style:name="P165" style:family="paragraph" style:parent-style-name="Standard" style:list-style-name="L162"/>
    <style:style style:name="P166" style:family="paragraph" style:parent-style-name="Standard" style:list-style-name="L163"/>
    <style:style style:name="P167" style:family="paragraph" style:parent-style-name="Standard" style:list-style-name="L164"/>
    <style:style style:name="P168" style:family="paragraph" style:parent-style-name="Standard" style:list-style-name="L165"/>
    <style:style style:name="P169" style:family="paragraph" style:parent-style-name="Standard" style:list-style-name="L166"/>
    <style:style style:name="P170" style:family="paragraph" style:parent-style-name="Standard" style:list-style-name="L167"/>
    <style:style style:name="P171" style:family="paragraph" style:parent-style-name="Standard" style:list-style-name="L168"/>
    <style:style style:name="P172" style:family="paragraph" style:parent-style-name="Standard" style:list-style-name="L169"/>
    <style:style style:name="P173" style:family="paragraph" style:parent-style-name="Standard" style:list-style-name="L170"/>
    <style:style style:name="P174" style:family="paragraph" style:parent-style-name="Standard" style:list-style-name="L171"/>
    <style:style style:name="P175" style:family="paragraph" style:parent-style-name="Standard" style:list-style-name="L172"/>
    <style:style style:name="P176" style:family="paragraph" style:parent-style-name="Standard" style:list-style-name="L173"/>
    <style:style style:name="P177" style:family="paragraph" style:parent-style-name="Standard" style:list-style-name="L174"/>
    <style:style style:name="P178" style:family="paragraph" style:parent-style-name="Standard" style:list-style-name="L175"/>
    <style:style style:name="P179" style:family="paragraph" style:parent-style-name="Standard" style:list-style-name="L176"/>
    <style:style style:name="P180" style:family="paragraph" style:parent-style-name="Standard" style:list-style-name="L177"/>
    <style:style style:name="P181" style:family="paragraph" style:parent-style-name="Standard" style:list-style-name="L178"/>
    <style:style style:name="P182" style:family="paragraph" style:parent-style-name="Standard" style:list-style-name="L179"/>
    <style:style style:name="P183" style:family="paragraph" style:parent-style-name="Standard" style:list-style-name="L180"/>
    <style:style style:name="P184" style:family="paragraph" style:parent-style-name="Standard" style:list-style-name="L181"/>
    <style:style style:name="P185" style:family="paragraph" style:parent-style-name="Standard" style:list-style-name="L182"/>
    <style:style style:name="P186" style:family="paragraph" style:parent-style-name="Standard" style:list-style-name="L183"/>
    <style:style style:name="P187" style:family="paragraph" style:parent-style-name="Standard" style:list-style-name="L184"/>
    <style:style style:name="P188" style:family="paragraph" style:parent-style-name="Standard" style:list-style-name="L185"/>
    <style:style style:name="P189" style:family="paragraph" style:parent-style-name="Standard" style:list-style-name="L186"/>
    <style:style style:name="P190" style:family="paragraph" style:parent-style-name="Standard" style:list-style-name="L187"/>
    <style:style style:name="P191" style:family="paragraph" style:parent-style-name="Standard" style:list-style-name="L188"/>
    <style:style style:name="P192" style:family="paragraph" style:parent-style-name="Standard" style:list-style-name="L189"/>
    <style:style style:name="P193" style:family="paragraph" style:parent-style-name="Standard" style:list-style-name="L190"/>
    <style:style style:name="P194" style:family="paragraph" style:parent-style-name="Standard" style:list-style-name="L191"/>
    <style:style style:name="P195" style:family="paragraph" style:parent-style-name="Standard" style:list-style-name="L192"/>
    <style:style style:name="P196" style:family="paragraph" style:parent-style-name="Standard" style:list-style-name="L193"/>
    <style:style style:name="P197" style:family="paragraph" style:parent-style-name="Standard" style:list-style-name="L194"/>
    <style:style style:name="P198" style:family="paragraph" style:parent-style-name="Standard" style:list-style-name="L195"/>
    <style:style style:name="P199" style:family="paragraph" style:parent-style-name="Standard" style:list-style-name="L196"/>
    <style:style style:name="P200" style:family="paragraph" style:parent-style-name="Standard" style:list-style-name="L197"/>
    <style:style style:name="P201" style:family="paragraph" style:parent-style-name="Standard" style:list-style-name="L198"/>
    <style:style style:name="P202" style:family="paragraph" style:parent-style-name="Standard" style:list-style-name="L199"/>
    <style:style style:name="P203" style:family="paragraph" style:parent-style-name="Standard" style:list-style-name="L200"/>
    <style:style style:name="P204" style:family="paragraph" style:parent-style-name="Standard" style:list-style-name="L201"/>
    <style:style style:name="P205" style:family="paragraph" style:parent-style-name="Standard" style:list-style-name="L202"/>
    <style:style style:name="P206" style:family="paragraph" style:parent-style-name="Standard" style:list-style-name="L203"/>
    <style:style style:name="P207" style:family="paragraph" style:parent-style-name="Standard" style:list-style-name="L204"/>
    <style:style style:name="P208" style:family="paragraph" style:parent-style-name="Standard" style:list-style-name="L205"/>
    <style:style style:name="P209" style:family="paragraph" style:parent-style-name="Standard" style:list-style-name="L206"/>
    <style:style style:name="P210" style:family="paragraph" style:parent-style-name="Standard" style:list-style-name="L207"/>
    <style:style style:name="P211" style:family="paragraph" style:parent-style-name="Standard" style:list-style-name="L208"/>
    <style:style style:name="P212" style:family="paragraph" style:parent-style-name="Standard" style:list-style-name="L209"/>
    <style:style style:name="P213" style:family="paragraph" style:parent-style-name="Standard" style:list-style-name="L210"/>
    <style:style style:name="P214" style:family="paragraph" style:parent-style-name="Standard" style:list-style-name="L211"/>
    <style:style style:name="P215" style:family="paragraph" style:parent-style-name="Standard" style:list-style-name="L212"/>
    <style:style style:name="P216" style:family="paragraph" style:parent-style-name="Standard" style:list-style-name="L213"/>
    <style:style style:name="P217" style:family="paragraph" style:parent-style-name="Standard" style:list-style-name="L214"/>
    <style:style style:name="P218" style:family="paragraph" style:parent-style-name="Standard" style:list-style-name="L215"/>
    <style:style style:name="P219" style:family="paragraph" style:parent-style-name="Standard" style:list-style-name="L216"/>
    <style:style style:name="P220" style:family="paragraph" style:parent-style-name="Standard" style:list-style-name="L217"/>
    <style:style style:name="P221" style:family="paragraph" style:parent-style-name="Standard" style:list-style-name="L218"/>
    <style:style style:name="P222" style:family="paragraph" style:parent-style-name="Standard" style:list-style-name="L219"/>
    <style:style style:name="P223" style:family="paragraph" style:parent-style-name="Standard" style:list-style-name="L220"/>
    <style:style style:name="P224" style:family="paragraph" style:parent-style-name="Standard" style:list-style-name="L221"/>
    <style:style style:name="P225" style:family="paragraph" style:parent-style-name="Standard" style:list-style-name="L222"/>
    <style:style style:name="P226" style:family="paragraph" style:parent-style-name="Standard" style:list-style-name="L223"/>
    <style:style style:name="P227" style:family="paragraph" style:parent-style-name="Standard" style:list-style-name="L224"/>
    <style:style style:name="P228" style:family="paragraph" style:parent-style-name="Standard" style:list-style-name="L225"/>
    <style:style style:name="P229" style:family="paragraph" style:parent-style-name="Standard" style:list-style-name="L226"/>
    <style:style style:name="P230" style:family="paragraph" style:parent-style-name="Standard" style:list-style-name="L227"/>
    <style:style style:name="P231" style:family="paragraph" style:parent-style-name="Standard" style:list-style-name="L228"/>
    <style:style style:name="P232" style:family="paragraph" style:parent-style-name="Standard" style:list-style-name="L229"/>
    <style:style style:name="P233" style:family="paragraph" style:parent-style-name="Standard" style:list-style-name="L230"/>
    <style:style style:name="P234" style:family="paragraph" style:parent-style-name="Standard" style:list-style-name="L231"/>
    <style:style style:name="P235" style:family="paragraph" style:parent-style-name="Standard" style:list-style-name="L232"/>
    <style:style style:name="P236" style:family="paragraph" style:parent-style-name="Standard" style:list-style-name="L233"/>
    <style:style style:name="P237" style:family="paragraph" style:parent-style-name="Standard" style:list-style-name="L234"/>
    <style:style style:name="P238" style:family="paragraph" style:parent-style-name="Standard" style:list-style-name="L235"/>
    <style:style style:name="P239" style:family="paragraph" style:parent-style-name="Standard" style:list-style-name="L236"/>
    <style:style style:name="P240" style:family="paragraph" style:parent-style-name="Standard" style:list-style-name="L237"/>
    <style:style style:name="P241" style:family="paragraph" style:parent-style-name="Standard" style:list-style-name="L238"/>
    <style:style style:name="P242" style:family="paragraph" style:parent-style-name="Standard" style:list-style-name="L239"/>
    <style:style style:name="P243" style:family="paragraph" style:parent-style-name="Heading_20_2"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cknowledgment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 text:outline-level="1">Introduction</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 text:outline-level="1">MEI Design Principle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 text:outline-level="1">Overview of MEI Structure</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 text:outline-level="1">Tag Library Convention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 text:outline-level="1"/>
      <text:h text:style-name="P2" text:outline-level="1">MEI Elements</text:h>
      <text:h text:style-name="P243" text:outline-level="1"><text:bookmark text:name="id211"/>&lt;abbr&gt; abbreviation</text:h>
      <text:h text:style-name="P3"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58">choic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0421" text:style-name="L1">
        <text:list-item>
          <text:p text:style-name="P4">cert, optional, xs:token, high, medium, low, unknown<text:line-break/>signifies the degree of certainty or precision associated with a feature.</text:p>
        </text:list-item>
        <text:list-item>
          <text:p text:style-name="P4">evidence, optional, xs:NMTOKEN<text:line-break/>indicates the nature of the evidence supporting the reliability or accuracy of the intervention or interpretation. Suggested values include: 'internal', 'external', 'conjecture'.</text:p>
        </text:list-item>
        <text:list-item>
          <text:p text:style-name="P4">expan, optional, CDATA<text:line-break/>records the expansion of the abbreviation.</text:p>
        </text:list-item>
        <text:list-item>
          <text:p text:style-name="P4">facs, optional, xs:IDREFS<text:line-break/>permits the current element to reference a facsimile image or image zone which corresponds to it.</text:p>
        </text:list-item>
        <text:list-item>
          <text:p text:style-name="P4"><text:soft-page-break/>hand, optional, xs:IDREF<text:line-break/>signifies the hand responsible for an action. The value must be the ID of a &lt;hand&gt; element declared in the header.</text:p>
        </text:list-item>
        <text:list-item>
          <text:p text:style-name="P4">n, optional, xs:NMTOKEN<text:line-break/>provides a label (name or number) for an element. While its value need not be unique, it is required to be a single token.</text:p>
        </text:list-item>
        <text:list-item>
          <text:p text:style-name="P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seq, optional, xs:positiveInteger<text:line-break/>used to assign a sequence number related to the order in which the encoded features carrying this attribute are believed to have occurred.</text:p>
        </text:list-item>
        <text:list-item>
          <text:p text:style-name="P4">source, optional, xs:IDREFS<text:line-break/>contains a list of one or more pointers indicating the sources which attest to a given reading. Each value should correspond to the ID of a &lt;source&gt; element located in the document header.</text:p>
        </text:list-item>
        <text:list-item>
          <text:p text:style-name="P4">subtype, optional, xs:NMTOKEN<text:line-break/>provide any sub-classification for the element, additional to that given by its type attribute.</text:p>
        </text:list-item>
        <text:list-item>
          <text:p text:style-name="P4">type, optional, xs:NMTOKEN<text:line-break/>characterizes the element in some sense, using any convenient classification scheme or typology.</text:p>
        </text:list-item>
        <text:list-item>
          <text:p text:style-name="P4">xml:id, optional, xs:ID<text:line-break/>regularizes the naming of an element and thus facilitates building links between it and other resources. Each id attribute within a document must have a unique value.</text:p>
        </text:list-item>
        <text:list-item>
          <text:p text:style-name="P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377"/>&lt;accessdesc&gt; access description</text:h>
      <text:h text:style-name="P3"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71">availability</text:a> </text:p>
      <text:h text:style-name="P3" text:outline-level="1"><text:soft-page-break/>Attributes:</text:h>
      <text:list xml:id="list34404466" text:style-name="L2">
        <text:list-item>
          <text:p text:style-name="P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n, optional, xs:NMTOKEN<text:line-break/>provides a label (name or number) for an element. While its value need not be unique, it is required to be a single token.</text:p>
        </text:list-item>
        <text:list-item>
          <text:p text:style-name="P5">xml:id, optional, xs:ID<text:line-break/>regularizes the naming of an element and thus facilitates building links between it and other resources. Each id attribute within a document must have a unique value.</text:p>
        </text:list-item>
        <text:list-item>
          <text:p text:style-name="P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11"/>&lt;accid&gt; accidental</text:h>
      <text:h text:style-name="P3"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5907" text:style-name="L3">
        <text:list-item>
          <text:p text:style-name="P6">accid, optional, xs:token, s, f, ss, x, ff, xs, tb, n, nf, ns, su, sd, fu, fd, nu, nd<text:line-break/>captures a written accidental.</text:p>
        </text:list-item>
        <text:list-item>
          <text:p text:style-name="P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copyof, optional, xs:IDREF<text:line-break/>points to an element of which the current element is a copy.</text:p>
        </text:list-item>
        <text:list-item>
          <text:p text:style-name="P6">corresp, optional, xs:IDREFS<text:line-break/>used to point to other elements that correspond to this one in a generic fashion.</text:p>
        </text:list-item>
        <text:list-item>
          <text:p text:style-name="P6"><text:soft-page-break/>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6">facs, optional, xs:IDREFS<text:line-break/>permits the current element to reference a facsimile image or image zone which corresponds to it.</text:p>
        </text:list-item>
        <text:list-item>
          <text:p text:style-name="P6">fontfam, optional, xs:token<text:line-break/>contains the name of a font-family.</text:p>
        </text:list-item>
        <text:list-item>
          <text:p text:style-name="P6">fontname, optional, xs:token<text:line-break/>records the name of the font.</text:p>
        </text:list-item>
        <text:list-item>
          <text:p text:style-name="P6">fontsize, optional, xs:decimal<text:line-break/>indicates the size of the font in printers' points, i.e., 1/72ths of an inch.</text:p>
        </text:list-item>
        <text:list-item>
          <text:p text:style-name="P6">fontstyle, optional, xs:token, ital, normal, oblique<text:line-break/>records the style of the font, i.e, italic, oblique, or normal.</text:p>
        </text:list-item>
        <text:list-item>
          <text:p text:style-name="P6">fontweight, optional, xs:token, bold<text:line-break/>used to indicate bold type.</text:p>
        </text:list-item>
        <text:list-item>
          <text:p text:style-name="P6">func, optional, xs:token, caution, edit<text:line-break/>records whether the accidental has an editorial or cautionary function.</text:p>
        </text:list-item>
        <text:list-item>
          <text:p text:style-name="P6">ho, optional, xs:decimal<text:line-break/>records a horizontal adjustment of a feature's programmatically-determinded location in terms of staff interline distance; that is, units of 1/2 the distance between adjacent staves.</text:p>
        </text:list-item>
        <text:list-item>
          <text:p text:style-name="P6">n, optional, xs:NMTOKEN<text:line-break/>provides a label (name or number) for an element. While its value need not be unique, it is required to be a single token.</text:p>
        </text:list-item>
        <text:list-item>
          <text:p text:style-name="P6">next, optional, xs:IDREFS<text:line-break/>used to point to the next event(s) in a user-defined collection.</text:p>
        </text:list-item>
        <text:list-item>
          <text:p text:style-name="P6">place, optional, xs:token, above, below, staff<text:line-break/>captures the placement of the accidental relative to the staff.</text:p>
        </text:list-item>
        <text:list-item>
          <text:p text:style-name="P6">prev, optional, xs:IDREFS<text:line-break/>points to the previous event(s) in a user-defined collection.</text:p>
        </text:list-item>
        <text:list-item>
          <text:p text:style-name="P6">sameas, optional, xs:IDREFS<text:line-break/>points to an element that is the same as the current element but is not a literal copy of the current element.</text:p>
        </text:list-item>
        <text:list-item>
          <text:p text:style-name="P6">synch, optional, xs:IDREFS<text:line-break/>points to elements that are synchronous with the current element.</text:p>
        </text:list-item>
        <text:list-item>
          <text:p text:style-name="P6">vo, optional, xs:decimal<text:line-break/>records the vertical adjustment of a feature's programmatically-determined location in terms of staff interline distance; that is, units of 1/2 the distance between adjacent staves.</text:p>
        </text:list-item>
        <text:list-item>
          <text:p text:style-name="P6">when, optional, xs:IDREF<text:line-break/>indicates the point of occurrence of this feature along a timeline. Its value must be the ID of a &lt;when&gt; element.</text:p>
        </text:list-item>
        <text:list-item>
          <text:p text:style-name="P6">x, optional, xs:decimal<text:line-break/>encodes an x coordinate for a feature in an output coordinate system. When it is necessary to record the placement of a feature in a facsimile image, use facs attribute.</text:p>
        </text:list-item>
        <text:list-item>
          <text:p text:style-name="P6">xml:id, optional, xs:ID<text:line-break/>regularizes the naming of an element and thus facilitates building links between it and other resources. Each id attribute within a document must have a unique value.</text:p>
        </text:list-item>
        <text:list-item>
          <text:p text:style-name="P6"><text:soft-page-break/>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1374"/>&lt;acqsource&gt; acquisition source</text:h>
      <text:h text:style-name="P3" text:outline-level="1">Description:</text:h>
      <text:p text:style-name="Text_20_body">Post-publication source from which access to a bibliographic item may be obtained, e.g. vendor, distributor, etc.</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71">availability</text:a> </text:p>
      <text:h text:style-name="P3" text:outline-level="1">Attributes:</text:h>
      <text:list xml:id="list34400902" text:style-name="L4">
        <text:list-item>
          <text:p text:style-name="P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n, optional, xs:NMTOKEN<text:line-break/>provides a label (name or number) for an element. While its value need not be unique, it is required to be a single token.</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214"/><text:soft-page-break/>&lt;add&gt; addition</text:h>
      <text:h text:style-name="P3"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396411" text:style-name="L5">
        <text:list-item>
          <text:p text:style-name="P8">cert, optional, xs:token, high, medium, low, unknown<text:line-break/>signifies the degree of certainty or precision associated with a feature.</text:p>
        </text:list-item>
        <text:list-item>
          <text:p text:style-name="P8">evidence, optional, xs:NMTOKEN<text:line-break/>indicates the nature of the evidence supporting the reliability or accuracy of the intervention or interpretation. Suggested values include: 'internal', 'external', 'conjecture'.</text:p>
        </text:list-item>
        <text:list-item>
          <text:p text:style-name="P8">facs, optional, xs:IDREFS<text:line-break/>permits the current element to reference a facsimile image or image zone which corresponds to it.</text:p>
        </text:list-item>
        <text:list-item>
          <text:p text:style-name="P8">hand, optional, xs:IDREF<text:line-break/>signifies the hand responsible for an action. The value must be the ID of a &lt;hand&gt; element declared in the header.</text:p>
        </text:list-item>
        <text:list-item>
          <text:p text:style-name="P8">n, optional, xs:NMTOKEN<text:line-break/>provides a label (name or number) for an element. While its value need not be unique, it is required to be a single token.</text:p>
        </text:list-item>
        <text:list-item>
          <text:p text:style-name="P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seq, optional, xs:positiveInteger<text:line-break/>used to assign a sequence number related to the order in which the encoded features carrying this attribute are believed to have occurred.</text:p>
        </text:list-item>
        <text:list-item>
          <text:p text:style-name="P8">source, optional, xs:IDREFS<text:line-break/>contains a list of one or more pointers indicating the sources which attest to a given reading. Each value should correspond to the ID of a &lt;source&gt; element located in the document header.</text:p>
        </text:list-item>
        <text:list-item>
          <text:p text:style-name="P8"><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53"/>&lt;address&gt; address</text:h>
      <text:h text:style-name="P3" text:outline-level="1">Description:</text:h>
      <text:p text:style-name="Text_20_body">Contains a postal address, for example of a publisher, an organization, or an individual.</text:p>
      <text:h text:style-name="P3" text:outline-level="1">May contain:</text:h>
      <text:p text:style-name="Text_20_body"><text:a xlink:type="simple" xlink:href="#id55">addresslin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8449" text:style-name="L6">
        <text:list-item>
          <text:p text:style-name="P9">facs, optional, xs:IDREFS<text:line-break/>permits the current element to reference a facsimile image or image zone which corresponds to it.</text:p>
        </text:list-item>
        <text:list-item>
          <text:p text:style-name="P9">n, optional, xs:NMTOKEN<text:line-break/>provides a label (name or number) for an element. While its value need not be unique, it is required to be a single token.</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55"/>&lt;addressline&gt; addressline</text:h>
      <text:h text:style-name="P3" text:outline-level="1">Description:</text:h>
      <text:p text:style-name="Text_20_body">Single line of a postal address. This element may be repeated as many times as necessary to enter all lines of an address.</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53">address</text:a> </text:p>
      <text:h text:style-name="P3" text:outline-level="1">Attributes:</text:h>
      <text:list xml:id="list34402548" text:style-name="L7">
        <text:list-item>
          <text:p text:style-name="P10">facs, optional, xs:IDREFS<text:line-break/>permits the current element to reference a facsimile image or image zone which corresponds to it.</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30"/>&lt;altmeiid&gt; alternative MEI identifier</text:h>
      <text:h text:style-name="P3"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8">meihead</text:a> </text:p>
      <text:h text:style-name="P3" text:outline-level="1">Attributes:</text:h>
      <text:list xml:id="list34416021" text:style-name="L8">
        <text:list-item>
          <text:p text:style-name="P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11">n, optional, xs:NMTOKEN<text:line-break/>provides a label (name or number) for an element. While its value need not be unique, it is required to be a single token.</text:p>
        </text:list-item>
        <text:list-item>
          <text:p text:style-name="P11">subtype, optional, xs:NMTOKEN<text:line-break/>provide any sub-classification for the element, additional to that given by its type attribute.</text:p>
        </text:list-item>
        <text:list-item>
          <text:p text:style-name="P11">type, optional, xs:NMTOKEN<text:line-break/>characterizes the element in some sense, using any convenient classification scheme or typology.</text:p>
        </text:list-item>
        <text:list-item>
          <text:p text:style-name="P1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391"/>&lt;anchoredtext&gt; anchored text</text:h>
      <text:h text:style-name="P3"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3"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3" text:outline-level="1">Attributes:</text:h>
      <text:list xml:id="list34407622" text:style-name="L9">
        <text:list-item>
          <text:p text:style-name="P12">copyof, optional, xs:IDREF<text:line-break/>points to an element of which the current element is a copy.</text:p>
        </text:list-item>
        <text:list-item>
          <text:p text:style-name="P12">corresp, optional, xs:IDREFS<text:line-break/>used to point to other elements that correspond to this one in a generic fashion.</text:p>
        </text:list-item>
        <text:list-item>
          <text:p text:style-name="P12">facs, optional, xs:IDREFS<text:line-break/>permits the current element to reference a facsimile image or image zone which corresponds to it.</text:p>
        </text:list-item>
        <text:list-item>
          <text:p text:style-name="P12">ho, optional, xs:decimal<text:line-break/>records a horizontal adjustment of a feature's programmatically-determinded location in terms of staff interline distance; that is, units of 1/2 the distance between adjacent staves.</text:p>
        </text:list-item>
        <text:list-item>
          <text:p text:style-name="P12">n, optional, xs:NMTOKEN<text:line-break/>provides a label (name or number) for an element. While its value need not be unique, it is required to be a single token.</text:p>
        </text:list-item>
        <text:list-item>
          <text:p text:style-name="P12"><text:soft-page-break/>next, optional, xs:IDREFS<text:line-break/>used to point to the next event(s) in a user-defined collection.</text:p>
        </text:list-item>
        <text:list-item>
          <text:p text:style-name="P12">prev, optional, xs:IDREFS<text:line-break/>points to the previous event(s) in a user-defined collection.</text:p>
        </text:list-item>
        <text:list-item>
          <text:p text:style-name="P12">sameas, optional, xs:IDREFS<text:line-break/>points to an element that is the same as the current element but is not a literal copy of the current element.</text:p>
        </text:list-item>
        <text:list-item>
          <text:p text:style-name="P12">startid, optional, xs:IDREF<text:line-break/>holds a reference to the first element in a sequence of events to which the feature applies.</text:p>
        </text:list-item>
        <text:list-item>
          <text:p text:style-name="P12">subtype, optional, xs:NMTOKEN<text:line-break/>provide any sub-classification for the element, additional to that given by its type attribute.</text:p>
        </text:list-item>
        <text:list-item>
          <text:p text:style-name="P12">synch, optional, xs:IDREFS<text:line-break/>points to elements that are synchronous with the current element.</text:p>
        </text:list-item>
        <text:list-item>
          <text:p text:style-name="P12">to, optional, xs:decimal<text:line-break/>records a timestamp adjustment of a feature's programmatically-determined location in musical terms; that is, beats.</text:p>
        </text:list-item>
        <text:list-item>
          <text:p text:style-name="P12">type, optional, xs:NMTOKEN<text:line-break/>characterizes the element in some sense, using any convenient classification scheme or typology.</text:p>
        </text:list-item>
        <text:list-item>
          <text:p text:style-name="P12">vo, optional, xs:decimal<text:line-break/>records the vertical adjustment of a feature's programmatically-determined location in terms of staff interline distance; that is, units of 1/2 the distance between adjacent staves.</text:p>
        </text:list-item>
        <text:list-item>
          <text:p text:style-name="P12">when, optional, xs:IDREF<text:line-break/>indicates the point of occurrence of this feature along a timeline. Its value must be the ID of a &lt;when&gt; element.</text:p>
        </text:list-item>
        <text:list-item>
          <text:p text:style-name="P12">x, optional, xs:decimal<text:line-break/>encodes an x coordinate for a feature in an output coordinate system. When it is necessary to record the placement of a feature in a facsimile image, use facs attribute.</text:p>
        </text:list-item>
        <text:list-item>
          <text:p text:style-name="P12">xml:id, optional, xs:ID<text:line-break/>regularizes the naming of an element and thus facilitates building links between it and other resources. Each id attribute within a document must have a unique value.</text:p>
        </text:list-item>
        <text:list-item>
          <text:p text:style-name="P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usersymbols</text:p>
      <text:h text:style-name="P243" text:outline-level="1"><text:bookmark text:name="id297"/>&lt;annot&gt; annotation</text:h>
      <text:h text:style-name="P3"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text:soft-page-break/>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297">annot</text:a>, <text:a xlink:type="simple" xlink:href="#id204">bibl</text:a>, <text:a xlink:type="simple" xlink:href="#id268">cap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668">ending</text:a>, <text:a xlink:type="simple" xlink:href="#id1247">expan</text:a>, <text:a xlink:type="simple" xlink:href="#id49">extref</text:a>, <text:a xlink:type="simple" xlink:href="#id1102">figdesc</text:a>, <text:a xlink:type="simple" xlink:href="#id1069">geogname</text:a>, <text:a xlink:type="simple" xlink:href="#id252">head</text:a>, <text:a xlink:type="simple" xlink:href="#id1096">identifier</text:a>, <text:a xlink:type="simple" xlink:href="#id255">item</text:a>, <text:a xlink:type="simple" xlink:href="#id289">l</text:a>, <text:a xlink:type="simple" xlink:href="#id677">layer</text:a>, <text:a xlink:type="simple" xlink:href="#id222">lem</text:a>, <text:a xlink:type="simple" xlink:href="#id1155">measure</text:a>, <text:a xlink:type="simple" xlink:href="#id1038">name</text:a>, <text:a xlink:type="simple" xlink:href="#id1394">notesstmt</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294">pgdesc</text:a>, <text:a xlink:type="simple" xlink:href="#id1178">rdg</text:a>, <text:a xlink:type="simple" xlink:href="#id1344">ref</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1035">stack</text:a>, <text:a xlink:type="simple" xlink:href="#id673">staff</text:a>, <text:a xlink:type="simple" xlink:href="#id1079">stylename</text:a>, <text:a xlink:type="simple" xlink:href="#id1237">supplied</text:a>, <text:a xlink:type="simple" xlink:href="#id968">syllable</text:a>, <text:a xlink:type="simple" xlink:href="#id279">td</text:a>, <text:a xlink:type="simple" xlink:href="#id273">th</text:a>, <text:a xlink:type="simple" xlink:href="#id1091">title</text:a>, <text:a xlink:type="simple" xlink:href="#id1242">unclear</text:a> </text:p>
      <text:h text:style-name="P3" text:outline-level="1">Attributes:</text:h>
      <text:list xml:id="list34401333" text:style-name="L10">
        <text:list-item>
          <text:p text:style-name="P13">copyof, optional, xs:IDREF<text:line-break/>points to an element of which the current element is a copy.</text:p>
        </text:list-item>
        <text:list-item>
          <text:p text:style-name="P13">corresp, optional, xs:IDREFS<text:line-break/>used to point to other elements that correspond to this one in a generic fashion.</text:p>
        </text:list-item>
        <text:list-item>
          <text:p text:style-name="P13">dur, optional, xs:token, "([0-9]+m *\+ *)?[0-9]+(\.?[0-9]*)?"<text:line-break/>encodes the duration of a feature as a timestamp for its endpoint rather than as a relative durational value.</text:p>
        </text:list-item>
        <text:list-item>
          <text:p text:style-name="P1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endid, optional, xs:IDREF<text:line-break/>indicates the final element in a sequence of events to which the feature applies.</text:p>
        </text:list-item>
        <text:list-item>
          <text:p text:style-name="P13">entityref, optional, xs:ENTITY<text:line-break/>uses a previously-declared entity to identify an external electronic object.</text:p>
        </text:list-item>
        <text:list-item>
          <text:p text:style-name="P13">facs, optional, xs:IDREFS<text:line-break/>permits the current element to reference a facsimile image or image zone which corresponds to it.</text:p>
        </text:list-item>
        <text:list-item>
          <text:p text:style-name="P13">layer, optional, xs:positiveInteger<text:line-break/>identifies the layer to which a feature applies.</text:p>
        </text:list-item>
        <text:list-item>
          <text:p text:style-name="P13">n, optional, xs:NMTOKEN<text:line-break/>provides a label (name or number) for an element. While its value need not be unique, it is required to be a single token.</text:p>
        </text:list-item>
        <text:list-item>
          <text:p text:style-name="P13">next, optional, xs:IDREFS<text:line-break/>used to point to the next event(s) in a user-defined collection.</text:p>
        </text:list-item>
        <text:list-item>
          <text:p text:style-name="P13"><text:soft-page-break/>plist, optional, xs:IDREFS<text:line-break/>contains a space separated list of ID references that identify logical events that participate in a collection, such as notes under a phrase mark.</text:p>
        </text:list-item>
        <text:list-item>
          <text:p text:style-name="P13">prev, optional, xs:IDREFS<text:line-break/>points to the previous event(s) in a user-defined collection.</text:p>
        </text:list-item>
        <text:list-item>
          <text:p text:style-name="P1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3">sameas, optional, xs:IDREFS<text:line-break/>points to an element that is the same as the current element but is not a literal copy of the current element.</text:p>
        </text:list-item>
        <text:list-item>
          <text:p text:style-name="P13">source, optional, xs:IDREFS<text:line-break/>contains a list of one or more pointers indicating the sources which attest to a given reading. Each value should correspond to the ID of a &lt;source&gt; element located in the document header.</text:p>
        </text:list-item>
        <text:list-item>
          <text:p text:style-name="P13">staff, optional, list of xs:positiveInteger, minimum length of 1<text:line-break/>signifies the staff on which a notated event occurs or to which a control event applies.</text:p>
        </text:list-item>
        <text:list-item>
          <text:p text:style-name="P13">startid, optional, xs:IDREF<text:line-break/>holds a reference to the first element in a sequence of events to which the feature applies.</text:p>
        </text:list-item>
        <text:list-item>
          <text:p text:style-name="P13">subtype, optional, xs:NMTOKEN<text:line-break/>provide any sub-classification for the element, additional to that given by its type attribute.</text:p>
        </text:list-item>
        <text:list-item>
          <text:p text:style-name="P13">synch, optional, xs:IDREFS<text:line-break/>points to elements that are synchronous with the current element.</text:p>
        </text:list-item>
        <text:list-item>
          <text:p text:style-name="P13">targettype, optional, xs:NMTOKEN<text:line-break/>in contrast with the role attribute, allows the target resource to be characterized using any convenient classification scheme or typology.</text:p>
        </text:list-item>
        <text:list-item>
          <text:p text:style-name="P13">tstamp, optional, xs:decimal, 0 - ∞<text:line-break/>encodes the onset time in terms of musical time, i.e., beats[.fractional beat part]</text:p>
        </text:list-item>
        <text:list-item>
          <text:p text:style-name="P13">tstamp.ges, optional, xs:nonNegativeInteger<text:line-break/>used to record the onset time in pulses per quarter note (ppq, MusicXML divisions, or MIDI clicks) since the start of the file.</text:p>
        </text:list-item>
        <text:list-item>
          <text:p text:style-name="P13">tstamp.real, optional, xs:time<text:line-break/>used to record the onset time in pulses per quarter note (ppq, MusicXML divisions, or MIDI clicks) since the start of the file.</text:p>
        </text:list-item>
        <text:list-item>
          <text:p text:style-name="P13">type, optional, xs:NMTOKEN<text:line-break/>characterizes the element in some sense, using any convenient classification scheme or typology.</text:p>
        </text:list-item>
        <text:list-item>
          <text:p text:style-name="P13">when, optional, xs:IDREF<text:line-break/>indicates the point of occurrence of this feature along a timeline. Its value must be the ID of a &lt;when&gt; element.</text:p>
        </text:list-item>
        <text:list-item>
          <text:p text:style-name="P13">xlink:actuate, optional, xs:token, onLoad, onRequest, other, none<text:line-break/>defines whether a link occurs automatically or must be requested by the user. It is used in conjunction with the show attribute to determine link behavior.</text:p>
        </text:list-item>
        <text:list-item>
          <text:p text:style-name="P13">xlink:href, optional, xs:anyURI<text:line-break/>allows the use of an previously-undeclared URI to identify an external electronic object.</text:p>
        </text:list-item>
        <text:list-item>
          <text:p text:style-name="P1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3"><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3">xml:id, optional, xs:ID<text:line-break/>regularizes the naming of an element and thus facilitates building links between it and other resources. Each id attribute within a document must have a unique value.</text:p>
        </text:list-item>
        <text:list-item>
          <text:p text:style-name="P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220"/>&lt;app&gt; apparatus</text:h>
      <text:h text:style-name="P3"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3" text:outline-level="1">May contain:</text:h>
      <text:p text:style-name="Text_20_body"><text:a xlink:type="simple" xlink:href="#id222">lem</text:a>, <text:a xlink:type="simple" xlink:href="#id1178">rdg</text:a> </text:p>
      <text:h text:style-name="P3" text:outline-level="1">May occur within:</text:h>
      <text:p text:style-name="Text_20_body"><text:a xlink:type="simple" xlink:href="#id897">beam</text:a>, <text:a xlink:type="simple" xlink:href="#id668">ending</text:a>, <text:a xlink:type="simple" xlink:href="#id240">fw</text:a>, <text:a xlink:type="simple" xlink:href="#id217">ineume</text:a>, <text:a xlink:type="simple" xlink:href="#id677">layer</text:a>, <text:a xlink:type="simple" xlink:href="#id222">lem</text:a>, <text:a xlink:type="simple" xlink:href="#id1155">measure</text:a>, <text:a xlink:type="simple" xlink:href="#id108">note</text:a>, <text:a xlink:type="simple" xlink:href="#id1159">ossia</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561">score</text:a>, <text:a xlink:type="simple" xlink:href="#id661">section</text:a>, <text:a xlink:type="simple" xlink:href="#id673">staff</text:a>, <text:a xlink:type="simple" xlink:href="#id968">syllable</text:a>, <text:a xlink:type="simple" xlink:href="#id905">tuplet</text:a>, <text:a xlink:type="simple" xlink:href="#id1190">uneume</text:a> </text:p>
      <text:h text:style-name="P3" text:outline-level="1">Attributes:</text:h>
      <text:list xml:id="list34402920" text:style-name="L11">
        <text:list-item>
          <text:p text:style-name="P14">n, optional, xs:NMTOKEN<text:line-break/>provides a label (name or number) for an element. While its value need not be unique, it is required to be a single token.</text:p>
        </text:list-item>
        <text:list-item>
          <text:p text:style-name="P14">subtype, optional, xs:NMTOKEN<text:line-break/>provide any sub-classification for the element, additional to that given by its type attribute.</text:p>
        </text:list-item>
        <text:list-item>
          <text:p text:style-name="P14">type, optional, xs:NMTOKEN<text:line-break/>characterizes the element in some sense, using any convenient classification scheme or typology.</text:p>
        </text:list-item>
        <text:list-item>
          <text:p text:style-name="P14">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critapp</text:p>
      <text:h text:style-name="P243" text:outline-level="1"><text:bookmark text:name="id1477"/>&lt;appinfo&gt; application information</text:h>
      <text:h text:style-name="P3"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3" text:outline-level="1">May contain:</text:h>
      <text:p text:style-name="Text_20_body"><text:a xlink:type="simple" xlink:href="#id1479">application</text:a> </text:p>
      <text:h text:style-name="P3" text:outline-level="1">May occur within:</text:h>
      <text:p text:style-name="Text_20_body"><text:a xlink:type="simple" xlink:href="#id1474">encodingdesc</text:a> </text:p>
      <text:h text:style-name="P3" text:outline-level="1">Attributes:</text:h>
      <text:list xml:id="list34408463" text:style-name="L12">
        <text:list-item>
          <text:p text:style-name="P15">n, optional, xs:NMTOKEN<text:line-break/>provides a label (name or number) for an element. While its value need not be unique, it is required to be a single token.</text:p>
        </text:list-item>
        <text:list-item>
          <text:p text:style-name="P1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79"/>&lt;application&gt; application</text:h>
      <text:h text:style-name="P3" text:outline-level="1">Description:</text:h>
      <text:p text:style-name="Text_20_body">Provides information about an application which has acted upon the current document.</text:p>
      <text:h text:style-name="P3" text:outline-level="1">May contain:</text:h>
      <text:p text:style-name="Text_20_body"><text:a xlink:type="simple" xlink:href="#id1038">name</text:a>, <text:a xlink:type="simple" xlink:href="#id261">p</text:a>, <text:a xlink:type="simple" xlink:href="#id1342">ptr</text:a> </text:p>
      <text:h text:style-name="P3" text:outline-level="1">May occur within:</text:h>
      <text:p text:style-name="Text_20_body"><text:a xlink:type="simple" xlink:href="#id1477">appinfo</text:a> </text:p>
      <text:h text:style-name="P3" text:outline-level="1">Attributes:</text:h>
      <text:list xml:id="list34403672" text:style-name="L13">
        <text:list-item>
          <text:p text:style-name="P16">enddate, optional, xs:date, xs:gYear, xs:gMonth, xs:gDay, xs:gYearMonth, xs:gMonthDay, xs:time, xs:dateTime, xs:token<text:line-break/>contains the end point of a date range.</text:p>
        </text:list-item>
        <text:list-item>
          <text:p text:style-name="P16">n, optional, xs:NMTOKEN<text:line-break/>provides a label (name or number) for an element. While its value need not be unique, it is required to be a single token.</text:p>
        </text:list-item>
        <text:list-item>
          <text:p text:style-name="P16"><text:soft-page-break/>notafter, optional, xs:date, xs:gYear, xs:gMonth, xs:gDay, xs:gYearMonth, xs:gMonthDay, xs:time, xs:dateTime, xs:token<text:line-break/>contains an upper boundary for an uncertain date.</text:p>
        </text:list-item>
        <text:list-item>
          <text:p text:style-name="P16">notbefore, optional, xs:date, xs:gYear, xs:gMonth, xs:gDay, xs:gYearMonth, xs:gMonthDay, xs:time, xs:dateTime, xs:token<text:line-break/>contains a lower boundary for an uncertain date.</text:p>
        </text:list-item>
        <text:list-item>
          <text:p text:style-name="P16">reg, optional, xs:date, xs:gYear, xs:gMonth, xs:gDay, xs:gYearMonth, xs:gMonthDay, xs:time, xs:dateTime, xs:token<text:line-break/>gives the value of a date in standard ISO form.</text:p>
        </text:list-item>
        <text:list-item>
          <text:p text:style-name="P16">startdate, optional, xs:date, xs:gYear, xs:gMonth, xs:gDay, xs:gYearMonth, xs:gMonthDay, xs:time, xs:dateTime, xs:token<text:line-break/>contains the starting point of a date range.</text:p>
        </text:list-item>
        <text:list-item>
          <text:p text:style-name="P16">subtype, optional, xs:NMTOKEN<text:line-break/>provide any sub-classification for the element, additional to that given by its type attribute.</text:p>
        </text:list-item>
        <text:list-item>
          <text:p text:style-name="P16">type, optional, xs:NMTOKEN<text:line-break/>characterizes the element in some sense, using any convenient classification scheme or typology.</text:p>
        </text:list-item>
        <text:list-item>
          <text:p text:style-name="P16">version, optional, CDATA<text:line-break/>supplies a version number for an application, independent of its identifier or display name.</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796"/>&lt;arpeg&gt; arpeggiation</text:h>
      <text:h text:style-name="P3"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01793" text:style-name="L14">
        <text:list-item>
          <text:p text:style-name="P17">arrow, optional, xs:token, true, false<text:line-break/>may be used when an arrowhead is to be drawn as part of the arpeggiation symbol.</text:p>
        </text:list-item>
        <text:list-item>
          <text:p text:style-name="P1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7">copyof, optional, xs:IDREF<text:line-break/>points to an element of which the current element is a copy.</text:p>
        </text:list-item>
        <text:list-item>
          <text:p text:style-name="P17"><text:soft-page-break/>corresp, optional, xs:IDREFS<text:line-break/>used to point to other elements that correspond to this one in a generic fashion.</text:p>
        </text:list-item>
        <text:list-item>
          <text:p text:style-name="P17">facs, optional, xs:IDREFS<text:line-break/>permits the current element to reference a facsimile image or image zone which corresponds to it.</text:p>
        </text:list-item>
        <text:list-item>
          <text:p text:style-name="P17">ho, optional, xs:decimal<text:line-break/>records a horizontal adjustment of a feature's programmatically-determinded location in terms of staff interline distance; that is, units of 1/2 the distance between adjacent staves.</text:p>
        </text:list-item>
        <text:list-item>
          <text:p text:style-name="P17">layer, optional, list of xs:positiveInteger, minimum length of 1<text:line-break/>signifies the layer within which a control event is active.</text:p>
        </text:list-item>
        <text:list-item>
          <text:p text:style-name="P17">n, optional, xs:NMTOKEN<text:line-break/>provides a label (name or number) for an element. While its value need not be unique, it is required to be a single token.</text:p>
        </text:list-item>
        <text:list-item>
          <text:p text:style-name="P17">next, optional, xs:IDREFS<text:line-break/>used to point to the next event(s) in a user-defined collection.</text:p>
        </text:list-item>
        <text:list-item>
          <text:p text:style-name="P17">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17">plist, optional, xs:IDREFS<text:line-break/>contains a space separated list of ID references that identify logical events that participate in a collection, such as notes under a phrase mark.</text:p>
        </text:list-item>
        <text:list-item>
          <text:p text:style-name="P17">prev, optional, xs:IDREFS<text:line-break/>points to the previous event(s) in a user-defined collection.</text:p>
        </text:list-item>
        <text:list-item>
          <text:p text:style-name="P17">sameas, optional, xs:IDREFS<text:line-break/>points to an element that is the same as the current element but is not a literal copy of the current element.</text:p>
        </text:list-item>
        <text:list-item>
          <text:p text:style-name="P17">staff, required, list of xs:positiveInteger, minimum length of 1<text:line-break/>signifies the staff on which a notated event occurs or to which a control event applies.</text:p>
        </text:list-item>
        <text:list-item>
          <text:p text:style-name="P17">synch, optional, xs:IDREFS<text:line-break/>points to elements that are synchronous with the current element.</text:p>
        </text:list-item>
        <text:list-item>
          <text:p text:style-name="P17">to, optional, xs:decimal<text:line-break/>records a timestamp adjustment of a feature's programmatically-determined location in musical terms; that is, beats.</text:p>
        </text:list-item>
        <text:list-item>
          <text:p text:style-name="P17">tstamp, optional, xs:decimal, 0 - ∞<text:line-break/>encodes the onset time in terms of musical time, i.e., beats[.fractional beat part]</text:p>
        </text:list-item>
        <text:list-item>
          <text:p text:style-name="P17">tstamp.ges, optional, xs:nonNegativeInteger<text:line-break/>used to record the onset time in pulses per quarter note (ppq, MusicXML divisions, or MIDI clicks) since the start of the file.</text:p>
        </text:list-item>
        <text:list-item>
          <text:p text:style-name="P17">tstamp.real, optional, xs:time<text:line-break/>used to record the onset time in pulses per quarter note (ppq, MusicXML divisions, or MIDI clicks) since the start of the file.</text:p>
        </text:list-item>
        <text:list-item>
          <text:p text:style-name="P17">vo, optional, xs:decimal<text:line-break/>records the vertical adjustment of a feature's programmatically-determined location in terms of staff interline distance; that is, units of 1/2 the distance between adjacent staves.</text:p>
        </text:list-item>
        <text:list-item>
          <text:p text:style-name="P17">when, optional, xs:IDREF<text:line-break/>indicates the point of occurrence of this feature along a timeline. Its value must be the ID of a &lt;when&gt; element.</text:p>
        </text:list-item>
        <text:list-item>
          <text:p text:style-name="P17"><text:soft-page-break/>x, optional, xs:decimal<text:line-break/>encodes an x coordinate for a feature in an output coordinate system. When it is necessary to record the placement of a feature in a facsimile image, use facs attribute.</text:p>
        </text:list-item>
        <text:list-item>
          <text:p text:style-name="P17">xml:id, optional, xs:ID<text:line-break/>regularizes the naming of an element and thus facilitates building links between it and other resources. Each id attribute within a document must have a unique value.</text:p>
        </text:list-item>
        <text:list-item>
          <text:p text:style-name="P17">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142"/>&lt;artic&gt; articulation</text:h>
      <text:h text:style-name="P3"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3" text:outline-level="1">May contain:</text:h>
      <text:p text:style-name="Text_20_body">EMPTY</text:p>
      <text:h text:style-name="P3" text:outline-level="1">May occur within:</text:h>
      <text:p text:style-name="Text_20_body"><text:a xlink:type="simple" xlink:href="#id214">add</text:a>, <text:a xlink:type="simple" xlink:href="#id106">chor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4823" text:style-name="L15">
        <text:list-item>
          <text:p text:style-name="P18">artic, optional, list of xs:token, acc, stacc, ten, stacciss, marc, marc-stacc, acc-marc,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8"><text:soft-page-break/>facs, optional, xs:IDREFS<text:line-break/>permits the current element to reference a facsimile image or image zone which corresponds to it.</text:p>
        </text:list-item>
        <text:list-item>
          <text:p text:style-name="P18">fontfam, optional, xs:token<text:line-break/>contains the name of a font-family.</text:p>
        </text:list-item>
        <text:list-item>
          <text:p text:style-name="P18">fontname, optional, xs:token<text:line-break/>records the name of the font.</text:p>
        </text:list-item>
        <text:list-item>
          <text:p text:style-name="P18">fontsize, optional, xs:decimal<text:line-break/>indicates the size of the font in printers' points, i.e., 1/72ths of an inch.</text:p>
        </text:list-item>
        <text:list-item>
          <text:p text:style-name="P18">fontstyle, optional, xs:token, ital, normal, oblique<text:line-break/>records the style of the font, i.e, italic, oblique, or normal.</text:p>
        </text:list-item>
        <text:list-item>
          <text:p text:style-name="P18">fontweight, optional, xs:token, bold<text:line-break/>used to indicate bold type.</text:p>
        </text:list-item>
        <text:list-item>
          <text:p text:style-name="P18">ho, optional, xs:decimal<text:line-break/>records a horizontal adjustment of a feature's programmatically-determinded location in terms of staff interline distance; that is, units of 1/2 the distance between adjacent staves.</text:p>
        </text:list-item>
        <text:list-item>
          <text:p text:style-name="P18">n, optional, xs:NMTOKEN<text:line-break/>provides a label (name or number) for an element. While its value need not be unique, it is required to be a single token.</text:p>
        </text:list-item>
        <text:list-item>
          <text:p text:style-name="P18">next, optional, xs:IDREFS<text:line-break/>used to point to the next event(s) in a user-defined collection.</text:p>
        </text:list-item>
        <text:list-item>
          <text:p text:style-name="P18">place, optional, xs:token, above, below, within<text:line-break/>captures the placement of the item with respect to the staff with which it is associated.</text:p>
        </text:list-item>
        <text:list-item>
          <text:p text:style-name="P18">prev, optional, xs:IDREFS<text:line-break/>points to the previous event(s) in a user-defined collection.</text:p>
        </text:list-item>
        <text:list-item>
          <text:p text:style-name="P18">sameas, optional, xs:IDREFS<text:line-break/>points to an element that is the same as the current element but is not a literal copy of the current element.</text:p>
        </text:list-item>
        <text:list-item>
          <text:p text:style-name="P18">synch, optional, xs:IDREFS<text:line-break/>points to elements that are synchronous with the current element.</text:p>
        </text:list-item>
        <text:list-item>
          <text:p text:style-name="P18">to, optional, xs:decimal<text:line-break/>records a timestamp adjustment of a feature's programmatically-determined location in musical terms; that is, beats.</text:p>
        </text:list-item>
        <text:list-item>
          <text:p text:style-name="P18">vo, optional, xs:decimal<text:line-break/>records the vertical adjustment of a feature's programmatically-determined location in terms of staff interline distance; that is, units of 1/2 the distance between adjacent staves.</text:p>
        </text:list-item>
        <text:list-item>
          <text:p text:style-name="P18">when, optional, xs:IDREF<text:line-break/>indicates the point of occurrence of this feature along a timeline. Its value must be the ID of a &lt;when&gt; element.</text:p>
        </text:list-item>
        <text:list-item>
          <text:p text:style-name="P18">x, optional, xs:decimal<text:line-break/>encodes an x coordinate for a feature in an output coordinate system. When it is necessary to record the placement of a feature in a facsimile image, use facs attribute.</text:p>
        </text:list-item>
        <text:list-item>
          <text:p text:style-name="P18">xml:id, optional, xs:ID<text:line-break/>regularizes the naming of an element and thus facilitates building links between it and other resources. Each id attribute within a document must have a unique value.</text:p>
        </text:list-item>
        <text:list-item>
          <text:p text:style-name="P18">y, optional, xs:decimal<text:line-break/>encodes an y coordinate for a feature in an output coordinate system. When it is necessary to record the placement of a feature in a facsimile image, use facs attribute.</text:p>
        </text:list-item>
      </text:list>
      <text:h text:style-name="P3" text:outline-level="1"><text:soft-page-break/>Module:</text:h>
      <text:p text:style-name="Text_20_body">shared</text:p>
      <text:h text:style-name="P243" text:outline-level="1"><text:bookmark text:name="id1371"/>&lt;availability&gt; availability</text:h>
      <text:h text:style-name="P3" text:outline-level="1">Description:</text:h>
      <text:p text:style-name="Text_20_body">Groups elements that describe the availability of and access to a bibliographic item, including the MEI-encoded document itself.</text:p>
      <text:h text:style-name="P3" text:outline-level="1">May contain:</text:h>
      <text:p text:style-name="Text_20_body"><text:a xlink:type="simple" xlink:href="#id1377">accessdesc</text:a>, <text:a xlink:type="simple" xlink:href="#id1374">acqsource</text:a>, <text:a xlink:type="simple" xlink:href="#id1380">price</text:a>, <text:a xlink:type="simple" xlink:href="#id1386">sysreq</text:a>, <text:a xlink:type="simple" xlink:href="#id1383">userestrict</text:a> </text:p>
      <text:h text:style-name="P3" text:outline-level="1">May occur within:</text:h>
      <text:p text:style-name="Text_20_body"><text:a xlink:type="simple" xlink:href="#id1366">pubstmt</text:a> </text:p>
      <text:h text:style-name="P3" text:outline-level="1">Attributes:</text:h>
      <text:list xml:id="list34395713" text:style-name="L16">
        <text:list-item>
          <text:p text:style-name="P1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n, optional, xs:NMTOKEN<text:line-break/>provides a label (name or number) for an element. While its value need not be unique, it is required to be a single token.</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582"/>&lt;back&gt; back</text:h>
      <text:h text:style-name="P3" text:outline-level="1">Description:</text:h>
      <text:p text:style-name="Text_20_body">Back matter such as indexes, advertisements, etc. following the main part of a text.</text:p>
      <text:h text:style-name="P3" text:outline-level="1">May contain:</text:h>
      <text:p text:style-name="Text_20_body"><text:a xlink:type="simple" xlink:href="#id229">div</text:a>, <text:a xlink:type="simple" xlink:href="#id233">lb</text:a>, <text:a xlink:type="simple" xlink:href="#id237">pb</text:a> </text:p>
      <text:h text:style-name="P3" text:outline-level="1">May occur within:</text:h>
      <text:p text:style-name="Text_20_body"><text:a xlink:type="simple" xlink:href="#id1533">music</text:a> </text:p>
      <text:h text:style-name="P3" text:outline-level="1"><text:soft-page-break/>Attributes:</text:h>
      <text:list xml:id="list34414083" text:style-name="L17">
        <text:list-item>
          <text:p text:style-name="P20">facs, optional, xs:IDREFS<text:line-break/>permits the current element to reference a facsimile image or image zone which corresponds to it.</text:p>
        </text:list-item>
        <text:list-item>
          <text:p text:style-name="P20">n, optional, xs:NMTOKEN<text:line-break/>provides a label (name or number) for an element. While its value need not be unique, it is required to be a single token.</text:p>
        </text:list-item>
        <text:list-item>
          <text:p text:style-name="P20">xml:id, optional, xs:ID<text:line-break/>regularizes the naming of an element and thus facilitates building links between it and other resources. Each id attribute within a document must have a unique value.</text:p>
        </text:list-item>
        <text:list-item>
          <text:p text:style-name="P2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text</text:p>
      <text:h text:style-name="P243" text:outline-level="1"><text:bookmark text:name="id64"/>&lt;barline&gt; barline</text:h>
      <text:h text:style-name="P3"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396554" text:style-name="L18">
        <text:list-item>
          <text:p text:style-name="P21">barplace, optional, xs:token, mensur, staff, takt<text:line-break/>records the location of a barline.</text:p>
        </text:list-item>
        <text:list-item>
          <text:p text:style-name="P2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complete, optional, xs:token, c, i, o<text:line-break/>a value of 'c' (complete) indicates a metrically complete measure, 'i' (incomplete) indicates a measure with not enough beats, while 'o' (overfull) is for measures with too many beats.</text:p>
        </text:list-item>
        <text:list-item>
          <text:p text:style-name="P21">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1"><text:soft-page-break/>copyof, optional, xs:IDREF<text:line-break/>points to an element of which the current element is a copy.</text:p>
        </text:list-item>
        <text:list-item>
          <text:p text:style-name="P21">corresp, optional, xs:IDREFS<text:line-break/>used to point to other elements that correspond to this one in a generic fashion.</text:p>
        </text:list-item>
        <text:list-item>
          <text:p text:style-name="P21">entityref, optional, xs:ENTITY<text:line-break/>uses a previously-declared entity to identify an external electronic object.</text:p>
        </text:list-item>
        <text:list-item>
          <text:p text:style-name="P21">facs, optional, xs:IDREFS<text:line-break/>permits the current element to reference a facsimile image or image zone which corresponds to it.</text:p>
        </text:list-item>
        <text:list-item>
          <text:p text:style-name="P21">n, optional, xs:NMTOKEN<text:line-break/>provides a label (name or number) for an element. While its value need not be unique, it is required to be a single token.</text:p>
        </text:list-item>
        <text:list-item>
          <text:p text:style-name="P21">next, optional, xs:IDREFS<text:line-break/>used to point to the next event(s) in a user-defined collection.</text:p>
        </text:list-item>
        <text:list-item>
          <text:p text:style-name="P21">plist, optional, xs:IDREFS<text:line-break/>contains a space separated list of ID references that identify logical events that participate in a collection, such as notes under a phrase mark.</text:p>
        </text:list-item>
        <text:list-item>
          <text:p text:style-name="P21">prev, optional, xs:IDREFS<text:line-break/>points to the previous event(s) in a user-defined collection.</text:p>
        </text:list-item>
        <text:list-item>
          <text:p text:style-name="P21">rend, optional, xs:token, dashed, dotted, dbl, dbldashed, dbldotted, end, invis, rptstart, rptboth, rptend, single<text:line-break/>records the appearance of the barline.</text:p>
        </text:list-item>
        <text:list-item>
          <text:p text:style-name="P21">sameas, optional, xs:IDREFS<text:line-break/>points to an element that is the same as the current element but is not a literal copy of the current element.</text:p>
        </text:list-item>
        <text:list-item>
          <text:p text:style-name="P21">synch, optional, xs:IDREFS<text:line-break/>points to elements that are synchronous with the current element.</text:p>
        </text:list-item>
        <text:list-item>
          <text:p text:style-name="P21">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21">targettype, optional, xs:NMTOKEN<text:line-break/>in contrast with the role attribute, allows the target resource to be characterized using any convenient classification scheme or typology.</text:p>
        </text:list-item>
        <text:list-item>
          <text:p text:style-name="P21">tstamp, optional, xs:decimal, 0 - ∞<text:line-break/>encodes the onset time in terms of musical time, i.e., beats[.fractional beat part]</text:p>
        </text:list-item>
        <text:list-item>
          <text:p text:style-name="P21">unit, optional, xs:NMTOKEN<text:line-break/>indicates the units used for a measurement, usually using the standard symbol for the desired unit.</text:p>
        </text:list-item>
        <text:list-item>
          <text:p text:style-name="P21">when, optional, xs:IDREF<text:line-break/>indicates the point of occurrence of this feature along a timeline. Its value must be the ID of a &lt;when&gt; element.</text:p>
        </text:list-item>
        <text:list-item>
          <text:p text:style-name="P21">width, optional, xs:decimal<text:line-break/>measurement of the horizontal dimension of an entity.</text:p>
        </text:list-item>
        <text:list-item>
          <text:p text:style-name="P21">xlink:actuate, optional, xs:token, onLoad, onRequest, other, none<text:line-break/>defines whether a link occurs automatically or must be requested by the user. It is used in conjunction with the show attribute to determine link behavior.</text:p>
        </text:list-item>
        <text:list-item>
          <text:p text:style-name="P21"><text:soft-page-break/>xlink:href, optional, xs:anyURI<text:line-break/>allows the use of an previously-undeclared URI to identify an external electronic object.</text:p>
        </text:list-item>
        <text:list-item>
          <text:p text:style-name="P2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1">xlink:show, optional, xs:token, new, replace, other, none<text:line-break/>defines whether a remote resource that is the target of a link appears at the point of the link, replaces the existing link, or appears in a new window.</text:p>
        </text:list-item>
        <text:list-item>
          <text:p text:style-name="P2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375"/>&lt;barre&gt; barre</text:h>
      <text:h text:style-name="P3"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3" text:outline-level="1">May contain:</text:h>
      <text:p text:style-name="Text_20_body">EMPTY</text:p>
      <text:h text:style-name="P3" text:outline-level="1">May occur within:</text:h>
      <text:p text:style-name="Text_20_body"><text:a xlink:type="simple" xlink:href="#id361">chorddef</text:a> </text:p>
      <text:h text:style-name="P3" text:outline-level="1">Attributes:</text:h>
      <text:list xml:id="list34394126" text:style-name="L19">
        <text:list-item>
          <text:p text:style-name="P22">endid, optional, xs:IDREF<text:line-break/>indicates the final element in a sequence of events to which the feature applies.</text:p>
        </text:list-item>
        <text:list-item>
          <text:p text:style-name="P22">fret, optional, xs:positiveInteger, 1 - 5<text:line-break/>records the location at which a string should be stopped against a fret.</text:p>
        </text:list-item>
        <text:list-item>
          <text:p text:style-name="P22">n, optional, xs:NMTOKEN<text:line-break/>provides a label (name or number) for an element. While its value need not be unique, it is required to be a single token.</text:p>
        </text:list-item>
        <text:list-item>
          <text:p text:style-name="P22">startid, optional, xs:IDREF<text:line-break/>holds a reference to the first element in a sequence of events to which the feature applies.</text:p>
        </text:list-item>
        <text:list-item>
          <text:p text:style-name="P22"><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armony</text:p>
      <text:h text:style-name="P243" text:outline-level="1"><text:bookmark text:name="id897"/>&lt;beam&gt; beam</text:h>
      <text:h text:style-name="P3"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3"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9722" text:style-name="L20">
        <text:list-item>
          <text:p text:style-name="P23">beam.with, optional, xs:token, above, below<text:line-break/>In the case of cross-staff beams, the with attribute is used to indicate which staff the beam is connected to; that is, the staff above or the staff below.</text:p>
        </text:list-item>
        <text:list-item>
          <text:p text:style-name="P23">copyof, optional, xs:IDREF<text:line-break/>points to an element of which the current element is a copy.</text:p>
        </text:list-item>
        <text:list-item>
          <text:p text:style-name="P23">corresp, optional, xs:IDREFS<text:line-break/>used to point to other elements that correspond to this one in a generic fashion.</text:p>
        </text:list-item>
        <text:list-item>
          <text:p text:style-name="P23">facs, optional, xs:IDREFS<text:line-break/>permits the current element to reference a facsimile image or image zone which corresponds to it.</text:p>
        </text:list-item>
        <text:list-item>
          <text:p text:style-name="P23">layer, optional, xs:positiveInteger<text:line-break/>identifies the layer to which a feature applies.</text:p>
        </text:list-item>
        <text:list-item>
          <text:p text:style-name="P23">n, optional, xs:NMTOKEN<text:line-break/>provides a label (name or number) for an element. While its value need not be unique, it is required to be a single token.</text:p>
        </text:list-item>
        <text:list-item>
          <text:p text:style-name="P23">next, optional, xs:IDREFS<text:line-break/>used to point to the next event(s) in a user-defined collection.</text:p>
        </text:list-item>
        <text:list-item>
          <text:p text:style-name="P23">prev, optional, xs:IDREFS<text:line-break/>points to the previous event(s) in a user-defined collection.</text:p>
        </text:list-item>
        <text:list-item>
          <text:p text:style-name="P23">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3"><text:soft-page-break/>sameas, optional, xs:IDREFS<text:line-break/>points to an element that is the same as the current element but is not a literal copy of the current element.</text:p>
        </text:list-item>
        <text:list-item>
          <text:p text:style-name="P23">slope, optional, xs:decimal<text:line-break/>records the slope of the beam.</text:p>
        </text:list-item>
        <text:list-item>
          <text:p text:style-name="P23">staff, optional, list of xs:positiveInteger, minimum length of 1<text:line-break/>signifies the staff on which a notated event occurs or to which a control event applies.</text:p>
        </text:list-item>
        <text:list-item>
          <text:p text:style-name="P23">synch, optional, xs:IDREFS<text:line-break/>points to elements that are synchronous with the current element.</text:p>
        </text:list-item>
        <text:list-item>
          <text:p text:style-name="P23">tstamp, optional, xs:decimal, 0 - ∞<text:line-break/>encodes the onset time in terms of musical time, i.e., beats[.fractional beat part]</text:p>
        </text:list-item>
        <text:list-item>
          <text:p text:style-name="P23">tstamp.ges, optional, xs:nonNegativeInteger<text:line-break/>used to record the onset time in pulses per quarter note (ppq, MusicXML divisions, or MIDI clicks) since the start of the file.</text:p>
        </text:list-item>
        <text:list-item>
          <text:p text:style-name="P23">tstamp.real, optional, xs:time<text:line-break/>used to record the onset time in pulses per quarter note (ppq, MusicXML divisions, or MIDI clicks) since the start of the file.</text:p>
        </text:list-item>
        <text:list-item>
          <text:p text:style-name="P23">when, optional, xs:IDREF<text:line-break/>indicates the point of occurrence of this feature along a timeline. Its value must be the ID of a &lt;when&gt; element.</text:p>
        </text:list-item>
        <text:list-item>
          <text:p text:style-name="P2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803"/>&lt;beamspan&gt; beam span</text:h>
      <text:h text:style-name="P3"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8666" text:style-name="L21">
        <text:list-item>
          <text:p text:style-name="P24">beam.with, optional, xs:token, above, below<text:line-break/>In the case of cross-staff beams, the with attribute is used to indicate which staff the beam is connected to; that is, the staff above or the staff below.</text:p>
        </text:list-item>
        <text:list-item>
          <text:p text:style-name="P24"><text:soft-page-break/>copyof, optional, xs:IDREF<text:line-break/>points to an element of which the current element is a copy.</text:p>
        </text:list-item>
        <text:list-item>
          <text:p text:style-name="P24">corresp, optional, xs:IDREFS<text:line-break/>used to point to other elements that correspond to this one in a generic fashion.</text:p>
        </text:list-item>
        <text:list-item>
          <text:p text:style-name="P24">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4">endid, optional, xs:IDREF<text:line-break/>indicates the final element in a sequence of events to which the feature applies.</text:p>
        </text:list-item>
        <text:list-item>
          <text:p text:style-name="P24">facs, optional, xs:IDREFS<text:line-break/>permits the current element to reference a facsimile image or image zone which corresponds to it.</text:p>
        </text:list-item>
        <text:list-item>
          <text:p text:style-name="P24">layer, optional, list of xs:positiveInteger, minimum length of 1<text:line-break/>signifies the layer within which a control event is active.</text:p>
        </text:list-item>
        <text:list-item>
          <text:p text:style-name="P24">n, optional, xs:NMTOKEN<text:line-break/>provides a label (name or number) for an element. While its value need not be unique, it is required to be a single token.</text:p>
        </text:list-item>
        <text:list-item>
          <text:p text:style-name="P24">next, optional, xs:IDREFS<text:line-break/>used to point to the next event(s) in a user-defined collection.</text:p>
        </text:list-item>
        <text:list-item>
          <text:p text:style-name="P24">plist, optional, xs:IDREFS<text:line-break/>contains a space separated list of ID references that identify logical events that participate in a collection, such as notes under a phrase mark.</text:p>
        </text:list-item>
        <text:list-item>
          <text:p text:style-name="P24">prev, optional, xs:IDREFS<text:line-break/>points to the previous event(s) in a user-defined collection.</text:p>
        </text:list-item>
        <text:list-item>
          <text:p text:style-name="P24">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4">sameas, optional, xs:IDREFS<text:line-break/>points to an element that is the same as the current element but is not a literal copy of the current element.</text:p>
        </text:list-item>
        <text:list-item>
          <text:p text:style-name="P24">slope, optional, xs:decimal<text:line-break/>records the slope of the beam.</text:p>
        </text:list-item>
        <text:list-item>
          <text:p text:style-name="P24">staff, required, list of xs:positiveInteger, minimum length of 1<text:line-break/>signifies the staff on which a notated event occurs or to which a control event applies.</text:p>
        </text:list-item>
        <text:list-item>
          <text:p text:style-name="P24">startid, optional, xs:IDREF<text:line-break/>holds a reference to the first element in a sequence of events to which the feature applies.</text:p>
        </text:list-item>
        <text:list-item>
          <text:p text:style-name="P24">synch, optional, xs:IDREFS<text:line-break/>points to elements that are synchronous with the current element.</text:p>
        </text:list-item>
        <text:list-item>
          <text:p text:style-name="P24">tstamp, optional, xs:decimal, 0 - ∞<text:line-break/>encodes the onset time in terms of musical time, i.e., beats[.fractional beat part]</text:p>
        </text:list-item>
        <text:list-item>
          <text:p text:style-name="P24">tstamp.ges, optional, xs:nonNegativeInteger<text:line-break/>used to record the onset time in pulses per quarter note (ppq, MusicXML divisions, or MIDI clicks) since the start of the file.</text:p>
        </text:list-item>
        <text:list-item>
          <text:p text:style-name="P24"><text:soft-page-break/>tstamp.real, optional, xs:time<text:line-break/>used to record the onset time in pulses per quarter note (ppq, MusicXML divisions, or MIDI clicks) since the start of the file.</text:p>
        </text:list-item>
        <text:list-item>
          <text:p text:style-name="P24">when, optional, xs:IDREF<text:line-break/>indicates the point of occurrence of this feature along a timeline. Its value must be the ID of a &lt;when&gt; element.</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927"/>&lt;beatrpt&gt; beat repeat</text:h>
      <text:h text:style-name="P3" text:outline-level="1">Description:</text:h>
      <text:p text:style-name="Text_20_body">An indication that material on a preceding beat should be repeated.</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21221" text:style-name="L22">
        <text:list-item>
          <text:p text:style-name="P25">altsym, optional, xs:IDREF<text:line-break/>provides a way of pointing to a user-defined symbol. It must contain an ID of a &lt;symboldef&gt; element elsewhere in the document.</text:p>
        </text:list-item>
        <text:list-item>
          <text:p text:style-name="P2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5">copyof, optional, xs:IDREF<text:line-break/>points to an element of which the current element is a copy.</text:p>
        </text:list-item>
        <text:list-item>
          <text:p text:style-name="P25">corresp, optional, xs:IDREFS<text:line-break/>used to point to other elements that correspond to this one in a generic fashion.</text:p>
        </text:list-item>
        <text:list-item>
          <text:p text:style-name="P25">expand, optional, xs:token, true, false<text:line-break/>indicates whether to render a repeat symbol or the source material to which it refers.</text:p>
        </text:list-item>
        <text:list-item>
          <text:p text:style-name="P25">facs, optional, xs:IDREFS<text:line-break/>permits the current element to reference a facsimile image or image zone which corresponds to it.</text:p>
        </text:list-item>
        <text:list-item>
          <text:p text:style-name="P25">layer, optional, xs:positiveInteger<text:line-break/>identifies the layer to which a feature applies.</text:p>
        </text:list-item>
        <text:list-item>
          <text:p text:style-name="P25">n, optional, xs:NMTOKEN<text:line-break/>provides a label (name or number) for an element. While its value need not be unique, it is required to be a single token.</text:p>
        </text:list-item>
        <text:list-item>
          <text:p text:style-name="P25"><text:soft-page-break/>next, optional, xs:IDREFS<text:line-break/>used to point to the next event(s) in a user-defined collection.</text:p>
        </text:list-item>
        <text:list-item>
          <text:p text:style-name="P25">prev, optional, xs:IDREFS<text:line-break/>points to the previous event(s) in a user-defined collection.</text:p>
        </text:list-item>
        <text:list-item>
          <text:p text:style-name="P25">rend, required, xs:positiveInteger, xs:token<text:line-break/>indicates the number of slashes required to render the appropriate beat repeat symbol when the beat is divided into even notes: 4ths or 8ths=1, 16ths=2, 32nds=3, 64ths=4, 128ths=5. When the beat is comprised of mixed duration values, the symbol is always rendered as 2 slashes and 2 dots. See Read, pg. 223-224.</text:p>
        </text:list-item>
        <text:list-item>
          <text:p text:style-name="P25">sameas, optional, xs:IDREFS<text:line-break/>points to an element that is the same as the current element but is not a literal copy of the current element.</text:p>
        </text:list-item>
        <text:list-item>
          <text:p text:style-name="P25">staff, optional, list of xs:positiveInteger, minimum length of 1<text:line-break/>signifies the staff on which a notated event occurs or to which a control event applies.</text:p>
        </text:list-item>
        <text:list-item>
          <text:p text:style-name="P25">synch, optional, xs:IDREFS<text:line-break/>points to elements that are synchronous with the current element.</text:p>
        </text:list-item>
        <text:list-item>
          <text:p text:style-name="P25">tstamp, optional, xs:decimal, 0 - ∞<text:line-break/>encodes the onset time in terms of musical time, i.e., beats[.fractional beat part]</text:p>
        </text:list-item>
        <text:list-item>
          <text:p text:style-name="P25">tstamp.ges, optional, xs:nonNegativeInteger<text:line-break/>used to record the onset time in pulses per quarter note (ppq, MusicXML divisions, or MIDI clicks) since the start of the file.</text:p>
        </text:list-item>
        <text:list-item>
          <text:p text:style-name="P25">tstamp.real, optional, xs:time<text:line-break/>used to record the onset time in pulses per quarter note (ppq, MusicXML divisions, or MIDI clicks) since the start of the file.</text:p>
        </text:list-item>
        <text:list-item>
          <text:p text:style-name="P25">when, optional, xs:IDREF<text:line-break/>indicates the point of occurrence of this feature along a timeline. Its value must be the ID of a &lt;when&gt; element.</text:p>
        </text:list-item>
        <text:list-item>
          <text:p text:style-name="P2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903"/>&lt;bend&gt; bend</text:h>
      <text:h text:style-name="P3"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3" text:outline-level="1">May contain:</text:h>
      <text:p text:style-name="Text_20_body"><text:a xlink:type="simple" xlink:href="#id108">note</text:a>, <text:a xlink:type="simple" xlink:href="#id872">rest</text:a>, <text:a xlink:type="simple" xlink:href="#id905">tuplet</text:a> </text:p>
      <text:h text:style-name="P3" text:outline-level="1"><text:soft-page-break/>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7015" text:style-name="L23">
        <text:list-item>
          <text:p text:style-name="P26">amount, optional, xs:decimal, xs:token<text:line-break/>records the amount of detuning. The decimal values should be rendered as a fraction (or an integer plus a fraction) along with the bend symbol.</text:p>
        </text:list-item>
        <text:list-item>
          <text:p text:style-name="P26">bezier, optional, list of xs:integer, minimum length of 1<text:line-break/>records the placement of Bezier control points as a series of space-separated xy coordinates, eg. 19 45 -32 118.</text:p>
        </text:list-item>
        <text:list-item>
          <text:p text:style-name="P26">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curvedir, optional, xs:token, above, below<text:line-break/>describes a curve with a generic term indicating whether the curve bows upward or downward. Upward curves go above the items they cover, while downward curves go under them.</text:p>
        </text:list-item>
        <text:list-item>
          <text:p text:style-name="P26">endho, optional, xs:decimal<text:line-break/>records the horizontal adjustment of a feature's programmatically-determined end point.</text:p>
        </text:list-item>
        <text:list-item>
          <text:p text:style-name="P26">endid, optional, xs:IDREF<text:line-break/>indicates the final element in a sequence of events to which the feature applies.</text:p>
        </text:list-item>
        <text:list-item>
          <text:p text:style-name="P26">endto, optional, xs:decimal<text:line-break/>records a timestamp adjustment of a feature's programmatically-determined end point.</text:p>
        </text:list-item>
        <text:list-item>
          <text:p text:style-name="P26">endvo, optional, xs:decimal<text:line-break/>records a vertical adjustment of a feature's programmatically-determined end point.</text:p>
        </text:list-item>
        <text:list-item>
          <text:p text:style-name="P26">facs, optional, xs:IDREFS<text:line-break/>permits the current element to reference a facsimile image or image zone which corresponds to it.</text:p>
        </text:list-item>
        <text:list-item>
          <text:p text:style-name="P26">ho, optional, xs:decimal<text:line-break/>records a horizontal adjustment of a feature's programmatically-determinded location in terms of staff interline distance; that is, units of 1/2 the distance between adjacent staves.</text:p>
        </text:list-item>
        <text:list-item>
          <text:p text:style-name="P26">layer, optional, list of xs:positiveInteger, minimum length of 1<text:line-break/>signifies the layer within which a control event is active.</text:p>
        </text:list-item>
        <text:list-item>
          <text:p text:style-name="P26">n, optional, xs:NMTOKEN<text:line-break/>provides a label (name or number) for an element. While its value need not be unique, it is required to be a single token.</text:p>
        </text:list-item>
        <text:list-item>
          <text:p text:style-name="P26">next, optional, xs:IDREFS<text:line-break/>used to point to the next event(s) in a user-defined collection.</text:p>
        </text:list-item>
        <text:list-item>
          <text:p text:style-name="P26">plist, optional, xs:IDREFS<text:line-break/>contains a space separated list of ID references that identify logical events that participate in a collection, such as notes under a phrase mark.</text:p>
        </text:list-item>
        <text:list-item>
          <text:p text:style-name="P26"><text:soft-page-break/>prev, optional, xs:IDREFS<text:line-break/>points to the previous event(s) in a user-defined collection.</text:p>
        </text:list-item>
        <text:list-item>
          <text:p text:style-name="P26">rend, optional, xs:token, medium, wide, dashed, dotted<text:line-break/>records the appearance of the curve.</text:p>
        </text:list-item>
        <text:list-item>
          <text:p text:style-name="P26">sameas, optional, xs:IDREFS<text:line-break/>points to an element that is the same as the current element but is not a literal copy of the current element.</text:p>
        </text:list-item>
        <text:list-item>
          <text:p text:style-name="P26">staff, required, list of xs:positiveInteger, minimum length of 1<text:line-break/>signifies the staff on which a notated event occurs or to which a control event applies.</text:p>
        </text:list-item>
        <text:list-item>
          <text:p text:style-name="P26">startho, optional, xs:decimal<text:line-break/>records the horizontal adjustment of a feature's programmatically-determined start point.</text:p>
        </text:list-item>
        <text:list-item>
          <text:p text:style-name="P26">startid, optional, xs:IDREF<text:line-break/>holds a reference to the first element in a sequence of events to which the feature applies.</text:p>
        </text:list-item>
        <text:list-item>
          <text:p text:style-name="P26">startto, optional, xs:decimal<text:line-break/>records a timestamp adjustment of a feature's programmatically-determined start point.</text:p>
        </text:list-item>
        <text:list-item>
          <text:p text:style-name="P26">startvo, optional, xs:decimal<text:line-break/>records a vertical adjustment of a feature's programmatically-determined start point.</text:p>
        </text:list-item>
        <text:list-item>
          <text:p text:style-name="P26">synch, optional, xs:IDREFS<text:line-break/>points to elements that are synchronous with the current element.</text:p>
        </text:list-item>
        <text:list-item>
          <text:p text:style-name="P26">to, optional, xs:decimal<text:line-break/>records a timestamp adjustment of a feature's programmatically-determined location in musical terms; that is, beats.</text:p>
        </text:list-item>
        <text:list-item>
          <text:p text:style-name="P26">tstamp, optional, xs:decimal, 0 - ∞<text:line-break/>encodes the onset time in terms of musical time, i.e., beats[.fractional beat part]</text:p>
        </text:list-item>
        <text:list-item>
          <text:p text:style-name="P26">tstamp.ges, optional, xs:nonNegativeInteger<text:line-break/>used to record the onset time in pulses per quarter note (ppq, MusicXML divisions, or MIDI clicks) since the start of the file.</text:p>
        </text:list-item>
        <text:list-item>
          <text:p text:style-name="P26">tstamp.real, optional, xs:time<text:line-break/>used to record the onset time in pulses per quarter note (ppq, MusicXML divisions, or MIDI clicks) since the start of the file.</text:p>
        </text:list-item>
        <text:list-item>
          <text:p text:style-name="P26">vo, optional, xs:decimal<text:line-break/>records the vertical adjustment of a feature's programmatically-determined location in terms of staff interline distance; that is, units of 1/2 the distance between adjacent staves.</text:p>
        </text:list-item>
        <text:list-item>
          <text:p text:style-name="P26">when, optional, xs:IDREF<text:line-break/>indicates the point of occurrence of this feature along a timeline. Its value must be the ID of a &lt;when&gt; element.</text:p>
        </text:list-item>
        <text:list-item>
          <text:p text:style-name="P26">x, optional, xs:decimal<text:line-break/>encodes an x coordinate for a feature in an output coordinate system. When it is necessary to record the placement of a feature in a facsimile image, use facs attribute.</text:p>
        </text:list-item>
        <text:list-item>
          <text:p text:style-name="P26">x2, optional, xs:decimal<text:line-break/>encodes the optional 2nd x coordinate.</text:p>
        </text:list-item>
        <text:list-item>
          <text:p text:style-name="P26">xml:id, optional, xs:ID<text:line-break/>regularizes the naming of an element and thus facilitates building links between it and other resources. Each id attribute within a document must have a unique value.</text:p>
        </text:list-item>
        <text:list-item>
          <text:p text:style-name="P26">y, optional, xs:decimal<text:line-break/>encodes an y coordinate for a feature in an output coordinate system. When it is necessary to record the placement of a feature in a facsimile image, use facs attribute.</text:p>
        </text:list-item>
        <text:list-item>
          <text:p text:style-name="P26">y2, optional, xs:decimal<text:line-break/>encodes the optional 2nd y coordinate.</text:p>
        </text:list-item>
      </text:list>
      <text:h text:style-name="P3" text:outline-level="1"><text:soft-page-break/>Module:</text:h>
      <text:p text:style-name="Text_20_body">cmn</text:p>
      <text:h text:style-name="P243" text:outline-level="1"><text:bookmark text:name="id204"/>&lt;bibl&gt; bibliographic reference</text:h>
      <text:h text:style-name="P3"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3"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208">edition</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44">blockquote</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4641" text:style-name="L24">
        <text:list-item>
          <text:p text:style-name="P27">entityref, optional, xs:ENTITY<text:line-break/>uses a previously-declared entity to identify an external electronic object.</text:p>
        </text:list-item>
        <text:list-item>
          <text:p text:style-name="P27">facs, optional, xs:IDREFS<text:line-break/>permits the current element to reference a facsimile image or image zone which corresponds to it.</text:p>
        </text:list-item>
        <text:list-item>
          <text:p text:style-name="P27">n, optional, xs:NMTOKEN<text:line-break/>provides a label (name or number) for an element. While its value need not be unique, it is required to be a single token.</text:p>
        </text:list-item>
        <text:list-item>
          <text:p text:style-name="P27">targettype, optional, xs:NMTOKEN<text:line-break/>in contrast with the role attribute, allows the target resource to be characterized using any convenient classification scheme or typology.</text:p>
        </text:list-item>
        <text:list-item>
          <text:p text:style-name="P27">xlink:actuate, optional, xs:token, onLoad, onRequest, other, none<text:line-break/>defines whether a link occurs automatically or must be requested by the user. It is used in conjunction with the show attribute to determine link behavior.</text:p>
        </text:list-item>
        <text:list-item>
          <text:p text:style-name="P27">xlink:href, optional, xs:anyURI<text:line-break/>allows the use of an previously-undeclared URI to identify an external electronic object.</text:p>
        </text:list-item>
        <text:list-item>
          <text:p text:style-name="P2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7">xlink:show, optional, xs:token, new, replace, other, none<text:line-break/>defines whether a remote resource that is the target of a link appears at the point of the link, replaces the existing link, or appears in a new window.</text:p>
        </text:list-item>
        <text:list-item>
          <text:p text:style-name="P27"><text:soft-page-break/>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7">xml:id, optional, xs:ID<text:line-break/>regularizes the naming of an element and thus facilitates building links between it and other resources. Each id attribute within a document must have a unique value.</text:p>
        </text:list-item>
        <text:list-item>
          <text:p text:style-name="P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244"/>&lt;blockquote&gt; blockquote</text:h>
      <text:h text:style-name="P3"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text:p>
      <text:h text:style-name="P3" text:outline-level="1">May contain:</text:h>
      <text:p text:style-name="Text_20_body"><text:a xlink:type="simple" xlink:href="#id204">bibl</text:a>, <text:a xlink:type="simple" xlink:href="#id244">blockquote</text:a>, <text:a xlink:type="simple" xlink:href="#id286">lg</text:a>, <text:a xlink:type="simple" xlink:href="#id249">list</text:a>, <text:a xlink:type="simple" xlink:href="#id261">p</text:a>, <text:a xlink:type="simple" xlink:href="#id265">table</text:a> </text:p>
      <text:h text:style-name="P3"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3" text:outline-level="1">Attributes:</text:h>
      <text:list xml:id="list34413621" text:style-name="L25">
        <text:list-item>
          <text:p text:style-name="P28">facs, optional, xs:IDREFS<text:line-break/>permits the current element to reference a facsimile image or image zone which corresponds to it.</text:p>
        </text:list-item>
        <text:list-item>
          <text:p text:style-name="P28">n, optional, xs:NMTOKEN<text:line-break/>provides a label (name or number) for an element. While its value need not be unique, it is required to be a single token.</text:p>
        </text:list-item>
        <text:list-item>
          <text:p text:style-name="P28">x, optional, xs:decimal<text:line-break/>encodes an x coordinate for a feature in an output coordinate system. When it is necessary to record the placement of a feature in a facsimile image, use facs attribute.</text:p>
        </text:list-item>
        <text:list-item>
          <text:p text:style-name="P28">xml:id, optional, xs:ID<text:line-break/>regularizes the naming of an element and thus facilitates building links between it and other resources. Each id attribute within a document must have a unique value.</text:p>
        </text:list-item>
        <text:list-item>
          <text:p text:style-name="P28">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item>
          <text:p text:style-name="P2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text</text:p>
      <text:h text:style-name="P243" text:outline-level="1"><text:bookmark text:name="id1555"/>&lt;body&gt; body</text:h>
      <text:h text:style-name="P3"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3" text:outline-level="1">May contain:</text:h>
      <text:p text:style-name="Text_20_body"><text:a xlink:type="simple" xlink:href="#id1558">mdiv</text:a> </text:p>
      <text:h text:style-name="P3" text:outline-level="1">May occur within:</text:h>
      <text:p text:style-name="Text_20_body"><text:a xlink:type="simple" xlink:href="#id1533">music</text:a> </text:p>
      <text:h text:style-name="P3" text:outline-level="1">Attributes:</text:h>
      <text:list xml:id="list34403714" text:style-name="L26">
        <text:list-item>
          <text:p text:style-name="P29">n, optional, xs:NMTOKEN<text:line-break/>provides a label (name or number) for an element. While its value need not be unique, it is required to be a single token.</text:p>
        </text:list-item>
        <text:list-item>
          <text:p text:style-name="P2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815"/>&lt;breath&gt; breath mark</text:h>
      <text:h text:style-name="P3"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3" text:outline-level="1">May contain:</text:h>
      <text:p text:style-name="Text_20_body">EMPTY</text:p>
      <text:h text:style-name="P3"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6533" text:style-name="L27">
        <text:list-item>
          <text:p text:style-name="P30">altsym, optional, xs:IDREF<text:line-break/>provides a way of pointing to a user-defined symbol. It must contain an ID of a &lt;symboldef&gt; element elsewhere in the document.</text:p>
        </text:list-item>
        <text:list-item>
          <text:p text:style-name="P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0">copyof, optional, xs:IDREF<text:line-break/>points to an element of which the current element is a copy.</text:p>
        </text:list-item>
        <text:list-item>
          <text:p text:style-name="P30">corresp, optional, xs:IDREFS<text:line-break/>used to point to other elements that correspond to this one in a generic fashion.</text:p>
        </text:list-item>
        <text:list-item>
          <text:p text:style-name="P30">endid, optional, xs:IDREF<text:line-break/>indicates the final element in a sequence of events to which the feature applies.</text:p>
        </text:list-item>
        <text:list-item>
          <text:p text:style-name="P30">facs, optional, xs:IDREFS<text:line-break/>permits the current element to reference a facsimile image or image zone which corresponds to it.</text:p>
        </text:list-item>
        <text:list-item>
          <text:p text:style-name="P30">ho, optional, xs:decimal<text:line-break/>records a horizontal adjustment of a feature's programmatically-determinded location in terms of staff interline distance; that is, units of 1/2 the distance between adjacent staves.</text:p>
        </text:list-item>
        <text:list-item>
          <text:p text:style-name="P30">layer, optional, list of xs:positiveInteger, minimum length of 1<text:line-break/>signifies the layer within which a control event is active.</text:p>
        </text:list-item>
        <text:list-item>
          <text:p text:style-name="P30">n, optional, xs:NMTOKEN<text:line-break/>provides a label (name or number) for an element. While its value need not be unique, it is required to be a single token.</text:p>
        </text:list-item>
        <text:list-item>
          <text:p text:style-name="P30">next, optional, xs:IDREFS<text:line-break/>used to point to the next event(s) in a user-defined collection.</text:p>
        </text:list-item>
        <text:list-item>
          <text:p text:style-name="P30">place, optional, xs:token, above, below, within<text:line-break/>captures the placement of the item with respect to the staff with which it is associated.</text:p>
        </text:list-item>
        <text:list-item>
          <text:p text:style-name="P30">plist, optional, xs:IDREFS<text:line-break/>contains a space separated list of ID references that identify logical events that participate in a collection, such as notes under a phrase mark.</text:p>
        </text:list-item>
        <text:list-item>
          <text:p text:style-name="P30">prev, optional, xs:IDREFS<text:line-break/>points to the previous event(s) in a user-defined collection.</text:p>
        </text:list-item>
        <text:list-item>
          <text:p text:style-name="P30">sameas, optional, xs:IDREFS<text:line-break/>points to an element that is the same as the current element but is not a literal copy of the current element.</text:p>
        </text:list-item>
        <text:list-item>
          <text:p text:style-name="P30">staff, required, list of xs:positiveInteger, minimum length of 1<text:line-break/>signifies the staff on which a notated event occurs or to which a control event applies.</text:p>
        </text:list-item>
        <text:list-item>
          <text:p text:style-name="P30">startid, optional, xs:IDREF<text:line-break/>holds a reference to the first element in a sequence of events to which the feature applies.</text:p>
        </text:list-item>
        <text:list-item>
          <text:p text:style-name="P30">synch, optional, xs:IDREFS<text:line-break/>points to elements that are synchronous with the current element.</text:p>
        </text:list-item>
        <text:list-item>
          <text:p text:style-name="P30"><text:soft-page-break/>to, optional, xs:decimal<text:line-break/>records a timestamp adjustment of a feature's programmatically-determined location in musical terms; that is, beats.</text:p>
        </text:list-item>
        <text:list-item>
          <text:p text:style-name="P30">tstamp, optional, xs:decimal, 0 - ∞<text:line-break/>encodes the onset time in terms of musical time, i.e., beats[.fractional beat part]</text:p>
        </text:list-item>
        <text:list-item>
          <text:p text:style-name="P30">tstamp.ges, optional, xs:nonNegativeInteger<text:line-break/>used to record the onset time in pulses per quarter note (ppq, MusicXML divisions, or MIDI clicks) since the start of the file.</text:p>
        </text:list-item>
        <text:list-item>
          <text:p text:style-name="P30">tstamp.real, optional, xs:time<text:line-break/>used to record the onset time in pulses per quarter note (ppq, MusicXML divisions, or MIDI clicks) since the start of the file.</text:p>
        </text:list-item>
        <text:list-item>
          <text:p text:style-name="P30">vo, optional, xs:decimal<text:line-break/>records the vertical adjustment of a feature's programmatically-determined location in terms of staff interline distance; that is, units of 1/2 the distance between adjacent staves.</text:p>
        </text:list-item>
        <text:list-item>
          <text:p text:style-name="P30">when, optional, xs:IDREF<text:line-break/>indicates the point of occurrence of this feature along a timeline. Its value must be the ID of a &lt;when&gt; element.</text:p>
        </text:list-item>
        <text:list-item>
          <text:p text:style-name="P30">x, optional, xs:decimal<text:line-break/>encodes an x coordinate for a feature in an output coordinate system. When it is necessary to record the placement of a feature in a facsimile image, use facs attribute.</text:p>
        </text:list-item>
        <text:list-item>
          <text:p text:style-name="P30">xml:id, optional, xs:ID<text:line-break/>regularizes the naming of an element and thus facilitates building links between it and other resources. Each id attribute within a document must have a unique value.</text:p>
        </text:list-item>
        <text:list-item>
          <text:p text:style-name="P30">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934"/>&lt;btrem&gt; bowed tremolo</text:h>
      <text:h text:style-name="P3"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3" text:outline-level="1">May contain:</text:h>
      <text:p text:style-name="Text_20_body"><text:a xlink:type="simple" xlink:href="#id106">chord</text:a>, <text:a xlink:type="simple" xlink:href="#id108">note</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text:soft-page-break/>Attributes:</text:h>
      <text:list xml:id="list34404284" text:style-name="L28">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facs, optional, xs:IDREFS<text:line-break/>permits the current element to reference a facsimile image or image zone which corresponds to it.</text:p>
        </text:list-item>
        <text:list-item>
          <text:p text:style-name="P31">form, optional, xs:token, meas, unmeas<text:line-break/>describes the bowed tremolo as measured or unmeasured.</text:p>
        </text:list-item>
        <text:list-item>
          <text:p text:style-name="P31">layer, optional, xs:positiveInteger<text:line-break/>identifies the layer to which a feature applies.</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num, optional, xs:positiveInteger<text:line-break/>used to store a number to be rendered along with a feature.</text:p>
        </text:list-item>
        <text:list-item>
          <text:p text:style-name="P31">num.place, optional, xs:token, above, below<text:line-break/>states where the tuplet number will be placed in relation to the noteheads.</text:p>
        </text:list-item>
        <text:list-item>
          <text:p text:style-name="P31">num.visible, optional, xs:token, true, false<text:line-break/>determines if the tuplet number is visible.</text:p>
        </text:list-item>
        <text:list-item>
          <text:p text:style-name="P31">prev, optional, xs:IDREFS<text:line-break/>points to the previous event(s) in a user-defined collection.</text:p>
        </text:list-item>
        <text:list-item>
          <text:p text:style-name="P31">sameas, optional, xs:IDREFS<text:line-break/>points to an element that is the same as the current element but is not a literal copy of the current element.</text:p>
        </text:list-item>
        <text:list-item>
          <text:p text:style-name="P31">slash, optional, xs:positiveInteger, 1 - 6<text:line-break/>indicates the number of slashes to be rendered along with the feature.</text:p>
        </text:list-item>
        <text:list-item>
          <text:p text:style-name="P31">staff, optional, list of xs:positiveInteger, minimum length of 1<text:line-break/>signifies the staff on which a notated event occurs or to which a control event applies.</text:p>
        </text:list-item>
        <text:list-item>
          <text:p text:style-name="P31">synch, optional, xs:IDREFS<text:line-break/>points to elements that are synchronous with the current element.</text:p>
        </text:list-item>
        <text:list-item>
          <text:p text:style-name="P31">tstamp, optional, xs:decimal, 0 - ∞<text:line-break/>encodes the onset time in terms of musical time, i.e., beats[.fractional beat part]</text:p>
        </text:list-item>
        <text:list-item>
          <text:p text:style-name="P31">tstamp.ges, optional, xs:nonNegativeInteger<text:line-break/>used to record the onset time in pulses per quarter note (ppq, MusicXML divisions, or MIDI clicks) since the start of the file.</text:p>
        </text:list-item>
        <text:list-item>
          <text:p text:style-name="P31">tstamp.real, optional, xs:time<text:line-break/>used to record the onset time in pulses per quarter note (ppq, MusicXML divisions, or MIDI clicks) since the start of the file.</text:p>
        </text:list-item>
        <text:list-item>
          <text:p text:style-name="P31">when, optional, xs:IDREF<text:line-break/>indicates the point of occurrence of this feature along a timeline. Its value must be the ID of a &lt;when&gt; element.</text:p>
        </text:list-item>
        <text:list-item>
          <text:p text:style-name="P31">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cmn</text:p>
      <text:h text:style-name="P243" text:outline-level="1"><text:bookmark text:name="id268"/>&lt;caption&gt; caption</text:h>
      <text:h text:style-name="P3" text:outline-level="1">Description:</text:h>
      <text:p text:style-name="Text_20_body">A label which accompanies an illustration or a tabl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1100">fig</text:a>, <text:a xlink:type="simple" xlink:href="#id265">table</text:a> </text:p>
      <text:h text:style-name="P3" text:outline-level="1">Attributes:</text:h>
      <text:list xml:id="list34419070" text:style-name="L29">
        <text:list-item>
          <text:p text:style-name="P32">facs, optional, xs:IDREFS<text:line-break/>permits the current element to reference a facsimile image or image zone which corresponds to it.</text:p>
        </text:list-item>
        <text:list-item>
          <text:p text:style-name="P32">n, optional, xs:NMTOKEN<text:line-break/>provides a label (name or number) for an element. While its value need not be unique, it is required to be a single token.</text:p>
        </text:list-item>
        <text:list-item>
          <text:p text:style-name="P32">xml:id, optional, xs:ID<text:line-break/>regularizes the naming of an element and thus facilitates building links between it and other resources. Each id attribute within a document must have a unique value.</text:p>
        </text:list-item>
        <text:list-item>
          <text:p text:style-name="P3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683"/>&lt;cc&gt; control change</text:h>
      <text:h text:style-name="P3" text:outline-level="1">Description:</text:h>
      <text:p text:style-name="Text_20_body">MIDI parameter/control change. The num attribute specifies parameter number, while val contains the parameter value. Each must fall in the range 0-127.</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text:soft-page-break/>Attributes:</text:h>
      <text:list xml:id="list34418106" text:style-name="L30">
        <text:list-item>
          <text:p text:style-name="P33">copyof, optional, xs:IDREF<text:line-break/>points to an element of which the current element is a copy.</text:p>
        </text:list-item>
        <text:list-item>
          <text:p text:style-name="P33">corresp, optional, xs:IDREFS<text:line-break/>used to point to other elements that correspond to this one in a generic fashion.</text:p>
        </text:list-item>
        <text:list-item>
          <text:p text:style-name="P33">layer, optional, xs:positiveInteger<text:line-break/>identifies the layer to which a feature applies.</text:p>
        </text:list-item>
        <text:list-item>
          <text:p text:style-name="P33">n, optional, xs:NMTOKEN<text:line-break/>provides a label (name or number) for an element. While its value need not be unique, it is required to be a single token.</text:p>
        </text:list-item>
        <text:list-item>
          <text:p text:style-name="P33">next, optional, xs:IDREFS<text:line-break/>used to point to the next event(s) in a user-defined collection.</text:p>
        </text:list-item>
        <text:list-item>
          <text:p text:style-name="P33">num, required, xs:nonNegativeInteger, 0 - 127<text:line-break/>records a MIDI number.</text:p>
        </text:list-item>
        <text:list-item>
          <text:p text:style-name="P33">prev, optional, xs:IDREFS<text:line-break/>points to the previous event(s) in a user-defined collection.</text:p>
        </text:list-item>
        <text:list-item>
          <text:p text:style-name="P33">sameas, optional, xs:IDREFS<text:line-break/>points to an element that is the same as the current element but is not a literal copy of the current element.</text:p>
        </text:list-item>
        <text:list-item>
          <text:p text:style-name="P33">staff, required, list of xs:positiveInteger, minimum length of 1<text:line-break/>signifies the staff on which a notated event occurs or to which a control event applies.</text:p>
        </text:list-item>
        <text:list-item>
          <text:p text:style-name="P33">synch, optional, xs:IDREFS<text:line-break/>points to elements that are synchronous with the current element.</text:p>
        </text:list-item>
        <text:list-item>
          <text:p text:style-name="P33">tstamp, optional, xs:decimal, 0 - ∞<text:line-break/>encodes the onset time in terms of musical time, i.e., beats[.fractional beat part]</text:p>
        </text:list-item>
        <text:list-item>
          <text:p text:style-name="P33">val, optional, xs:nonNegativeInteger, 0 - 127<text:line-break/>captures a MIDI value.</text:p>
        </text:list-item>
        <text:list-item>
          <text:p text:style-name="P33">when, optional, xs:IDREF<text:line-break/>indicates the point of occurrence of this feature along a timeline. Its value must be the ID of a &lt;when&gt; element.</text:p>
        </text:list-item>
        <text:list-item>
          <text:p text:style-name="P3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692"/>&lt;chan&gt; channel</text:h>
      <text:h text:style-name="P3" text:outline-level="1">Description:</text:h>
      <text:p text:style-name="Text_20_body">MIDI channel assignme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text:soft-page-break/>Attributes:</text:h>
      <text:list xml:id="list34424567" text:style-name="L31">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layer, optional, xs:positiveInteger<text:line-break/>identifies the layer to which a feature applies.</text:p>
        </text:list-item>
        <text:list-item>
          <text:p text:style-name="P34">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required, xs:positiveInteger, 0 - 16<text:line-break/>records a MIDI channel value. The value must be in the range 1-16.</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taff, required,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when, optional, xs:IDREF<text:line-break/>indicates the point of occurrence of this feature along a timeline. Its value must be the ID of a &lt;when&gt; element.</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522"/>&lt;change&gt; change</text:h>
      <text:h text:style-name="P3"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text:p>
      <text:h text:style-name="P3" text:outline-level="1">May contain:</text:h>
      <text:p text:style-name="Text_20_body"><text:a xlink:type="simple" xlink:href="#id1524">changedesc</text:a>, <text:a xlink:type="simple" xlink:href="#id1083">date</text:a>, <text:a xlink:type="simple" xlink:href="#id1352">respstmt</text:a> </text:p>
      <text:h text:style-name="P3" text:outline-level="1"><text:soft-page-break/>May occur within:</text:h>
      <text:p text:style-name="Text_20_body"><text:a xlink:type="simple" xlink:href="#id1520">revisiondesc</text:a> </text:p>
      <text:h text:style-name="P3" text:outline-level="1">Attributes:</text:h>
      <text:list xml:id="list34402849" text:style-name="L32">
        <text:list-item>
          <text:p text:style-name="P3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5">n, optional, xs:NMTOKEN<text:line-break/>provides a label (name or number) for an element. While its value need not be unique, it is required to be a single token.</text:p>
        </text:list-item>
        <text:list-item>
          <text:p text:style-name="P3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524"/>&lt;changedesc&gt; change description</text:h>
      <text:h text:style-name="P3" text:outline-level="1">Description:</text:h>
      <text:p text:style-name="Text_20_body">Description of a revision of the MEI file.</text:p>
      <text:h text:style-name="P3" text:outline-level="1">May contain:</text:h>
      <text:p text:style-name="Text_20_body"><text:a xlink:type="simple" xlink:href="#id261">p</text:a> </text:p>
      <text:h text:style-name="P3" text:outline-level="1">May occur within:</text:h>
      <text:p text:style-name="Text_20_body"><text:a xlink:type="simple" xlink:href="#id1522">change</text:a> </text:p>
      <text:h text:style-name="P3" text:outline-level="1">Attributes:</text:h>
      <text:list xml:id="list34400759" text:style-name="L33">
        <text:list-item>
          <text:p text:style-name="P3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6">n, optional, xs:NMTOKEN<text:line-break/>provides a label (name or number) for an element. While its value need not be unique, it is required to be a single token.</text:p>
        </text:list-item>
        <text:list-item>
          <text:p text:style-name="P36">xml:id, optional, xs:ID<text:line-break/>regularizes the naming of an element and thus facilitates building links between it and other resources. Each id attribute within a document must have a unique value.</text:p>
        </text:list-item>
        <text:list-item>
          <text:p text:style-name="P36">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695"/>&lt;chanpr&gt; channel pressure</text:h>
      <text:h text:style-name="P3" text:outline-level="1">Description:</text:h>
      <text:p text:style-name="Text_20_body">MIDI channel pressure/after touch. The value of the num attribute must be in the range 0-127.</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21930" text:style-name="L34">
        <text:list-item>
          <text:p text:style-name="P37">copyof, optional, xs:IDREF<text:line-break/>points to an element of which the current element is a copy.</text:p>
        </text:list-item>
        <text:list-item>
          <text:p text:style-name="P37">corresp, optional, xs:IDREFS<text:line-break/>used to point to other elements that correspond to this one in a generic fashion.</text:p>
        </text:list-item>
        <text:list-item>
          <text:p text:style-name="P37">layer, optional, xs:positiveInteger<text:line-break/>identifies the layer to which a feature applies.</text:p>
        </text:list-item>
        <text:list-item>
          <text:p text:style-name="P37">n, optional, xs:NMTOKEN<text:line-break/>provides a label (name or number) for an element. While its value need not be unique, it is required to be a single token.</text:p>
        </text:list-item>
        <text:list-item>
          <text:p text:style-name="P37">next, optional, xs:IDREFS<text:line-break/>used to point to the next event(s) in a user-defined collection.</text:p>
        </text:list-item>
        <text:list-item>
          <text:p text:style-name="P37">num, required, xs:nonNegativeInteger, 0 - 127<text:line-break/>records a MIDI number.</text:p>
        </text:list-item>
        <text:list-item>
          <text:p text:style-name="P37">prev, optional, xs:IDREFS<text:line-break/>points to the previous event(s) in a user-defined collection.</text:p>
        </text:list-item>
        <text:list-item>
          <text:p text:style-name="P37">sameas, optional, xs:IDREFS<text:line-break/>points to an element that is the same as the current element but is not a literal copy of the current element.</text:p>
        </text:list-item>
        <text:list-item>
          <text:p text:style-name="P37">staff, required, list of xs:positiveInteger, minimum length of 1<text:line-break/>signifies the staff on which a notated event occurs or to which a control event applies.</text:p>
        </text:list-item>
        <text:list-item>
          <text:p text:style-name="P37">synch, optional, xs:IDREFS<text:line-break/>points to elements that are synchronous with the current element.</text:p>
        </text:list-item>
        <text:list-item>
          <text:p text:style-name="P37">tstamp, optional, xs:decimal, 0 - ∞<text:line-break/>encodes the onset time in terms of musical time, i.e., beats[.fractional beat part]</text:p>
        </text:list-item>
        <text:list-item>
          <text:p text:style-name="P37">when, optional, xs:IDREF<text:line-break/>indicates the point of occurrence of this feature along a timeline. Its value must be the ID of a &lt;when&gt; element.</text:p>
        </text:list-item>
        <text:list-item>
          <text:p text:style-name="P37"><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58"/>&lt;choice&gt; choice</text:h>
      <text:h text:style-name="P3"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3" text:outline-level="1">May contain:</text:h>
      <text:p text:style-name="Text_20_body"><text:a xlink:type="simple" xlink:href="#id211">abbr</text:a>, <text:a xlink:type="simple" xlink:href="#id58">choice</text:a>, <text:a xlink:type="simple" xlink:href="#id61">corr</text:a>, <text:a xlink:type="simple" xlink:href="#id1247">expan</text:a>, <text:a xlink:type="simple" xlink:href="#id1224">orig</text:a>, <text:a xlink:type="simple" xlink:href="#id1227">reg</text:a>, <text:a xlink:type="simple" xlink:href="#id1234">sic</text:a>, <text:a xlink:type="simple" xlink:href="#id1242">unclear</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399081" text:style-name="L35">
        <text:list-item>
          <text:p text:style-name="P38">n, optional, xs:NMTOKEN<text:line-break/>provides a label (name or number) for an element. While its value need not be unique, it is required to be a single token.</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06"/>&lt;chord&gt; chord</text:h>
      <text:h text:style-name="P3" text:outline-level="1">Description:</text:h>
      <text:p text:style-name="Text_20_body">A simultaneous sounding of 2 or more notes in the same layer *with the same duration*.</text:p>
      <text:h text:style-name="P3" text:outline-level="1">May contain:</text:h>
      <text:p text:style-name="Text_20_body"><text:a xlink:type="simple" xlink:href="#id142">artic</text:a>, <text:a xlink:type="simple" xlink:href="#id108">note</text:a> </text:p>
      <text:h text:style-name="P3" text:outline-level="1"><text:soft-page-break/>May occur within:</text:h>
      <text:p text:style-name="Text_20_body"><text:a xlink:type="simple" xlink:href="#id214">add</text:a>, <text:a xlink:type="simple" xlink:href="#id897">beam</text:a>, <text:a xlink:type="simple" xlink:href="#id934">btrem</text:a>, <text:a xlink:type="simple" xlink:href="#id61">corr</text:a>, <text:a xlink:type="simple" xlink:href="#id1212">damage</text:a>, <text:a xlink:type="simple" xlink:href="#id1220">del</text:a>, <text:a xlink:type="simple" xlink:href="#id941">ftrem</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0872" text:style-name="L36">
        <text:list-item>
          <text:p text:style-name="P39">altsym, optional, xs:IDREF<text:line-break/>provides a way of pointing to a user-defined symbol. It must contain an ID of a &lt;symboldef&gt; element elsewhere in the document.</text:p>
        </text:list-item>
        <text:list-item>
          <text:p text:style-name="P39">artic, optional, list of xs:token, acc, stacc, ten, stacciss, marc, marc-stacc, acc-marc,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39">artic.ges, optional, list of xs:token, acc, stacc, ten, stacciss, marc, marc-stacc, acc-marc, spicc, rip, doit, plop, fall, bend, flip, smear, dnbow, upbow, harm, snap, fingernail, damp, dampall, open, stop, dbltongue, trpltongue, heel, toe, tap, pluck, dot, stroke, minimum length of 1<text:line-break/>records performed articulation that differs from the written value.</text:p>
        </text:list-item>
        <text:list-item>
          <text:p text:style-name="P39">beam, optional, list of xs:token, "[i|m|t][1-6]", minimum length of 1<text:line-break/>indicates that this event is "under a beam".</text:p>
        </text:list-item>
        <text:list-item>
          <text:p text:style-name="P39">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39">cluster, optional, xs:token, whbox, blbox<text:line-break/>indicates an alternative notehead should be displayed instead of individual noteheads. See Read, p. 320-321, re: tone clusters.</text:p>
        </text:list-item>
        <text:list-item>
          <text:p text:style-name="P3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9">copyof, optional, xs:IDREF<text:line-break/>points to an element of which the current element is a copy.</text:p>
        </text:list-item>
        <text:list-item>
          <text:p text:style-name="P39">corresp, optional, xs:IDREFS<text:line-break/>used to point to other elements that correspond to this one in a generic fashion.</text:p>
        </text:list-item>
        <text:list-item>
          <text:p text:style-name="P39">dots, optional, xs:nonNegativeInteger, 0 - 4<text:line-break/>records the number of augmentation dots required by a dotted duration.</text:p>
        </text:list-item>
        <text:list-item>
          <text:p text:style-name="P39">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3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39">facs, optional, xs:IDREFS<text:line-break/>permits the current element to reference a facsimile image or image zone which corresponds to it.</text:p>
        </text:list-item>
        <text:list-item>
          <text:p text:style-name="P39">fermata, optional, xs:token, above, below, within<text:line-break/>indicates the attachment of a fermata to this element. If visual information about the fermata needs to be recorded, then a &lt;fermata&gt; element should be employed instead.</text:p>
        </text:list-item>
        <text:list-item>
          <text:p text:style-name="P39"><text:soft-page-break/>grace, optional, xs:token, acc, unacc, unknown<text:line-break/>marks a note or chord as a "grace" (without a definitive written duration) and records from which other note/chord it should "steal" time.</text:p>
        </text:list-item>
        <text:list-item>
          <text:p text:style-name="P39">grace.time, optional, xs:token, "[0-9]+(\.?[0-9]*)?%"<text:line-break/>records the amount of time to be "stolen" from a non-grace note/chord.</text:p>
        </text:list-item>
        <text:list-item>
          <text:p text:style-name="P39">ho, optional, xs:decimal<text:line-break/>records a horizontal adjustment of a feature's programmatically-determinded location in terms of staff interline distance; that is, units of 1/2 the distance between adjacent staves.</text:p>
        </text:list-item>
        <text:list-item>
          <text:p text:style-name="P39">instr, optional, xs:IDREF<text:line-break/>provides a way of pointing to a MIDI instrument definition. It must contain the ID of an &lt;instrdef&gt; element elsewhere in the document.</text:p>
        </text:list-item>
        <text:list-item>
          <text:p text:style-name="P39">layer, optional, xs:positiveInteger<text:line-break/>identifies the layer to which a feature applies.</text:p>
        </text:list-item>
        <text:list-item>
          <text:p text:style-name="P39">lv, optional, xs:token, true, false<text:line-break/>indicates the attachment of an l.v. (laissez vibrer) sign to this element.</text:p>
        </text:list-item>
        <text:list-item>
          <text:p text:style-name="P39">mfunc, optional, xs:NMTOKEN<text:line-break/>describes melodic function in any convenient typology.</text:p>
        </text:list-item>
        <text:list-item>
          <text:p text:style-name="P39">n, optional, xs:NMTOKEN<text:line-break/>provides a label (name or number) for an element. While its value need not be unique, it is required to be a single token.</text:p>
        </text:list-item>
        <text:list-item>
          <text:p text:style-name="P39">next, optional, xs:IDREFS<text:line-break/>used to point to the next event(s) in a user-defined collection.</text:p>
        </text:list-item>
        <text:list-item>
          <text:p text:style-name="P39">prev, optional, xs:IDREFS<text:line-break/>points to the previous event(s) in a user-defined collection.</text:p>
        </text:list-item>
        <text:list-item>
          <text:p text:style-name="P39">sameas, optional, xs:IDREFS<text:line-break/>points to an element that is the same as the current element but is not a literal copy of the current element.</text:p>
        </text:list-item>
        <text:list-item>
          <text:p text:style-name="P39">size, optional, xs:token, normal, cue<text:line-break/>describes the relative size of a feature.</text:p>
        </text:list-item>
        <text:list-item>
          <text:p text:style-name="P39">slur, optional, list of xs:token, "[i|m|t][1-6]", minimum length of 1<text:line-break/>indicates that this element participates in a slur.</text:p>
        </text:list-item>
        <text:list-item>
          <text:p text:style-name="P39">staff, optional, list of xs:positiveInteger, minimum length of 1<text:line-break/>signifies the staff on which a notated event occurs or to which a control event applies.</text:p>
        </text:list-item>
        <text:list-item>
          <text:p text:style-name="P39">stem.dir, optional, xs:token, up, down<text:line-break/>describes the direction of a stem.</text:p>
        </text:list-item>
        <text:list-item>
          <text:p text:style-name="P39">stem.len, optional, xs:decimal<text:line-break/>encodes the stem length.</text:p>
        </text:list-item>
        <text:list-item>
          <text:p text:style-name="P39">stem.mod, optional, xs:token, 1slash, 2slash, 3slash, 4slash, 5slash, 6slash, sprech, z<text:line-break/>encodes any stem "modifiers"; that is, symbols rendered on the stem, such as tremolo or Sprechstimme indicators.</text:p>
        </text:list-item>
        <text:list-item>
          <text:p text:style-name="P39">stem.pos, optional, xs:token, left, right, center<text:line-break/>records the position of the stem in relation to the notehead(s).</text:p>
        </text:list-item>
        <text:list-item>
          <text:p text:style-name="P39">stem.with, optional, xs:token, above, below<text:line-break/>contains an indication of which staff a note or chord that logically belongs to the current staff should be visually placed on; that is, the one above or the one below.</text:p>
        </text:list-item>
        <text:list-item>
          <text:p text:style-name="P39">stem.x, optional, xs:decimal<text:line-break/>records the output x coordinate of the stem's attachment point.</text:p>
        </text:list-item>
        <text:list-item>
          <text:p text:style-name="P39">stem.y, optional, xs:decimal<text:line-break/>records the output y coordinate of the stem's attachment point.</text:p>
        </text:list-item>
        <text:list-item>
          <text:p text:style-name="P39"><text:soft-page-break/>syl, optional, CDATA<text:line-break/>holds an associated sung text syllable.</text:p>
        </text:list-item>
        <text:list-item>
          <text:p text:style-name="P39">synch, optional, xs:IDREFS<text:line-break/>points to elements that are synchronous with the current element.</text:p>
        </text:list-item>
        <text:list-item>
          <text:p text:style-name="P39">tie, optional, xs:token, "[i|m|t]"<text:line-break/>indicates that this element participates in a tie. If visual information about the tie needs to be recorded, then a &lt;tie&gt; element should be employed.</text:p>
        </text:list-item>
        <text:list-item>
          <text:p text:style-name="P39">to, optional, xs:decimal<text:line-break/>records a timestamp adjustment of a feature's programmatically-determined location in musical terms; that is, beats.</text:p>
        </text:list-item>
        <text:list-item>
          <text:p text:style-name="P39">tstamp, optional, xs:decimal, 0 - ∞<text:line-break/>encodes the onset time in terms of musical time, i.e., beats[.fractional beat part]</text:p>
        </text:list-item>
        <text:list-item>
          <text:p text:style-name="P39">tstamp.ges, optional, xs:nonNegativeInteger<text:line-break/>used to record the onset time in pulses per quarter note (ppq, MusicXML divisions, or MIDI clicks) since the start of the file.</text:p>
        </text:list-item>
        <text:list-item>
          <text:p text:style-name="P39">tstamp.real, optional, xs:time<text:line-break/>used to record the onset time in pulses per quarter note (ppq, MusicXML divisions, or MIDI clicks) since the start of the file.</text:p>
        </text:list-item>
        <text:list-item>
          <text:p text:style-name="P39">tuplet, optional, list of xs:token, "[i|m|t][1-6]", minimum length of 1<text:line-break/>indicates that this feature participates in a tuplet.</text:p>
        </text:list-item>
        <text:list-item>
          <text:p text:style-name="P39">visible, optional, xs:token, true, false<text:line-break/>indicates if a feature should be rendered when the notation is presented graphically or sounded.</text:p>
        </text:list-item>
        <text:list-item>
          <text:p text:style-name="P39">when, optional, xs:IDREF<text:line-break/>indicates the point of occurrence of this feature along a timeline. Its value must be the ID of a &lt;when&gt; element.</text:p>
        </text:list-item>
        <text:list-item>
          <text:p text:style-name="P39">x, optional, xs:decimal<text:line-break/>encodes an x coordinate for a feature in an output coordinate system. When it is necessary to record the placement of a feature in a facsimile image, use facs attribute.</text:p>
        </text:list-item>
        <text:list-item>
          <text:p text:style-name="P39">xml:id, optional, xs:ID<text:line-break/>regularizes the naming of an element and thus facilitates building links between it and other resources. Each id attribute within a document must have a unique value.</text:p>
        </text:list-item>
        <text:list-item>
          <text:p text:style-name="P39">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361"/>&lt;chorddef&gt; chord definition</text:h>
      <text:h text:style-name="P3"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3" text:outline-level="1">May contain:</text:h>
      <text:p text:style-name="Text_20_body"><text:a xlink:type="simple" xlink:href="#id375">barre</text:a>, <text:a xlink:type="simple" xlink:href="#id363">chordmember</text:a> </text:p>
      <text:h text:style-name="P3" text:outline-level="1"><text:soft-page-break/>May occur within:</text:h>
      <text:p text:style-name="Text_20_body"><text:a xlink:type="simple" xlink:href="#id359">chordtable</text:a> </text:p>
      <text:h text:style-name="P3" text:outline-level="1">Attributes:</text:h>
      <text:list xml:id="list34413745" text:style-name="L37">
        <text:list-item>
          <text:p text:style-name="P40">n, optional, xs:NMTOKEN<text:line-break/>provides a label (name or number) for an element. While its value need not be unique, it is required to be a single token.</text:p>
        </text:list-item>
        <text:list-item>
          <text:p text:style-name="P40">pos, optional, CDATA<text:line-break/>records the fret position at which the chord tablature is to be played.</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armony</text:p>
      <text:h text:style-name="P243" text:outline-level="1"><text:bookmark text:name="id363"/>&lt;chordmember&gt; chord member</text:h>
      <text:h text:style-name="P3"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3" text:outline-level="1">May contain:</text:h>
      <text:p text:style-name="Text_20_body">EMPTY</text:p>
      <text:h text:style-name="P3" text:outline-level="1">May occur within:</text:h>
      <text:p text:style-name="Text_20_body"><text:a xlink:type="simple" xlink:href="#id361">chorddef</text:a> </text:p>
      <text:h text:style-name="P3" text:outline-level="1">Attributes:</text:h>
      <text:list xml:id="list34424131" text:style-name="L38">
        <text:list-item>
          <text:p text:style-name="P41">accid.ges, optional, xs:token, s, f, ss, ff, n<text:line-break/>records the performed pitch inflection when it differs from the written accidental.</text:p>
        </text:list-item>
        <text:list-item>
          <text:p text:style-name="P41">fing, optional, xs:positiveInteger, xs:token<text:line-break/>indicates which finger, if any, should be used to play an individual string. The values 'x' and 'o' indicated stopped and open strings, respectively.</text:p>
        </text:list-item>
        <text:list-item>
          <text:p text:style-name="P41">fret, optional, xs:positiveInteger, 1 - 5<text:line-break/>records the location at which a string should be stopped against a fret.</text:p>
        </text:list-item>
        <text:list-item>
          <text:p text:style-name="P41">inth, optional, xs:NMTOKENS<text:line-break/>encodes the harmonic interval between this note and other pitches occuring at the same time.</text:p>
        </text:list-item>
        <text:list-item>
          <text:p text:style-name="P41">n, optional, xs:NMTOKEN<text:line-break/>provides a label (name or number) for an element. While its value need not be unique, it is required to be a single token.</text:p>
        </text:list-item>
        <text:list-item>
          <text:p text:style-name="P41">oct, optional, xs:nonNegativeInteger, 0 - 9<text:line-break/>captures written octave information.</text:p>
        </text:list-item>
        <text:list-item>
          <text:p text:style-name="P41"><text:soft-page-break/>pname, optional, xs:token, "[a-g]"<text:line-break/>contains a written pitch name.</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armony</text:p>
      <text:h text:style-name="P243" text:outline-level="1"><text:bookmark text:name="id359"/>&lt;chordtable&gt; chord table</text:h>
      <text:h text:style-name="P3" text:outline-level="1">Description:</text:h>
      <text:p text:style-name="Text_20_body">Chord/tablature look-up table. A table may be shared between MEI instances through the use of an external parsed entity containing the look-up table to be shared.</text:p>
      <text:h text:style-name="P3" text:outline-level="1">May contain:</text:h>
      <text:p text:style-name="Text_20_body"><text:a xlink:type="simple" xlink:href="#id361">chorddef</text:a> </text:p>
      <text:h text:style-name="P3" text:outline-level="1">May occur within:</text:h>
      <text:p text:style-name="Text_20_body"><text:a xlink:type="simple" xlink:href="#id342">scoredef</text:a> </text:p>
      <text:h text:style-name="P3" text:outline-level="1">Attributes:</text:h>
      <text:list xml:id="list34409933" text:style-name="L39">
        <text:list-item>
          <text:p text:style-name="P42">n, optional, xs:NMTOKEN<text:line-break/>provides a label (name or number) for an element. While its value need not be unique, it is required to be a single token.</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armony</text:p>
      <text:h text:style-name="P243" text:outline-level="1"><text:bookmark text:name="id1460"/>&lt;classcode&gt; classification code</text:h>
      <text:h text:style-name="P3" text:outline-level="1">Description:</text:h>
      <text:p text:style-name="Text_20_body">Library of Congress subject or call number, or a thesaurus or ontology citation, for example. The source of controlled-vocabulary terms used in the &lt;keywords&gt; element.</text:p>
      <text:h text:style-name="P3" text:outline-level="1">May contain:</text:h>
      <text:p text:style-name="Text_20_body">EMPTY</text:p>
      <text:h text:style-name="P3" text:outline-level="1">May occur within:</text:h>
      <text:p text:style-name="Text_20_body"><text:a xlink:type="simple" xlink:href="#id1458">classification</text:a> </text:p>
      <text:h text:style-name="P3" text:outline-level="1"><text:soft-page-break/>Attributes:</text:h>
      <text:list xml:id="list34417694" text:style-name="L40">
        <text:list-item>
          <text:p text:style-name="P4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3">n, optional, xs:NMTOKEN<text:line-break/>provides a label (name or number) for an element. While its value need not be unique, it is required to be a single token.</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58"/>&lt;classification&gt; classification</text:h>
      <text:h text:style-name="P3"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3" text:outline-level="1">May contain:</text:h>
      <text:p text:style-name="Text_20_body"><text:a xlink:type="simple" xlink:href="#id1460">classcode</text:a>, <text:a xlink:type="simple" xlink:href="#id1462">keywords</text:a> </text:p>
      <text:h text:style-name="P3" text:outline-level="1">May occur within:</text:h>
      <text:p text:style-name="Text_20_body"><text:a xlink:type="simple" xlink:href="#id1513">profiledesc</text:a>, <text:a xlink:type="simple" xlink:href="#id1399">source</text:a> </text:p>
      <text:h text:style-name="P3" text:outline-level="1">Attributes:</text:h>
      <text:list xml:id="list34401610" text:style-name="L41">
        <text:list-item>
          <text:p text:style-name="P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4">n, optional, xs:NMTOKEN<text:line-break/>provides a label (name or number) for an element. While its value need not be unique, it is required to be a single token.</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header</text:p>
      <text:h text:style-name="P243" text:outline-level="1"><text:bookmark text:name="id483"/>&lt;clef&gt; clef</text:h>
      <text:h text:style-name="P3"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3" text:outline-level="1">May contain:</text:h>
      <text:p text:style-name="Text_20_body">EMPTY</text:p>
      <text:h text:style-name="P3" text:outline-level="1">May occur within:</text:h>
      <text:p text:style-name="Text_20_body"><text:a xlink:type="simple" xlink:href="#id861">clefchange</text:a>, <text:a xlink:type="simple" xlink:href="#id452">staffdef</text:a> </text:p>
      <text:h text:style-name="P3" text:outline-level="1">Attributes:</text:h>
      <text:list xml:id="list34408856" text:style-name="L42">
        <text:list-item>
          <text:p text:style-name="P45">altsym, optional, xs:IDREF<text:line-break/>provides a way of pointing to a user-defined symbol. It must contain an ID of a &lt;symboldef&gt; element elsewhere in the document.</text:p>
        </text:list-item>
        <text:list-item>
          <text:p text:style-name="P4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5">copyof, optional, xs:IDREF<text:line-break/>points to an element of which the current element is a copy.</text:p>
        </text:list-item>
        <text:list-item>
          <text:p text:style-name="P45">corresp, optional, xs:IDREFS<text:line-break/>used to point to other elements that correspond to this one in a generic fashion.</text:p>
        </text:list-item>
        <text:list-item>
          <text:p text:style-name="P45">dis, optional, xs:positiveInteger, "([\-+]?[0-9]+) &amp; (8|15|22)"<text:line-break/>records the amount of octave displacement.</text:p>
        </text:list-item>
        <text:list-item>
          <text:p text:style-name="P45">dis.place, optional, xs:token, above, below<text:line-break/>records the direction of octave displacement.</text:p>
        </text:list-item>
        <text:list-item>
          <text:p text:style-name="P45">facs, optional, xs:IDREFS<text:line-break/>permits the current element to reference a facsimile image or image zone which corresponds to it.</text:p>
        </text:list-item>
        <text:list-item>
          <text:p text:style-name="P45">line, optional, xs:positiveInteger<text:line-break/>indicates the line upon which a feature stands. The value must be in the range between 1 and the number of lines on the staff.</text:p>
        </text:list-item>
        <text:list-item>
          <text:p text:style-name="P45">n, optional, xs:NMTOKEN<text:line-break/>provides a label (name or number) for an element. While its value need not be unique, it is required to be a single token.</text:p>
        </text:list-item>
        <text:list-item>
          <text:p text:style-name="P45">next, optional, xs:IDREFS<text:line-break/>used to point to the next event(s) in a user-defined collection.</text:p>
        </text:list-item>
        <text:list-item>
          <text:p text:style-name="P45">oct, optional, xs:nonNegativeInteger, 0 - 9<text:line-break/>captures written octave information.</text:p>
        </text:list-item>
        <text:list-item>
          <text:p text:style-name="P45">prev, optional, xs:IDREFS<text:line-break/>points to the previous event(s) in a user-defined collection.</text:p>
        </text:list-item>
        <text:list-item>
          <text:p text:style-name="P45"><text:soft-page-break/>sameas, optional, xs:IDREFS<text:line-break/>points to an element that is the same as the current element but is not a literal copy of the current element.</text:p>
        </text:list-item>
        <text:list-item>
          <text:p text:style-name="P45">shape, optional, xs:token, G, GG, F, C, perc, TAB<text:line-break/>describes a clef's shape.</text:p>
        </text:list-item>
        <text:list-item>
          <text:p text:style-name="P45">synch, optional, xs:IDREFS<text:line-break/>points to elements that are synchronous with the current element.</text:p>
        </text:list-item>
        <text:list-item>
          <text:p text:style-name="P45">when, optional, xs:IDREF<text:line-break/>indicates the point of occurrence of this feature along a timeline. Its value must be the ID of a &lt;when&gt; element.</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861"/>&lt;clefchange&gt; clef change</text:h>
      <text:h text:style-name="P3" text:outline-level="1">Description:</text:h>
      <text:p text:style-name="Text_20_body">A change of clef not occurring at a barline.</text:p>
      <text:h text:style-name="P3" text:outline-level="1">May contain:</text:h>
      <text:p text:style-name="Text_20_body"><text:a xlink:type="simple" xlink:href="#id483">clef</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20907" text:style-name="L43">
        <text:list-item>
          <text:p text:style-name="P46">altsym, optional, xs:IDREF<text:line-break/>provides a way of pointing to a user-defined symbol. It must contain an ID of a &lt;symboldef&gt; element elsewhere in the document.</text:p>
        </text:list-item>
        <text:list-item>
          <text:p text:style-name="P4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6">copyof, optional, xs:IDREF<text:line-break/>points to an element of which the current element is a copy.</text:p>
        </text:list-item>
        <text:list-item>
          <text:p text:style-name="P46">corresp, optional, xs:IDREFS<text:line-break/>used to point to other elements that correspond to this one in a generic fashion.</text:p>
        </text:list-item>
        <text:list-item>
          <text:p text:style-name="P46">dis, optional, xs:positiveInteger, "([\-+]?[0-9]+) &amp; (8|15|22)"<text:line-break/>records the amount of octave displacement.</text:p>
        </text:list-item>
        <text:list-item>
          <text:p text:style-name="P46">dis.place, optional, xs:token, above, below<text:line-break/>records the direction of octave displacement.</text:p>
        </text:list-item>
        <text:list-item>
          <text:p text:style-name="P46">facs, optional, xs:IDREFS<text:line-break/>permits the current element to reference a facsimile image or image zone which corresponds to it.</text:p>
        </text:list-item>
        <text:list-item>
          <text:p text:style-name="P46"><text:soft-page-break/>layer, optional, xs:positiveInteger<text:line-break/>identifies the layer to which a feature applies.</text:p>
        </text:list-item>
        <text:list-item>
          <text:p text:style-name="P46">line, optional, xs:positiveInteger<text:line-break/>indicates the line upon which a feature stands. The value must be in the range between 1 and the number of lines on the staff.</text:p>
        </text:list-item>
        <text:list-item>
          <text:p text:style-name="P46">n, optional, xs:NMTOKEN<text:line-break/>provides a label (name or number) for an element. While its value need not be unique, it is required to be a single token.</text:p>
        </text:list-item>
        <text:list-item>
          <text:p text:style-name="P46">next, optional, xs:IDREFS<text:line-break/>used to point to the next event(s) in a user-defined collection.</text:p>
        </text:list-item>
        <text:list-item>
          <text:p text:style-name="P46">oct, optional, xs:nonNegativeInteger, 0 - 9<text:line-break/>captures written octave information.</text:p>
        </text:list-item>
        <text:list-item>
          <text:p text:style-name="P46">prev, optional, xs:IDREFS<text:line-break/>points to the previous event(s) in a user-defined collection.</text:p>
        </text:list-item>
        <text:list-item>
          <text:p text:style-name="P46">sameas, optional, xs:IDREFS<text:line-break/>points to an element that is the same as the current element but is not a literal copy of the current element.</text:p>
        </text:list-item>
        <text:list-item>
          <text:p text:style-name="P46">shape, optional, xs:token, G, GG, F, C, perc, TAB<text:line-break/>describes a clef's shape.</text:p>
        </text:list-item>
        <text:list-item>
          <text:p text:style-name="P46">staff, optional, list of xs:positiveInteger, minimum length of 1<text:line-break/>signifies the staff on which a notated event occurs or to which a control event applies.</text:p>
        </text:list-item>
        <text:list-item>
          <text:p text:style-name="P46">synch, optional, xs:IDREFS<text:line-break/>points to elements that are synchronous with the current element.</text:p>
        </text:list-item>
        <text:list-item>
          <text:p text:style-name="P46">tstamp, optional, xs:decimal, 0 - ∞<text:line-break/>encodes the onset time in terms of musical time, i.e., beats[.fractional beat part]</text:p>
        </text:list-item>
        <text:list-item>
          <text:p text:style-name="P46">tstamp.ges, optional, xs:nonNegativeInteger<text:line-break/>used to record the onset time in pulses per quarter note (ppq, MusicXML divisions, or MIDI clicks) since the start of the file.</text:p>
        </text:list-item>
        <text:list-item>
          <text:p text:style-name="P46">tstamp.real, optional, xs:time<text:line-break/>used to record the onset time in pulses per quarter note (ppq, MusicXML divisions, or MIDI clicks) since the start of the file.</text:p>
        </text:list-item>
        <text:list-item>
          <text:p text:style-name="P46">when, optional, xs:IDREF<text:line-break/>indicates the point of occurrence of this feature along a timeline. Its value must be the ID of a &lt;when&gt; element.</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404"/>&lt;condition&gt; condition</text:h>
      <text:h text:style-name="P3"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3" text:outline-level="1"><text:soft-page-break/>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03642" text:style-name="L44">
        <text:list-item>
          <text:p text:style-name="P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7">n, optional, xs:NMTOKEN<text:line-break/>provides a label (name or number) for an element. While its value need not be unique, it is required to be a single token.</text:p>
        </text:list-item>
        <text:list-item>
          <text:p text:style-name="P47">xml:id, optional, xs:ID<text:line-break/>regularizes the naming of an element and thus facilitates building links between it and other resources. Each id attribute within a document must have a unique value.</text:p>
        </text:list-item>
        <text:list-item>
          <text:p text:style-name="P4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050"/>&lt;corpname&gt; corporate name</text:h>
      <text:h text:style-name="P3"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soft-page-break/><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4903" text:style-name="L45">
        <text:list-item>
          <text:p text:style-name="P4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8">authority, optional, CDATA<text:line-break/>contains the name of the list from which an authorized value is taken.</text:p>
        </text:list-item>
        <text:list-item>
          <text:p text:style-name="P48">cert, optional, xs:token, high, medium, low, unknown<text:line-break/>signifies the degree of certainty or precision associated with a feature.</text:p>
        </text:list-item>
        <text:list-item>
          <text:p text:style-name="P48">dbkey, optional, xs:NMTOKEN<text:line-break/>used to record a value which serves as a primary key in an external database.</text:p>
        </text:list-item>
        <text:list-item>
          <text:p text:style-name="P48">enddate, optional, xs:date, xs:gYear, xs:gMonth, xs:gDay, xs:gYearMonth, xs:gMonthDay, xs:time, xs:dateTime, xs:token<text:line-break/>contains the end point of a date range.</text:p>
        </text:list-item>
        <text:list-item>
          <text:p text:style-name="P48">evidence, optional, xs:NMTOKEN<text:line-break/>indicates the nature of the evidence supporting the reliability or accuracy of the intervention or interpretation. Suggested values include: 'internal', 'external', 'conjecture'.</text:p>
        </text:list-item>
        <text:list-item>
          <text:p text:style-name="P48">facs, optional, xs:IDREFS<text:line-break/>permits the current element to reference a facsimile image or image zone which corresponds to it.</text:p>
        </text:list-item>
        <text:list-item>
          <text:p text:style-name="P48">n, optional, xs:NMTOKEN<text:line-break/>provides a label (name or number) for an element. While its value need not be unique, it is required to be a single token.</text:p>
        </text:list-item>
        <text:list-item>
          <text:p text:style-name="P48">notafter, optional, xs:date, xs:gYear, xs:gMonth, xs:gDay, xs:gYearMonth, xs:gMonthDay, xs:time, xs:dateTime, xs:token<text:line-break/>contains an upper boundary for an uncertain date.</text:p>
        </text:list-item>
        <text:list-item>
          <text:p text:style-name="P48">notbefore, optional, xs:date, xs:gYear, xs:gMonth, xs:gDay, xs:gYearMonth, xs:gMonthDay, xs:time, xs:dateTime, xs:token<text:line-break/>contains a lower boundary for an uncertain date.</text:p>
        </text:list-item>
        <text:list-item>
          <text:p text:style-name="P48">nymref, optional, xs:IDREF<text:line-break/>used to record a pointer to the regularized form of the name.</text:p>
        </text:list-item>
        <text:list-item>
          <text:p text:style-name="P48">reg, optional, xs:date, xs:gYear, xs:gMonth, xs:gDay, xs:gYearMonth, xs:gMonthDay, xs:time, xs:dateTime, xs:token<text:line-break/>gives the value of a date in standard ISO form.</text:p>
        </text:list-item>
        <text:list-item>
          <text:p text:style-name="P4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8">role, optional, CDATA<text:line-break/>used to specify further information about the entity referenced by this name, for example, the occupation of a person or the status of a place.</text:p>
        </text:list-item>
        <text:list-item>
          <text:p text:style-name="P48">source, optional, xs:IDREFS<text:line-break/>contains a list of one or more pointers indicating the sources which attest to a given reading. Each value should correspond to the ID of a &lt;source&gt; element located in the document header.</text:p>
        </text:list-item>
        <text:list-item>
          <text:p text:style-name="P48"><text:soft-page-break/>startdate, optional, xs:date, xs:gYear, xs:gMonth, xs:gDay, xs:gYearMonth, xs:gMonthDay, xs:time, xs:dateTime, xs:token<text:line-break/>contains the starting point of a date range.</text:p>
        </text:list-item>
        <text:list-item>
          <text:p text:style-name="P48">subtype, optional, xs:NMTOKEN<text:line-break/>provide any sub-classification for the element, additional to that given by its type attribute.</text:p>
        </text:list-item>
        <text:list-item>
          <text:p text:style-name="P48">type, optional, xs:NMTOKEN<text:line-break/>characterizes the element in some sense, using any convenient classification scheme or typology.</text:p>
        </text:list-item>
        <text:list-item>
          <text:p text:style-name="P48">xml:id, optional, xs:ID<text:line-break/>regularizes the naming of an element and thus facilitates building links between it and other resources. Each id attribute within a document must have a unique value.</text:p>
        </text:list-item>
        <text:list-item>
          <text:p text:style-name="P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namesdates</text:p>
      <text:h text:style-name="P243" text:outline-level="1"><text:bookmark text:name="id61"/>&lt;corr&gt; correction</text:h>
      <text:h text:style-name="P3"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05255" text:style-name="L46">
        <text:list-item>
          <text:p text:style-name="P49">cert, optional, xs:token, high, medium, low, unknown<text:line-break/>signifies the degree of certainty or precision associated with a feature.</text:p>
        </text:list-item>
        <text:list-item>
          <text:p text:style-name="P49"><text:soft-page-break/>evidence, optional, xs:NMTOKEN<text:line-break/>indicates the nature of the evidence supporting the reliability or accuracy of the intervention or interpretation. Suggested values include: 'internal', 'external', 'conjecture'.</text:p>
        </text:list-item>
        <text:list-item>
          <text:p text:style-name="P49">hand, optional, xs:IDREF<text:line-break/>signifies the hand responsible for an action. The value must be the ID of a &lt;hand&gt; element declared in the header.</text:p>
        </text:list-item>
        <text:list-item>
          <text:p text:style-name="P49">n, optional, xs:NMTOKEN<text:line-break/>provides a label (name or number) for an element. While its value need not be unique, it is required to be a single token.</text:p>
        </text:list-item>
        <text:list-item>
          <text:p text:style-name="P4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9">seq, optional, xs:positiveInteger<text:line-break/>used to assign a sequence number related to the order in which the encoded features carrying this attribute are believed to have occurred.</text:p>
        </text:list-item>
        <text:list-item>
          <text:p text:style-name="P49">source, optional, xs:IDREFS<text:line-break/>contains a list of one or more pointers indicating the sources which attest to a given reading. Each value should correspond to the ID of a &lt;source&gt; element located in the document header.</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493"/>&lt;correction&gt; correction</text:h>
      <text:h text:style-name="P3" text:outline-level="1">Description:</text:h>
      <text:p text:style-name="Text_20_body">States how and under what circumstances corrections have been made in the text.</text:p>
      <text:h text:style-name="P3" text:outline-level="1">May contain:</text:h>
      <text:p text:style-name="Text_20_body"><text:a xlink:type="simple" xlink:href="#id261">p</text:a> </text:p>
      <text:h text:style-name="P3" text:outline-level="1">May occur within:</text:h>
      <text:p text:style-name="Text_20_body"><text:a xlink:type="simple" xlink:href="#id1490">editorialdecl</text:a> </text:p>
      <text:h text:style-name="P3" text:outline-level="1">Attributes:</text:h>
      <text:list xml:id="list34408537" text:style-name="L47">
        <text:list-item>
          <text:p text:style-name="P5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0">corrlevel, optional, xs:token, high, medium, low, unknown<text:line-break/>indicates the degree of correction applied to the text.</text:p>
        </text:list-item>
        <text:list-item>
          <text:p text:style-name="P50">method, optional, xs:token, silent, tags<text:line-break/>indicates the method employed to mark corrections and normalizations.</text:p>
        </text:list-item>
        <text:list-item>
          <text:p text:style-name="P50"><text:soft-page-break/>n, optional, xs:NMTOKEN<text:line-break/>provides a label (name or number) for an element. While its value need not be unique, it is required to be a single token.</text:p>
        </text:list-item>
        <text:list-item>
          <text:p text:style-name="P50">xml:id, optional, xs:ID<text:line-break/>regularizes the naming of an element and thus facilitates building links between it and other resources. Each id attribute within a document must have a unique value.</text:p>
        </text:list-item>
        <text:list-item>
          <text:p text:style-name="P5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516"/>&lt;creation&gt; creation</text:h>
      <text:h text:style-name="P3" text:outline-level="1">Description:</text:h>
      <text:p text:style-name="Text_20_body">Non-bibliographic creation details for the work being encoded, in narrative form. Contains phrases describing the origin of the text, e.g. the date, place, and circumstances of its composition.</text:p>
      <text:h text:style-name="P3" text:outline-level="1">May contain:</text:h>
      <text:p text:style-name="Text_20_body"><text:a xlink:type="simple" xlink:href="#id244">blockquote</text:a>, <text:a xlink:type="simple" xlink:href="#id286">lg</text:a>, <text:a xlink:type="simple" xlink:href="#id249">list</text:a>, <text:a xlink:type="simple" xlink:href="#id261">p</text:a>, <text:a xlink:type="simple" xlink:href="#id265">table</text:a> </text:p>
      <text:h text:style-name="P3" text:outline-level="1">May occur within:</text:h>
      <text:p text:style-name="Text_20_body"><text:a xlink:type="simple" xlink:href="#id1513">profiledesc</text:a> </text:p>
      <text:h text:style-name="P3" text:outline-level="1">Attributes:</text:h>
      <text:list xml:id="list34417495" text:style-name="L48">
        <text:list-item>
          <text:p text:style-name="P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1">n, optional, xs:NMTOKEN<text:line-break/>provides a label (name or number) for an element. While its value need not be unique, it is required to be a single token.</text:p>
        </text:list-item>
        <text:list-item>
          <text:p text:style-name="P51">xml:id, optional, xs:ID<text:line-break/>regularizes the naming of an element and thus facilitates building links between it and other resources. Each id attribute within a document must have a unique value.</text:p>
        </text:list-item>
        <text:list-item>
          <text:p text:style-name="P5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text:soft-page-break/>Module:</text:h>
      <text:p text:style-name="Text_20_body">header</text:p>
      <text:h text:style-name="P243" text:outline-level="1"><text:bookmark text:name="id697"/>&lt;cue&gt; cue</text:h>
      <text:h text:style-name="P3" text:outline-level="1">Description:</text:h>
      <text:p text:style-name="Text_20_body">MIDI cue poi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394109" text:style-name="L49">
        <text:list-item>
          <text:p text:style-name="P52">copyof, optional, xs:IDREF<text:line-break/>points to an element of which the current element is a copy.</text:p>
        </text:list-item>
        <text:list-item>
          <text:p text:style-name="P52">corresp, optional, xs:IDREFS<text:line-break/>used to point to other elements that correspond to this one in a generic fashion.</text:p>
        </text:list-item>
        <text:list-item>
          <text:p text:style-name="P52">layer, optional, xs:positiveInteger<text:line-break/>identifies the layer to which a feature applies.</text:p>
        </text:list-item>
        <text:list-item>
          <text:p text:style-name="P52">n, optional, xs:NMTOKEN<text:line-break/>provides a label (name or number) for an element. While its value need not be unique, it is required to be a single token.</text:p>
        </text:list-item>
        <text:list-item>
          <text:p text:style-name="P52">next, optional, xs:IDREFS<text:line-break/>used to point to the next event(s) in a user-defined collection.</text:p>
        </text:list-item>
        <text:list-item>
          <text:p text:style-name="P52">prev, optional, xs:IDREFS<text:line-break/>points to the previous event(s) in a user-defined collection.</text:p>
        </text:list-item>
        <text:list-item>
          <text:p text:style-name="P52">sameas, optional, xs:IDREFS<text:line-break/>points to an element that is the same as the current element but is not a literal copy of the current element.</text:p>
        </text:list-item>
        <text:list-item>
          <text:p text:style-name="P52">staff, required, list of xs:positiveInteger, minimum length of 1<text:line-break/>signifies the staff on which a notated event occurs or to which a control event applies.</text:p>
        </text:list-item>
        <text:list-item>
          <text:p text:style-name="P52">synch, optional, xs:IDREFS<text:line-break/>points to elements that are synchronous with the current element.</text:p>
        </text:list-item>
        <text:list-item>
          <text:p text:style-name="P52">tstamp, optional, xs:decimal, 0 - ∞<text:line-break/>encodes the onset time in terms of musical time, i.e., beats[.fractional beat part]</text:p>
        </text:list-item>
        <text:list-item>
          <text:p text:style-name="P52">when, optional, xs:IDREF<text:line-break/>indicates the point of occurrence of this feature along a timeline. Its value must be the ID of a &lt;when&gt; element.</text:p>
        </text:list-item>
        <text:list-item>
          <text:p text:style-name="P5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72"/><text:soft-page-break/>&lt;curve&gt; curve</text:h>
      <text:h text:style-name="P3"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3" text:outline-level="1">May contain:</text:h>
      <text:p text:style-name="Text_20_body">EMPTY</text:p>
      <text:h text:style-name="P3"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3" text:outline-level="1">Attributes:</text:h>
      <text:list xml:id="list34421610" text:style-name="L50">
        <text:list-item>
          <text:p text:style-name="P53">bezier, optional, list of xs:integer, minimum length of 1<text:line-break/>records the placement of Bezier control points as a series of space-separated xy coordinates, eg. 19 45 -32 118.</text:p>
        </text:list-item>
        <text:list-item>
          <text:p text:style-name="P53">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3">copyof, optional, xs:IDREF<text:line-break/>points to an element of which the current element is a copy.</text:p>
        </text:list-item>
        <text:list-item>
          <text:p text:style-name="P53">corresp, optional, xs:IDREFS<text:line-break/>used to point to other elements that correspond to this one in a generic fashion.</text:p>
        </text:list-item>
        <text:list-item>
          <text:p text:style-name="P53">curvedir, optional, xs:token, above, below<text:line-break/>describes a curve with a generic term indicating whether the curve bows upward or downward. Upward curves go above the items they cover, while downward curves go under them.</text:p>
        </text:list-item>
        <text:list-item>
          <text:p text:style-name="P53">endho, optional, xs:decimal<text:line-break/>records the horizontal adjustment of a feature's programmatically-determined end point.</text:p>
        </text:list-item>
        <text:list-item>
          <text:p text:style-name="P53">endid, optional, xs:IDREF<text:line-break/>indicates the final element in a sequence of events to which the feature applies.</text:p>
        </text:list-item>
        <text:list-item>
          <text:p text:style-name="P53">endto, optional, xs:decimal<text:line-break/>records a timestamp adjustment of a feature's programmatically-determined end point.</text:p>
        </text:list-item>
        <text:list-item>
          <text:p text:style-name="P53"><text:soft-page-break/>endvo, optional, xs:decimal<text:line-break/>records a vertical adjustment of a feature's programmatically-determined end point.</text:p>
        </text:list-item>
        <text:list-item>
          <text:p text:style-name="P53">facs, optional, xs:IDREFS<text:line-break/>permits the current element to reference a facsimile image or image zone which corresponds to it.</text:p>
        </text:list-item>
        <text:list-item>
          <text:p text:style-name="P53">ho, optional, xs:decimal<text:line-break/>records a horizontal adjustment of a feature's programmatically-determinded location in terms of staff interline distance; that is, units of 1/2 the distance between adjacent staves.</text:p>
        </text:list-item>
        <text:list-item>
          <text:p text:style-name="P53">n, optional, xs:NMTOKEN<text:line-break/>provides a label (name or number) for an element. While its value need not be unique, it is required to be a single token.</text:p>
        </text:list-item>
        <text:list-item>
          <text:p text:style-name="P53">next, optional, xs:IDREFS<text:line-break/>used to point to the next event(s) in a user-defined collection.</text:p>
        </text:list-item>
        <text:list-item>
          <text:p text:style-name="P53">prev, optional, xs:IDREFS<text:line-break/>points to the previous event(s) in a user-defined collection.</text:p>
        </text:list-item>
        <text:list-item>
          <text:p text:style-name="P53">rend, optional, xs:token, medium, wide, dashed, dotted<text:line-break/>records the appearance of the curve.</text:p>
        </text:list-item>
        <text:list-item>
          <text:p text:style-name="P53">sameas, optional, xs:IDREFS<text:line-break/>points to an element that is the same as the current element but is not a literal copy of the current element.</text:p>
        </text:list-item>
        <text:list-item>
          <text:p text:style-name="P53">startho, optional, xs:decimal<text:line-break/>records the horizontal adjustment of a feature's programmatically-determined start point.</text:p>
        </text:list-item>
        <text:list-item>
          <text:p text:style-name="P53">startid, optional, xs:IDREF<text:line-break/>holds a reference to the first element in a sequence of events to which the feature applies.</text:p>
        </text:list-item>
        <text:list-item>
          <text:p text:style-name="P53">startto, optional, xs:decimal<text:line-break/>records a timestamp adjustment of a feature's programmatically-determined start point.</text:p>
        </text:list-item>
        <text:list-item>
          <text:p text:style-name="P53">startvo, optional, xs:decimal<text:line-break/>records a vertical adjustment of a feature's programmatically-determined start point.</text:p>
        </text:list-item>
        <text:list-item>
          <text:p text:style-name="P53">subtype, optional, xs:NMTOKEN<text:line-break/>provide any sub-classification for the element, additional to that given by its type attribute.</text:p>
        </text:list-item>
        <text:list-item>
          <text:p text:style-name="P53">synch, optional, xs:IDREFS<text:line-break/>points to elements that are synchronous with the current element.</text:p>
        </text:list-item>
        <text:list-item>
          <text:p text:style-name="P53">to, optional, xs:decimal<text:line-break/>records a timestamp adjustment of a feature's programmatically-determined location in musical terms; that is, beats.</text:p>
        </text:list-item>
        <text:list-item>
          <text:p text:style-name="P53">type, optional, xs:NMTOKEN<text:line-break/>characterizes the element in some sense, using any convenient classification scheme or typology.</text:p>
        </text:list-item>
        <text:list-item>
          <text:p text:style-name="P53">vo, optional, xs:decimal<text:line-break/>records the vertical adjustment of a feature's programmatically-determined location in terms of staff interline distance; that is, units of 1/2 the distance between adjacent staves.</text:p>
        </text:list-item>
        <text:list-item>
          <text:p text:style-name="P53">when, optional, xs:IDREF<text:line-break/>indicates the point of occurrence of this feature along a timeline. Its value must be the ID of a &lt;when&gt; element.</text:p>
        </text:list-item>
        <text:list-item>
          <text:p text:style-name="P53">x, optional, xs:decimal<text:line-break/>encodes an x coordinate for a feature in an output coordinate system. When it is necessary to record the placement of a feature in a facsimile image, use facs attribute.</text:p>
        </text:list-item>
        <text:list-item>
          <text:p text:style-name="P53">x2, optional, xs:decimal<text:line-break/>encodes the optional 2nd x coordinate.</text:p>
        </text:list-item>
        <text:list-item>
          <text:p text:style-name="P53"><text:soft-page-break/>xml:id, optional, xs:ID<text:line-break/>regularizes the naming of an element and thus facilitates building links between it and other resources. Each id attribute within a document must have a unique value.</text:p>
        </text:list-item>
        <text:list-item>
          <text:p text:style-name="P53">y, optional, xs:decimal<text:line-break/>encodes an y coordinate for a feature in an output coordinate system. When it is necessary to record the placement of a feature in a facsimile image, use facs attribute.</text:p>
        </text:list-item>
        <text:list-item>
          <text:p text:style-name="P53">y2, optional, xs:decimal<text:line-break/>encodes the optional 2nd y coordinate.</text:p>
        </text:list-item>
      </text:list>
      <text:h text:style-name="P3" text:outline-level="1">Module:</text:h>
      <text:p text:style-name="Text_20_body">usersymbols</text:p>
      <text:h text:style-name="P243" text:outline-level="1"><text:bookmark text:name="id324"/>&lt;custos&gt; custos</text:h>
      <text:h text:style-name="P3"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322">sb</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16245" text:style-name="L51">
        <text:list-item>
          <text:p text:style-name="P5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4">copyof, optional, xs:IDREF<text:line-break/>points to an element of which the current element is a copy.</text:p>
        </text:list-item>
        <text:list-item>
          <text:p text:style-name="P54">corresp, optional, xs:IDREFS<text:line-break/>used to point to other elements that correspond to this one in a generic fashion.</text:p>
        </text:list-item>
        <text:list-item>
          <text:p text:style-name="P54">facs, optional, xs:IDREFS<text:line-break/>permits the current element to reference a facsimile image or image zone which corresponds to it.</text:p>
        </text:list-item>
        <text:list-item>
          <text:p text:style-name="P54">n, optional, xs:NMTOKEN<text:line-break/>provides a label (name or number) for an element. While its value need not be unique, it is required to be a single token.</text:p>
        </text:list-item>
        <text:list-item>
          <text:p text:style-name="P54">next, optional, xs:IDREFS<text:line-break/>used to point to the next event(s) in a user-defined collection.</text:p>
        </text:list-item>
        <text:list-item>
          <text:p text:style-name="P54">oct, optional, xs:nonNegativeInteger, 0 - 9<text:line-break/>captures written octave information.</text:p>
        </text:list-item>
        <text:list-item>
          <text:p text:style-name="P54">pname, optional, xs:token, "[a-g]"<text:line-break/>contains a written pitch name.</text:p>
        </text:list-item>
        <text:list-item>
          <text:p text:style-name="P54">prev, optional, xs:IDREFS<text:line-break/>points to the previous event(s) in a user-defined collection.</text:p>
        </text:list-item>
        <text:list-item>
          <text:p text:style-name="P54"><text:soft-page-break/>sameas, optional, xs:IDREFS<text:line-break/>points to an element that is the same as the current element but is not a literal copy of the current element.</text:p>
        </text:list-item>
        <text:list-item>
          <text:p text:style-name="P54">source, optional, xs:IDREFS<text:line-break/>contains a list of one or more pointers indicating the sources which attest to a given reading. Each value should correspond to the ID of a &lt;source&gt; element located in the document header.</text:p>
        </text:list-item>
        <text:list-item>
          <text:p text:style-name="P54">synch, optional, xs:IDREFS<text:line-break/>points to elements that are synchronous with the current element.</text:p>
        </text:list-item>
        <text:list-item>
          <text:p text:style-name="P54">target, optional, xs:IDREF<text:line-break/>encodes the target note when its pitch differs from the pitch at which the custos appears.</text:p>
        </text:list-item>
        <text:list-item>
          <text:p text:style-name="P54">when, optional, xs:IDREF<text:line-break/>indicates the point of occurrence of this feature along a timeline. Its value must be the ID of a &lt;when&gt; element.</text:p>
        </text:list-item>
        <text:list-item>
          <text:p text:style-name="P5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212"/>&lt;damage&gt; damage</text:h>
      <text:h text:style-name="P3"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text:soft-page-break/>Attributes:</text:h>
      <text:list xml:id="list34402583" text:style-name="L52">
        <text:list-item>
          <text:p text:style-name="P55">agent, optional, CDATA<text:line-break/>signifies the causative agent of damage, illegibility, or other loss of original text.</text:p>
        </text:list-item>
        <text:list-item>
          <text:p text:style-name="P55">degree, optional, CDATA<text:line-break/>records the degree of damage.</text:p>
        </text:list-item>
        <text:list-item>
          <text:p text:style-name="P55">extent, optional, CDATA<text:line-break/>indicates the extent of damage or omission.</text:p>
        </text:list-item>
        <text:list-item>
          <text:p text:style-name="P55">facs, optional, xs:IDREFS<text:line-break/>permits the current element to reference a facsimile image or image zone which corresponds to it.</text:p>
        </text:list-item>
        <text:list-item>
          <text:p text:style-name="P55">hand, optional, xs:IDREF<text:line-break/>signifies the hand responsible for an action. The value must be the ID of a &lt;hand&gt; element declared in the header.</text:p>
        </text:list-item>
        <text:list-item>
          <text:p text:style-name="P55">n, optional, xs:NMTOKEN<text:line-break/>provides a label (name or number) for an element. While its value need not be unique, it is required to be a single token.</text:p>
        </text:list-item>
        <text:list-item>
          <text:p text:style-name="P55">subtype, optional, xs:NMTOKEN<text:line-break/>provide any sub-classification for the element, additional to that given by its type attribute.</text:p>
        </text:list-item>
        <text:list-item>
          <text:p text:style-name="P55">type, optional, xs:NMTOKEN<text:line-break/>characterizes the element in some sense, using any convenient classification scheme or typology.</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083"/>&lt;date&gt; date</text:h>
      <text:h text:style-name="P3" text:outline-level="1">Description:</text:h>
      <text:p text:style-name="Text_20_body">A date in any format.</text:p>
      <text:h text:style-name="P3"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522">chang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3067" text:style-name="L53">
        <text:list-item>
          <text:p text:style-name="P56">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56">calendar, optional, xs:NMTOKEN<text:line-break/>indicates the system or calendar to which a date belongs, for example, Gregorian, Julian, Roman, Mosaic, Revolutionary, Islamic, etc.</text:p>
        </text:list-item>
        <text:list-item>
          <text:p text:style-name="P56">cert, optional, xs:token, high, medium, low, unknown<text:line-break/>signifies the degree of certainty or precision associated with a feature.</text:p>
        </text:list-item>
        <text:list-item>
          <text:p text:style-name="P56">enddate, optional, xs:date, xs:gYear, xs:gMonth, xs:gDay, xs:gYearMonth, xs:gMonthDay, xs:time, xs:dateTime, xs:token<text:line-break/>contains the end point of a date range.</text:p>
        </text:list-item>
        <text:list-item>
          <text:p text:style-name="P56">evidence, optional, xs:NMTOKEN<text:line-break/>indicates the nature of the evidence supporting the reliability or accuracy of the intervention or interpretation. Suggested values include: 'internal', 'external', 'conjecture'.</text:p>
        </text:list-item>
        <text:list-item>
          <text:p text:style-name="P56">facs, optional, xs:IDREFS<text:line-break/>permits the current element to reference a facsimile image or image zone which corresponds to it.</text:p>
        </text:list-item>
        <text:list-item>
          <text:p text:style-name="P56">n, optional, xs:NMTOKEN<text:line-break/>provides a label (name or number) for an element. While its value need not be unique, it is required to be a single token.</text:p>
        </text:list-item>
        <text:list-item>
          <text:p text:style-name="P56">notafter, optional, xs:date, xs:gYear, xs:gMonth, xs:gDay, xs:gYearMonth, xs:gMonthDay, xs:time, xs:dateTime, xs:token<text:line-break/>contains an upper boundary for an uncertain date.</text:p>
        </text:list-item>
        <text:list-item>
          <text:p text:style-name="P56">notbefore, optional, xs:date, xs:gYear, xs:gMonth, xs:gDay, xs:gYearMonth, xs:gMonthDay, xs:time, xs:dateTime, xs:token<text:line-break/>contains a lower boundary for an uncertain date.</text:p>
        </text:list-item>
        <text:list-item>
          <text:p text:style-name="P56">reg, optional, xs:date, xs:gYear, xs:gMonth, xs:gDay, xs:gYearMonth, xs:gMonthDay, xs:time, xs:dateTime, xs:token<text:line-break/>gives the value of a date in standard ISO form.</text:p>
        </text:list-item>
        <text:list-item>
          <text:p text:style-name="P5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6">source, optional, xs:IDREFS<text:line-break/>contains a list of one or more pointers indicating the sources which attest to a given reading. Each value should correspond to the ID of a &lt;source&gt; element located in the document header.</text:p>
        </text:list-item>
        <text:list-item>
          <text:p text:style-name="P56">startdate, optional, xs:date, xs:gYear, xs:gMonth, xs:gDay, xs:gYearMonth, xs:gMonthDay, xs:time, xs:dateTime, xs:token<text:line-break/>contains the starting point of a date range.</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220"/><text:soft-page-break/>&lt;del&gt; deletion</text:h>
      <text:h text:style-name="P3"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04692" text:style-name="L54">
        <text:list-item>
          <text:p text:style-name="P57">facs, optional, xs:IDREFS<text:line-break/>permits the current element to reference a facsimile image or image zone which corresponds to it.</text:p>
        </text:list-item>
        <text:list-item>
          <text:p text:style-name="P57">hand, optional, xs:IDREF<text:line-break/>signifies the hand responsible for an action. The value must be the ID of a &lt;hand&gt; element declared in the header.</text:p>
        </text:list-item>
        <text:list-item>
          <text:p text:style-name="P57">n, optional, xs:NMTOKEN<text:line-break/>provides a label (name or number) for an element. While its value need not be unique, it is required to be a single token.</text:p>
        </text:list-item>
        <text:list-item>
          <text:p text:style-name="P57">rend, optional, CDATA<text:line-break/>contains an indication of how the deletion should be rendered.</text:p>
        </text:list-item>
        <text:list-item>
          <text:p text:style-name="P57">seq, optional, xs:positiveInteger<text:line-break/>used to assign a sequence number related to the order in which the encoded features carrying this attribute are believed to have occurred.</text:p>
        </text:list-item>
        <text:list-item>
          <text:p text:style-name="P5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407"/><text:soft-page-break/>&lt;dimensions&gt; dimensions</text:h>
      <text:h text:style-name="P3"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01981" text:style-name="L55">
        <text:list-item>
          <text:p text:style-name="P5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8">n, optional, xs:NMTOKEN<text:line-break/>provides a label (name or number) for an element. While its value need not be unique, it is required to be a single token.</text:p>
        </text:list-item>
        <text:list-item>
          <text:p text:style-name="P58">unit, optional, xs:NMTOKEN<text:line-break/>indicates the units used for a measurement, usually using the standard symbol for the desired unit.</text:p>
        </text:list-item>
        <text:list-item>
          <text:p text:style-name="P5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69"/>&lt;dir&gt; directive</text:h>
      <text:h text:style-name="P3"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3" text:outline-level="1">Attributes:</text:h>
      <text:list xml:id="list34418664" text:style-name="L56">
        <text:list-item>
          <text:p text:style-name="P59">copyof, optional, xs:IDREF<text:line-break/>points to an element of which the current element is a copy.</text:p>
        </text:list-item>
        <text:list-item>
          <text:p text:style-name="P59">corresp, optional, xs:IDREFS<text:line-break/>used to point to other elements that correspond to this one in a generic fashion.</text:p>
        </text:list-item>
        <text:list-item>
          <text:p text:style-name="P59">dur, optional, xs:token, "([0-9]+m *\+ *)?[0-9]+(\.?[0-9]*)?"<text:line-break/>encodes the duration of a feature as a timestamp for its endpoint rather than as a relative durational value.</text:p>
        </text:list-item>
        <text:list-item>
          <text:p text:style-name="P5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59">endho, optional, xs:decimal<text:line-break/>records the horizontal adjustment of a feature's programmatically-determined end point.</text:p>
        </text:list-item>
        <text:list-item>
          <text:p text:style-name="P59">endid, optional, xs:IDREF<text:line-break/>indicates the final element in a sequence of events to which the feature applies.</text:p>
        </text:list-item>
        <text:list-item>
          <text:p text:style-name="P59">endto, optional, xs:decimal<text:line-break/>records a timestamp adjustment of a feature's programmatically-determined end point.</text:p>
        </text:list-item>
        <text:list-item>
          <text:p text:style-name="P59">facs, optional, xs:IDREFS<text:line-break/>permits the current element to reference a facsimile image or image zone which corresponds to it.</text:p>
        </text:list-item>
        <text:list-item>
          <text:p text:style-name="P59">ho, optional, xs:decimal<text:line-break/>records a horizontal adjustment of a feature's programmatically-determinded location in terms of staff interline distance; that is, units of 1/2 the distance between adjacent staves.</text:p>
        </text:list-item>
        <text:list-item>
          <text:p text:style-name="P59">layer, optional, list of xs:positiveInteger, minimum length of 1<text:line-break/>signifies the layer within which a control event is active.</text:p>
        </text:list-item>
        <text:list-item>
          <text:p text:style-name="P59">n, optional, xs:NMTOKEN<text:line-break/>provides a label (name or number) for an element. While its value need not be unique, it is required to be a single token.</text:p>
        </text:list-item>
        <text:list-item>
          <text:p text:style-name="P59">next, optional, xs:IDREFS<text:line-break/>used to point to the next event(s) in a user-defined collection.</text:p>
        </text:list-item>
        <text:list-item>
          <text:p text:style-name="P59">place, optional, xs:token, above, below, within<text:line-break/>captures the placement of the item with respect to the staff with which it is associated.</text:p>
        </text:list-item>
        <text:list-item>
          <text:p text:style-name="P59">plist, optional, xs:IDREFS<text:line-break/>contains a space separated list of ID references that identify logical events that participate in a collection, such as notes under a phrase mark.</text:p>
        </text:list-item>
        <text:list-item>
          <text:p text:style-name="P59">prev, optional, xs:IDREFS<text:line-break/>points to the previous event(s) in a user-defined collection.</text:p>
        </text:list-item>
        <text:list-item>
          <text:p text:style-name="P59"><text:soft-page-break/>sameas, optional, xs:IDREFS<text:line-break/>points to an element that is the same as the current element but is not a literal copy of the current element.</text:p>
        </text:list-item>
        <text:list-item>
          <text:p text:style-name="P59">staff, required, list of xs:positiveInteger, minimum length of 1<text:line-break/>signifies the staff on which a notated event occurs or to which a control event applies.</text:p>
        </text:list-item>
        <text:list-item>
          <text:p text:style-name="P59">startho, optional, xs:decimal<text:line-break/>records the horizontal adjustment of a feature's programmatically-determined start point.</text:p>
        </text:list-item>
        <text:list-item>
          <text:p text:style-name="P59">startid, optional, xs:IDREF<text:line-break/>holds a reference to the first element in a sequence of events to which the feature applies.</text:p>
        </text:list-item>
        <text:list-item>
          <text:p text:style-name="P59">startto, optional, xs:decimal<text:line-break/>records a timestamp adjustment of a feature's programmatically-determined start point.</text:p>
        </text:list-item>
        <text:list-item>
          <text:p text:style-name="P59">subtype, optional, xs:NMTOKEN<text:line-break/>provide any sub-classification for the element, additional to that given by its type attribute.</text:p>
        </text:list-item>
        <text:list-item>
          <text:p text:style-name="P59">synch, optional, xs:IDREFS<text:line-break/>points to elements that are synchronous with the current element.</text:p>
        </text:list-item>
        <text:list-item>
          <text:p text:style-name="P59">to, optional, xs:decimal<text:line-break/>records a timestamp adjustment of a feature's programmatically-determined location in musical terms; that is, beats.</text:p>
        </text:list-item>
        <text:list-item>
          <text:p text:style-name="P59">tstamp, optional, xs:decimal, 0 - ∞<text:line-break/>encodes the onset time in terms of musical time, i.e., beats[.fractional beat part]</text:p>
        </text:list-item>
        <text:list-item>
          <text:p text:style-name="P59">tstamp.ges, optional, xs:nonNegativeInteger<text:line-break/>used to record the onset time in pulses per quarter note (ppq, MusicXML divisions, or MIDI clicks) since the start of the file.</text:p>
        </text:list-item>
        <text:list-item>
          <text:p text:style-name="P59">tstamp.real, optional, xs:time<text:line-break/>used to record the onset time in pulses per quarter note (ppq, MusicXML divisions, or MIDI clicks) since the start of the file.</text:p>
        </text:list-item>
        <text:list-item>
          <text:p text:style-name="P59">type, optional, xs:NMTOKEN<text:line-break/>characterizes the element in some sense, using any convenient classification scheme or typology.</text:p>
        </text:list-item>
        <text:list-item>
          <text:p text:style-name="P59">vo, optional, xs:decimal<text:line-break/>records the vertical adjustment of a feature's programmatically-determined location in terms of staff interline distance; that is, units of 1/2 the distance between adjacent staves.</text:p>
        </text:list-item>
        <text:list-item>
          <text:p text:style-name="P59">when, optional, xs:IDREF<text:line-break/>indicates the point of occurrence of this feature along a timeline. Its value must be the ID of a &lt;when&gt; element.</text:p>
        </text:list-item>
        <text:list-item>
          <text:p text:style-name="P59">x, optional, xs:decimal<text:line-break/>encodes an x coordinate for a feature in an output coordinate system. When it is necessary to record the placement of a feature in a facsimile image, use facs attribute.</text:p>
        </text:list-item>
        <text:list-item>
          <text:p text:style-name="P59">xml:id, optional, xs:ID<text:line-break/>regularizes the naming of an element and thus facilitates building links between it and other resources. Each id attribute within a document must have a unique value.</text:p>
        </text:list-item>
        <text:list-item>
          <text:p text:style-name="P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59">y, optional, xs:decimal<text:line-break/>encodes an y coordinate for a feature in an output coordinate system. When it is necessary to record the placement of a feature in a facsimile image, use facs attribute.</text:p>
        </text:list-item>
      </text:list>
      <text:h text:style-name="P3" text:outline-level="1"><text:soft-page-break/>Module:</text:h>
      <text:p text:style-name="Text_20_body">shared</text:p>
      <text:h text:style-name="P243" text:outline-level="1"><text:bookmark text:name="id229"/>&lt;div&gt; division</text:h>
      <text:h text:style-name="P3" text:outline-level="1">Description:</text:h>
      <text:p text:style-name="Text_20_body">Major structural division of text, such as a preface, chapter or section. Often, the &lt;head&gt; sub-element identifies the &lt;div&gt;'s purpose.</text:p>
      <text:h text:style-name="P3" text:outline-level="1">May contain:</text:h>
      <text:p text:style-name="Text_20_body"><text:a xlink:type="simple" xlink:href="#id244">blockquote</text:a>, <text:a xlink:type="simple" xlink:href="#id229">div</text:a>, <text:a xlink:type="simple" xlink:href="#id252">head</text:a>, <text:a xlink:type="simple" xlink:href="#id233">lb</text:a>, <text:a xlink:type="simple" xlink:href="#id286">lg</text:a>, <text:a xlink:type="simple" xlink:href="#id249">list</text:a>, <text:a xlink:type="simple" xlink:href="#id261">p</text:a>, <text:a xlink:type="simple" xlink:href="#id237">pb</text:a>, <text:a xlink:type="simple" xlink:href="#id265">table</text:a> </text:p>
      <text:h text:style-name="P3" text:outline-level="1">May occur within:</text:h>
      <text:p text:style-name="Text_20_body"><text:a xlink:type="simple" xlink:href="#id1582">back</text:a>, <text:a xlink:type="simple" xlink:href="#id229">div</text:a>, <text:a xlink:type="simple" xlink:href="#id668">ending</text:a>, <text:a xlink:type="simple" xlink:href="#id1552">front</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3" text:outline-level="1">Attributes:</text:h>
      <text:list xml:id="list34412592" text:style-name="L57">
        <text:list-item>
          <text:p text:style-name="P60">facs, optional, xs:IDREFS<text:line-break/>permits the current element to reference a facsimile image or image zone which corresponds to it.</text:p>
        </text:list-item>
        <text:list-item>
          <text:p text:style-name="P60">n, optional, xs:NMTOKEN<text:line-break/>provides a label (name or number) for an element. While its value need not be unique, it is required to be a single token.</text:p>
        </text:list-item>
        <text:list-item>
          <text:p text:style-name="P60">subtype, optional, xs:NMTOKEN<text:line-break/>provide any sub-classification for the element, additional to that given by its type attribute.</text:p>
        </text:list-item>
        <text:list-item>
          <text:p text:style-name="P60">type, optional, xs:NMTOKEN<text:line-break/>characterizes the element in some sense, using any convenient classification scheme or typology.</text:p>
        </text:list-item>
        <text:list-item>
          <text:p text:style-name="P60">xml:id, optional, xs:ID<text:line-break/>regularizes the naming of an element and thus facilitates building links between it and other resources. Each id attribute within a document must have a unique value.</text:p>
        </text:list-item>
        <text:list-item>
          <text:p text:style-name="P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text</text:p>
      <text:h text:style-name="P243" text:outline-level="1"><text:bookmark text:name="id158"/>&lt;dot&gt; dot</text:h>
      <text:h text:style-name="P3"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3" text:outline-level="1"><text:soft-page-break/>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01339" text:style-name="L58">
        <text:list-item>
          <text:p text:style-name="P6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1">copyof, optional, xs:IDREF<text:line-break/>points to an element of which the current element is a copy.</text:p>
        </text:list-item>
        <text:list-item>
          <text:p text:style-name="P61">corresp, optional, xs:IDREFS<text:line-break/>used to point to other elements that correspond to this one in a generic fashion.</text:p>
        </text:list-item>
        <text:list-item>
          <text:p text:style-name="P61">facs, optional, xs:IDREFS<text:line-break/>permits the current element to reference a facsimile image or image zone which corresponds to it.</text:p>
        </text:list-item>
        <text:list-item>
          <text:p text:style-name="P61">form, optional, xs:token, aug, div<text:line-break/>records the function of the dot; that is, whether it is a dot of augmentation or a dot of division.</text:p>
        </text:list-item>
        <text:list-item>
          <text:p text:style-name="P61">ho, optional, xs:decimal<text:line-break/>records a horizontal adjustment of a feature's programmatically-determinded location in terms of staff interline distance; that is, units of 1/2 the distance between adjacent staves.</text:p>
        </text:list-item>
        <text:list-item>
          <text:p text:style-name="P61">loc, optional, xs:nonNegativeInteger<text:line-break/>holds the staff location of the feature.</text:p>
        </text:list-item>
        <text:list-item>
          <text:p text:style-name="P61">n, optional, xs:NMTOKEN<text:line-break/>provides a label (name or number) for an element. While its value need not be unique, it is required to be a single token.</text:p>
        </text:list-item>
        <text:list-item>
          <text:p text:style-name="P61">next, optional, xs:IDREFS<text:line-break/>used to point to the next event(s) in a user-defined collection.</text:p>
        </text:list-item>
        <text:list-item>
          <text:p text:style-name="P61">prev, optional, xs:IDREFS<text:line-break/>points to the previous event(s) in a user-defined collection.</text:p>
        </text:list-item>
        <text:list-item>
          <text:p text:style-name="P61">sameas, optional, xs:IDREFS<text:line-break/>points to an element that is the same as the current element but is not a literal copy of the current element.</text:p>
        </text:list-item>
        <text:list-item>
          <text:p text:style-name="P61">synch, optional, xs:IDREFS<text:line-break/>points to elements that are synchronous with the current element.</text:p>
        </text:list-item>
        <text:list-item>
          <text:p text:style-name="P61">vo, optional, xs:decimal<text:line-break/>records the vertical adjustment of a feature's programmatically-determined location in terms of staff interline distance; that is, units of 1/2 the distance between adjacent staves.</text:p>
        </text:list-item>
        <text:list-item>
          <text:p text:style-name="P61">when, optional, xs:IDREF<text:line-break/>indicates the point of occurrence of this feature along a timeline. Its value must be the ID of a &lt;when&gt; element.</text:p>
        </text:list-item>
        <text:list-item>
          <text:p text:style-name="P61">x, optional, xs:decimal<text:line-break/>encodes an x coordinate for a feature in an output coordinate system. When it is necessary to record the placement of a feature in a facsimile image, use facs attribute.</text:p>
        </text:list-item>
        <text:list-item>
          <text:p text:style-name="P61">xml:id, optional, xs:ID<text:line-break/>regularizes the naming of an element and thus facilitates building links between it and other resources. Each id attribute within a document must have a unique value.</text:p>
        </text:list-item>
        <text:list-item>
          <text:p text:style-name="P61"><text:soft-page-break/>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772"/>&lt;dynam&gt; dynamic</text:h>
      <text:h text:style-name="P3"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3" text:outline-level="1">Attributes:</text:h>
      <text:list xml:id="list34396403" text:style-name="L59">
        <text:list-item>
          <text:p text:style-name="P62">copyof, optional, xs:IDREF<text:line-break/>points to an element of which the current element is a copy.</text:p>
        </text:list-item>
        <text:list-item>
          <text:p text:style-name="P62">corresp, optional, xs:IDREFS<text:line-break/>used to point to other elements that correspond to this one in a generic fashion.</text:p>
        </text:list-item>
        <text:list-item>
          <text:p text:style-name="P62">dur, optional, xs:token, "([0-9]+m *\+ *)?[0-9]+(\.?[0-9]*)?"<text:line-break/>encodes the duration of a feature as a timestamp for its endpoint rather than as a relative durational value.</text:p>
        </text:list-item>
        <text:list-item>
          <text:p text:style-name="P6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2">endho, optional, xs:decimal<text:line-break/>records the horizontal adjustment of a feature's programmatically-determined end point.</text:p>
        </text:list-item>
        <text:list-item>
          <text:p text:style-name="P62">endid, optional, xs:IDREF<text:line-break/>indicates the final element in a sequence of events to which the feature applies.</text:p>
        </text:list-item>
        <text:list-item>
          <text:p text:style-name="P62">endto, optional, xs:decimal<text:line-break/>records a timestamp adjustment of a feature's programmatically-determined end point.</text:p>
        </text:list-item>
        <text:list-item>
          <text:p text:style-name="P62">facs, optional, xs:IDREFS<text:line-break/>permits the current element to reference a facsimile image or image zone which corresponds to it.</text:p>
        </text:list-item>
        <text:list-item>
          <text:p text:style-name="P62"><text:soft-page-break/>ho, optional, xs:decimal<text:line-break/>records a horizontal adjustment of a feature's programmatically-determinded location in terms of staff interline distance; that is, units of 1/2 the distance between adjacent staves.</text:p>
        </text:list-item>
        <text:list-item>
          <text:p text:style-name="P62">layer, optional, list of xs:positiveInteger, minimum length of 1<text:line-break/>signifies the layer within which a control event is active.</text:p>
        </text:list-item>
        <text:list-item>
          <text:p text:style-name="P62">n, optional, xs:NMTOKEN<text:line-break/>provides a label (name or number) for an element. While its value need not be unique, it is required to be a single token.</text:p>
        </text:list-item>
        <text:list-item>
          <text:p text:style-name="P62">next, optional, xs:IDREFS<text:line-break/>used to point to the next event(s) in a user-defined collection.</text:p>
        </text:list-item>
        <text:list-item>
          <text:p text:style-name="P62">place, optional, xs:token, above, below, within<text:line-break/>captures the placement of the item with respect to the staff with which it is associated.</text:p>
        </text:list-item>
        <text:list-item>
          <text:p text:style-name="P62">plist, optional, xs:IDREFS<text:line-break/>contains a space separated list of ID references that identify logical events that participate in a collection, such as notes under a phrase mark.</text:p>
        </text:list-item>
        <text:list-item>
          <text:p text:style-name="P62">prev, optional, xs:IDREFS<text:line-break/>points to the previous event(s) in a user-defined collection.</text:p>
        </text:list-item>
        <text:list-item>
          <text:p text:style-name="P62">sameas, optional, xs:IDREFS<text:line-break/>points to an element that is the same as the current element but is not a literal copy of the current element.</text:p>
        </text:list-item>
        <text:list-item>
          <text:p text:style-name="P62">staff, required, list of xs:positiveInteger, minimum length of 1<text:line-break/>signifies the staff on which a notated event occurs or to which a control event applies.</text:p>
        </text:list-item>
        <text:list-item>
          <text:p text:style-name="P62">startho, optional, xs:decimal<text:line-break/>records the horizontal adjustment of a feature's programmatically-determined start point.</text:p>
        </text:list-item>
        <text:list-item>
          <text:p text:style-name="P62">startid, optional, xs:IDREF<text:line-break/>holds a reference to the first element in a sequence of events to which the feature applies.</text:p>
        </text:list-item>
        <text:list-item>
          <text:p text:style-name="P62">startto, optional, xs:decimal<text:line-break/>records a timestamp adjustment of a feature's programmatically-determined start point.</text:p>
        </text:list-item>
        <text:list-item>
          <text:p text:style-name="P62">synch, optional, xs:IDREFS<text:line-break/>points to elements that are synchronous with the current element.</text:p>
        </text:list-item>
        <text:list-item>
          <text:p text:style-name="P62">to, optional, xs:decimal<text:line-break/>records a timestamp adjustment of a feature's programmatically-determined location in musical terms; that is, beats.</text:p>
        </text:list-item>
        <text:list-item>
          <text:p text:style-name="P62">tstamp, optional, xs:decimal, 0 - ∞<text:line-break/>encodes the onset time in terms of musical time, i.e., beats[.fractional beat part]</text:p>
        </text:list-item>
        <text:list-item>
          <text:p text:style-name="P62">tstamp.ges, optional, xs:nonNegativeInteger<text:line-break/>used to record the onset time in pulses per quarter note (ppq, MusicXML divisions, or MIDI clicks) since the start of the file.</text:p>
        </text:list-item>
        <text:list-item>
          <text:p text:style-name="P62">tstamp.real, optional, xs:time<text:line-break/>used to record the onset time in pulses per quarter note (ppq, MusicXML divisions, or MIDI clicks) since the start of the file.</text:p>
        </text:list-item>
        <text:list-item>
          <text:p text:style-name="P62">val, optional, xs:nonNegativeInteger, 0 - 127<text:line-break/>captures a MIDI value.</text:p>
        </text:list-item>
        <text:list-item>
          <text:p text:style-name="P62">vo, optional, xs:decimal<text:line-break/>records the vertical adjustment of a feature's programmatically-determined location in terms of staff interline distance; that is, units of 1/2 the distance between adjacent staves.</text:p>
        </text:list-item>
        <text:list-item>
          <text:p text:style-name="P62">when, optional, xs:IDREF<text:line-break/>indicates the point of occurrence of this feature along a timeline. Its value must be the ID of a &lt;when&gt; element.</text:p>
        </text:list-item>
        <text:list-item>
          <text:p text:style-name="P62"><text:soft-page-break/>x, optional, xs:decimal<text:line-break/>encodes an x coordinate for a feature in an output coordinate system. When it is necessary to record the placement of a feature in a facsimile image, use facs attribute.</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2">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208"/>&lt;edition&gt; edition designation</text:h>
      <text:h text:style-name="P3"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04">bibl</text:a>, <text:a xlink:type="simple" xlink:href="#id1358">editionstmt</text:a> </text:p>
      <text:h text:style-name="P3" text:outline-level="1">Attributes:</text:h>
      <text:list xml:id="list34400758" text:style-name="L60">
        <text:list-item>
          <text:p text:style-name="P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3">n, optional, xs:NMTOKEN<text:line-break/>provides a label (name or number) for an element. While its value need not be unique, it is required to be a single token.</text:p>
        </text:list-item>
        <text:list-item>
          <text:p text:style-name="P63">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shared</text:p>
      <text:h text:style-name="P243" text:outline-level="1"><text:bookmark text:name="id1358"/>&lt;editionstmt&gt; edition statement</text:h>
      <text:h text:style-name="P3" text:outline-level="1">Description:</text:h>
      <text:p text:style-name="Text_20_body">Container for meta-data pertaining to a particular edition of the material being described.</text:p>
      <text:h text:style-name="P3" text:outline-level="1">May contain:</text:h>
      <text:p text:style-name="Text_20_body"><text:a xlink:type="simple" xlink:href="#id208">edition</text:a>, <text:a xlink:type="simple" xlink:href="#id1352">respstmt</text:a> </text:p>
      <text:h text:style-name="P3" text:outline-level="1">May occur within:</text:h>
      <text:p text:style-name="Text_20_body"><text:a xlink:type="simple" xlink:href="#id1348">filedesc</text:a>, <text:a xlink:type="simple" xlink:href="#id1399">source</text:a> </text:p>
      <text:h text:style-name="P3" text:outline-level="1">Attributes:</text:h>
      <text:list xml:id="list34421875" text:style-name="L61">
        <text:list-item>
          <text:p text:style-name="P6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4">n, optional, xs:NMTOKEN<text:line-break/>provides a label (name or number) for an element. While its value need not be unique, it is required to be a single token.</text:p>
        </text:list-item>
        <text:list-item>
          <text:p text:style-name="P64">xml:id, optional, xs:ID<text:line-break/>regularizes the naming of an element and thus facilitates building links between it and other resources. Each id attribute within a document must have a unique value.</text:p>
        </text:list-item>
        <text:list-item>
          <text:p text:style-name="P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490"/>&lt;editorialdecl&gt; editorial declaration</text:h>
      <text:h text:style-name="P3" text:outline-level="1">Description:</text:h>
      <text:p text:style-name="Text_20_body">Used to provide details of editorial principles and practices applied during the encoding of musical text.</text:p>
      <text:h text:style-name="P3" text:outline-level="1">May contain:</text:h>
      <text:p text:style-name="Text_20_body"><text:a xlink:type="simple" xlink:href="#id1493">correction</text:a>, <text:a xlink:type="simple" xlink:href="#id1499">interpretation</text:a>, <text:a xlink:type="simple" xlink:href="#id1502">normalization</text:a>, <text:a xlink:type="simple" xlink:href="#id261">p</text:a>, <text:a xlink:type="simple" xlink:href="#id1505">segmentation</text:a>, <text:a xlink:type="simple" xlink:href="#id1508">stdvals</text:a> </text:p>
      <text:h text:style-name="P3" text:outline-level="1"><text:soft-page-break/>May occur within:</text:h>
      <text:p text:style-name="Text_20_body"><text:a xlink:type="simple" xlink:href="#id1474">encodingdesc</text:a> </text:p>
      <text:h text:style-name="P3" text:outline-level="1">Attributes:</text:h>
      <text:list xml:id="list34395057" text:style-name="L62">
        <text:list-item>
          <text:p text:style-name="P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5">n, optional, xs:NMTOKEN<text:line-break/>provides a label (name or number) for an element. While its value need not be unique, it is required to be a single token.</text:p>
        </text:list-item>
        <text:list-item>
          <text:p text:style-name="P65">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474"/>&lt;encodingdesc&gt; encoding description</text:h>
      <text:h text:style-name="P3" text:outline-level="1">Description:</text:h>
      <text:p text:style-name="Text_20_body">Documents the relationship between an electronic file and the source or sources from which it was derived as well as applications used in the encoding/editing process.</text:p>
      <text:h text:style-name="P3" text:outline-level="1">May contain:</text:h>
      <text:p text:style-name="Text_20_body"><text:a xlink:type="simple" xlink:href="#id1477">appinfo</text:a>, <text:a xlink:type="simple" xlink:href="#id1490">editorialdecl</text:a>, <text:a xlink:type="simple" xlink:href="#id1484">projectdesc</text:a>, <text:a xlink:type="simple" xlink:href="#id1487">samplingdecl</text:a> </text:p>
      <text:h text:style-name="P3" text:outline-level="1">May occur within:</text:h>
      <text:p text:style-name="Text_20_body"><text:a xlink:type="simple" xlink:href="#id28">meihead</text:a> </text:p>
      <text:h text:style-name="P3" text:outline-level="1">Attributes:</text:h>
      <text:list xml:id="list34423876" text:style-name="L63">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text:soft-page-break/>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668"/>&lt;ending&gt; ending</text:h>
      <text:h text:style-name="P3"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3"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224">expansion</text:a>, <text:a xlink:type="simple" xlink:href="#id1333">gap</text:a>, <text:a xlink:type="simple" xlink:href="#id1326">handshift</text:a>, <text:a xlink:type="simple" xlink:href="#id201">line</text:a>, <text:a xlink:type="simple" xlink:href="#id1155">measur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3" text:outline-level="1">May occur within:</text:h>
      <text:p text:style-name="Text_20_body"><text:a xlink:type="simple" xlink:href="#id668">ending</text:a>, <text:a xlink:type="simple" xlink:href="#id222">lem</text:a>, <text:a xlink:type="simple" xlink:href="#id1570">part</text:a>, <text:a xlink:type="simple" xlink:href="#id1178">rdg</text:a>, <text:a xlink:type="simple" xlink:href="#id1561">score</text:a>, <text:a xlink:type="simple" xlink:href="#id661">section</text:a> </text:p>
      <text:h text:style-name="P3" text:outline-level="1">Attributes:</text:h>
      <text:list xml:id="list34400338" text:style-name="L64">
        <text:list-item>
          <text:p text:style-name="P67">copyof, optional, xs:IDREF<text:line-break/>points to an element of which the current element is a copy.</text:p>
        </text:list-item>
        <text:list-item>
          <text:p text:style-name="P67">corresp, optional, xs:IDREFS<text:line-break/>used to point to other elements that correspond to this one in a generic fashion.</text:p>
        </text:list-item>
        <text:list-item>
          <text:p text:style-name="P67">entityref, optional, xs:ENTITY<text:line-break/>uses a previously-declared entity to identify an external electronic object.</text:p>
        </text:list-item>
        <text:list-item>
          <text:p text:style-name="P67">facs, optional, xs:IDREFS<text:line-break/>permits the current element to reference a facsimile image or image zone which corresponds to it.</text:p>
        </text:list-item>
        <text:list-item>
          <text:p text:style-name="P67">n, optional, xs:NMTOKEN<text:line-break/>provides a label (name or number) for an element. While its value need not be unique, it is required to be a single token.</text:p>
        </text:list-item>
        <text:list-item>
          <text:p text:style-name="P67">next, optional, xs:IDREFS<text:line-break/>used to point to the next event(s) in a user-defined collection.</text:p>
        </text:list-item>
        <text:list-item>
          <text:p text:style-name="P67">plist, optional, xs:IDREFS<text:line-break/>contains a space separated list of ID references that identify logical events that participate in a collection, such as notes under a phrase mark.</text:p>
        </text:list-item>
        <text:list-item>
          <text:p text:style-name="P67">prev, optional, xs:IDREFS<text:line-break/>points to the previous event(s) in a user-defined collection.</text:p>
        </text:list-item>
        <text:list-item>
          <text:p text:style-name="P67">sameas, optional, xs:IDREFS<text:line-break/>points to an element that is the same as the current element but is not a literal copy of the current element.</text:p>
        </text:list-item>
        <text:list-item>
          <text:p text:style-name="P67"><text:soft-page-break/>subtype, optional, xs:NMTOKEN<text:line-break/>provide any sub-classification for the element, additional to that given by its type attribute.</text:p>
        </text:list-item>
        <text:list-item>
          <text:p text:style-name="P67">synch, optional, xs:IDREFS<text:line-break/>points to elements that are synchronous with the current element.</text:p>
        </text:list-item>
        <text:list-item>
          <text:p text:style-name="P67">targettype, optional, xs:NMTOKEN<text:line-break/>in contrast with the role attribute, allows the target resource to be characterized using any convenient classification scheme or typology.</text:p>
        </text:list-item>
        <text:list-item>
          <text:p text:style-name="P67">type, optional, xs:NMTOKEN<text:line-break/>characterizes the element in some sense, using any convenient classification scheme or typology.</text:p>
        </text:list-item>
        <text:list-item>
          <text:p text:style-name="P67">when, optional, xs:IDREF<text:line-break/>indicates the point of occurrence of this feature along a timeline. Its value must be the ID of a &lt;when&gt; element.</text:p>
        </text:list-item>
        <text:list-item>
          <text:p text:style-name="P67">xlink:actuate, optional, xs:token, onLoad, onRequest, other, none<text:line-break/>defines whether a link occurs automatically or must be requested by the user. It is used in conjunction with the show attribute to determine link behavior.</text:p>
        </text:list-item>
        <text:list-item>
          <text:p text:style-name="P67">xlink:href, optional, xs:anyURI<text:line-break/>allows the use of an previously-undeclared URI to identify an external electronic object.</text:p>
        </text:list-item>
        <text:list-item>
          <text:p text:style-name="P6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7">xlink:show, optional, xs:token, new, replace, other, none<text:line-break/>defines whether a remote resource that is the target of a link appears at the point of the link, replaces the existing link, or appears in a new window.</text:p>
        </text:list-item>
        <text:list-item>
          <text:p text:style-name="P6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6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433"/>&lt;event&gt; event</text:h>
      <text:h text:style-name="P3" text:outline-level="1">Description:</text:h>
      <text:p text:style-name="Text_20_body">groups a date, a description of the event related to the date, and optionally, any number of places where the event took place.</text:p>
      <text:h text:style-name="P3" text:outline-level="1">May contain:</text:h>
      <text:p text:style-name="Text_20_body"><text:a xlink:type="simple" xlink:href="#id1083">date</text:a>, <text:a xlink:type="simple" xlink:href="#id1435">eventdesc</text:a>, <text:a xlink:type="simple" xlink:href="#id1069">geogname</text:a>, <text:a xlink:type="simple" xlink:href="#id1073">repository</text:a> </text:p>
      <text:h text:style-name="P3" text:outline-level="1"><text:soft-page-break/>May occur within:</text:h>
      <text:p text:style-name="Text_20_body"><text:a xlink:type="simple" xlink:href="#id1431">eventlist</text:a> </text:p>
      <text:h text:style-name="P3" text:outline-level="1">Attributes:</text:h>
      <text:list xml:id="list34410703" text:style-name="L65">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35"/>&lt;eventdesc&gt; event description</text:h>
      <text:h text:style-name="P3" text:outline-level="1">Description:</text:h>
      <text:p text:style-name="Text_20_body">Describes or names something that happened.</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33">event</text:a> </text:p>
      <text:h text:style-name="P3" text:outline-level="1">Attributes:</text:h>
      <text:list xml:id="list34420642" text:style-name="L66">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9">n, optional, xs:NMTOKEN<text:line-break/>provides a label (name or number) for an element. While its value need not be unique, it is required to be a single token.</text:p>
        </text:list-item>
        <text:list-item>
          <text:p text:style-name="P69">xml:id, optional, xs:ID<text:line-break/>regularizes the naming of an element and thus facilitates building links between it and other resources. Each id attribute within a document must have a unique value.</text:p>
        </text:list-item>
        <text:list-item>
          <text:p text:style-name="P69"><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431"/>&lt;eventlist&gt; event list</text:h>
      <text:h text:style-name="P3" text:outline-level="1">Description:</text:h>
      <text:p text:style-name="Text_20_body">Contains historical information given as a sequence of significant past events. &lt;eventlist&gt; contains &lt;event&gt; elements that pair a date or date range with a brief description of the associated event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text:p>
      <text:h text:style-name="P3" text:outline-level="1">May contain:</text:h>
      <text:p text:style-name="Text_20_body"><text:a xlink:type="simple" xlink:href="#id1433">event</text:a> </text:p>
      <text:h text:style-name="P3" text:outline-level="1">May occur within:</text:h>
      <text:p text:style-name="Text_20_body"><text:a xlink:type="simple" xlink:href="#id1513">profiledesc</text:a>, <text:a xlink:type="simple" xlink:href="#id1429">provenance</text:a> </text:p>
      <text:h text:style-name="P3" text:outline-level="1">Attributes:</text:h>
      <text:list xml:id="list34408375" text:style-name="L67">
        <text:list-item>
          <text:p text:style-name="P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0">n, optional, xs:NMTOKEN<text:line-break/>provides a label (name or number) for an element. While its value need not be unique, it is required to be a single token.</text:p>
        </text:list-item>
        <text:list-item>
          <text:p text:style-name="P70">subtype, optional, xs:NMTOKEN<text:line-break/>provide any sub-classification for the element, additional to that given by its type attribute.</text:p>
        </text:list-item>
        <text:list-item>
          <text:p text:style-name="P70">type, optional, xs:NMTOKEN<text:line-break/>characterizes the element in some sense, using any convenient classification scheme or typology.</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10"/><text:soft-page-break/>&lt;exhibithist&gt; exhibition history</text:h>
      <text:h text:style-name="P3" text:outline-level="1">Description:</text:h>
      <text:p text:style-name="Text_20_body">A record of public exhibitions, including dates, venues, etc.</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12921" text:style-name="L68">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n, optional, xs:NMTOKEN<text:line-break/>provides a label (name or number) for an element. While its value need not be unique, it is required to be a single token.</text:p>
        </text:list-item>
        <text:list-item>
          <text:p text:style-name="P71">xml:id, optional, xs:ID<text:line-break/>regularizes the naming of an element and thus facilitates building links between it and other resources. Each id attribute within a document must have a unique value.</text:p>
        </text:list-item>
        <text:list-item>
          <text:p text:style-name="P7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247"/>&lt;expan&gt; expansion</text:h>
      <text:h text:style-name="P3"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58">choic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8477" text:style-name="L69">
        <text:list-item>
          <text:p text:style-name="P72">abbr, optional, CDATA<text:line-break/>captures the unabbreviated form of the text.</text:p>
        </text:list-item>
        <text:list-item>
          <text:p text:style-name="P72">cert, optional, xs:token, high, medium, low, unknown<text:line-break/>signifies the degree of certainty or precision associated with a feature.</text:p>
        </text:list-item>
        <text:list-item>
          <text:p text:style-name="P72">evidence, optional, xs:NMTOKEN<text:line-break/>indicates the nature of the evidence supporting the reliability or accuracy of the intervention or interpretation. Suggested values include: 'internal', 'external', 'conjecture'.</text:p>
        </text:list-item>
        <text:list-item>
          <text:p text:style-name="P72">facs, optional, xs:IDREFS<text:line-break/>permits the current element to reference a facsimile image or image zone which corresponds to it.</text:p>
        </text:list-item>
        <text:list-item>
          <text:p text:style-name="P72">hand, optional, xs:IDREF<text:line-break/>signifies the hand responsible for an action. The value must be the ID of a &lt;hand&gt; element declared in the header.</text:p>
        </text:list-item>
        <text:list-item>
          <text:p text:style-name="P72">n, optional, xs:NMTOKEN<text:line-break/>provides a label (name or number) for an element. While its value need not be unique, it is required to be a single token.</text:p>
        </text:list-item>
        <text:list-item>
          <text:p text:style-name="P7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2">seq, optional, xs:positiveInteger<text:line-break/>used to assign a sequence number related to the order in which the encoded features carrying this attribute are believed to have occurred.</text:p>
        </text:list-item>
        <text:list-item>
          <text:p text:style-name="P72">source, optional, xs:IDREFS<text:line-break/>contains a list of one or more pointers indicating the sources which attest to a given reading. Each value should correspond to the ID of a &lt;source&gt; element located in the document header.</text:p>
        </text:list-item>
        <text:list-item>
          <text:p text:style-name="P72">subtype, optional, xs:NMTOKEN<text:line-break/>provide any sub-classification for the element, additional to that given by its type attribute.</text:p>
        </text:list-item>
        <text:list-item>
          <text:p text:style-name="P72">type, optional, xs:NMTOKEN<text:line-break/>characterizes the element in some sense, using any convenient classification scheme or typology.</text:p>
        </text:list-item>
        <text:list-item>
          <text:p text:style-name="P72">xml:id, optional, xs:ID<text:line-break/>regularizes the naming of an element and thus facilitates building links between it and other resources. Each id attribute within a document must have a unique value.</text:p>
        </text:list-item>
        <text:list-item>
          <text:p text:style-name="P72">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224"/>&lt;expansion&gt; expansion</text:h>
      <text:h text:style-name="P3"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3" text:outline-level="1">May contain:</text:h>
      <text:p text:style-name="Text_20_body">EMPTY</text:p>
      <text:h text:style-name="P3" text:outline-level="1">May occur within:</text:h>
      <text:p text:style-name="Text_20_body"><text:a xlink:type="simple" xlink:href="#id668">ending</text:a>, <text:a xlink:type="simple" xlink:href="#id222">lem</text:a>, <text:a xlink:type="simple" xlink:href="#id1178">rdg</text:a>, <text:a xlink:type="simple" xlink:href="#id661">section</text:a> </text:p>
      <text:h text:style-name="P3" text:outline-level="1">Attributes:</text:h>
      <text:list xml:id="list34396788" text:style-name="L70">
        <text:list-item>
          <text:p text:style-name="P73">n, optional, xs:NMTOKEN<text:line-break/>provides a label (name or number) for an element. While its value need not be unique, it is required to be a single token.</text:p>
        </text:list-item>
        <text:list-item>
          <text:p text:style-name="P73">plist, optional, xs:IDREFS<text:line-break/>contains a space separated list of ID references that identify logical events that participate in a collection, such as notes under a phrase mark.</text:p>
        </text:list-item>
        <text:list-item>
          <text:p text:style-name="P73">source, optional, xs:IDREFS<text:line-break/>contains a list of one or more pointers indicating the sources which attest to a given reading. Each value should correspond to the ID of a &lt;source&gt; element located in the document header.</text:p>
        </text:list-item>
        <text:list-item>
          <text:p text:style-name="P73">subtype, optional, xs:NMTOKEN<text:line-break/>provide any sub-classification for the element, additional to that given by its type attribute.</text:p>
        </text:list-item>
        <text:list-item>
          <text:p text:style-name="P73">type, optional, xs:NMTOKEN<text:line-break/>characterizes the element in some sense, using any convenient classification scheme or typology.</text:p>
        </text:list-item>
        <text:list-item>
          <text:p text:style-name="P7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361"/>&lt;extent&gt; extent</text:h>
      <text:h text:style-name="P3" text:outline-level="1">Description:</text:h>
      <text:p text:style-name="Text_20_body">Used to express size in terms other than physical dimensions, such as number of pages, number of records in file, number of bytes, performance duration for music, audio recordings and visual projections, etc. Use the <text:soft-page-break/>&lt;dimensions&gt; element when it is necessary to specify the physical size of materials being described, for example, height and width.</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48">filedesc</text:a>, <text:a xlink:type="simple" xlink:href="#id1401">physdesc</text:a> </text:p>
      <text:h text:style-name="P3" text:outline-level="1">Attributes:</text:h>
      <text:list xml:id="list34401276" text:style-name="L71">
        <text:list-item>
          <text:p text:style-name="P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4">n, optional, xs:NMTOKEN<text:line-break/>provides a label (name or number) for an element. While its value need not be unique, it is required to be a single token.</text:p>
        </text:list-item>
        <text:list-item>
          <text:p text:style-name="P74">unit, optional, xs:NMTOKEN<text:line-break/>indicates the units used for a measurement, usually using the standard symbol for the desired unit.</text:p>
        </text:list-item>
        <text:list-item>
          <text:p text:style-name="P7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34"/>&lt;extptr&gt; external pointer</text:h>
      <text:h text:style-name="P3"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3" text:outline-level="1">May contain:</text:h>
      <text:p text:style-name="Text_20_body">EMPTY</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soft-page-break/><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9709" text:style-name="L72">
        <text:list-item>
          <text:p text:style-name="P75">entityref, optional, xs:ENTITY<text:line-break/>uses a previously-declared entity to identify an external electronic object.</text:p>
        </text:list-item>
        <text:list-item>
          <text:p text:style-name="P75">mimetype, optional, CDATA<text:line-break/>specifies the applicable MIME (multimedia internet mail extension) type. The value should be a valid MIME media type defined by the Internet Engineering Task Force in RFC 2046.</text:p>
        </text:list-item>
        <text:list-item>
          <text:p text:style-name="P75">n, optional, xs:NMTOKEN<text:line-break/>provides a label (name or number) for an element. While its value need not be unique, it is required to be a single token.</text:p>
        </text:list-item>
        <text:list-item>
          <text:p text:style-name="P75">targettype, optional, xs:NMTOKEN<text:line-break/>in contrast with the role attribute, allows the target resource to be characterized using any convenient classification scheme or typology.</text:p>
        </text:list-item>
        <text:list-item>
          <text:p text:style-name="P75">xlink:actuate, optional, xs:token, onLoad, onRequest, other, none<text:line-break/>defines whether a link occurs automatically or must be requested by the user. It is used in conjunction with the show attribute to determine link behavior.</text:p>
        </text:list-item>
        <text:list-item>
          <text:p text:style-name="P75">xlink:href, optional, xs:anyURI<text:line-break/>allows the use of an previously-undeclared URI to identify an external electronic object.</text:p>
        </text:list-item>
        <text:list-item>
          <text:p text:style-name="P7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5">xlink:show, optional, xs:token, new, replace, other, none<text:line-break/>defines whether a remote resource that is the target of a link appears at the point of the link, replaces the existing link, or appears in a new window.</text:p>
        </text:list-item>
        <text:list-item>
          <text:p text:style-name="P7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ptrref</text:p>
      <text:h text:style-name="P243" text:outline-level="1"><text:bookmark text:name="id49"/>&lt;extref&gt; external reference</text:h>
      <text:h text:style-name="P3"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3" text:outline-level="1"><text:soft-page-break/>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6955" text:style-name="L73">
        <text:list-item>
          <text:p text:style-name="P76">entityref, optional, xs:ENTITY<text:line-break/>uses a previously-declared entity to identify an external electronic object.</text:p>
        </text:list-item>
        <text:list-item>
          <text:p text:style-name="P76">n, optional, xs:NMTOKEN<text:line-break/>provides a label (name or number) for an element. While its value need not be unique, it is required to be a single token.</text:p>
        </text:list-item>
        <text:list-item>
          <text:p text:style-name="P76">targettype, optional, xs:NMTOKEN<text:line-break/>in contrast with the role attribute, allows the target resource to be characterized using any convenient classification scheme or typology.</text:p>
        </text:list-item>
        <text:list-item>
          <text:p text:style-name="P76">xlink:actuate, optional, xs:token, onLoad, onRequest, other, none<text:line-break/>defines whether a link occurs automatically or must be requested by the user. It is used in conjunction with the show attribute to determine link behavior.</text:p>
        </text:list-item>
        <text:list-item>
          <text:p text:style-name="P76">xlink:href, optional, xs:anyURI<text:line-break/>allows the use of an previously-undeclared URI to identify an external electronic object.</text:p>
        </text:list-item>
        <text:list-item>
          <text:p text:style-name="P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6">xlink:show, optional, xs:token, new, replace, other, none<text:line-break/>defines whether a remote resource that is the target of a link appears at the point of the link, replaces the existing link, or appears in a new window.</text:p>
        </text:list-item>
        <text:list-item>
          <text:p text:style-name="P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text:soft-page-break/>Module:</text:h>
      <text:p text:style-name="Text_20_body">ptrref</text:p>
      <text:h text:style-name="P243" text:outline-level="1"><text:bookmark text:name="id1535"/>&lt;facsimile&gt; facsimile</text:h>
      <text:h text:style-name="P3"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3" text:outline-level="1">May contain:</text:h>
      <text:p text:style-name="Text_20_body"><text:a xlink:type="simple" xlink:href="#id1537">surface</text:a> </text:p>
      <text:h text:style-name="P3" text:outline-level="1">May occur within:</text:h>
      <text:p text:style-name="Text_20_body"><text:a xlink:type="simple" xlink:href="#id1533">music</text:a> </text:p>
      <text:h text:style-name="P3" text:outline-level="1">Attributes:</text:h>
      <text:list xml:id="list34410830" text:style-name="L74">
        <text:list-item>
          <text:p text:style-name="P77">n, optional, xs:NMTOKEN<text:line-break/>provides a label (name or number) for an element. While its value need not be unique, it is required to be a single token.</text:p>
        </text:list-item>
        <text:list-item>
          <text:p text:style-name="P77">source, optional, xs:IDREFS<text:line-break/>contains a list of one or more pointers indicating the sources which attest to a given reading. Each value should correspond to the ID of a &lt;source&gt; element located in the document header.</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facsimile</text:p>
      <text:h text:style-name="P243" text:outline-level="1"><text:bookmark text:name="id820"/>&lt;fermata&gt; fermata</text:h>
      <text:h text:style-name="P3"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text:soft-page-break/>Attributes:</text:h>
      <text:list xml:id="list34402912" text:style-name="L75">
        <text:list-item>
          <text:p text:style-name="P78">altsym, optional, xs:IDREF<text:line-break/>provides a way of pointing to a user-defined symbol. It must contain an ID of a &lt;symboldef&gt; element elsewhere in the document.</text:p>
        </text:list-item>
        <text:list-item>
          <text:p text:style-name="P7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8">copyof, optional, xs:IDREF<text:line-break/>points to an element of which the current element is a copy.</text:p>
        </text:list-item>
        <text:list-item>
          <text:p text:style-name="P78">corresp, optional, xs:IDREFS<text:line-break/>used to point to other elements that correspond to this one in a generic fashion.</text:p>
        </text:list-item>
        <text:list-item>
          <text:p text:style-name="P7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78">endid, optional, xs:IDREF<text:line-break/>indicates the final element in a sequence of events to which the feature applies.</text:p>
        </text:list-item>
        <text:list-item>
          <text:p text:style-name="P78">facs, optional, xs:IDREFS<text:line-break/>permits the current element to reference a facsimile image or image zone which corresponds to it.</text:p>
        </text:list-item>
        <text:list-item>
          <text:p text:style-name="P78">form, optional, xs:token, inv, norm<text:line-break/>describes the visual appearance of the fermata.</text:p>
        </text:list-item>
        <text:list-item>
          <text:p text:style-name="P78">ho, optional, xs:decimal<text:line-break/>records a horizontal adjustment of a feature's programmatically-determinded location in terms of staff interline distance; that is, units of 1/2 the distance between adjacent staves.</text:p>
        </text:list-item>
        <text:list-item>
          <text:p text:style-name="P78">layer, optional, list of xs:positiveInteger, minimum length of 1<text:line-break/>signifies the layer within which a control event is active.</text:p>
        </text:list-item>
        <text:list-item>
          <text:p text:style-name="P78">n, optional, xs:NMTOKEN<text:line-break/>provides a label (name or number) for an element. While its value need not be unique, it is required to be a single token.</text:p>
        </text:list-item>
        <text:list-item>
          <text:p text:style-name="P78">next, optional, xs:IDREFS<text:line-break/>used to point to the next event(s) in a user-defined collection.</text:p>
        </text:list-item>
        <text:list-item>
          <text:p text:style-name="P78">place, optional, xs:token, above, below, within<text:line-break/>captures the placement of the item with respect to the staff with which it is associated.</text:p>
        </text:list-item>
        <text:list-item>
          <text:p text:style-name="P78">plist, optional, xs:IDREFS<text:line-break/>contains a space separated list of ID references that identify logical events that participate in a collection, such as notes under a phrase mark.</text:p>
        </text:list-item>
        <text:list-item>
          <text:p text:style-name="P78">prev, optional, xs:IDREFS<text:line-break/>points to the previous event(s) in a user-defined collection.</text:p>
        </text:list-item>
        <text:list-item>
          <text:p text:style-name="P78">sameas, optional, xs:IDREFS<text:line-break/>points to an element that is the same as the current element but is not a literal copy of the current element.</text:p>
        </text:list-item>
        <text:list-item>
          <text:p text:style-name="P78">staff, required, list of xs:positiveInteger, minimum length of 1<text:line-break/>signifies the staff on which a notated event occurs or to which a control event applies.</text:p>
        </text:list-item>
        <text:list-item>
          <text:p text:style-name="P78">startid, optional, xs:IDREF<text:line-break/>holds a reference to the first element in a sequence of events to which the feature applies.</text:p>
        </text:list-item>
        <text:list-item>
          <text:p text:style-name="P78">synch, optional, xs:IDREFS<text:line-break/>points to elements that are synchronous with the current element.</text:p>
        </text:list-item>
        <text:list-item>
          <text:p text:style-name="P78"><text:soft-page-break/>to, optional, xs:decimal<text:line-break/>records a timestamp adjustment of a feature's programmatically-determined location in musical terms; that is, beats.</text:p>
        </text:list-item>
        <text:list-item>
          <text:p text:style-name="P78">tstamp, optional, xs:decimal, 0 - ∞<text:line-break/>encodes the onset time in terms of musical time, i.e., beats[.fractional beat part]</text:p>
        </text:list-item>
        <text:list-item>
          <text:p text:style-name="P78">tstamp.ges, optional, xs:nonNegativeInteger<text:line-break/>used to record the onset time in pulses per quarter note (ppq, MusicXML divisions, or MIDI clicks) since the start of the file.</text:p>
        </text:list-item>
        <text:list-item>
          <text:p text:style-name="P78">tstamp.real, optional, xs:time<text:line-break/>used to record the onset time in pulses per quarter note (ppq, MusicXML divisions, or MIDI clicks) since the start of the file.</text:p>
        </text:list-item>
        <text:list-item>
          <text:p text:style-name="P78">vo, optional, xs:decimal<text:line-break/>records the vertical adjustment of a feature's programmatically-determined location in terms of staff interline distance; that is, units of 1/2 the distance between adjacent staves.</text:p>
        </text:list-item>
        <text:list-item>
          <text:p text:style-name="P78">when, optional, xs:IDREF<text:line-break/>indicates the point of occurrence of this feature along a timeline. Its value must be the ID of a &lt;when&gt; element.</text:p>
        </text:list-item>
        <text:list-item>
          <text:p text:style-name="P78">x, optional, xs:decimal<text:line-break/>encodes an x coordinate for a feature in an output coordinate system. When it is necessary to record the placement of a feature in a facsimile image, use facs attribute.</text:p>
        </text:list-item>
        <text:list-item>
          <text:p text:style-name="P78">xml:id, optional, xs:ID<text:line-break/>regularizes the naming of an element and thus facilitates building links between it and other resources. Each id attribute within a document must have a unique value.</text:p>
        </text:list-item>
        <text:list-item>
          <text:p text:style-name="P7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1100"/>&lt;fig&gt; figure</text:h>
      <text:h text:style-name="P3" text:outline-level="1">Description:</text:h>
      <text:p text:style-name="Text_20_body">groups elements representing or containing graphic information such as an illustration or figure.</text:p>
      <text:h text:style-name="P3" text:outline-level="1">May contain:</text:h>
      <text:p text:style-name="Text_20_body"><text:a xlink:type="simple" xlink:href="#id268">caption</text:a>, <text:a xlink:type="simple" xlink:href="#id1102">figdesc</text:a>, <text:a xlink:type="simple" xlink:href="#id1106">graphic</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text:soft-page-break/>Attributes:</text:h>
      <text:list xml:id="list34402678" text:style-name="L76">
        <text:list-item>
          <text:p text:style-name="P79">entityref, optional, xs:ENTITY<text:line-break/>uses a previously-declared entity to identify an external electronic object.</text:p>
        </text:list-item>
        <text:list-item>
          <text:p text:style-name="P79">facs, optional, xs:IDREFS<text:line-break/>permits the current element to reference a facsimile image or image zone which corresponds to it.</text:p>
        </text:list-item>
        <text:list-item>
          <text:p text:style-name="P79">n, optional, xs:NMTOKEN<text:line-break/>provides a label (name or number) for an element. While its value need not be unique, it is required to be a single token.</text:p>
        </text:list-item>
        <text:list-item>
          <text:p text:style-name="P79">targettype, optional, xs:NMTOKEN<text:line-break/>in contrast with the role attribute, allows the target resource to be characterized using any convenient classification scheme or typology.</text:p>
        </text:list-item>
        <text:list-item>
          <text:p text:style-name="P79">x, optional, xs:decimal<text:line-break/>encodes an x coordinate for a feature in an output coordinate system. When it is necessary to record the placement of a feature in a facsimile image, use facs attribute.</text:p>
        </text:list-item>
        <text:list-item>
          <text:p text:style-name="P79">xlink:actuate, optional, xs:token, onLoad, onRequest, other, none<text:line-break/>defines whether a link occurs automatically or must be requested by the user. It is used in conjunction with the show attribute to determine link behavior.</text:p>
        </text:list-item>
        <text:list-item>
          <text:p text:style-name="P79">xlink:href, optional, xs:anyURI<text:line-break/>allows the use of an previously-undeclared URI to identify an external electronic object.</text:p>
        </text:list-item>
        <text:list-item>
          <text:p text:style-name="P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9">xlink:show, optional, xs:token, new, replace, other, none<text:line-break/>defines whether a remote resource that is the target of a link appears at the point of the link, replaces the existing link, or appears in a new window.</text:p>
        </text:list-item>
        <text:list-item>
          <text:p text:style-name="P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9">xml:id, optional, xs:ID<text:line-break/>regularizes the naming of an element and thus facilitates building links between it and other resources. Each id attribute within a document must have a unique value.</text:p>
        </text:list-item>
        <text:list-item>
          <text:p text:style-name="P79">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figtable</text:p>
      <text:h text:style-name="P243" text:outline-level="1"><text:bookmark text:name="id1102"/>&lt;figdesc&gt; figure description</text:h>
      <text:h text:style-name="P3"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text:soft-page-break/>element with a figure caption. A caption is text primarily intended for display with an illustration. It may or may not function as a description of the illustration.</text:p>
      <text:h text:style-name="P3" text:outline-level="1">May contain:</text:h>
      <text:p text:style-name="Text_20_body">PCDATA, <text:a xlink:type="simple" xlink:href="#id391">anchoredtext</text:a>, <text:a xlink:type="simple" xlink:href="#id297">annot</text:a>, <text:a xlink:type="simple" xlink:href="#id244">blockquote</text:a>, <text:a xlink:type="simple" xlink:href="#id172">curve</text:a>, <text:a xlink:type="simple" xlink:href="#id286">lg</text:a>, <text:a xlink:type="simple" xlink:href="#id201">line</text:a>, <text:a xlink:type="simple" xlink:href="#id249">list</text:a>, <text:a xlink:type="simple" xlink:href="#id261">p</text:a>, <text:a xlink:type="simple" xlink:href="#id385">symbol</text:a>, <text:a xlink:type="simple" xlink:href="#id265">table</text:a> </text:p>
      <text:h text:style-name="P3" text:outline-level="1">May occur within:</text:h>
      <text:p text:style-name="Text_20_body"><text:a xlink:type="simple" xlink:href="#id1100">fig</text:a>, <text:a xlink:type="simple" xlink:href="#id1537">surface</text:a>, <text:a xlink:type="simple" xlink:href="#id1540">zone</text:a> </text:p>
      <text:h text:style-name="P3" text:outline-level="1">Attributes:</text:h>
      <text:list xml:id="list34399311" text:style-name="L77">
        <text:list-item>
          <text:p text:style-name="P80">n, optional, xs:NMTOKEN<text:line-break/>provides a label (name or number) for an element. While its value need not be unique, it is required to be a single token.</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figtable</text:p>
      <text:h text:style-name="P243" text:outline-level="1"><text:bookmark text:name="id1348"/>&lt;filedesc&gt; file description</text:h>
      <text:h text:style-name="P3" text:outline-level="1">Description:</text:h>
      <text:p text:style-name="Text_20_body">Contains a full bibliographic description of the MEI file. Extent in this context is file size.</text:p>
      <text:h text:style-name="P3" text:outline-level="1">May contain:</text:h>
      <text:p text:style-name="Text_20_body"><text:a xlink:type="simple" xlink:href="#id1358">editionstmt</text:a>, <text:a xlink:type="simple" xlink:href="#id1361">extent</text:a>, <text:a xlink:type="simple" xlink:href="#id1364">fingerprint</text:a>, <text:a xlink:type="simple" xlink:href="#id1394">notesstmt</text:a>, <text:a xlink:type="simple" xlink:href="#id1366">pubstmt</text:a>, <text:a xlink:type="simple" xlink:href="#id1391">seriesstmt</text:a>, <text:a xlink:type="simple" xlink:href="#id1397">sourcedesc</text:a>, <text:a xlink:type="simple" xlink:href="#id1350">titlestmt</text:a> </text:p>
      <text:h text:style-name="P3" text:outline-level="1">May occur within:</text:h>
      <text:p text:style-name="Text_20_body"><text:a xlink:type="simple" xlink:href="#id28">meihead</text:a> </text:p>
      <text:h text:style-name="P3" text:outline-level="1">Attributes:</text:h>
      <text:list xml:id="list34404021" text:style-name="L78">
        <text:list-item>
          <text:p text:style-name="P8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1">n, optional, xs:NMTOKEN<text:line-break/>provides a label (name or number) for an element. While its value need not be unique, it is required to be a single token.</text:p>
        </text:list-item>
        <text:list-item>
          <text:p text:style-name="P81"><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364"/>&lt;fingerprint&gt; fingerprint</text:h>
      <text:h text:style-name="P3"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3" text:outline-level="1">May contain:</text:h>
      <text:p text:style-name="Text_20_body">EMPTY</text:p>
      <text:h text:style-name="P3" text:outline-level="1">May occur within:</text:h>
      <text:p text:style-name="Text_20_body"><text:a xlink:type="simple" xlink:href="#id1348">filedesc</text:a> </text:p>
      <text:h text:style-name="P3" text:outline-level="1">Attributes:</text:h>
      <text:list xml:id="list34409761" text:style-name="L79">
        <text:list-item>
          <text:p text:style-name="P82">n, optional, xs:NMTOKEN<text:line-break/>provides a label (name or number) for an element. While its value need not be unique, it is required to be a single token.</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552"/>&lt;front&gt; front</text:h>
      <text:h text:style-name="P3"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3" text:outline-level="1"><text:soft-page-break/>May contain:</text:h>
      <text:p text:style-name="Text_20_body"><text:a xlink:type="simple" xlink:href="#id229">div</text:a>, <text:a xlink:type="simple" xlink:href="#id233">lb</text:a>, <text:a xlink:type="simple" xlink:href="#id237">pb</text:a>, <text:a xlink:type="simple" xlink:href="#id1442">titlepage</text:a> </text:p>
      <text:h text:style-name="P3" text:outline-level="1">May occur within:</text:h>
      <text:p text:style-name="Text_20_body"><text:a xlink:type="simple" xlink:href="#id1533">music</text:a> </text:p>
      <text:h text:style-name="P3" text:outline-level="1">Attributes:</text:h>
      <text:list xml:id="list34403767" text:style-name="L80">
        <text:list-item>
          <text:p text:style-name="P83">facs, optional, xs:IDREFS<text:line-break/>permits the current element to reference a facsimile image or image zone which corresponds to it.</text:p>
        </text:list-item>
        <text:list-item>
          <text:p text:style-name="P83">n, optional, xs:NMTOKEN<text:line-break/>provides a label (name or number) for an element. While its value need not be unique, it is required to be a single token.</text:p>
        </text:list-item>
        <text:list-item>
          <text:p text:style-name="P83">xml:id, optional, xs:ID<text:line-break/>regularizes the naming of an element and thus facilitates building links between it and other resources. Each id attribute within a document must have a unique value.</text:p>
        </text:list-item>
        <text:list-item>
          <text:p text:style-name="P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text</text:p>
      <text:h text:style-name="P243" text:outline-level="1"><text:bookmark text:name="id941"/>&lt;ftrem&gt; fingered tremolo</text:h>
      <text:h text:style-name="P3"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3" text:outline-level="1">May contain:</text:h>
      <text:p text:style-name="Text_20_body"><text:a xlink:type="simple" xlink:href="#id106">chord</text:a>, <text:a xlink:type="simple" xlink:href="#id108">note</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21342" text:style-name="L81">
        <text:list-item>
          <text:p text:style-name="P84">copyof, optional, xs:IDREF<text:line-break/>points to an element of which the current element is a copy.</text:p>
        </text:list-item>
        <text:list-item>
          <text:p text:style-name="P84">corresp, optional, xs:IDREFS<text:line-break/>used to point to other elements that correspond to this one in a generic fashion.</text:p>
        </text:list-item>
        <text:list-item>
          <text:p text:style-name="P84">facs, optional, xs:IDREFS<text:line-break/>permits the current element to reference a facsimile image or image zone which corresponds to it.</text:p>
        </text:list-item>
        <text:list-item>
          <text:p text:style-name="P84"><text:soft-page-break/>form, optional, xs:token, meas, unmeas<text:line-break/>describes whether the tremolo is measured or unmeasured.</text:p>
        </text:list-item>
        <text:list-item>
          <text:p text:style-name="P84">layer, optional, xs:positiveInteger<text:line-break/>identifies the layer to which a feature applies.</text:p>
        </text:list-item>
        <text:list-item>
          <text:p text:style-name="P84">n, optional, xs:NMTOKEN<text:line-break/>provides a label (name or number) for an element. While its value need not be unique, it is required to be a single token.</text:p>
        </text:list-item>
        <text:list-item>
          <text:p text:style-name="P84">next, optional, xs:IDREFS<text:line-break/>used to point to the next event(s) in a user-defined collection.</text:p>
        </text:list-item>
        <text:list-item>
          <text:p text:style-name="P84">prev, optional, xs:IDREFS<text:line-break/>points to the previous event(s) in a user-defined collection.</text:p>
        </text:list-item>
        <text:list-item>
          <text:p text:style-name="P84">sameas, optional, xs:IDREFS<text:line-break/>points to an element that is the same as the current element but is not a literal copy of the current element.</text:p>
        </text:list-item>
        <text:list-item>
          <text:p text:style-name="P84">slash, optional, xs:positiveInteger, 1 - 6<text:line-break/>indicates the number of slashes to be rendered along with the feature.</text:p>
        </text:list-item>
        <text:list-item>
          <text:p text:style-name="P84">staff, optional, list of xs:positiveInteger, minimum length of 1<text:line-break/>signifies the staff on which a notated event occurs or to which a control event applies.</text:p>
        </text:list-item>
        <text:list-item>
          <text:p text:style-name="P84">synch, optional, xs:IDREFS<text:line-break/>points to elements that are synchronous with the current element.</text:p>
        </text:list-item>
        <text:list-item>
          <text:p text:style-name="P84">tstamp, optional, xs:decimal, 0 - ∞<text:line-break/>encodes the onset time in terms of musical time, i.e., beats[.fractional beat part]</text:p>
        </text:list-item>
        <text:list-item>
          <text:p text:style-name="P84">tstamp.ges, optional, xs:nonNegativeInteger<text:line-break/>used to record the onset time in pulses per quarter note (ppq, MusicXML divisions, or MIDI clicks) since the start of the file.</text:p>
        </text:list-item>
        <text:list-item>
          <text:p text:style-name="P84">tstamp.real, optional, xs:time<text:line-break/>used to record the onset time in pulses per quarter note (ppq, MusicXML divisions, or MIDI clicks) since the start of the file.</text:p>
        </text:list-item>
        <text:list-item>
          <text:p text:style-name="P84">when, optional, xs:IDREF<text:line-break/>indicates the point of occurrence of this feature along a timeline. Its value must be the ID of a &lt;when&gt; element.</text:p>
        </text:list-item>
        <text:list-item>
          <text:p text:style-name="P8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240"/>&lt;fw&gt; forme work</text:h>
      <text:h text:style-name="P3" text:outline-level="1">Description:</text:h>
      <text:p text:style-name="Text_20_body">This element is intended for capture of header/footer material that is non-repeating; that is, it occurs on isolated pages. For recurring headers and footers use pgheadN and pgfootN elements.</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237">pb</text:a> </text:p>
      <text:h text:style-name="P3" text:outline-level="1">Attributes:</text:h>
      <text:list xml:id="list34417506" text:style-name="L82">
        <text:list-item>
          <text:p text:style-name="P85">facs, optional, xs:IDREFS<text:line-break/>permits the current element to reference a facsimile image or image zone which corresponds to it.</text:p>
        </text:list-item>
        <text:list-item>
          <text:p text:style-name="P85">n, optional, xs:NMTOKEN<text:line-break/>provides a label (name or number) for an element. While its value need not be unique, it is required to be a single token.</text:p>
        </text:list-item>
        <text:list-item>
          <text:p text:style-name="P85">subtype, optional, xs:NMTOKEN<text:line-break/>provide any sub-classification for the element, additional to that given by its type attribute.</text:p>
        </text:list-item>
        <text:list-item>
          <text:p text:style-name="P85">type, optional, xs:NMTOKEN<text:line-break/>characterizes the element in some sense, using any convenient classification scheme or typology.</text:p>
        </text:list-item>
        <text:list-item>
          <text:p text:style-name="P85">xml:id, optional, xs:ID<text:line-break/>regularizes the naming of an element and thus facilitates building links between it and other resources. Each id attribute within a document must have a unique value.</text:p>
        </text:list-item>
        <text:list-item>
          <text:p text:style-name="P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333"/>&lt;gap&gt; gap</text:h>
      <text:h text:style-name="P3"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3" text:outline-level="1"><text:soft-page-break/>May contain:</text:h>
      <text:p text:style-name="Text_20_body">EMPTY</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17902" text:style-name="L83">
        <text:list-item>
          <text:p text:style-name="P86">cert, optional, xs:token, high, medium, low, unknown<text:line-break/>signifies the degree of certainty or precision associated with a feature.</text:p>
        </text:list-item>
        <text:list-item>
          <text:p text:style-name="P86">evidence, optional, xs:NMTOKEN<text:line-break/>indicates the nature of the evidence supporting the reliability or accuracy of the intervention or interpretation. Suggested values include: 'internal', 'external', 'conjecture'.</text:p>
        </text:list-item>
        <text:list-item>
          <text:p text:style-name="P86">extent, optional, CDATA<text:line-break/>indicates the extent of damage or omission.</text:p>
        </text:list-item>
        <text:list-item>
          <text:p text:style-name="P86">hand, optional, xs:IDREF<text:line-break/>signifies the hand responsible for an action. The value must be the ID of a &lt;hand&gt; element declared in the header.</text:p>
        </text:list-item>
        <text:list-item>
          <text:p text:style-name="P86">n, optional, xs:NMTOKEN<text:line-break/>provides a label (name or number) for an element. While its value need not be unique, it is required to be a single token.</text:p>
        </text:list-item>
        <text:list-item>
          <text:p text:style-name="P86">reason, optional, CDATA<text:line-break/>holds a short phrase describing the reason for missing textual material (gap), why material is supplied (supplied), or why transcription is difficult (unclear).</text:p>
        </text:list-item>
        <text:list-item>
          <text:p text:style-name="P8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6">source, optional, xs:IDREFS<text:line-break/>contains a list of one or more pointers indicating the sources which attest to a given reading. Each value should correspond to the ID of a &lt;source&gt; element located in the document header.</text:p>
        </text:list-item>
        <text:list-item>
          <text:p text:style-name="P86">unit, optional, xs:NMTOKEN<text:line-break/>indicates the units used for a measurement, usually using the standard symbol for the desired unit.</text:p>
        </text:list-item>
        <text:list-item>
          <text:p text:style-name="P8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069"/>&lt;geogname&gt; geographic name</text:h>
      <text:h text:style-name="P3" text:outline-level="1">Description:</text:h>
      <text:p text:style-name="Text_20_body">The proper noun designation for a place, natural feature, or political jurisdiction. Examples include Black Forest; Baltimore, Maryland; and Quartier Latin, Paris. Name sub-parts may be encoded in &lt;geogname&gt; sub-<text:soft-page-break/>elements. The name of the list from which a controlled value is taken, such as the Thesaurus of Geographic Names (TG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20307" text:style-name="L84">
        <text:list-item>
          <text:p text:style-name="P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7">authority, optional, CDATA<text:line-break/>contains the name of the list from which an authorized value is taken.</text:p>
        </text:list-item>
        <text:list-item>
          <text:p text:style-name="P87">cert, optional, xs:token, high, medium, low, unknown<text:line-break/>signifies the degree of certainty or precision associated with a feature.</text:p>
        </text:list-item>
        <text:list-item>
          <text:p text:style-name="P87">dbkey, optional, xs:NMTOKEN<text:line-break/>used to record a value which serves as a primary key in an external database.</text:p>
        </text:list-item>
        <text:list-item>
          <text:p text:style-name="P87">evidence, optional, xs:NMTOKEN<text:line-break/>indicates the nature of the evidence supporting the reliability or accuracy of the intervention or interpretation. Suggested values include: 'internal', 'external', 'conjecture'.</text:p>
        </text:list-item>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nymref, optional, xs:IDREF<text:line-break/>used to record a pointer to the regularized form of the name.</text:p>
        </text:list-item>
        <text:list-item>
          <text:p text:style-name="P8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7">role, optional, CDATA<text:line-break/>used to specify further information about the entity referenced by this name, for example, the occupation of a person or the status of a place.</text:p>
        </text:list-item>
        <text:list-item>
          <text:p text:style-name="P87">source, optional, xs:IDREFS<text:line-break/>contains a list of one or more pointers indicating the sources which attest to a given reading. Each value should correspond to the ID of a &lt;source&gt; element located in the document header.</text:p>
        </text:list-item>
        <text:list-item>
          <text:p text:style-name="P87"><text:soft-page-break/>subtype, optional, xs:NMTOKEN<text:line-break/>provide any sub-classification for the element, additional to that given by its type attribute.</text:p>
        </text:list-item>
        <text:list-item>
          <text:p text:style-name="P87">type, optional, xs:NMTOKEN<text:line-break/>characterizes the element in some sense, using any convenient classification scheme or typology.</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namesdates</text:p>
      <text:h text:style-name="P243" text:outline-level="1"><text:bookmark text:name="id949"/>&lt;gliss&gt; glissando</text:h>
      <text:h text:style-name="P3"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3" text:outline-level="1">May contain:</text:h>
      <text:p text:style-name="Text_20_body"><text:a xlink:type="simple" xlink:href="#id108">note</text:a>, <text:a xlink:type="simple" xlink:href="#id872">rest</text:a>, <text:a xlink:type="simple" xlink:href="#id905">tuplet</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9744" text:style-name="L85">
        <text:list-item>
          <text:p text:style-name="P8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8">copyof, optional, xs:IDREF<text:line-break/>points to an element of which the current element is a copy.</text:p>
        </text:list-item>
        <text:list-item>
          <text:p text:style-name="P88">corresp, optional, xs:IDREFS<text:line-break/>used to point to other elements that correspond to this one in a generic fashion.</text:p>
        </text:list-item>
        <text:list-item>
          <text:p text:style-name="P88">endho, optional, xs:decimal<text:line-break/>records the horizontal adjustment of a feature's programmatically-determined end point.</text:p>
        </text:list-item>
        <text:list-item>
          <text:p text:style-name="P88">endid, optional, xs:IDREF<text:line-break/>indicates the final element in a sequence of events to which the feature applies.</text:p>
        </text:list-item>
        <text:list-item>
          <text:p text:style-name="P88">endto, optional, xs:decimal<text:line-break/>records a timestamp adjustment of a feature's programmatically-determined end point.</text:p>
        </text:list-item>
        <text:list-item>
          <text:p text:style-name="P88"><text:soft-page-break/>endvo, optional, xs:decimal<text:line-break/>records a vertical adjustment of a feature's programmatically-determined end point.</text:p>
        </text:list-item>
        <text:list-item>
          <text:p text:style-name="P88">facs, optional, xs:IDREFS<text:line-break/>permits the current element to reference a facsimile image or image zone which corresponds to it.</text:p>
        </text:list-item>
        <text:list-item>
          <text:p text:style-name="P88">ho, optional, xs:decimal<text:line-break/>records a horizontal adjustment of a feature's programmatically-determinded location in terms of staff interline distance; that is, units of 1/2 the distance between adjacent staves.</text:p>
        </text:list-item>
        <text:list-item>
          <text:p text:style-name="P88">layer, optional, list of xs:positiveInteger, minimum length of 1<text:line-break/>signifies the layer within which a control event is active.</text:p>
        </text:list-item>
        <text:list-item>
          <text:p text:style-name="P88">n, optional, xs:NMTOKEN<text:line-break/>provides a label (name or number) for an element. While its value need not be unique, it is required to be a single token.</text:p>
        </text:list-item>
        <text:list-item>
          <text:p text:style-name="P88">next, optional, xs:IDREFS<text:line-break/>used to point to the next event(s) in a user-defined collection.</text:p>
        </text:list-item>
        <text:list-item>
          <text:p text:style-name="P88">plist, optional, xs:IDREFS<text:line-break/>contains a space separated list of ID references that identify logical events that participate in a collection, such as notes under a phrase mark.</text:p>
        </text:list-item>
        <text:list-item>
          <text:p text:style-name="P88">prev, optional, xs:IDREFS<text:line-break/>points to the previous event(s) in a user-defined collection.</text:p>
        </text:list-item>
        <text:list-item>
          <text:p text:style-name="P88">rend, optional, xs:token, narrow, medium, wide, dashed, dotted, wavy<text:line-break/>records the appearance of a line.</text:p>
        </text:list-item>
        <text:list-item>
          <text:p text:style-name="P88">sameas, optional, xs:IDREFS<text:line-break/>points to an element that is the same as the current element but is not a literal copy of the current element.</text:p>
        </text:list-item>
        <text:list-item>
          <text:p text:style-name="P88">staff, required, list of xs:positiveInteger, minimum length of 1<text:line-break/>signifies the staff on which a notated event occurs or to which a control event applies.</text:p>
        </text:list-item>
        <text:list-item>
          <text:p text:style-name="P88">startho, optional, xs:decimal<text:line-break/>records the horizontal adjustment of a feature's programmatically-determined start point.</text:p>
        </text:list-item>
        <text:list-item>
          <text:p text:style-name="P88">startid, optional, xs:IDREF<text:line-break/>holds a reference to the first element in a sequence of events to which the feature applies.</text:p>
        </text:list-item>
        <text:list-item>
          <text:p text:style-name="P88">startto, optional, xs:decimal<text:line-break/>records a timestamp adjustment of a feature's programmatically-determined start point.</text:p>
        </text:list-item>
        <text:list-item>
          <text:p text:style-name="P88">startvo, optional, xs:decimal<text:line-break/>records a vertical adjustment of a feature's programmatically-determined start point.</text:p>
        </text:list-item>
        <text:list-item>
          <text:p text:style-name="P88">synch, optional, xs:IDREFS<text:line-break/>points to elements that are synchronous with the current element.</text:p>
        </text:list-item>
        <text:list-item>
          <text:p text:style-name="P88">text, optional, CDATA<text:line-break/>records any text, such as 'gliss', that accompanies the glissando mark.</text:p>
        </text:list-item>
        <text:list-item>
          <text:p text:style-name="P88">to, optional, xs:decimal<text:line-break/>records a timestamp adjustment of a feature's programmatically-determined location in musical terms; that is, beats.</text:p>
        </text:list-item>
        <text:list-item>
          <text:p text:style-name="P88">tstamp, optional, xs:decimal, 0 - ∞<text:line-break/>encodes the onset time in terms of musical time, i.e., beats[.fractional beat part]</text:p>
        </text:list-item>
        <text:list-item>
          <text:p text:style-name="P88">tstamp.ges, optional, xs:nonNegativeInteger<text:line-break/>used to record the onset time in pulses per quarter note (ppq, MusicXML divisions, or MIDI clicks) since the start of the file.</text:p>
        </text:list-item>
        <text:list-item>
          <text:p text:style-name="P88">tstamp.real, optional, xs:time<text:line-break/>used to record the onset time in pulses per quarter note (ppq, MusicXML divisions, or MIDI clicks) since the start of the file.</text:p>
        </text:list-item>
        <text:list-item>
          <text:p text:style-name="P88"><text:soft-page-break/>vo, optional, xs:decimal<text:line-break/>records the vertical adjustment of a feature's programmatically-determined location in terms of staff interline distance; that is, units of 1/2 the distance between adjacent staves.</text:p>
        </text:list-item>
        <text:list-item>
          <text:p text:style-name="P88">when, optional, xs:IDREF<text:line-break/>indicates the point of occurrence of this feature along a timeline. Its value must be the ID of a &lt;when&gt; element.</text:p>
        </text:list-item>
        <text:list-item>
          <text:p text:style-name="P88">x, optional, xs:decimal<text:line-break/>encodes an x coordinate for a feature in an output coordinate system. When it is necessary to record the placement of a feature in a facsimile image, use facs attribute.</text:p>
        </text:list-item>
        <text:list-item>
          <text:p text:style-name="P88">x2, optional, xs:decimal<text:line-break/>encodes the optional 2nd x coordinate.</text:p>
        </text:list-item>
        <text:list-item>
          <text:p text:style-name="P88">xml:id, optional, xs:ID<text:line-break/>regularizes the naming of an element and thus facilitates building links between it and other resources. Each id attribute within a document must have a unique value.</text:p>
        </text:list-item>
        <text:list-item>
          <text:p text:style-name="P88">y, optional, xs:decimal<text:line-break/>encodes an y coordinate for a feature in an output coordinate system. When it is necessary to record the placement of a feature in a facsimile image, use facs attribute.</text:p>
        </text:list-item>
        <text:list-item>
          <text:p text:style-name="P88">y2, optional, xs:decimal<text:line-break/>encodes the optional 2nd y coordinate.</text:p>
        </text:list-item>
      </text:list>
      <text:h text:style-name="P3" text:outline-level="1">Module:</text:h>
      <text:p text:style-name="Text_20_body">cmn</text:p>
      <text:h text:style-name="P243" text:outline-level="1"><text:bookmark text:name="id1106"/>&lt;graphic&gt; graphic</text:h>
      <text:h text:style-name="P3" text:outline-level="1">Description:</text:h>
      <text:p text:style-name="Text_20_body">Indicates the location of an inline graphic, illustration, or figure.</text:p>
      <text:h text:style-name="P3" text:outline-level="1">May contain:</text:h>
      <text:p text:style-name="Text_20_body">EMPTY</text:p>
      <text:h text:style-name="P3" text:outline-level="1">May occur within:</text:h>
      <text:p text:style-name="Text_20_body"><text:a xlink:type="simple" xlink:href="#id1100">fig</text:a>, <text:a xlink:type="simple" xlink:href="#id1537">surface</text:a>, <text:a xlink:type="simple" xlink:href="#id1540">zone</text:a> </text:p>
      <text:h text:style-name="P3" text:outline-level="1">Attributes:</text:h>
      <text:list xml:id="list34412880" text:style-name="L86">
        <text:list-item>
          <text:p text:style-name="P89">entityref, optional, xs:ENTITY<text:line-break/>uses a previously-declared entity to identify an external electronic object.</text:p>
        </text:list-item>
        <text:list-item>
          <text:p text:style-name="P89">facs, optional, xs:IDREFS<text:line-break/>permits the current element to reference a facsimile image or image zone which corresponds to it.</text:p>
        </text:list-item>
        <text:list-item>
          <text:p text:style-name="P89">height, optional, xs:positiveInteger<text:line-break/>measurement of the vertical dimension of an image.</text:p>
        </text:list-item>
        <text:list-item>
          <text:p text:style-name="P89">mimetype, optional, CDATA<text:line-break/>specifies the applicable MIME (multimedia internet mail extension) type. The value should be a valid MIME media type defined by the Internet Engineering Task Force in RFC 2046.</text:p>
        </text:list-item>
        <text:list-item>
          <text:p text:style-name="P89">n, optional, xs:NMTOKEN<text:line-break/>provides a label (name or number) for an element. While its value need not be unique, it is required to be a single token.</text:p>
        </text:list-item>
        <text:list-item>
          <text:p text:style-name="P89"><text:soft-page-break/>subtype, optional, xs:NMTOKEN<text:line-break/>provide any sub-classification for the element, additional to that given by its type attribute.</text:p>
        </text:list-item>
        <text:list-item>
          <text:p text:style-name="P89">type, optional, xs:NMTOKEN<text:line-break/>characterizes the element in some sense, using any convenient classification scheme or typology.</text:p>
        </text:list-item>
        <text:list-item>
          <text:p text:style-name="P89">unit, optional, xs:NMTOKEN<text:line-break/>indicates the units used for a measurement, usually using the standard symbol for the desired unit.</text:p>
        </text:list-item>
        <text:list-item>
          <text:p text:style-name="P89">width, optional, xs:decimal<text:line-break/>measurement of the horizontal dimension of an entity.</text:p>
        </text:list-item>
        <text:list-item>
          <text:p text:style-name="P89">xlink:href, optional, xs:anyURI<text:line-break/>allows the use of an previously-undeclared URI to identify an external electronic object.</text:p>
        </text:list-item>
        <text:list-item>
          <text:p text:style-name="P8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figtable</text:p>
      <text:h text:style-name="P243" text:outline-level="1"><text:bookmark text:name="id1578"/>&lt;group&gt; group</text:h>
      <text:h text:style-name="P3" text:outline-level="1">Description:</text:h>
      <text:p text:style-name="Text_20_body">Enables the gathering of multiple documents into a single file. Because its model contains the music element, each of the documents can have its own front and back matter.</text:p>
      <text:h text:style-name="P3" text:outline-level="1">May contain:</text:h>
      <text:p text:style-name="Text_20_body"><text:a xlink:type="simple" xlink:href="#id1578">group</text:a>, <text:a xlink:type="simple" xlink:href="#id1533">music</text:a> </text:p>
      <text:h text:style-name="P3" text:outline-level="1">May occur within:</text:h>
      <text:p text:style-name="Text_20_body"><text:a xlink:type="simple" xlink:href="#id1578">group</text:a>, <text:a xlink:type="simple" xlink:href="#id1533">music</text:a> </text:p>
      <text:h text:style-name="P3" text:outline-level="1">Attributes:</text:h>
      <text:list xml:id="list34424740" text:style-name="L87">
        <text:list-item>
          <text:p text:style-name="P90">n, optional, xs:NMTOKEN<text:line-break/>provides a label (name or number) for an element. While its value need not be unique, it is required to be a single token.</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439"/>&lt;grpsym&gt; group symbol</text:h>
      <text:h text:style-name="P3"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3" text:outline-level="1"><text:soft-page-break/>May contain:</text:h>
      <text:p text:style-name="Text_20_body"><text:a xlink:type="simple" xlink:href="#id442">label</text:a> </text:p>
      <text:h text:style-name="P3" text:outline-level="1">May occur within:</text:h>
      <text:p text:style-name="Text_20_body"><text:a xlink:type="simple" xlink:href="#id437">staffgrp</text:a> </text:p>
      <text:h text:style-name="P3" text:outline-level="1">Attributes:</text:h>
      <text:list xml:id="list34403889" text:style-name="L88">
        <text:list-item>
          <text:p text:style-name="P91">copyof, optional, xs:IDREF<text:line-break/>points to an element of which the current element is a copy.</text:p>
        </text:list-item>
        <text:list-item>
          <text:p text:style-name="P91">corresp, optional, xs:IDREFS<text:line-break/>used to point to other elements that correspond to this one in a generic fashion.</text:p>
        </text:list-item>
        <text:list-item>
          <text:p text:style-name="P91">facs, optional, xs:IDREFS<text:line-break/>permits the current element to reference a facsimile image or image zone which corresponds to it.</text:p>
        </text:list-item>
        <text:list-item>
          <text:p text:style-name="P91">ho, optional, xs:decimal<text:line-break/>records a horizontal adjustment of a feature's programmatically-determinded location in terms of staff interline distance; that is, units of 1/2 the distance between adjacent staves.</text:p>
        </text:list-item>
        <text:list-item>
          <text:p text:style-name="P91">n, optional, xs:NMTOKEN<text:line-break/>provides a label (name or number) for an element. While its value need not be unique, it is required to be a single token.</text:p>
        </text:list-item>
        <text:list-item>
          <text:p text:style-name="P91">next, optional, xs:IDREFS<text:line-break/>used to point to the next event(s) in a user-defined collection.</text:p>
        </text:list-item>
        <text:list-item>
          <text:p text:style-name="P91">prev, optional, xs:IDREFS<text:line-break/>points to the previous event(s) in a user-defined collection.</text:p>
        </text:list-item>
        <text:list-item>
          <text:p text:style-name="P91">sameas, optional, xs:IDREFS<text:line-break/>points to an element that is the same as the current element but is not a literal copy of the current element.</text:p>
        </text:list-item>
        <text:list-item>
          <text:p text:style-name="P91">symbol, optional, xs:token, brace, bracket, line, none<text:line-break/>specifies the symbol used to group a set of staves.</text:p>
        </text:list-item>
        <text:list-item>
          <text:p text:style-name="P91">synch, optional, xs:IDREFS<text:line-break/>points to elements that are synchronous with the current element.</text:p>
        </text:list-item>
        <text:list-item>
          <text:p text:style-name="P91">to, optional, xs:decimal<text:line-break/>records a timestamp adjustment of a feature's programmatically-determined location in musical terms; that is, beats.</text:p>
        </text:list-item>
        <text:list-item>
          <text:p text:style-name="P91">vo, optional, xs:decimal<text:line-break/>records the vertical adjustment of a feature's programmatically-determined location in terms of staff interline distance; that is, units of 1/2 the distance between adjacent staves.</text:p>
        </text:list-item>
        <text:list-item>
          <text:p text:style-name="P91">when, optional, xs:IDREF<text:line-break/>indicates the point of occurrence of this feature along a timeline. Its value must be the ID of a &lt;when&gt; element.</text:p>
        </text:list-item>
        <text:list-item>
          <text:p text:style-name="P91">x, optional, xs:decimal<text:line-break/>encodes an x coordinate for a feature in an output coordinate system. When it is necessary to record the placement of a feature in a facsimile image, use facs attribute.</text:p>
        </text:list-item>
        <text:list-item>
          <text:p text:style-name="P91">xml:id, optional, xs:ID<text:line-break/>regularizes the naming of an element and thus facilitates building links between it and other resources. Each id attribute within a document must have a unique value.</text:p>
        </text:list-item>
        <text:list-item>
          <text:p text:style-name="P91">y, optional, xs:decimal<text:line-break/>encodes an y coordinate for a feature in an output coordinate system. When it is necessary to record the placement of a feature in a facsimile image, use facs attribute.</text:p>
        </text:list-item>
      </text:list>
      <text:h text:style-name="P3" text:outline-level="1"><text:soft-page-break/>Module:</text:h>
      <text:p text:style-name="Text_20_body">shared</text:p>
      <text:h text:style-name="P243" text:outline-level="1"><text:bookmark text:name="id827"/>&lt;hairpin&gt; hairpin</text:h>
      <text:h text:style-name="P3"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9711" text:style-name="L89">
        <text:list-item>
          <text:p text:style-name="P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2">copyof, optional, xs:IDREF<text:line-break/>points to an element of which the current element is a copy.</text:p>
        </text:list-item>
        <text:list-item>
          <text:p text:style-name="P92">corresp, optional, xs:IDREFS<text:line-break/>used to point to other elements that correspond to this one in a generic fashion.</text:p>
        </text:list-item>
        <text:list-item>
          <text:p text:style-name="P92">dur, optional, xs:token, "([0-9]+m *\+ *)?[0-9]+(\.?[0-9]*)?"<text:line-break/>encodes the duration of a feature as a timestamp for its endpoint rather than as a relative durational value.</text:p>
        </text:list-item>
        <text:list-item>
          <text:p text:style-name="P9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2">endho, optional, xs:decimal<text:line-break/>records the horizontal adjustment of a feature's programmatically-determined end point.</text:p>
        </text:list-item>
        <text:list-item>
          <text:p text:style-name="P92">endid, optional, xs:IDREF<text:line-break/>indicates the final element in a sequence of events to which the feature applies.</text:p>
        </text:list-item>
        <text:list-item>
          <text:p text:style-name="P92">endto, optional, xs:decimal<text:line-break/>records a timestamp adjustment of a feature's programmatically-determined end point.</text:p>
        </text:list-item>
        <text:list-item>
          <text:p text:style-name="P92">endvo, optional, xs:decimal<text:line-break/>records a vertical adjustment of a feature's programmatically-determined end point.</text:p>
        </text:list-item>
        <text:list-item>
          <text:p text:style-name="P92">facs, optional, xs:IDREFS<text:line-break/>permits the current element to reference a facsimile image or image zone which corresponds to it.</text:p>
        </text:list-item>
        <text:list-item>
          <text:p text:style-name="P92">form, required, xs:token, cres, dim<text:line-break/>captures the form and function of the hairpin.</text:p>
        </text:list-item>
        <text:list-item>
          <text:p text:style-name="P92"><text:soft-page-break/>ho, optional, xs:decimal<text:line-break/>records a horizontal adjustment of a feature's programmatically-determinded location in terms of staff interline distance; that is, units of 1/2 the distance between adjacent staves.</text:p>
        </text:list-item>
        <text:list-item>
          <text:p text:style-name="P92">layer, optional, list of xs:positiveInteger, minimum length of 1<text:line-break/>signifies the layer within which a control event is active.</text:p>
        </text:list-item>
        <text:list-item>
          <text:p text:style-name="P92">n, optional, xs:NMTOKEN<text:line-break/>provides a label (name or number) for an element. While its value need not be unique, it is required to be a single token.</text:p>
        </text:list-item>
        <text:list-item>
          <text:p text:style-name="P92">next, optional, xs:IDREFS<text:line-break/>used to point to the next event(s) in a user-defined collection.</text:p>
        </text:list-item>
        <text:list-item>
          <text:p text:style-name="P92">opening, optional, xs:decimal<text:line-break/>specifies the distance between the points of the open end of a hairpin dynamic mark.</text:p>
        </text:list-item>
        <text:list-item>
          <text:p text:style-name="P92">place, optional, xs:token, above, below, within<text:line-break/>captures the placement of the item with respect to the staff with which it is associated.</text:p>
        </text:list-item>
        <text:list-item>
          <text:p text:style-name="P92">plist, optional, xs:IDREFS<text:line-break/>contains a space separated list of ID references that identify logical events that participate in a collection, such as notes under a phrase mark.</text:p>
        </text:list-item>
        <text:list-item>
          <text:p text:style-name="P92">prev, optional, xs:IDREFS<text:line-break/>points to the previous event(s) in a user-defined collection.</text:p>
        </text:list-item>
        <text:list-item>
          <text:p text:style-name="P92">sameas, optional, xs:IDREFS<text:line-break/>points to an element that is the same as the current element but is not a literal copy of the current element.</text:p>
        </text:list-item>
        <text:list-item>
          <text:p text:style-name="P92">staff, required, list of xs:positiveInteger, minimum length of 1<text:line-break/>signifies the staff on which a notated event occurs or to which a control event applies.</text:p>
        </text:list-item>
        <text:list-item>
          <text:p text:style-name="P92">startho, optional, xs:decimal<text:line-break/>records the horizontal adjustment of a feature's programmatically-determined start point.</text:p>
        </text:list-item>
        <text:list-item>
          <text:p text:style-name="P92">startid, optional, xs:IDREF<text:line-break/>holds a reference to the first element in a sequence of events to which the feature applies.</text:p>
        </text:list-item>
        <text:list-item>
          <text:p text:style-name="P92">startto, optional, xs:decimal<text:line-break/>records a timestamp adjustment of a feature's programmatically-determined start point.</text:p>
        </text:list-item>
        <text:list-item>
          <text:p text:style-name="P92">startvo, optional, xs:decimal<text:line-break/>records a vertical adjustment of a feature's programmatically-determined start point.</text:p>
        </text:list-item>
        <text:list-item>
          <text:p text:style-name="P92">synch, optional, xs:IDREFS<text:line-break/>points to elements that are synchronous with the current element.</text:p>
        </text:list-item>
        <text:list-item>
          <text:p text:style-name="P92">to, optional, xs:decimal<text:line-break/>records a timestamp adjustment of a feature's programmatically-determined location in musical terms; that is, beats.</text:p>
        </text:list-item>
        <text:list-item>
          <text:p text:style-name="P92">tstamp, optional, xs:decimal, 0 - ∞<text:line-break/>encodes the onset time in terms of musical time, i.e., beats[.fractional beat part]</text:p>
        </text:list-item>
        <text:list-item>
          <text:p text:style-name="P92">tstamp.ges, optional, xs:nonNegativeInteger<text:line-break/>used to record the onset time in pulses per quarter note (ppq, MusicXML divisions, or MIDI clicks) since the start of the file.</text:p>
        </text:list-item>
        <text:list-item>
          <text:p text:style-name="P92">tstamp.real, optional, xs:time<text:line-break/>used to record the onset time in pulses per quarter note (ppq, MusicXML divisions, or MIDI clicks) since the start of the file.</text:p>
        </text:list-item>
        <text:list-item>
          <text:p text:style-name="P92">vo, optional, xs:decimal<text:line-break/>records the vertical adjustment of a feature's programmatically-determined location in terms of staff interline distance; that is, units of 1/2 the distance between adjacent staves.</text:p>
        </text:list-item>
        <text:list-item>
          <text:p text:style-name="P92"><text:soft-page-break/>when, optional, xs:IDREF<text:line-break/>indicates the point of occurrence of this feature along a timeline. Its value must be the ID of a &lt;when&gt; element.</text:p>
        </text:list-item>
        <text:list-item>
          <text:p text:style-name="P92">x, optional, xs:decimal<text:line-break/>encodes an x coordinate for a feature in an output coordinate system. When it is necessary to record the placement of a feature in a facsimile image, use facs attribute.</text:p>
        </text:list-item>
        <text:list-item>
          <text:p text:style-name="P92">x2, optional, xs:decimal<text:line-break/>encodes the optional 2nd x coordinate.</text:p>
        </text:list-item>
        <text:list-item>
          <text:p text:style-name="P92">xml:id, optional, xs:ID<text:line-break/>regularizes the naming of an element and thus facilitates building links between it and other resources. Each id attribute within a document must have a unique value.</text:p>
        </text:list-item>
        <text:list-item>
          <text:p text:style-name="P92">y, optional, xs:decimal<text:line-break/>encodes an y coordinate for a feature in an output coordinate system. When it is necessary to record the placement of a feature in a facsimile image, use facs attribute.</text:p>
        </text:list-item>
        <text:list-item>
          <text:p text:style-name="P92">y2, optional, xs:decimal<text:line-break/>encodes the optional 2nd y coordinate.</text:p>
        </text:list-item>
      </text:list>
      <text:h text:style-name="P3" text:outline-level="1">Module:</text:h>
      <text:p text:style-name="Text_20_body">cmn</text:p>
      <text:h text:style-name="P243" text:outline-level="1"><text:bookmark text:name="id956"/>&lt;halfmrpt&gt; half-measure repeat</text:h>
      <text:h text:style-name="P3" text:outline-level="1">Description:</text:h>
      <text:p text:style-name="Text_20_body">A half-measure repeat in any meter.</text:p>
      <text:h text:style-name="P3"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1551" text:style-name="L90">
        <text:list-item>
          <text:p text:style-name="P93">altsym, optional, xs:IDREF<text:line-break/>provides a way of pointing to a user-defined symbol. It must contain an ID of a &lt;symboldef&gt; element elsewhere in the document.</text:p>
        </text:list-item>
        <text:list-item>
          <text:p text:style-name="P9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3">copyof, optional, xs:IDREF<text:line-break/>points to an element of which the current element is a copy.</text:p>
        </text:list-item>
        <text:list-item>
          <text:p text:style-name="P93">corresp, optional, xs:IDREFS<text:line-break/>used to point to other elements that correspond to this one in a generic fashion.</text:p>
        </text:list-item>
        <text:list-item>
          <text:p text:style-name="P93">dur, optional, xs:token, long, breve, 1, 2, 4, 8, 16, 32, 64, 128, 256, 512, 1024, 2048, maxima, longa, brevis, semibrevis, minima, semiminima, fusa, semifusa<text:line-break/><text:soft-page-break/>records the duration of a feature using the relative durational values provided by the data.DURATION datatype.</text:p>
        </text:list-item>
        <text:list-item>
          <text:p text:style-name="P93">expand, optional, xs:token, true, false<text:line-break/>indicates whether to render a repeat symbol or the source material to which it refers.</text:p>
        </text:list-item>
        <text:list-item>
          <text:p text:style-name="P93">facs, optional, xs:IDREFS<text:line-break/>permits the current element to reference a facsimile image or image zone which corresponds to it.</text:p>
        </text:list-item>
        <text:list-item>
          <text:p text:style-name="P93">ho, optional, xs:decimal<text:line-break/>records a horizontal adjustment of a feature's programmatically-determinded location in terms of staff interline distance; that is, units of 1/2 the distance between adjacent staves.</text:p>
        </text:list-item>
        <text:list-item>
          <text:p text:style-name="P93">layer, optional, xs:positiveInteger<text:line-break/>identifies the layer to which a feature applies.</text:p>
        </text:list-item>
        <text:list-item>
          <text:p text:style-name="P93">n, optional, xs:NMTOKEN<text:line-break/>provides a label (name or number) for an element. While its value need not be unique, it is required to be a single token.</text:p>
        </text:list-item>
        <text:list-item>
          <text:p text:style-name="P93">next, optional, xs:IDREFS<text:line-break/>used to point to the next event(s) in a user-defined collection.</text:p>
        </text:list-item>
        <text:list-item>
          <text:p text:style-name="P93">prev, optional, xs:IDREFS<text:line-break/>points to the previous event(s) in a user-defined collection.</text:p>
        </text:list-item>
        <text:list-item>
          <text:p text:style-name="P93">sameas, optional, xs:IDREFS<text:line-break/>points to an element that is the same as the current element but is not a literal copy of the current element.</text:p>
        </text:list-item>
        <text:list-item>
          <text:p text:style-name="P93">staff, optional, list of xs:positiveInteger, minimum length of 1<text:line-break/>signifies the staff on which a notated event occurs or to which a control event applies.</text:p>
        </text:list-item>
        <text:list-item>
          <text:p text:style-name="P93">synch, optional, xs:IDREFS<text:line-break/>points to elements that are synchronous with the current element.</text:p>
        </text:list-item>
        <text:list-item>
          <text:p text:style-name="P93">to, optional, xs:decimal<text:line-break/>records a timestamp adjustment of a feature's programmatically-determined location in musical terms; that is, beats.</text:p>
        </text:list-item>
        <text:list-item>
          <text:p text:style-name="P93">tstamp, optional, xs:decimal, 0 - ∞<text:line-break/>encodes the onset time in terms of musical time, i.e., beats[.fractional beat part]</text:p>
        </text:list-item>
        <text:list-item>
          <text:p text:style-name="P93">tstamp.ges, optional, xs:nonNegativeInteger<text:line-break/>used to record the onset time in pulses per quarter note (ppq, MusicXML divisions, or MIDI clicks) since the start of the file.</text:p>
        </text:list-item>
        <text:list-item>
          <text:p text:style-name="P93">tstamp.real, optional, xs:time<text:line-break/>used to record the onset time in pulses per quarter note (ppq, MusicXML divisions, or MIDI clicks) since the start of the file.</text:p>
        </text:list-item>
        <text:list-item>
          <text:p text:style-name="P93">vo, optional, xs:decimal<text:line-break/>records the vertical adjustment of a feature's programmatically-determined location in terms of staff interline distance; that is, units of 1/2 the distance between adjacent staves.</text:p>
        </text:list-item>
        <text:list-item>
          <text:p text:style-name="P93">when, optional, xs:IDREF<text:line-break/>indicates the point of occurrence of this feature along a timeline. Its value must be the ID of a &lt;when&gt; element.</text:p>
        </text:list-item>
        <text:list-item>
          <text:p text:style-name="P9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1415"/><text:soft-page-break/>&lt;hand&gt; hand</text:h>
      <text:h text:style-name="P3"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13">handlist</text:a> </text:p>
      <text:h text:style-name="P3" text:outline-level="1">Attributes:</text:h>
      <text:list xml:id="list34421851" text:style-name="L91">
        <text:list-item>
          <text:p text:style-name="P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4">initial, optional, xs:token, true, false<text:line-break/>marks this hand as the initial one of the document.</text:p>
        </text:list-item>
        <text:list-item>
          <text:p text:style-name="P94">medium, optional, CDATA<text:line-break/>describes the writing medium.</text:p>
        </text:list-item>
        <text:list-item>
          <text:p text:style-name="P94">n, optional, xs:NMTOKEN<text:line-break/>provides a label (name or number) for an element. While its value need not be unique, it is required to be a single token.</text:p>
        </text:list-item>
        <text:list-item>
          <text:p text:style-name="P9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4">xml:id, optional, xs:ID<text:line-break/>regularizes the naming of an element and thus facilitates building links between it and other resources. Each id attribute within a document must have a unique value.</text:p>
        </text:list-item>
        <text:list-item>
          <text:p text:style-name="P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413"/><text:soft-page-break/>&lt;handlist&gt; hand list</text:h>
      <text:h text:style-name="P3" text:outline-level="1">Description:</text:h>
      <text:p text:style-name="Text_20_body">Container for one or more hand elements.</text:p>
      <text:h text:style-name="P3" text:outline-level="1">May contain:</text:h>
      <text:p text:style-name="Text_20_body"><text:a xlink:type="simple" xlink:href="#id1415">hand</text:a> </text:p>
      <text:h text:style-name="P3" text:outline-level="1">May occur within:</text:h>
      <text:p text:style-name="Text_20_body"><text:a xlink:type="simple" xlink:href="#id1401">physdesc</text:a> </text:p>
      <text:h text:style-name="P3" text:outline-level="1">Attributes:</text:h>
      <text:list xml:id="list34417058" text:style-name="L92">
        <text:list-item>
          <text:p text:style-name="P9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5">n, optional, xs:NMTOKEN<text:line-break/>provides a label (name or number) for an element. While its value need not be unique, it is required to be a single token.</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326"/>&lt;handshift&gt; hand shift</text:h>
      <text:h text:style-name="P3"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3" text:outline-level="1">May contain:</text:h>
      <text:p text:style-name="Text_20_body">EMPTY</text:p>
      <text:h text:style-name="P3" text:outline-level="1"><text:soft-page-break/>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03131" text:style-name="L93">
        <text:list-item>
          <text:p text:style-name="P96">cert, optional, xs:token, high, medium, low, unknown<text:line-break/>signifies the degree of certainty or precision associated with a feature.</text:p>
        </text:list-item>
        <text:list-item>
          <text:p text:style-name="P96">character, optional, CDATA<text:line-break/>describes the character of the new hand.</text:p>
        </text:list-item>
        <text:list-item>
          <text:p text:style-name="P96">evidence, optional, xs:NMTOKEN<text:line-break/>indicates the nature of the evidence supporting the reliability or accuracy of the intervention or interpretation. Suggested values include: 'internal', 'external', 'conjecture'.</text:p>
        </text:list-item>
        <text:list-item>
          <text:p text:style-name="P96">facs, optional, xs:IDREFS<text:line-break/>permits the current element to reference a facsimile image or image zone which corresponds to it.</text:p>
        </text:list-item>
        <text:list-item>
          <text:p text:style-name="P96">medium, optional, CDATA<text:line-break/>describes the writing medium.</text:p>
        </text:list-item>
        <text:list-item>
          <text:p text:style-name="P96">n, optional, xs:NMTOKEN<text:line-break/>provides a label (name or number) for an element. While its value need not be unique, it is required to be a single token.</text:p>
        </text:list-item>
        <text:list-item>
          <text:p text:style-name="P96">new, optional, xs:IDREF<text:line-break/>identifies the new hand. The value must contain the ID of a hand element given elsewhere in the document.</text:p>
        </text:list-item>
        <text:list-item>
          <text:p text:style-name="P96">old, optional, xs:IDREF<text:line-break/>identifies the old hand. The value must contain the ID of a hand element given elsewhere in the document.</text:p>
        </text:list-item>
        <text:list-item>
          <text:p text:style-name="P9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6">source, optional, xs:IDREFS<text:line-break/>contains a list of one or more pointers indicating the sources which attest to a given reading. Each value should correspond to the ID of a &lt;source&gt; element located in the document header.</text:p>
        </text:list-item>
        <text:list-item>
          <text:p text:style-name="P9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138"/>&lt;harm&gt; harmony</text:h>
      <text:h text:style-name="P3"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text:soft-page-break/>Please note that the dur attribute here is not a true duration, but rather a time stamp for the end point of the harmony.</text:p>
      <text:h text:style-name="P3" text:outline-level="1">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21087" text:style-name="L94">
        <text:list-item>
          <text:p text:style-name="P97">chordref, optional, xs:IDREF<text:line-break/>contains a reference to a predefined &lt;chorddef&gt; element.</text:p>
        </text:list-item>
        <text:list-item>
          <text:p text:style-name="P97">copyof, optional, xs:IDREF<text:line-break/>points to an element of which the current element is a copy.</text:p>
        </text:list-item>
        <text:list-item>
          <text:p text:style-name="P97">corresp, optional, xs:IDREFS<text:line-break/>used to point to other elements that correspond to this one in a generic fashion.</text:p>
        </text:list-item>
        <text:list-item>
          <text:p text:style-name="P97">dur, optional, xs:token, "([0-9]+m *\+ *)?[0-9]+(\.?[0-9]*)?"<text:line-break/>encodes the duration of a feature as a timestamp for its endpoint rather than as a relative durational value.</text:p>
        </text:list-item>
        <text:list-item>
          <text:p text:style-name="P9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7">endho, optional, xs:decimal<text:line-break/>records the horizontal adjustment of a feature's programmatically-determined end point.</text:p>
        </text:list-item>
        <text:list-item>
          <text:p text:style-name="P97">endid, optional, xs:IDREF<text:line-break/>indicates the final element in a sequence of events to which the feature applies.</text:p>
        </text:list-item>
        <text:list-item>
          <text:p text:style-name="P97">endto, optional, xs:decimal<text:line-break/>records a timestamp adjustment of a feature's programmatically-determined end point.</text:p>
        </text:list-item>
        <text:list-item>
          <text:p text:style-name="P97">extender, optional, xs:token, true, false<text:line-break/>indicates the presence of an extension symbol, typically a dash or underscore, drawn from the end of the harmonic indication to the point indicated by the dur attribute.</text:p>
        </text:list-item>
        <text:list-item>
          <text:p text:style-name="P97">facs, optional, xs:IDREFS<text:line-break/>permits the current element to reference a facsimile image or image zone which corresponds to it.</text:p>
        </text:list-item>
        <text:list-item>
          <text:p text:style-name="P97">ho, optional, xs:decimal<text:line-break/>records a horizontal adjustment of a feature's programmatically-determinded location in terms of staff interline distance; that is, units of 1/2 the distance between adjacent staves.</text:p>
        </text:list-item>
        <text:list-item>
          <text:p text:style-name="P97">layer, optional, list of xs:positiveInteger, minimum length of 1<text:line-break/>signifies the layer within which a control event is active.</text:p>
        </text:list-item>
        <text:list-item>
          <text:p text:style-name="P97">n, optional, xs:NMTOKEN<text:line-break/>provides a label (name or number) for an element. While its value need not be unique, it is required to be a single token.</text:p>
        </text:list-item>
        <text:list-item>
          <text:p text:style-name="P97">next, optional, xs:IDREFS<text:line-break/>used to point to the next event(s) in a user-defined collection.</text:p>
        </text:list-item>
        <text:list-item>
          <text:p text:style-name="P97"><text:soft-page-break/>place, optional, xs:token, above, below, within<text:line-break/>captures the placement of the item with respect to the staff with which it is associated.</text:p>
        </text:list-item>
        <text:list-item>
          <text:p text:style-name="P97">plist, optional, xs:IDREFS<text:line-break/>contains a space separated list of ID references that identify logical events that participate in a collection, such as notes under a phrase mark.</text:p>
        </text:list-item>
        <text:list-item>
          <text:p text:style-name="P97">prev, optional, xs:IDREFS<text:line-break/>points to the previous event(s) in a user-defined collection.</text:p>
        </text:list-item>
        <text:list-item>
          <text:p text:style-name="P97">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7">sameas, optional, xs:IDREFS<text:line-break/>points to an element that is the same as the current element but is not a literal copy of the current element.</text:p>
        </text:list-item>
        <text:list-item>
          <text:p text:style-name="P97">staff, required, list of xs:positiveInteger, minimum length of 1<text:line-break/>signifies the staff on which a notated event occurs or to which a control event applies.</text:p>
        </text:list-item>
        <text:list-item>
          <text:p text:style-name="P97">startho, optional, xs:decimal<text:line-break/>records the horizontal adjustment of a feature's programmatically-determined start point.</text:p>
        </text:list-item>
        <text:list-item>
          <text:p text:style-name="P97">startid, optional, xs:IDREF<text:line-break/>holds a reference to the first element in a sequence of events to which the feature applies.</text:p>
        </text:list-item>
        <text:list-item>
          <text:p text:style-name="P97">startto, optional, xs:decimal<text:line-break/>records a timestamp adjustment of a feature's programmatically-determined start point.</text:p>
        </text:list-item>
        <text:list-item>
          <text:p text:style-name="P97">synch, optional, xs:IDREFS<text:line-break/>points to elements that are synchronous with the current element.</text:p>
        </text:list-item>
        <text:list-item>
          <text:p text:style-name="P97">to, optional, xs:decimal<text:line-break/>records a timestamp adjustment of a feature's programmatically-determined location in musical terms; that is, beats.</text:p>
        </text:list-item>
        <text:list-item>
          <text:p text:style-name="P97">tstamp, optional, xs:decimal, 0 - ∞<text:line-break/>encodes the onset time in terms of musical time, i.e., beats[.fractional beat part]</text:p>
        </text:list-item>
        <text:list-item>
          <text:p text:style-name="P97">tstamp.ges, optional, xs:nonNegativeInteger<text:line-break/>used to record the onset time in pulses per quarter note (ppq, MusicXML divisions, or MIDI clicks) since the start of the file.</text:p>
        </text:list-item>
        <text:list-item>
          <text:p text:style-name="P97">tstamp.real, optional, xs:time<text:line-break/>used to record the onset time in pulses per quarter note (ppq, MusicXML divisions, or MIDI clicks) since the start of the file.</text:p>
        </text:list-item>
        <text:list-item>
          <text:p text:style-name="P97">vo, optional, xs:decimal<text:line-break/>records the vertical adjustment of a feature's programmatically-determined location in terms of staff interline distance; that is, units of 1/2 the distance between adjacent staves.</text:p>
        </text:list-item>
        <text:list-item>
          <text:p text:style-name="P97">when, optional, xs:IDREF<text:line-break/>indicates the point of occurrence of this feature along a timeline. Its value must be the ID of a &lt;when&gt; element.</text:p>
        </text:list-item>
        <text:list-item>
          <text:p text:style-name="P97">x, optional, xs:decimal<text:line-break/>encodes an x coordinate for a feature in an output coordinate system. When it is necessary to record the placement of a feature in a facsimile image, use facs attribute.</text:p>
        </text:list-item>
        <text:list-item>
          <text:p text:style-name="P97">xml:id, optional, xs:ID<text:line-break/>regularizes the naming of an element and thus facilitates building links between it and other resources. Each id attribute within a document must have a unique value.</text:p>
        </text:list-item>
        <text:list-item>
          <text:p text:style-name="P97"><text:soft-page-break/>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harmony</text:p>
      <text:h text:style-name="P243" text:outline-level="1"><text:bookmark text:name="id835"/>&lt;harppedal&gt; harp pedal</text:h>
      <text:h text:style-name="P3"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20902" text:style-name="L95">
        <text:list-item>
          <text:p text:style-name="P98">a, optional, xs:token, f, n, s<text:line-break/>indicates the pedal setting, i.e., flat, natural, or sharp, for the harp's A strings.</text:p>
        </text:list-item>
        <text:list-item>
          <text:p text:style-name="P98">b, optional, xs:token, f, n, s<text:line-break/>indicates the pedal setting, i.e., flat, natural, or sharp, for the harp's B strings.</text:p>
        </text:list-item>
        <text:list-item>
          <text:p text:style-name="P98">c, optional, xs:token, f, n, s<text:line-break/>indicates the pedal setting, i.e., flat, natural, or sharp, for the harp's C strings.</text:p>
        </text:list-item>
        <text:list-item>
          <text:p text:style-name="P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8">copyof, optional, xs:IDREF<text:line-break/>points to an element of which the current element is a copy.</text:p>
        </text:list-item>
        <text:list-item>
          <text:p text:style-name="P98">corresp, optional, xs:IDREFS<text:line-break/>used to point to other elements that correspond to this one in a generic fashion.</text:p>
        </text:list-item>
        <text:list-item>
          <text:p text:style-name="P98">d, optional, xs:token, f, n, s<text:line-break/>indicates the pedal setting, i.e., flat, natural, or sharp, for the harp's D strings.</text:p>
        </text:list-item>
        <text:list-item>
          <text:p text:style-name="P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8">e, optional, xs:token, f, n, s<text:line-break/>indicates the pedal setting, i.e., flat, natural, or sharp, for the harp's E strings.</text:p>
        </text:list-item>
        <text:list-item>
          <text:p text:style-name="P98">endid, optional, xs:IDREF<text:line-break/>indicates the final element in a sequence of events to which the feature applies.</text:p>
        </text:list-item>
        <text:list-item>
          <text:p text:style-name="P98">f, optional, xs:token, f, n, s<text:line-break/>indicates the pedal setting, i.e., flat, natural, or sharp, for the harp's F strings.</text:p>
        </text:list-item>
        <text:list-item>
          <text:p text:style-name="P98"><text:soft-page-break/>facs, optional, xs:IDREFS<text:line-break/>permits the current element to reference a facsimile image or image zone which corresponds to it.</text:p>
        </text:list-item>
        <text:list-item>
          <text:p text:style-name="P98">g, optional, xs:token, f, n, s<text:line-break/>indicates the pedal setting, i.e., flat, natural, or sharp, for the harp's G strings.</text:p>
        </text:list-item>
        <text:list-item>
          <text:p text:style-name="P98">ho, optional, xs:decimal<text:line-break/>records a horizontal adjustment of a feature's programmatically-determinded location in terms of staff interline distance; that is, units of 1/2 the distance between adjacent staves.</text:p>
        </text:list-item>
        <text:list-item>
          <text:p text:style-name="P98">layer, optional, list of xs:positiveInteger, minimum length of 1<text:line-break/>signifies the layer within which a control event is active.</text:p>
        </text:list-item>
        <text:list-item>
          <text:p text:style-name="P98">n, optional, xs:NMTOKEN<text:line-break/>provides a label (name or number) for an element. While its value need not be unique, it is required to be a single token.</text:p>
        </text:list-item>
        <text:list-item>
          <text:p text:style-name="P98">next, optional, xs:IDREFS<text:line-break/>used to point to the next event(s) in a user-defined collection.</text:p>
        </text:list-item>
        <text:list-item>
          <text:p text:style-name="P98">place, optional, xs:token, above, below, within<text:line-break/>captures the placement of the item with respect to the staff with which it is associated.</text:p>
        </text:list-item>
        <text:list-item>
          <text:p text:style-name="P98">plist, optional, xs:IDREFS<text:line-break/>contains a space separated list of ID references that identify logical events that participate in a collection, such as notes under a phrase mark.</text:p>
        </text:list-item>
        <text:list-item>
          <text:p text:style-name="P98">prev, optional, xs:IDREFS<text:line-break/>points to the previous event(s) in a user-defined collection.</text:p>
        </text:list-item>
        <text:list-item>
          <text:p text:style-name="P98">sameas, optional, xs:IDREFS<text:line-break/>points to an element that is the same as the current element but is not a literal copy of the current element.</text:p>
        </text:list-item>
        <text:list-item>
          <text:p text:style-name="P98">staff, required, list of xs:positiveInteger, minimum length of 1<text:line-break/>signifies the staff on which a notated event occurs or to which a control event applies.</text:p>
        </text:list-item>
        <text:list-item>
          <text:p text:style-name="P98">startid, optional, xs:IDREF<text:line-break/>holds a reference to the first element in a sequence of events to which the feature applies.</text:p>
        </text:list-item>
        <text:list-item>
          <text:p text:style-name="P98">synch, optional, xs:IDREFS<text:line-break/>points to elements that are synchronous with the current element.</text:p>
        </text:list-item>
        <text:list-item>
          <text:p text:style-name="P98">to, optional, xs:decimal<text:line-break/>records a timestamp adjustment of a feature's programmatically-determined location in musical terms; that is, beats.</text:p>
        </text:list-item>
        <text:list-item>
          <text:p text:style-name="P98">tstamp, optional, xs:decimal, 0 - ∞<text:line-break/>encodes the onset time in terms of musical time, i.e., beats[.fractional beat part]</text:p>
        </text:list-item>
        <text:list-item>
          <text:p text:style-name="P98">tstamp.ges, optional, xs:nonNegativeInteger<text:line-break/>used to record the onset time in pulses per quarter note (ppq, MusicXML divisions, or MIDI clicks) since the start of the file.</text:p>
        </text:list-item>
        <text:list-item>
          <text:p text:style-name="P98">tstamp.real, optional, xs:time<text:line-break/>used to record the onset time in pulses per quarter note (ppq, MusicXML divisions, or MIDI clicks) since the start of the file.</text:p>
        </text:list-item>
        <text:list-item>
          <text:p text:style-name="P98">vo, optional, xs:decimal<text:line-break/>records the vertical adjustment of a feature's programmatically-determined location in terms of staff interline distance; that is, units of 1/2 the distance between adjacent staves.</text:p>
        </text:list-item>
        <text:list-item>
          <text:p text:style-name="P98">when, optional, xs:IDREF<text:line-break/>indicates the point of occurrence of this feature along a timeline. Its value must be the ID of a &lt;when&gt; element.</text:p>
        </text:list-item>
        <text:list-item>
          <text:p text:style-name="P98"><text:soft-page-break/>x, optional, xs:decimal<text:line-break/>encodes an x coordinate for a feature in an output coordinate system. When it is necessary to record the placement of a feature in a facsimile image, use facs attribute.</text:p>
        </text:list-item>
        <text:list-item>
          <text:p text:style-name="P98">xml:id, optional, xs:ID<text:line-break/>regularizes the naming of an element and thus facilitates building links between it and other resources. Each id attribute within a document must have a unique value.</text:p>
        </text:list-item>
        <text:list-item>
          <text:p text:style-name="P9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252"/>&lt;head&gt; heading</text:h>
      <text:h text:style-name="P3" text:outline-level="1">Description:</text:h>
      <text:p text:style-name="Text_20_body">Contains any heading, for example, the title of a section of text, or the heading of a list. When &lt;head&gt; is used, it should be the first sub-element, followed by one or more other elements.</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29">div</text:a>, <text:a xlink:type="simple" xlink:href="#id286">lg</text:a>, <text:a xlink:type="simple" xlink:href="#id249">list</text:a> </text:p>
      <text:h text:style-name="P3" text:outline-level="1">Attributes:</text:h>
      <text:list xml:id="list34395773" text:style-name="L96">
        <text:list-item>
          <text:p text:style-name="P99">facs, optional, xs:IDREFS<text:line-break/>permits the current element to reference a facsimile image or image zone which corresponds to it.</text:p>
        </text:list-item>
        <text:list-item>
          <text:p text:style-name="P99">n, optional, xs:NMTOKEN<text:line-break/>provides a label (name or number) for an element. While its value need not be unique, it is required to be a single token.</text:p>
        </text:list-item>
        <text:list-item>
          <text:p text:style-name="P99">x, optional, xs:decimal<text:line-break/>encodes an x coordinate for a feature in an output coordinate system. When it is necessary to record the placement of a feature in a facsimile image, use facs attribute.</text:p>
        </text:list-item>
        <text:list-item>
          <text:p text:style-name="P99">xml:id, optional, xs:ID<text:line-break/>regularizes the naming of an element and thus facilitates building links between it and other resources. Each id attribute within a document must have a unique value.</text:p>
        </text:list-item>
        <text:list-item>
          <text:p text:style-name="P9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99">y, optional, xs:decimal<text:line-break/>encodes an y coordinate for a feature in an output coordinate system. When it is necessary to record the placement of a feature in a facsimile image, use facs attribute.</text:p>
        </text:list-item>
      </text:list>
      <text:h text:style-name="P3" text:outline-level="1"><text:soft-page-break/>Module:</text:h>
      <text:p text:style-name="Text_20_body">text</text:p>
      <text:h text:style-name="P243" text:outline-level="1"><text:bookmark text:name="id699"/>&lt;hex&gt; hex</text:h>
      <text:h text:style-name="P3" text:outline-level="1">Description:</text:h>
      <text:p text:style-name="Text_20_body">Arbitrary MIDI data in hexadecimal form. The element's content must be wrapped in a CDATA section to avoid parsing errors.</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20716" text:style-name="L97">
        <text:list-item>
          <text:p text:style-name="P100">copyof, optional, xs:IDREF<text:line-break/>points to an element of which the current element is a copy.</text:p>
        </text:list-item>
        <text:list-item>
          <text:p text:style-name="P100">corresp, optional, xs:IDREFS<text:line-break/>used to point to other elements that correspond to this one in a generic fashion.</text:p>
        </text:list-item>
        <text:list-item>
          <text:p text:style-name="P100">layer, optional, xs:positiveInteger<text:line-break/>identifies the layer to which a feature applies.</text:p>
        </text:list-item>
        <text:list-item>
          <text:p text:style-name="P100">n, optional, xs:NMTOKEN<text:line-break/>provides a label (name or number) for an element. While its value need not be unique, it is required to be a single token.</text:p>
        </text:list-item>
        <text:list-item>
          <text:p text:style-name="P100">next, optional, xs:IDREFS<text:line-break/>used to point to the next event(s) in a user-defined collection.</text:p>
        </text:list-item>
        <text:list-item>
          <text:p text:style-name="P100">prev, optional, xs:IDREFS<text:line-break/>points to the previous event(s) in a user-defined collection.</text:p>
        </text:list-item>
        <text:list-item>
          <text:p text:style-name="P100">sameas, optional, xs:IDREFS<text:line-break/>points to an element that is the same as the current element but is not a literal copy of the current element.</text:p>
        </text:list-item>
        <text:list-item>
          <text:p text:style-name="P100">staff, required, list of xs:positiveInteger, minimum length of 1<text:line-break/>signifies the staff on which a notated event occurs or to which a control event applies.</text:p>
        </text:list-item>
        <text:list-item>
          <text:p text:style-name="P100">synch, optional, xs:IDREFS<text:line-break/>points to elements that are synchronous with the current element.</text:p>
        </text:list-item>
        <text:list-item>
          <text:p text:style-name="P100">tstamp, optional, xs:decimal, 0 - ∞<text:line-break/>encodes the onset time in terms of musical time, i.e., beats[.fractional beat part]</text:p>
        </text:list-item>
        <text:list-item>
          <text:p text:style-name="P100">when, optional, xs:IDREF<text:line-break/>indicates the point of occurrence of this feature along a timeline. Its value must be the ID of a &lt;when&gt; element.</text:p>
        </text:list-item>
        <text:list-item>
          <text:p text:style-name="P100">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midi</text:p>
      <text:h text:style-name="P243" text:outline-level="1"><text:bookmark text:name="id1096"/>&lt;identifier&gt; identifier</text:h>
      <text:h text:style-name="P3"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391">seriesstmt</text:a>, <text:a xlink:type="simple" xlink:href="#id1234">sic</text:a>, <text:a xlink:type="simple" xlink:href="#id1399">source</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4611" text:style-name="L98">
        <text:list-item>
          <text:p text:style-name="P1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subtype, optional, xs:NMTOKEN<text:line-break/>provide any sub-classification for the element, additional to that given by its type attribute.</text:p>
        </text:list-item>
        <text:list-item>
          <text:p text:style-name="P101">type, optional, xs:NMTOKEN<text:line-break/>characterizes the element in some sense, using any convenient classification scheme or typology.</text:p>
        </text:list-item>
        <text:list-item>
          <text:p text:style-name="P10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217"/><text:soft-page-break/>&lt;ineume&gt; interrupted neume</text:h>
      <text:h text:style-name="P3" text:outline-level="1">Description:</text:h>
      <text:p text:style-name="Text_20_body">a graphically interrupted neume; that is, a neume which is logically a single entity written using multiple signs. The constituent signs may be encoded using ineume and uneume sub-elements.</text:p>
      <text:h text:style-name="P3"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217">ineume</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a xlink:type="simple" xlink:href="#id1190">uneume</text:a>, <text:a xlink:type="simple" xlink:href="#id167">verse</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217">ineume</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07193" text:style-name="L99">
        <text:list-item>
          <text:p text:style-name="P10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facs, optional, xs:IDREFS<text:line-break/>permits the current element to reference a facsimile image or image zone which corresponds to it.</text:p>
        </text:list-item>
        <text:list-item>
          <text:p text:style-name="P102">form, optional, xs:token, liquescent1, liquescent2, tied, tiedliquescent1, tiedliquescent2<text:line-break/>provides a subclass or functional label for the neume.</text:p>
        </text:list-item>
        <text:list-item>
          <text:p text:style-name="P102">n, optional, xs:NMTOKEN<text:line-break/>provides a label (name or number) for an element. While its value need not be unique, it is required to be a single token.</text:p>
        </text:list-item>
        <text:list-item>
          <text:p text:style-name="P102">name, optional, xs:token, pessubpunctis, climacus, scandicus, bistropha, tristropha, pressusminor, pressusmaior<text:line-break/>records a name of an interrupted neume.</text:p>
        </text:list-item>
        <text:list-item>
          <text:p text:style-name="P102">next, optional, xs:IDREFS<text:line-break/>used to point to the next event(s) in a user-defined collection.</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subtype, optional, xs:NMTOKEN<text:line-break/>provide any sub-classification for the element, additional to that given by its type attribute.</text:p>
        </text:list-item>
        <text:list-item>
          <text:p text:style-name="P102">synch, optional, xs:IDREFS<text:line-break/>points to elements that are synchronous with the current element.</text:p>
        </text:list-item>
        <text:list-item>
          <text:p text:style-name="P102">type, optional, xs:NMTOKEN<text:line-break/>characterizes the element in some sense, using any convenient classification scheme or typology.</text:p>
        </text:list-item>
        <text:list-item>
          <text:p text:style-name="P102"><text:soft-page-break/>when, optional, xs:IDREF<text:line-break/>indicates the point of occurrence of this feature along a timeline. Its value must be the ID of a &lt;when&gt; element.</text:p>
        </text:list-item>
        <text:list-item>
          <text:p text:style-name="P10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neumes</text:p>
      <text:h text:style-name="P243" text:outline-level="1"><text:bookmark text:name="id1420"/>&lt;inscription&gt; inscription</text:h>
      <text:h text:style-name="P3" text:outline-level="1">Description:</text:h>
      <text:p text:style-name="Text_20_body">An inscription added to an item, such as a bookplate, a note designating the item as a gift, and/or the author's signature.</text:p>
      <text:h text:style-name="P3"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1401">physdesc</text:a> </text:p>
      <text:h text:style-name="P3" text:outline-level="1">Attributes:</text:h>
      <text:list xml:id="list34423965" text:style-name="L100">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n, optional, xs:NMTOKEN<text:line-break/>provides a label (name or number) for an element. While its value need not be unique, it is required to be a single token.</text:p>
        </text:list-item>
        <text:list-item>
          <text:p text:style-name="P103">xml:id, optional, xs:ID<text:line-break/>regularizes the naming of an element and thus facilitates building links between it and other resources. Each id attribute within a document must have a unique value.</text:p>
        </text:list-item>
        <text:list-item>
          <text:p text:style-name="P10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422"/><text:soft-page-break/>&lt;instrdef&gt; instrument definition</text:h>
      <text:h text:style-name="P3"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3" text:outline-level="1">May contain:</text:h>
      <text:p text:style-name="Text_20_body">EMPTY</text:p>
      <text:h text:style-name="P3" text:outline-level="1">May occur within:</text:h>
      <text:p text:style-name="Text_20_body"><text:a xlink:type="simple" xlink:href="#id419">instrgrp</text:a>, <text:a xlink:type="simple" xlink:href="#id455">layerdef</text:a>, <text:a xlink:type="simple" xlink:href="#id452">staffdef</text:a>, <text:a xlink:type="simple" xlink:href="#id437">staffgrp</text:a> </text:p>
      <text:h text:style-name="P3" text:outline-level="1">Attributes:</text:h>
      <text:list xml:id="list34392497" text:style-name="L101">
        <text:list-item>
          <text:p text:style-name="P104">midi.channel, optional, xs:positiveInteger, 0 - 16<text:line-break/>records a MIDI channel value.</text:p>
        </text:list-item>
        <text:list-item>
          <text:p text:style-name="P104">midi.duty, optional, xs:token, "[0-9]+(\.?[0-9]*)?%"<text:line-break/>specifies the 'on' part of the duty cycle as a percentage of a note's duration.</text:p>
        </text:list-item>
        <text:list-item>
          <text:p text:style-name="P104">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4">midi.instrnum, optional, xs:nonNegativeInteger, 0 - 127<text:line-break/>sets the MIDI instrument number.</text:p>
        </text:list-item>
        <text:list-item>
          <text:p text:style-name="P104">midi.port, optional, xs:nonNegativeInteger, 0 - 127<text:line-break/>sets the default MIDI port value.</text:p>
        </text:list-item>
        <text:list-item>
          <text:p text:style-name="P104">midi.track, optional, xs:positiveInteger<text:line-break/>sets the default MIDI track.</text:p>
        </text:list-item>
        <text:list-item>
          <text:p text:style-name="P104">n, optional, xs:NMTOKEN<text:line-break/>provides a label (name or number) for an element. While its value need not be unique, it is required to be a single token.</text:p>
        </text:list-item>
        <text:list-item>
          <text:p text:style-name="P104"><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419"/>&lt;instrgrp&gt; instrument group</text:h>
      <text:h text:style-name="P3" text:outline-level="1">Description:</text:h>
      <text:p text:style-name="Text_20_body">Collects MIDI instrument definitions.</text:p>
      <text:h text:style-name="P3" text:outline-level="1">May contain:</text:h>
      <text:p text:style-name="Text_20_body"><text:a xlink:type="simple" xlink:href="#id422">instrdef</text:a> </text:p>
      <text:h text:style-name="P3" text:outline-level="1">May occur within:</text:h>
      <text:p text:style-name="Text_20_body"><text:a xlink:type="simple" xlink:href="#id342">scoredef</text:a> </text:p>
      <text:h text:style-name="P3" text:outline-level="1">Attributes:</text:h>
      <text:list xml:id="list34398919" text:style-name="L102">
        <text:list-item>
          <text:p text:style-name="P105">n, optional, xs:NMTOKEN<text:line-break/>provides a label (name or number) for an element. While its value need not be unique, it is required to be a single token.</text:p>
        </text:list-item>
        <text:list-item>
          <text:p text:style-name="P10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499"/>&lt;interpretation&gt; interpretation</text:h>
      <text:h text:style-name="P3" text:outline-level="1">Description:</text:h>
      <text:p text:style-name="Text_20_body">Describes the scope of any analytic or interpretive information added to the transcription of the music.</text:p>
      <text:h text:style-name="P3" text:outline-level="1">May contain:</text:h>
      <text:p text:style-name="Text_20_body"><text:a xlink:type="simple" xlink:href="#id261">p</text:a> </text:p>
      <text:h text:style-name="P3" text:outline-level="1">May occur within:</text:h>
      <text:p text:style-name="Text_20_body"><text:a xlink:type="simple" xlink:href="#id1490">editorialdecl</text:a> </text:p>
      <text:h text:style-name="P3" text:outline-level="1">Attributes:</text:h>
      <text:list xml:id="list34393859" text:style-name="L103">
        <text:list-item>
          <text:p text:style-name="P10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item>
          <text:p text:style-name="P1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255"/>&lt;item&gt; item</text:h>
      <text:h text:style-name="P3" text:outline-level="1">Description:</text:h>
      <text:p text:style-name="Text_20_body">Single item in a &lt;list&gt;.</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249">list</text:a> </text:p>
      <text:h text:style-name="P3" text:outline-level="1">Attributes:</text:h>
      <text:list xml:id="list34411153" text:style-name="L104">
        <text:list-item>
          <text:p text:style-name="P107">facs, optional, xs:IDREFS<text:line-break/>permits the current element to reference a facsimile image or image zone which corresponds to it.</text:p>
        </text:list-item>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text</text:p>
      <text:h text:style-name="P243" text:outline-level="1"><text:bookmark text:name="id400"/><text:soft-page-break/>&lt;keyaccid&gt; key accidental</text:h>
      <text:h text:style-name="P3" text:outline-level="1">Description:</text:h>
      <text:p text:style-name="Text_20_body">Accidental in a key signature. It is a semantic error not to provide either the x and y pair of attributes or the staffloc attribute.</text:p>
      <text:h text:style-name="P3" text:outline-level="1">May contain:</text:h>
      <text:p text:style-name="Text_20_body">EMPTY</text:p>
      <text:h text:style-name="P3" text:outline-level="1">May occur within:</text:h>
      <text:p text:style-name="Text_20_body"><text:a xlink:type="simple" xlink:href="#id1598">keychange</text:a>, <text:a xlink:type="simple" xlink:href="#id397">keysig</text:a> </text:p>
      <text:h text:style-name="P3" text:outline-level="1">Attributes:</text:h>
      <text:list xml:id="list34399010" text:style-name="L105">
        <text:list-item>
          <text:p text:style-name="P108">accid, optional, xs:token, s, f, ss, x, ff, xs, tb, n, nf, ns, su, sd, fu, fd, nu, nd<text:line-break/>captures a written accidental.</text:p>
        </text:list-item>
        <text:list-item>
          <text:p text:style-name="P10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08">facs, optional, xs:IDREFS<text:line-break/>permits the current element to reference a facsimile image or image zone which corresponds to it.</text:p>
        </text:list-item>
        <text:list-item>
          <text:p text:style-name="P108">form, optional, xs:token, implicit, explicit<text:line-break/>specifies whether the accidental allows written enharmonic values (explicit) or only performed (implicit) values.</text:p>
        </text:list-item>
        <text:list-item>
          <text:p text:style-name="P108">loc, optional, xs:nonNegativeInteger<text:line-break/>holds the staff location of the feature.</text:p>
        </text:list-item>
        <text:list-item>
          <text:p text:style-name="P108">n, optional, xs:NMTOKEN<text:line-break/>provides a label (name or number) for an element. While its value need not be unique, it is required to be a single token.</text:p>
        </text:list-item>
        <text:list-item>
          <text:p text:style-name="P108">oct, optional, xs:nonNegativeInteger, 0 - 9<text:line-break/>captures written octave information.</text:p>
        </text:list-item>
        <text:list-item>
          <text:p text:style-name="P108">pname, optional, xs:token, "[a-g]"<text:line-break/>contains a written pitch name.</text:p>
        </text:list-item>
        <text:list-item>
          <text:p text:style-name="P108">x, optional, xs:decimal<text:line-break/>encodes an x coordinate for a feature in an output coordinate system. When it is necessary to record the placement of a feature in a facsimile image, use facs attribute.</text:p>
        </text:list-item>
        <text:list-item>
          <text:p text:style-name="P108">xml:id, optional, xs:ID<text:line-break/>regularizes the naming of an element and thus facilitates building links between it and other resources. Each id attribute within a document must have a unique value.</text:p>
        </text:list-item>
        <text:list-item>
          <text:p text:style-name="P10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1598"/><text:soft-page-break/>&lt;keychange&gt; key change</text:h>
      <text:h text:style-name="P3" text:outline-level="1">Description:</text:h>
      <text:p text:style-name="Text_20_body">Change of key signature.</text:p>
      <text:h text:style-name="P3" text:outline-level="1">May contain:</text:h>
      <text:p text:style-name="Text_20_body"><text:a xlink:type="simple" xlink:href="#id400">keyaccid</text:a> </text:p>
      <text:h text:style-name="P3" text:outline-level="1">May occur within:</text:h>
      <text:p text:style-name="Text_20_body"/>
      <text:h text:style-name="P3" text:outline-level="1">Attributes:</text:h>
      <text:list xml:id="list34423791" text:style-name="L106">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397"/>&lt;keysig&gt; key signature</text:h>
      <text:h text:style-name="P3" text:outline-level="1">Description:</text:h>
      <text:p text:style-name="Text_20_body">This element may be used as an alternative to the key.* attributes (especially key.sig.mixed) on scoredef and staffdef.</text:p>
      <text:h text:style-name="P3" text:outline-level="1">May contain:</text:h>
      <text:p text:style-name="Text_20_body"><text:a xlink:type="simple" xlink:href="#id400">keyaccid</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342">scoredef</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5762" text:style-name="L107">
        <text:list-item>
          <text:p text:style-name="P110">accid, optional, xs:token, s, f, ss, x, ff, xs, tb, n, nf, ns, su, sd, fu, fd, nu, nd<text:line-break/>captures a written accidental.</text:p>
        </text:list-item>
        <text:list-item>
          <text:p text:style-name="P110">facs, optional, xs:IDREFS<text:line-break/>permits the current element to reference a facsimile image or image zone which corresponds to it.</text:p>
        </text:list-item>
        <text:list-item>
          <text:p text:style-name="P110">mode, optional, xs:token, major, minor, dorian, phrygian, lydian, mixolydian, aeolian, locrian<text:line-break/>indicates major, minor, or other tonality.</text:p>
        </text:list-item>
        <text:list-item>
          <text:p text:style-name="P110"><text:soft-page-break/>n, optional, xs:NMTOKEN<text:line-break/>provides a label (name or number) for an element. While its value need not be unique, it is required to be a single token.</text:p>
        </text:list-item>
        <text:list-item>
          <text:p text:style-name="P110">pname, optional, xs:token, "[a-g]"<text:line-break/>contains a written pitch name.</text:p>
        </text:list-item>
        <text:list-item>
          <text:p text:style-name="P11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462"/>&lt;keywords&gt; keywords</text:h>
      <text:h text:style-name="P3" text:outline-level="1">Description:</text:h>
      <text:p text:style-name="Text_20_body">Collection of keywords or text phrases which describe the work.</text:p>
      <text:h text:style-name="P3" text:outline-level="1">May contain:</text:h>
      <text:p text:style-name="Text_20_body"><text:a xlink:type="simple" xlink:href="#id1464">term</text:a> </text:p>
      <text:h text:style-name="P3" text:outline-level="1">May occur within:</text:h>
      <text:p text:style-name="Text_20_body"><text:a xlink:type="simple" xlink:href="#id1458">classification</text:a> </text:p>
      <text:h text:style-name="P3" text:outline-level="1">Attributes:</text:h>
      <text:list xml:id="list34407062" text:style-name="L108">
        <text:list-item>
          <text:p text:style-name="P1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289"/>&lt;l&gt; line of text</text:h>
      <text:h text:style-name="P3"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86">lg</text:a> </text:p>
      <text:h text:style-name="P3" text:outline-level="1">Attributes:</text:h>
      <text:list xml:id="list34393312" text:style-name="L109">
        <text:list-item>
          <text:p text:style-name="P112">facs, optional, xs:IDREFS<text:line-break/>permits the current element to reference a facsimile image or image zone which corresponds to it.</text:p>
        </text:list-item>
        <text:list-item>
          <text:p text:style-name="P112">n, optional, xs:NMTOKEN<text:line-break/>provides a label (name or number) for an element. While its value need not be unique, it is required to be a single token.</text:p>
        </text:list-item>
        <text:list-item>
          <text:p text:style-name="P112">xml:id, optional, xs:ID<text:line-break/>regularizes the naming of an element and thus facilitates building links between it and other resources. Each id attribute within a document must have a unique value.</text:p>
        </text:list-item>
        <text:list-item>
          <text:p text:style-name="P1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text</text:p>
      <text:h text:style-name="P243" text:outline-level="1"><text:bookmark text:name="id442"/>&lt;label&gt; label</text:h>
      <text:h text:style-name="P3" text:outline-level="1">Description:</text:h>
      <text:p text:style-name="Text_20_body">A text string that identifies a staff or staff group.</text:p>
      <text:h text:style-name="P3"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439">grpsym</text:a>, <text:a xlink:type="simple" xlink:href="#id452">staffdef</text:a>, <text:a xlink:type="simple" xlink:href="#id437">staffgrp</text:a> </text:p>
      <text:h text:style-name="P3" text:outline-level="1">Attributes:</text:h>
      <text:list xml:id="list34395310" text:style-name="L110">
        <text:list-item>
          <text:p text:style-name="P113">facs, optional, xs:IDREFS<text:line-break/>permits the current element to reference a facsimile image or image zone which corresponds to it.</text:p>
        </text:list-item>
        <text:list-item>
          <text:p text:style-name="P113">n, optional, xs:NMTOKEN<text:line-break/>provides a label (name or number) for an element. While its value need not be unique, it is required to be a single token.</text:p>
        </text:list-item>
        <text:list-item>
          <text:p text:style-name="P113"><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454"/>&lt;language&gt; language</text:h>
      <text:h text:style-name="P3"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52">langusage</text:a> </text:p>
      <text:h text:style-name="P3" text:outline-level="1">Attributes:</text:h>
      <text:list xml:id="list34402240" text:style-name="L111">
        <text:list-item>
          <text:p text:style-name="P1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4">authority, optional, CDATA<text:line-break/>contains the name of the list from which an authorized value is taken.</text:p>
        </text:list-item>
        <text:list-item>
          <text:p text:style-name="P114">n, optional, xs:NMTOKEN<text:line-break/>provides a label (name or number) for an element. While its value need not be unique, it is required to be a single token.</text:p>
        </text:list-item>
        <text:list-item>
          <text:p text:style-name="P11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52"/><text:soft-page-break/>&lt;langusage&gt; language usage</text:h>
      <text:h text:style-name="P3" text:outline-level="1">Description:</text:h>
      <text:p text:style-name="Text_20_body">Langusage groups elements describing the languages, sublanguages, dialects, etc., represented within the encoded work.</text:p>
      <text:h text:style-name="P3" text:outline-level="1">May contain:</text:h>
      <text:p text:style-name="Text_20_body"><text:a xlink:type="simple" xlink:href="#id1454">language</text:a> </text:p>
      <text:h text:style-name="P3" text:outline-level="1">May occur within:</text:h>
      <text:p text:style-name="Text_20_body"><text:a xlink:type="simple" xlink:href="#id1513">profiledesc</text:a>, <text:a xlink:type="simple" xlink:href="#id1399">source</text:a> </text:p>
      <text:h text:style-name="P3" text:outline-level="1">Attributes:</text:h>
      <text:list xml:id="list34411464" text:style-name="L112">
        <text:list-item>
          <text:p text:style-name="P11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5">n, optional, xs:NMTOKEN<text:line-break/>provides a label (name or number) for an element. While its value need not be unique, it is required to be a single token.</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677"/>&lt;layer&gt; layer</text:h>
      <text:h text:style-name="P3"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3" text:outline-level="1">May contain:</text:h>
      <text:p text:style-name="Text_20_body"><text:a xlink:type="simple" xlink:href="#id111">accid</text:a>, <text:a xlink:type="simple" xlink:href="#id214">add</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61">corr</text:a>, <text:a xlink:type="simple" xlink:href="#id172">curve</text:a>, <text:a xlink:type="simple" xlink:href="#id324">custos</text:a>, <text:a xlink:type="simple" xlink:href="#id1212">damage</text:a>, <text:a xlink:type="simple" xlink:href="#id1220">del</text:a>, <text:a xlink:type="simple" xlink:href="#id169">dir</text:a>, <text:a xlink:type="simple" xlink:href="#id229">div</text:a>, <text:a xlink:type="simple" xlink:href="#id158">dot</text:a>, <text:a xlink:type="simple" xlink:href="#id772">dynam</text:a>, <text:a xlink:type="simple" xlink:href="#id820">fermata</text:a>, <text:a xlink:type="simple" xlink:href="#id941">ftrem</text:a>, <text:a xlink:type="simple" xlink:href="#id1333">gap</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201">line</text:a>, <text:a xlink:type="simple" xlink:href="#id961">lyrics</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1224">orig</text:a>, <text:a xlink:type="simple" xlink:href="#id868">pad</text:a>, <text:a xlink:type="simple" xlink:href="#id237">pb</text:a>, <text:a xlink:type="simple" xlink:href="#id1016">pedal</text:a>, <text:a xlink:type="simple" xlink:href="#id781">phrase</text:a>, <text:a xlink:type="simple" xlink:href="#id529">proport</text:a>, <text:a xlink:type="simple" xlink:href="#id1227">reg</text:a>, <text:a xlink:type="simple" xlink:href="#id1023">reh</text:a>, <text:a xlink:type="simple" xlink:href="#id872">rest</text:a>, <text:a xlink:type="simple" xlink:href="#id1230">restore</text:a>, <text:a xlink:type="simple" xlink:href="#id322">sb</text:a>, <text:a xlink:type="simple" xlink:href="#id342">scoredef</text:a>, <text:a xlink:type="simple" xlink:href="#id1234">sic</text:a>, <text:a xlink:type="simple" xlink:href="#id1120">slur</text:a>, <text:a xlink:type="simple" xlink:href="#id890">space</text:a>, <text:a xlink:type="simple" xlink:href="#id452">staffdef</text:a>, <text:a xlink:type="simple" xlink:href="#id437">staffgrp</text:a>, <text:a xlink:type="simple" xlink:href="#id1335">subst</text:a>, <text:a xlink:type="simple" xlink:href="#id1237">supplied</text:a>, <text:a xlink:type="simple" xlink:href="#id968">syllable</text:a>, <text:a xlink:type="simple" xlink:href="#id385">symbol</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222">lem</text:a>, <text:a xlink:type="simple" xlink:href="#id1224">orig</text:a>, <text:a xlink:type="simple" xlink:href="#id1178">rdg</text:a>, <text:a xlink:type="simple" xlink:href="#id1227">reg</text:a>, <text:a xlink:type="simple" xlink:href="#id1230">restore</text:a>, <text:a xlink:type="simple" xlink:href="#id1234">sic</text:a>, <text:a xlink:type="simple" xlink:href="#id673">staff</text:a>, <text:a xlink:type="simple" xlink:href="#id1237">supplied</text:a>, <text:a xlink:type="simple" xlink:href="#id1242">unclear</text:a> </text:p>
      <text:h text:style-name="P3" text:outline-level="1">Attributes:</text:h>
      <text:list xml:id="list34398701" text:style-name="L113">
        <text:list-item>
          <text:p text:style-name="P116">copyof, optional, xs:IDREF<text:line-break/>points to an element of which the current element is a copy.</text:p>
        </text:list-item>
        <text:list-item>
          <text:p text:style-name="P116">corresp, optional, xs:IDREFS<text:line-break/>used to point to other elements that correspond to this one in a generic fashion.</text:p>
        </text:list-item>
        <text:list-item>
          <text:p text:style-name="P116">facs, optional, xs:IDREFS<text:line-break/>permits the current element to reference a facsimile image or image zone which corresponds to it.</text:p>
        </text:list-item>
        <text:list-item>
          <text:p text:style-name="P116">n, optional, xs:NMTOKEN<text:line-break/>provides a label (name or number) for an element. While its value need not be unique, it is required to be a single token.</text:p>
        </text:list-item>
        <text:list-item>
          <text:p text:style-name="P116">next, optional, xs:IDREFS<text:line-break/>used to point to the next event(s) in a user-defined collection.</text:p>
        </text:list-item>
        <text:list-item>
          <text:p text:style-name="P116">prev, optional, xs:IDREFS<text:line-break/>points to the previous event(s) in a user-defined collection.</text:p>
        </text:list-item>
        <text:list-item>
          <text:p text:style-name="P116">sameas, optional, xs:IDREFS<text:line-break/>points to an element that is the same as the current element but is not a literal copy of the current element.</text:p>
        </text:list-item>
        <text:list-item>
          <text:p text:style-name="P116">synch, optional, xs:IDREFS<text:line-break/>points to elements that are synchronous with the current element.</text:p>
        </text:list-item>
        <text:list-item>
          <text:p text:style-name="P116">visible, optional, xs:token, true, false<text:line-break/>indicates if a feature should be rendered when the notation is presented graphically or sounded.</text:p>
        </text:list-item>
        <text:list-item>
          <text:p text:style-name="P116">when, optional, xs:IDREF<text:line-break/>indicates the point of occurrence of this feature along a timeline. Its value must be the ID of a &lt;when&gt; element.</text:p>
        </text:list-item>
        <text:list-item>
          <text:p text:style-name="P11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455"/>&lt;layerdef&gt; layer definition</text:h>
      <text:h text:style-name="P3" text:outline-level="1">Description:</text:h>
      <text:p text:style-name="Text_20_body">Container for layer meta-information.</text:p>
      <text:h text:style-name="P3" text:outline-level="1">May contain:</text:h>
      <text:p text:style-name="Text_20_body"><text:a xlink:type="simple" xlink:href="#id422">instrdef</text:a> </text:p>
      <text:h text:style-name="P3" text:outline-level="1">May occur within:</text:h>
      <text:p text:style-name="Text_20_body"><text:a xlink:type="simple" xlink:href="#id452">staffdef</text:a> </text:p>
      <text:h text:style-name="P3" text:outline-level="1"><text:soft-page-break/>Attributes:</text:h>
      <text:list xml:id="list34421520" text:style-name="L114">
        <text:list-item>
          <text:p text:style-name="P117">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7">beam.rend, optional, xs:token, acc, rit, norm<text:line-break/>encodes whether a beam is feathered and in which direction.</text:p>
        </text:list-item>
        <text:list-item>
          <text:p text:style-name="P117">beam.rests, optional, xs:token, true, false<text:line-break/>indicates whether beams should include rests shorter than a quarter note duration.</text:p>
        </text:list-item>
        <text:list-item>
          <text:p text:style-name="P117">beam.slope, optional, xs:decimal<text:line-break/>captures default beam slope.</text:p>
        </text:list-item>
        <text:list-item>
          <text:p text:style-name="P117">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7">instr, optional, xs:IDREF<text:line-break/>provides a way of pointing to a MIDI instrument definition. It must contain the ID of an &lt;instrdef&gt; element elsewhere in the document.</text:p>
        </text:list-item>
        <text:list-item>
          <text:p text:style-name="P117">n, optional, xs:NMTOKEN<text:line-break/>provides a label (name or number) for an element. While its value need not be unique, it is required to be a single token.</text:p>
        </text:list-item>
        <text:list-item>
          <text:p text:style-name="P117">octave.default, optional, xs:nonNegativeInteger, 0 - 9<text:line-break/>contains a default octave specification for use when the first note, rest, chord, etc. in a measure does not have an octave value specified.</text:p>
        </text:list-item>
        <text:list-item>
          <text:p text:style-name="P117">text.fam, optional, xs:token<text:line-break/>provides a default value for the font family name of text (other than lyrics) when this information is not provided on the individual elements.</text:p>
        </text:list-item>
        <text:list-item>
          <text:p text:style-name="P117">text.name, optional, xs:token<text:line-break/>provides a default value for the font name of text (other than lyrics) when this information is not provided on the individual elements.</text:p>
        </text:list-item>
        <text:list-item>
          <text:p text:style-name="P117">text.size, optional, xs:decimal<text:line-break/>provides a default value for the font size of text (other than lyrics) when this information is not provided on the individual elements.</text:p>
        </text:list-item>
        <text:list-item>
          <text:p text:style-name="P117">text.style, optional, xs:token, ital, normal, oblique<text:line-break/>provides a default value for the font style of text (other than lyrics) when this information is not provided on the individual elements.</text:p>
        </text:list-item>
        <text:list-item>
          <text:p text:style-name="P117">text.weight, optional, xs:token, bold<text:line-break/>provides a default value for the font weight for text (other than lyrics) when this information is not provided on the individual elements.</text:p>
        </text:list-item>
        <text:list-item>
          <text:p text:style-name="P117">visible, optional, xs:token, true, false<text:line-break/>indicates if a feature should be rendered when the notation is presented graphically or sounded.</text:p>
        </text:list-item>
        <text:list-item>
          <text:p text:style-name="P117"><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233"/>&lt;lb&gt; line break</text:h>
      <text:h text:style-name="P3"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3" text:outline-level="1">May contain:</text:h>
      <text:p text:style-name="Text_20_body">EMPTY</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582">back</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229">div</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1552">front</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2">titlepage</text:a>, <text:a xlink:type="simple" xlink:href="#id1445">treatmenthist</text:a>, <text:a xlink:type="simple" xlink:href="#id1448">treatmentsched</text:a>, <text:a xlink:type="simple" xlink:href="#id1242">unclear</text:a>, <text:a xlink:type="simple" xlink:href="#id1383">userestrict</text:a>, <text:a xlink:type="simple" xlink:href="#id167">verse</text:a> </text:p>
      <text:h text:style-name="P3" text:outline-level="1">Attributes:</text:h>
      <text:list xml:id="list34393718" text:style-name="L115">
        <text:list-item>
          <text:p text:style-name="P118">facs, optional, xs:IDREFS<text:line-break/>permits the current element to reference a facsimile image or image zone which corresponds to it.</text:p>
        </text:list-item>
        <text:list-item>
          <text:p text:style-name="P118">func, optional, xs:token, line, group<text:line-break/>states whether the line break follows a single line or a line group.</text:p>
        </text:list-item>
        <text:list-item>
          <text:p text:style-name="P118">n, optional, xs:NMTOKEN<text:line-break/>provides a label (name or number) for an element. While its value need not be unique, it is required to be a single token.</text:p>
        </text:list-item>
        <text:list-item>
          <text:p text:style-name="P118">source, optional, xs:IDREFS<text:line-break/>contains a list of one or more pointers indicating the sources which attest to a given reading. Each value should correspond to the ID of a &lt;source&gt; element located in the document header.</text:p>
        </text:list-item>
        <text:list-item>
          <text:p text:style-name="P118">subtype, optional, xs:NMTOKEN<text:line-break/>provide any sub-classification for the element, additional to that given by its type attribute.</text:p>
        </text:list-item>
        <text:list-item>
          <text:p text:style-name="P118">type, optional, xs:NMTOKEN<text:line-break/>characterizes the element in some sense, using any convenient classification scheme or typology.</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222"/><text:soft-page-break/>&lt;lem&gt; lemma</text:h>
      <text:h text:style-name="P3"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172">curve</text:a>, <text:a xlink:type="simple" xlink:href="#id324">custos</text:a>, <text:a xlink:type="simple" xlink:href="#id1212">damage</text:a>, <text:a xlink:type="simple" xlink:href="#id1083">date</text:a>, <text:a xlink:type="simple" xlink:href="#id1220">del</text:a>, <text:a xlink:type="simple" xlink:href="#id169">dir</text:a>, <text:a xlink:type="simple" xlink:href="#id229">div</text:a>, <text:a xlink:type="simple" xlink:href="#id158">dot</text:a>, <text:a xlink:type="simple" xlink:href="#id772">dynam</text:a>, <text:a xlink:type="simple" xlink:href="#id668">ending</text:a>, <text:a xlink:type="simple" xlink:href="#id1247">expan</text:a>, <text:a xlink:type="simple" xlink:href="#id224">expansio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286">lg</text:a>, <text:a xlink:type="simple" xlink:href="#id958">ligature</text:a>, <text:a xlink:type="simple" xlink:href="#id201">line</text:a>, <text:a xlink:type="simple" xlink:href="#id249">list</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1159">ossia</text:a>, <text:a xlink:type="simple" xlink:href="#id261">p</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322">sb</text:a>, <text:a xlink:type="simple" xlink:href="#id342">scoredef</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452">staffdef</text:a>, <text:a xlink:type="simple" xlink:href="#id437">staffgrp</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385">symbol</text:a>, <text:a xlink:type="simple" xlink:href="#id265">table</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3" text:outline-level="1">May occur within:</text:h>
      <text:p text:style-name="Text_20_body"><text:a xlink:type="simple" xlink:href="#id220">app</text:a> </text:p>
      <text:h text:style-name="P3" text:outline-level="1">Attributes:</text:h>
      <text:list xml:id="list34421652" text:style-name="L116">
        <text:list-item>
          <text:p text:style-name="P119">cause, optional, xs:NMTOKEN<text:line-break/>classifies the cause for the variant reading, according to any appropriate typology of possible origins.</text:p>
        </text:list-item>
        <text:list-item>
          <text:p text:style-name="P119">copyof, optional, xs:IDREF<text:line-break/>points to an element of which the current element is a copy.</text:p>
        </text:list-item>
        <text:list-item>
          <text:p text:style-name="P119">corresp, optional, xs:IDREFS<text:line-break/>used to point to other elements that correspond to this one in a generic fashion.</text:p>
        </text:list-item>
        <text:list-item>
          <text:p text:style-name="P119">entityref, optional, xs:ENTITY<text:line-break/>uses a previously-declared entity to identify an external electronic object.</text:p>
        </text:list-item>
        <text:list-item>
          <text:p text:style-name="P119">hand, optional, xs:IDREF<text:line-break/>signifies the hand responsible for an action. The value must be the ID of a &lt;hand&gt; element declared in the header.</text:p>
        </text:list-item>
        <text:list-item>
          <text:p text:style-name="P119">n, optional, xs:NMTOKEN<text:line-break/>provides a label (name or number) for an element. While its value need not be unique, it is required to be a single token.</text:p>
        </text:list-item>
        <text:list-item>
          <text:p text:style-name="P119">next, optional, xs:IDREFS<text:line-break/>used to point to the next event(s) in a user-defined collection.</text:p>
        </text:list-item>
        <text:list-item>
          <text:p text:style-name="P119">plist, optional, xs:IDREFS<text:line-break/>contains a space separated list of ID references that identify logical events that participate in a collection, such as notes under a phrase mark.</text:p>
        </text:list-item>
        <text:list-item>
          <text:p text:style-name="P119">prev, optional, xs:IDREFS<text:line-break/>points to the previous event(s) in a user-defined collection.</text:p>
        </text:list-item>
        <text:list-item>
          <text:p text:style-name="P119"><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9">sameas, optional, xs:IDREFS<text:line-break/>points to an element that is the same as the current element but is not a literal copy of the current element.</text:p>
        </text:list-item>
        <text:list-item>
          <text:p text:style-name="P119">seq, optional, xs:positiveInteger<text:line-break/>used to assign a sequence number related to the order in which the encoded features carrying this attribute are believed to have occurred.</text:p>
        </text:list-item>
        <text:list-item>
          <text:p text:style-name="P119">source, optional, xs:IDREFS<text:line-break/>contains a list of one or more pointers indicating the sources which attest to a given reading. Each value should correspond to the ID of a &lt;source&gt; element located in the document header.</text:p>
        </text:list-item>
        <text:list-item>
          <text:p text:style-name="P119">subtype, optional, xs:NMTOKEN<text:line-break/>provide any sub-classification for the element, additional to that given by its type attribute.</text:p>
        </text:list-item>
        <text:list-item>
          <text:p text:style-name="P119">synch, optional, xs:IDREFS<text:line-break/>points to elements that are synchronous with the current element.</text:p>
        </text:list-item>
        <text:list-item>
          <text:p text:style-name="P119">targettype, optional, xs:NMTOKEN<text:line-break/>in contrast with the role attribute, allows the target resource to be characterized using any convenient classification scheme or typology.</text:p>
        </text:list-item>
        <text:list-item>
          <text:p text:style-name="P119">type, optional, xs:NMTOKEN<text:line-break/>characterizes the element in some sense, using any convenient classification scheme or typology.</text:p>
        </text:list-item>
        <text:list-item>
          <text:p text:style-name="P119">when, optional, xs:IDREF<text:line-break/>indicates the point of occurrence of this feature along a timeline. Its value must be the ID of a &lt;when&gt; element.</text:p>
        </text:list-item>
        <text:list-item>
          <text:p text:style-name="P119">xlink:actuate, optional, xs:token, onLoad, onRequest, other, none<text:line-break/>defines whether a link occurs automatically or must be requested by the user. It is used in conjunction with the show attribute to determine link behavior.</text:p>
        </text:list-item>
        <text:list-item>
          <text:p text:style-name="P119">xlink:href, optional, xs:anyURI<text:line-break/>allows the use of an previously-undeclared URI to identify an external electronic object.</text:p>
        </text:list-item>
        <text:list-item>
          <text:p text:style-name="P11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19">xlink:show, optional, xs:token, new, replace, other, none<text:line-break/>defines whether a remote resource that is the target of a link appears at the point of the link, replaces the existing link, or appears in a new window.</text:p>
        </text:list-item>
        <text:list-item>
          <text:p text:style-name="P11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ritapp</text:p>
      <text:h text:style-name="P243" text:outline-level="1"><text:bookmark text:name="id286"/><text:soft-page-break/>&lt;lg&gt; line group</text:h>
      <text:h text:style-name="P3" text:outline-level="1">Description:</text:h>
      <text:p text:style-name="Text_20_body">Usually contains a lyric verse although it may be used for any section of text that is organized as a group of lines.</text:p>
      <text:h text:style-name="P3" text:outline-level="1">May contain:</text:h>
      <text:p text:style-name="Text_20_body"><text:a xlink:type="simple" xlink:href="#id252">head</text:a>, <text:a xlink:type="simple" xlink:href="#id289">l</text:a> </text:p>
      <text:h text:style-name="P3"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3" text:outline-level="1">Attributes:</text:h>
      <text:list xml:id="list34419542" text:style-name="L117">
        <text:list-item>
          <text:p text:style-name="P120">facs, optional, xs:IDREFS<text:line-break/>permits the current element to reference a facsimile image or image zone which corresponds to it.</text:p>
        </text:list-item>
        <text:list-item>
          <text:p text:style-name="P120">n, optional, xs:NMTOKEN<text:line-break/>provides a label (name or number) for an element. While its value need not be unique, it is required to be a single token.</text:p>
        </text:list-item>
        <text:list-item>
          <text:p text:style-name="P120">x, optional, xs:decimal<text:line-break/>encodes an x coordinate for a feature in an output coordinate system. When it is necessary to record the placement of a feature in a facsimile image, use facs attribute.</text:p>
        </text:list-item>
        <text:list-item>
          <text:p text:style-name="P120">xml:id, optional, xs:ID<text:line-break/>regularizes the naming of an element and thus facilitates building links between it and other resources. Each id attribute within a document must have a unique value.</text:p>
        </text:list-item>
        <text:list-item>
          <text:p text:style-name="P12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0">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text</text:p>
      <text:h text:style-name="P243" text:outline-level="1"><text:bookmark text:name="id958"/>&lt;ligature&gt; ligature</text:h>
      <text:h text:style-name="P3" text:outline-level="1">Description:</text:h>
      <text:p text:style-name="Text_20_body">The &lt;ligature&gt; element is provided for the encoding of mensural notation where multiple notes are represented by joined symbols.</text:p>
      <text:h text:style-name="P3" text:outline-level="1">May contain:</text:h>
      <text:p text:style-name="Text_20_body"><text:a xlink:type="simple" xlink:href="#id111">accid</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106">chord</text:a>, <text:a xlink:type="simple" xlink:href="#id861">clefchange</text:a>, <text:a xlink:type="simple" xlink:href="#id324">custos</text:a>, <text:a xlink:type="simple" xlink:href="#id169">dir</text:a>, <text:a xlink:type="simple" xlink:href="#id158">dot</text:a>, <text:a xlink:type="simple" xlink:href="#id772">dynam</text:a>, <text:a xlink:type="simple" xlink:href="#id820">fermata</text:a>, <text:a xlink:type="simple" xlink:href="#id941">ftrem</text:a>, <text:a xlink:type="simple" xlink:href="#id949">gliss</text:a>, <text:a xlink:type="simple" xlink:href="#id827">hairpin</text:a>, <text:a xlink:type="simple" xlink:href="#id956">halfmrp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961">lyrics</text:a>, <text:a xlink:type="simple" xlink:href="#id501">mensur</text:a>, <text:a xlink:type="simple" xlink:href="#id681">midi</text:a>, <text:soft-page-break/><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868">pad</text:a>, <text:a xlink:type="simple" xlink:href="#id1016">pedal</text:a>, <text:a xlink:type="simple" xlink:href="#id781">phrase</text:a>, <text:a xlink:type="simple" xlink:href="#id529">proport</text:a>, <text:a xlink:type="simple" xlink:href="#id1023">reh</text:a>, <text:a xlink:type="simple" xlink:href="#id872">rest</text:a>, <text:a xlink:type="simple" xlink:href="#id1120">slur</text:a>, <text:a xlink:type="simple" xlink:href="#id890">space</text:a>, <text:a xlink:type="simple" xlink:href="#id968">syllable</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190">uneume</text:a> </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18691" text:style-name="L118">
        <text:list-item>
          <text:p text:style-name="P121">copyof, optional, xs:IDREF<text:line-break/>points to an element of which the current element is a copy.</text:p>
        </text:list-item>
        <text:list-item>
          <text:p text:style-name="P121">corresp, optional, xs:IDREFS<text:line-break/>used to point to other elements that correspond to this one in a generic fashion.</text:p>
        </text:list-item>
        <text:list-item>
          <text:p text:style-name="P121">facs, optional, xs:IDREFS<text:line-break/>permits the current element to reference a facsimile image or image zone which corresponds to it.</text:p>
        </text:list-item>
        <text:list-item>
          <text:p text:style-name="P121">form, optional, xs:token, recta, obliqua<text:line-break/>provides an indication of the function of the ligature.</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rev, optional, xs:IDREFS<text:line-break/>points to the previous event(s) in a user-defined collection.</text:p>
        </text:list-item>
        <text:list-item>
          <text:p text:style-name="P121">sameas, optional, xs:IDREFS<text:line-break/>points to an element that is the same as the current element but is not a literal copy of the current element.</text:p>
        </text:list-item>
        <text:list-item>
          <text:p text:style-name="P121">synch, optional, xs:IDREFS<text:line-break/>points to elements that are synchronous with the current element.</text:p>
        </text:list-item>
        <text:list-item>
          <text:p text:style-name="P121">when, optional, xs:IDREF<text:line-break/>indicates the point of occurrence of this feature along a timeline. Its value must be the ID of a &lt;when&gt; element.</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ensural</text:p>
      <text:h text:style-name="P243" text:outline-level="1"><text:bookmark text:name="id201"/>&lt;line&gt; line</text:h>
      <text:h text:style-name="P3"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text:soft-page-break/>offsets of the ending point. Text content of the line element, e.g. 'gliss.', may be rendered with the line. The appearance of the line is captured in the rend attribute.</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3" text:outline-level="1">Attributes:</text:h>
      <text:list xml:id="list34400937" text:style-name="L119">
        <text:list-item>
          <text:p text:style-name="P1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2">copyof, optional, xs:IDREF<text:line-break/>points to an element of which the current element is a copy.</text:p>
        </text:list-item>
        <text:list-item>
          <text:p text:style-name="P122">corresp, optional, xs:IDREFS<text:line-break/>used to point to other elements that correspond to this one in a generic fashion.</text:p>
        </text:list-item>
        <text:list-item>
          <text:p text:style-name="P122">endho, optional, xs:decimal<text:line-break/>records the horizontal adjustment of a feature's programmatically-determined end point.</text:p>
        </text:list-item>
        <text:list-item>
          <text:p text:style-name="P122">endid, optional, xs:IDREF<text:line-break/>indicates the final element in a sequence of events to which the feature applies.</text:p>
        </text:list-item>
        <text:list-item>
          <text:p text:style-name="P122">endto, optional, xs:decimal<text:line-break/>records a timestamp adjustment of a feature's programmatically-determined end point.</text:p>
        </text:list-item>
        <text:list-item>
          <text:p text:style-name="P122">endvo, optional, xs:decimal<text:line-break/>records a vertical adjustment of a feature's programmatically-determined end point.</text:p>
        </text:list-item>
        <text:list-item>
          <text:p text:style-name="P122">facs, optional, xs:IDREFS<text:line-break/>permits the current element to reference a facsimile image or image zone which corresponds to it.</text:p>
        </text:list-item>
        <text:list-item>
          <text:p text:style-name="P122">ho, optional, xs:decimal<text:line-break/>records a horizontal adjustment of a feature's programmatically-determinded location in terms of staff interline distance; that is, units of 1/2 the distance between adjacent staves.</text:p>
        </text:list-item>
        <text:list-item>
          <text:p text:style-name="P122">n, optional, xs:NMTOKEN<text:line-break/>provides a label (name or number) for an element. While its value need not be unique, it is required to be a single token.</text:p>
        </text:list-item>
        <text:list-item>
          <text:p text:style-name="P122">next, optional, xs:IDREFS<text:line-break/>used to point to the next event(s) in a user-defined collection.</text:p>
        </text:list-item>
        <text:list-item>
          <text:p text:style-name="P122">prev, optional, xs:IDREFS<text:line-break/>points to the previous event(s) in a user-defined collection.</text:p>
        </text:list-item>
        <text:list-item>
          <text:p text:style-name="P122">rend, optional, xs:token, narrow, medium, wide, dashed, dotted, wavy<text:line-break/>records the appearance of a line.</text:p>
        </text:list-item>
        <text:list-item>
          <text:p text:style-name="P122">sameas, optional, xs:IDREFS<text:line-break/>points to an element that is the same as the current element but is not a literal copy of the current element.</text:p>
        </text:list-item>
        <text:list-item>
          <text:p text:style-name="P122">startho, optional, xs:decimal<text:line-break/>records the horizontal adjustment of a feature's programmatically-determined start point.</text:p>
        </text:list-item>
        <text:list-item>
          <text:p text:style-name="P122"><text:soft-page-break/>startid, optional, xs:IDREF<text:line-break/>holds a reference to the first element in a sequence of events to which the feature applies.</text:p>
        </text:list-item>
        <text:list-item>
          <text:p text:style-name="P122">startto, optional, xs:decimal<text:line-break/>records a timestamp adjustment of a feature's programmatically-determined start point.</text:p>
        </text:list-item>
        <text:list-item>
          <text:p text:style-name="P122">startvo, optional, xs:decimal<text:line-break/>records a vertical adjustment of a feature's programmatically-determined start point.</text:p>
        </text:list-item>
        <text:list-item>
          <text:p text:style-name="P122">subtype, optional, xs:NMTOKEN<text:line-break/>provide any sub-classification for the element, additional to that given by its type attribute.</text:p>
        </text:list-item>
        <text:list-item>
          <text:p text:style-name="P122">synch, optional, xs:IDREFS<text:line-break/>points to elements that are synchronous with the current element.</text:p>
        </text:list-item>
        <text:list-item>
          <text:p text:style-name="P122">to, optional, xs:decimal<text:line-break/>records a timestamp adjustment of a feature's programmatically-determined location in musical terms; that is, beats.</text:p>
        </text:list-item>
        <text:list-item>
          <text:p text:style-name="P122">type, optional, xs:NMTOKEN<text:line-break/>characterizes the element in some sense, using any convenient classification scheme or typology.</text:p>
        </text:list-item>
        <text:list-item>
          <text:p text:style-name="P122">vo, optional, xs:decimal<text:line-break/>records the vertical adjustment of a feature's programmatically-determined location in terms of staff interline distance; that is, units of 1/2 the distance between adjacent staves.</text:p>
        </text:list-item>
        <text:list-item>
          <text:p text:style-name="P122">when, optional, xs:IDREF<text:line-break/>indicates the point of occurrence of this feature along a timeline. Its value must be the ID of a &lt;when&gt; element.</text:p>
        </text:list-item>
        <text:list-item>
          <text:p text:style-name="P122">x, optional, xs:decimal<text:line-break/>encodes an x coordinate for a feature in an output coordinate system. When it is necessary to record the placement of a feature in a facsimile image, use facs attribute.</text:p>
        </text:list-item>
        <text:list-item>
          <text:p text:style-name="P122">x2, optional, xs:decimal<text:line-break/>encodes the optional 2nd x coordinate.</text:p>
        </text:list-item>
        <text:list-item>
          <text:p text:style-name="P122">xml:id, optional, xs:ID<text:line-break/>regularizes the naming of an element and thus facilitates building links between it and other resources. Each id attribute within a document must have a unique value.</text:p>
        </text:list-item>
        <text:list-item>
          <text:p text:style-name="P122">y, optional, xs:decimal<text:line-break/>encodes an y coordinate for a feature in an output coordinate system. When it is necessary to record the placement of a feature in a facsimile image, use facs attribute.</text:p>
        </text:list-item>
        <text:list-item>
          <text:p text:style-name="P122">y2, optional, xs:decimal<text:line-break/>encodes the optional 2nd y coordinate.</text:p>
        </text:list-item>
      </text:list>
      <text:h text:style-name="P3" text:outline-level="1">Module:</text:h>
      <text:p text:style-name="Text_20_body">usersymbols</text:p>
      <text:h text:style-name="P243" text:outline-level="1"><text:bookmark text:name="id249"/>&lt;list&gt; list</text:h>
      <text:h text:style-name="P3" text:outline-level="1">Description:</text:h>
      <text:p text:style-name="Text_20_body">A formatting element that contains as series of items separated from one another and arranged in a linear, of vertical sequence.</text:p>
      <text:h text:style-name="P3" text:outline-level="1">May contain:</text:h>
      <text:p text:style-name="Text_20_body"><text:a xlink:type="simple" xlink:href="#id252">head</text:a>, <text:a xlink:type="simple" xlink:href="#id255">item</text:a> </text:p>
      <text:h text:style-name="P3" text:outline-level="1"><text:soft-page-break/>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391">seriesstmt</text:a>, <text:a xlink:type="simple" xlink:href="#id279">td</text:a>, <text:a xlink:type="simple" xlink:href="#id273">th</text:a>, <text:a xlink:type="simple" xlink:href="#id1442">titlepage</text:a> </text:p>
      <text:h text:style-name="P3" text:outline-level="1">Attributes:</text:h>
      <text:list xml:id="list34394985" text:style-name="L120">
        <text:list-item>
          <text:p text:style-name="P123">facs, optional, xs:IDREFS<text:line-break/>permits the current element to reference a facsimile image or image zone which corresponds to it.</text:p>
        </text:list-item>
        <text:list-item>
          <text:p text:style-name="P123">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3">n, optional, xs:NMTOKEN<text:line-break/>provides a label (name or number) for an element. While its value need not be unique, it is required to be a single token.</text:p>
        </text:list-item>
        <text:list-item>
          <text:p text:style-name="P123">x, optional, xs:decimal<text:line-break/>encodes an x coordinate for a feature in an output coordinate system. When it is necessary to record the placement of a feature in a facsimile image, use facs attribute.</text:p>
        </text:list-item>
        <text:list-item>
          <text:p text:style-name="P123">xml:id, optional, xs:ID<text:line-break/>regularizes the naming of an element and thus facilitates building links between it and other resources. Each id attribute within a document must have a unique value.</text:p>
        </text:list-item>
        <text:list-item>
          <text:p text:style-name="P1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3">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text</text:p>
      <text:h text:style-name="P243" text:outline-level="1"><text:bookmark text:name="id961"/>&lt;lyrics&gt; lyrics</text:h>
      <text:h text:style-name="P3"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3" text:outline-level="1">May contain:</text:h>
      <text:p text:style-name="Text_20_body"><text:a xlink:type="simple" xlink:href="#id167">verse</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text:soft-page-break/>Attributes:</text:h>
      <text:list xml:id="list34410256" text:style-name="L121">
        <text:list-item>
          <text:p text:style-name="P124">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facs, optional, xs:IDREFS<text:line-break/>permits the current element to reference a facsimile image or image zone which corresponds to it.</text:p>
        </text:list-item>
        <text:list-item>
          <text:p text:style-name="P124">fontfam, optional, xs:token<text:line-break/>contains the name of a font-family.</text:p>
        </text:list-item>
        <text:list-item>
          <text:p text:style-name="P124">fontname, optional, xs:token<text:line-break/>records the name of the font.</text:p>
        </text:list-item>
        <text:list-item>
          <text:p text:style-name="P124">fontsize, optional, xs:decimal<text:line-break/>indicates the size of the font in printers' points, i.e., 1/72ths of an inch.</text:p>
        </text:list-item>
        <text:list-item>
          <text:p text:style-name="P124">fontstyle, optional, xs:token, ital, normal, oblique<text:line-break/>records the style of the font, i.e, italic, oblique, or normal.</text:p>
        </text:list-item>
        <text:list-item>
          <text:p text:style-name="P124">fontweight, optional, xs:token, bold<text:line-break/>used to indicate bold type.</text:p>
        </text:list-item>
        <text:list-item>
          <text:p text:style-name="P124">layer, optional, xs:positiveInteger<text:line-break/>identifies the layer to which a feature applies.</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place, optional, xs:token, above, below, within<text:line-break/>captures the placement of the item with respect to the staff with which it is associated.</text:p>
        </text:list-item>
        <text:list-item>
          <text:p text:style-name="P124">prev, optional, xs:IDREFS<text:line-break/>points to the previous event(s) in a user-defined collection.</text:p>
        </text:list-item>
        <text:list-item>
          <text:p text:style-name="P124">sameas, optional, xs:IDREFS<text:line-break/>points to an element that is the same as the current element but is not a literal copy of the current element.</text:p>
        </text:list-item>
        <text:list-item>
          <text:p text:style-name="P124">staff, required, list of xs:positiveInteger, minimum length of 1<text:line-break/>signifies the staff on which a notated event occurs or to which a control event applies.</text:p>
        </text:list-item>
        <text:list-item>
          <text:p text:style-name="P124">synch, optional, xs:IDREFS<text:line-break/>points to elements that are synchronous with the current element.</text:p>
        </text:list-item>
        <text:list-item>
          <text:p text:style-name="P124">when, optional, xs:IDREF<text:line-break/>indicates the point of occurrence of this feature along a timeline. Its value must be the ID of a &lt;when&gt; element.</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text:soft-page-break/>Module:</text:h>
      <text:p text:style-name="Text_20_body">lyrics</text:p>
      <text:h text:style-name="P243" text:outline-level="1"><text:bookmark text:name="id701"/>&lt;marker&gt; marker</text:h>
      <text:h text:style-name="P3" text:outline-level="1">Description:</text:h>
      <text:p text:style-name="Text_20_body">MIDI marker meta-eve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05030" text:style-name="L122">
        <text:list-item>
          <text:p text:style-name="P125">copyof, optional, xs:IDREF<text:line-break/>points to an element of which the current element is a copy.</text:p>
        </text:list-item>
        <text:list-item>
          <text:p text:style-name="P125">corresp, optional, xs:IDREFS<text:line-break/>used to point to other elements that correspond to this one in a generic fashion.</text:p>
        </text:list-item>
        <text:list-item>
          <text:p text:style-name="P125">layer, optional, xs:positiveInteger<text:line-break/>identifies the layer to which a feature applies.</text:p>
        </text:list-item>
        <text:list-item>
          <text:p text:style-name="P125">n, optional, xs:NMTOKEN<text:line-break/>provides a label (name or number) for an element. While its value need not be unique, it is required to be a single token.</text:p>
        </text:list-item>
        <text:list-item>
          <text:p text:style-name="P125">next, optional, xs:IDREFS<text:line-break/>used to point to the next event(s) in a user-defined collection.</text:p>
        </text:list-item>
        <text:list-item>
          <text:p text:style-name="P125">prev, optional, xs:IDREFS<text:line-break/>points to the previous event(s) in a user-defined collection.</text:p>
        </text:list-item>
        <text:list-item>
          <text:p text:style-name="P125">sameas, optional, xs:IDREFS<text:line-break/>points to an element that is the same as the current element but is not a literal copy of the current element.</text:p>
        </text:list-item>
        <text:list-item>
          <text:p text:style-name="P125">staff, required, list of xs:positiveInteger, minimum length of 1<text:line-break/>signifies the staff on which a notated event occurs or to which a control event applies.</text:p>
        </text:list-item>
        <text:list-item>
          <text:p text:style-name="P125">synch, optional, xs:IDREFS<text:line-break/>points to elements that are synchronous with the current element.</text:p>
        </text:list-item>
        <text:list-item>
          <text:p text:style-name="P125">tstamp, optional, xs:decimal, 0 - ∞<text:line-break/>encodes the onset time in terms of musical time, i.e., beats[.fractional beat part]</text:p>
        </text:list-item>
        <text:list-item>
          <text:p text:style-name="P125">when, optional, xs:IDREF<text:line-break/>indicates the point of occurrence of this feature along a timeline. Its value must be the ID of a &lt;when&gt; element.</text:p>
        </text:list-item>
        <text:list-item>
          <text:p text:style-name="P12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558"/><text:soft-page-break/>&lt;mdiv&gt; musical division</text:h>
      <text:h text:style-name="P3"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3" text:outline-level="1">May contain:</text:h>
      <text:p text:style-name="Text_20_body"><text:a xlink:type="simple" xlink:href="#id1558">mdiv</text:a>, <text:a xlink:type="simple" xlink:href="#id1567">parts</text:a>, <text:a xlink:type="simple" xlink:href="#id1561">score</text:a> </text:p>
      <text:h text:style-name="P3" text:outline-level="1">May occur within:</text:h>
      <text:p text:style-name="Text_20_body"><text:a xlink:type="simple" xlink:href="#id1555">body</text:a>, <text:a xlink:type="simple" xlink:href="#id1558">mdiv</text:a> </text:p>
      <text:h text:style-name="P3" text:outline-level="1">Attributes:</text:h>
      <text:list xml:id="list34413498" text:style-name="L123">
        <text:list-item>
          <text:p text:style-name="P126">facs, optional, xs:IDREFS<text:line-break/>permits the current element to reference a facsimile image or image zone which corresponds to it.</text:p>
        </text:list-item>
        <text:list-item>
          <text:p text:style-name="P126">n, optional, xs:NMTOKEN<text:line-break/>provides a label (name or number) for an element. While its value need not be unique, it is required to be a single token.</text:p>
        </text:list-item>
        <text:list-item>
          <text:p text:style-name="P126">subtype, optional, xs:NMTOKEN<text:line-break/>provide any sub-classification for the element, additional to that given by its type attribute.</text:p>
        </text:list-item>
        <text:list-item>
          <text:p text:style-name="P126">type, optional, xs:NMTOKEN<text:line-break/>characterizes the element in some sense, using any convenient classification scheme or typology.</text:p>
        </text:list-item>
        <text:list-item>
          <text:p text:style-name="P12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155"/>&lt;measure&gt; measure</text:h>
      <text:h text:style-name="P3"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text:soft-page-break/>rely on measure width data for rendering. The width attribute allows for the capture of this data in MEI for interchange with these systems.</text:p>
      <text:h text:style-name="P3"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796">arpeg</text:a>, <text:a xlink:type="simple" xlink:href="#id803">beamspan</text:a>, <text:a xlink:type="simple" xlink:href="#id815">breath</text:a>, <text:a xlink:type="simple" xlink:href="#id58">choice</text:a>, <text:a xlink:type="simple" xlink:href="#id61">corr</text:a>, <text:a xlink:type="simple" xlink:href="#id172">curve</text:a>, <text:a xlink:type="simple" xlink:href="#id1212">damage</text:a>, <text:a xlink:type="simple" xlink:href="#id1220">del</text:a>, <text:a xlink:type="simple" xlink:href="#id169">dir</text:a>, <text:a xlink:type="simple" xlink:href="#id229">div</text:a>, <text:a xlink:type="simple" xlink:href="#id772">dynam</text:a>, <text:a xlink:type="simple" xlink:href="#id820">fermata</text:a>, <text:a xlink:type="simple" xlink:href="#id1333">gap</text:a>, <text:a xlink:type="simple" xlink:href="#id827">hairpin</text:a>, <text:a xlink:type="simple" xlink:href="#id1326">handshift</text:a>, <text:a xlink:type="simple" xlink:href="#id1138">harm</text:a>, <text:a xlink:type="simple" xlink:href="#id835">harppedal</text:a>, <text:a xlink:type="simple" xlink:href="#id201">line</text:a>, <text:a xlink:type="simple" xlink:href="#id961">lyrics</text:a>, <text:a xlink:type="simple" xlink:href="#id681">midi</text:a>, <text:a xlink:type="simple" xlink:href="#id859">mordent</text:a>, <text:a xlink:type="simple" xlink:href="#id848">octave</text:a>, <text:a xlink:type="simple" xlink:href="#id1224">orig</text:a>, <text:a xlink:type="simple" xlink:href="#id1159">ossia</text:a>, <text:a xlink:type="simple" xlink:href="#id237">pb</text:a>, <text:a xlink:type="simple" xlink:href="#id1016">pedal</text:a>, <text:a xlink:type="simple" xlink:href="#id781">phrase</text:a>, <text:a xlink:type="simple" xlink:href="#id1227">reg</text:a>, <text:a xlink:type="simple" xlink:href="#id1023">reh</text:a>, <text:a xlink:type="simple" xlink:href="#id1230">restore</text:a>, <text:a xlink:type="simple" xlink:href="#id322">sb</text:a>, <text:a xlink:type="simple" xlink:href="#id342">scoredef</text:a>, <text:a xlink:type="simple" xlink:href="#id1234">sic</text:a>, <text:a xlink:type="simple" xlink:href="#id1120">slur</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789">tempo</text:a>, <text:a xlink:type="simple" xlink:href="#id1126">tie</text:a>, <text:a xlink:type="simple" xlink:href="#id1001">trill</text:a>, <text:a xlink:type="simple" xlink:href="#id1131">tupletspan</text:a>, <text:a xlink:type="simple" xlink:href="#id1008">turn</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224">orig</text:a>, <text:a xlink:type="simple" xlink:href="#id1178">rdg</text:a>, <text:a xlink:type="simple" xlink:href="#id1227">reg</text:a>, <text:a xlink:type="simple" xlink:href="#id1230">restore</text:a>, <text:a xlink:type="simple" xlink:href="#id661">section</text:a>, <text:a xlink:type="simple" xlink:href="#id1234">sic</text:a>, <text:a xlink:type="simple" xlink:href="#id1237">supplied</text:a>, <text:a xlink:type="simple" xlink:href="#id1242">unclear</text:a> </text:p>
      <text:h text:style-name="P3" text:outline-level="1">Attributes:</text:h>
      <text:list xml:id="list34410163" text:style-name="L124">
        <text:list-item>
          <text:p text:style-name="P127">barplace, optional, xs:token, mensur, staff, takt<text:line-break/>records the location of a barline.</text:p>
        </text:list-item>
        <text:list-item>
          <text:p text:style-name="P127">complete, optional, xs:token, c, i, o<text:line-break/>a value of 'c' (complete) indicates a metrically complete measure, 'i' (incomplete) indicates a measure with not enough beats, while 'o' (overfull) is for measures with too many beats.</text:p>
        </text:list-item>
        <text:list-item>
          <text:p text:style-name="P127">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7">copyof, optional, xs:IDREF<text:line-break/>points to an element of which the current element is a copy.</text:p>
        </text:list-item>
        <text:list-item>
          <text:p text:style-name="P127">corresp, optional, xs:IDREFS<text:line-break/>used to point to other elements that correspond to this one in a generic fashion.</text:p>
        </text:list-item>
        <text:list-item>
          <text:p text:style-name="P127">entityref, optional, xs:ENTITY<text:line-break/>uses a previously-declared entity to identify an external electronic object.</text:p>
        </text:list-item>
        <text:list-item>
          <text:p text:style-name="P127">facs, optional, xs:IDREFS<text:line-break/>permits the current element to reference a facsimile image or image zone which corresponds to it.</text:p>
        </text:list-item>
        <text:list-item>
          <text:p text:style-name="P127">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7">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list, optional, xs:IDREFS<text:line-break/>contains a space separated list of ID references that identify logical events that participate in a collection, such as notes under a phrase mark.</text:p>
        </text:list-item>
        <text:list-item>
          <text:p text:style-name="P127"><text:soft-page-break/>prev, optional, xs:IDREFS<text:line-break/>points to the previous event(s) in a user-defined collection.</text:p>
        </text:list-item>
        <text:list-item>
          <text:p text:style-name="P127">right, optional, xs:token, dashed, dotted, dbl, dbldashed, dbldotted, end, invis, rptstart, rptboth, rptend, single<text:line-break/>indicates the function of the right barline and is structurally important.</text:p>
        </text:list-item>
        <text:list-item>
          <text:p text:style-name="P127">sameas, optional, xs:IDREFS<text:line-break/>points to an element that is the same as the current element but is not a literal copy of the current element.</text:p>
        </text:list-item>
        <text:list-item>
          <text:p text:style-name="P127">subtype, optional, xs:NMTOKEN<text:line-break/>provide any sub-classification for the element, additional to that given by its type attribute.</text:p>
        </text:list-item>
        <text:list-item>
          <text:p text:style-name="P127">synch, optional, xs:IDREFS<text:line-break/>points to elements that are synchronous with the current element.</text:p>
        </text:list-item>
        <text:list-item>
          <text:p text:style-name="P127">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7">targettype, optional, xs:NMTOKEN<text:line-break/>in contrast with the role attribute, allows the target resource to be characterized using any convenient classification scheme or typology.</text:p>
        </text:list-item>
        <text:list-item>
          <text:p text:style-name="P127">tstamp.ges, optional, xs:nonNegativeInteger<text:line-break/>used to record the onset time in pulses per quarter note (ppq, MusicXML divisions, or MIDI clicks) since the start of the file.</text:p>
        </text:list-item>
        <text:list-item>
          <text:p text:style-name="P127">tstamp.real, optional, xs:time<text:line-break/>used to record the onset time in pulses per quarter note (ppq, MusicXML divisions, or MIDI clicks) since the start of the file.</text:p>
        </text:list-item>
        <text:list-item>
          <text:p text:style-name="P127">type, optional, xs:NMTOKEN<text:line-break/>characterizes the element in some sense, using any convenient classification scheme or typology.</text:p>
        </text:list-item>
        <text:list-item>
          <text:p text:style-name="P127">unit, optional, xs:NMTOKEN<text:line-break/>indicates the units used for a measurement, usually using the standard symbol for the desired unit.</text:p>
        </text:list-item>
        <text:list-item>
          <text:p text:style-name="P127">when, optional, xs:IDREF<text:line-break/>indicates the point of occurrence of this feature along a timeline. Its value must be the ID of a &lt;when&gt; element.</text:p>
        </text:list-item>
        <text:list-item>
          <text:p text:style-name="P127">width, optional, xs:decimal<text:line-break/>measurement of the horizontal dimension of an entity.</text:p>
        </text:list-item>
        <text:list-item>
          <text:p text:style-name="P127">xlink:actuate, optional, xs:token, onLoad, onRequest, other, none<text:line-break/>defines whether a link occurs automatically or must be requested by the user. It is used in conjunction with the show attribute to determine link behavior.</text:p>
        </text:list-item>
        <text:list-item>
          <text:p text:style-name="P127">xlink:href, optional, xs:anyURI<text:line-break/>allows the use of an previously-undeclared URI to identify an external electronic object.</text:p>
        </text:list-item>
        <text:list-item>
          <text:p text:style-name="P12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7"><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2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27"/>&lt;mei&gt; mei</text:h>
      <text:h text:style-name="P3"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3" text:outline-level="1">May contain:</text:h>
      <text:p text:style-name="Text_20_body">EMPTY</text:p>
      <text:h text:style-name="P3" text:outline-level="1">May occur within:</text:h>
      <text:p text:style-name="Text_20_body"><text:a xlink:type="simple" xlink:href="#id1587">meicorpus</text:a> </text:p>
      <text:h text:style-name="P3" text:outline-level="1">Attributes:</text:h>
      <text:list xml:id="list34401831" text:style-name="L125">
        <text:list-item>
          <text:p text:style-name="P128">meiversion, optional, xs:token, 1.9b<text:line-break/>records the version of MEI used by the file.</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87"/>&lt;meicorpus&gt; meicorpus</text:h>
      <text:h text:style-name="P3"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3" text:outline-level="1"><text:soft-page-break/>May contain:</text:h>
      <text:p text:style-name="Text_20_body"><text:a xlink:type="simple" xlink:href="#id27">mei</text:a>, <text:a xlink:type="simple" xlink:href="#id28">meihead</text:a> </text:p>
      <text:h text:style-name="P3" text:outline-level="1">May occur within:</text:h>
      <text:p text:style-name="Text_20_body"/>
      <text:h text:style-name="P3" text:outline-level="1">Attributes:</text:h>
      <text:list xml:id="list34420206" text:style-name="L126">
        <text:list-item>
          <text:p text:style-name="P129">meiversion, optional, xs:token, 1.9b<text:line-break/>records the version of MEI used by the file.</text:p>
        </text:list-item>
        <text:list-item>
          <text:p text:style-name="P129">n, optional, xs:NMTOKEN<text:line-break/>provides a label (name or number) for an element. While its value need not be unique, it is required to be a single token.</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orpus</text:p>
      <text:h text:style-name="P243" text:outline-level="1"><text:bookmark text:name="id28"/>&lt;meihead&gt; meihead</text:h>
      <text:h text:style-name="P3"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text:p>
      <text:h text:style-name="P3" text:outline-level="1">May contain:</text:h>
      <text:p text:style-name="Text_20_body"><text:a xlink:type="simple" xlink:href="#id30">altmeiid</text:a>, <text:a xlink:type="simple" xlink:href="#id1474">encodingdesc</text:a>, <text:a xlink:type="simple" xlink:href="#id1348">filedesc</text:a>, <text:a xlink:type="simple" xlink:href="#id1513">profiledesc</text:a>, <text:a xlink:type="simple" xlink:href="#id1520">revisiondesc</text:a> </text:p>
      <text:h text:style-name="P3" text:outline-level="1">May occur within:</text:h>
      <text:p text:style-name="Text_20_body"><text:a xlink:type="simple" xlink:href="#id27">mei</text:a>, <text:a xlink:type="simple" xlink:href="#id1587">meicorpus</text:a> </text:p>
      <text:h text:style-name="P3" text:outline-level="1">Attributes:</text:h>
      <text:list xml:id="list34422439" text:style-name="L127">
        <text:list-item>
          <text:p text:style-name="P13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0">meiversion, optional, xs:token, 1.9b<text:line-break/>records the version of MEI used by the file.</text:p>
        </text:list-item>
        <text:list-item>
          <text:p text:style-name="P130"><text:soft-page-break/>n, optional, xs:NMTOKEN<text:line-break/>provides a label (name or number) for an element. While its value need not be unique, it is required to be a single token.</text:p>
        </text:list-item>
        <text:list-item>
          <text:p text:style-name="P130">type, optional, xs:token, music, corpus<text:line-break/>specifies the kind of document to which the header is attached, that is, whether it is a corpus or an individual text.</text:p>
        </text:list-item>
        <text:list-item>
          <text:p text:style-name="P130">xml:id, optional, xs:ID<text:line-break/>regularizes the naming of an element and thus facilitates building links between it and other resources. Each id attribute within a document must have a unique value.</text:p>
        </text:list-item>
        <text:list-item>
          <text:p text:style-name="P13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501"/>&lt;mensur&gt; mensuration</text:h>
      <text:h text:style-name="P3"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9741" text:style-name="L128">
        <text:list-item>
          <text:p text:style-name="P1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dot, optional, xs:token, true, false<text:line-break/>specifies whether a dot is to be added to the base symbol.</text:p>
        </text:list-item>
        <text:list-item>
          <text:p text:style-name="P131">facs, optional, xs:IDREFS<text:line-break/>permits the current element to reference a facsimile image or image zone which corresponds to it.</text:p>
        </text:list-item>
        <text:list-item>
          <text:p text:style-name="P131">form, optional, xs:token, horizontal, vertical<text:line-break/>indicates whether the base symbol is written vertically or horizontally.</text:p>
        </text:list-item>
        <text:list-item>
          <text:p text:style-name="P131"><text:soft-page-break/>loc, optional, xs:nonNegativeInteger<text:line-break/>holds the staff location of the feature.</text:p>
        </text:list-item>
        <text:list-item>
          <text:p text:style-name="P131">modusmaior, optional, xs:positiveInteger, 2 - 3<text:line-break/>describes the maxima-long relationship.</text:p>
        </text:list-item>
        <text:list-item>
          <text:p text:style-name="P131">modusminor, optional, xs:positiveInteger, 2 - 3<text:line-break/>describes the long-breve relationship.</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num, optional, xs:positiveInteger<text:line-break/>along with numbase, describes duration as a ratio. num is the first value in the ratio, while numbase is the second.</text:p>
        </text:list-item>
        <text:list-item>
          <text:p text:style-name="P131">numbase, optional, xs:positiveInteger<text:line-break/>along with num, describes duration as a ratio. num is the first value in the ratio, while numbase is the second.</text:p>
        </text:list-item>
        <text:list-item>
          <text:p text:style-name="P131">orient, optional, xs:token, "reversed|90CW|90CCW"<text:line-break/>describes the rotation or reflection of the base symbol.</text:p>
        </text:list-item>
        <text:list-item>
          <text:p text:style-name="P131">prev, optional, xs:IDREFS<text:line-break/>points to the previous event(s) in a user-defined collection.</text:p>
        </text:list-item>
        <text:list-item>
          <text:p text:style-name="P131">prolatio, optional, xs:positiveInteger, 2 - 3<text:line-break/>describes the semibreve-minim relationship.</text:p>
        </text:list-item>
        <text:list-item>
          <text:p text:style-name="P131">sameas, optional, xs:IDREFS<text:line-break/>points to an element that is the same as the current element but is not a literal copy of the current element.</text:p>
        </text:list-item>
        <text:list-item>
          <text:p text:style-name="P131">sign, optional, xs:token, C, O<text:line-break/>the base symbol in the mensuration sign/time signature of mensural notation.</text:p>
        </text:list-item>
        <text:list-item>
          <text:p text:style-name="P131">size, optional, xs:token, normal, cue<text:line-break/>describes the relative size of a feature.</text:p>
        </text:list-item>
        <text:list-item>
          <text:p text:style-name="P131">slash, optional, xs:positiveInteger, 1 - 6<text:line-break/>indicates the number of slashes to be rendered along with the feature.</text:p>
        </text:list-item>
        <text:list-item>
          <text:p text:style-name="P131">synch, optional, xs:IDREFS<text:line-break/>points to elements that are synchronous with the current element.</text:p>
        </text:list-item>
        <text:list-item>
          <text:p text:style-name="P131">tempus, optional, xs:positiveInteger, 2 - 3<text:line-break/>describes the breve-semibreve relationship.</text:p>
        </text:list-item>
        <text:list-item>
          <text:p text:style-name="P131">when, optional, xs:IDREF<text:line-break/>indicates the point of occurrence of this feature along a timeline. Its value must be the ID of a &lt;when&gt; element.</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ensural</text:p>
      <text:h text:style-name="P243" text:outline-level="1"><text:bookmark text:name="id703"/><text:soft-page-break/>&lt;metatext&gt; meta text</text:h>
      <text:h text:style-name="P3" text:outline-level="1">Description:</text:h>
      <text:p text:style-name="Text_20_body">MIDI text meta-eve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10012" text:style-name="L129">
        <text:list-item>
          <text:p text:style-name="P132">copyof, optional, xs:IDREF<text:line-break/>points to an element of which the current element is a copy.</text:p>
        </text:list-item>
        <text:list-item>
          <text:p text:style-name="P132">corresp, optional, xs:IDREFS<text:line-break/>used to point to other elements that correspond to this one in a generic fashion.</text:p>
        </text:list-item>
        <text:list-item>
          <text:p text:style-name="P132">layer, optional, xs:positiveInteger<text:line-break/>identifies the layer to which a feature applies.</text:p>
        </text:list-item>
        <text:list-item>
          <text:p text:style-name="P132">n, optional, xs:NMTOKEN<text:line-break/>provides a label (name or number) for an element. While its value need not be unique, it is required to be a single token.</text:p>
        </text:list-item>
        <text:list-item>
          <text:p text:style-name="P132">next, optional, xs:IDREFS<text:line-break/>used to point to the next event(s) in a user-defined collection.</text:p>
        </text:list-item>
        <text:list-item>
          <text:p text:style-name="P132">prev, optional, xs:IDREFS<text:line-break/>points to the previous event(s) in a user-defined collection.</text:p>
        </text:list-item>
        <text:list-item>
          <text:p text:style-name="P132">sameas, optional, xs:IDREFS<text:line-break/>points to an element that is the same as the current element but is not a literal copy of the current element.</text:p>
        </text:list-item>
        <text:list-item>
          <text:p text:style-name="P132">staff, required, list of xs:positiveInteger, minimum length of 1<text:line-break/>signifies the staff on which a notated event occurs or to which a control event applies.</text:p>
        </text:list-item>
        <text:list-item>
          <text:p text:style-name="P132">synch, optional, xs:IDREFS<text:line-break/>points to elements that are synchronous with the current element.</text:p>
        </text:list-item>
        <text:list-item>
          <text:p text:style-name="P132">tstamp, optional, xs:decimal, 0 - ∞<text:line-break/>encodes the onset time in terms of musical time, i.e., beats[.fractional beat part]</text:p>
        </text:list-item>
        <text:list-item>
          <text:p text:style-name="P132">when, optional, xs:IDREF<text:line-break/>indicates the point of occurrence of this feature along a timeline. Its value must be the ID of a &lt;when&gt; element.</text:p>
        </text:list-item>
        <text:list-item>
          <text:p text:style-name="P13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681"/><text:soft-page-break/>&lt;midi&gt; midi</text:h>
      <text:h text:style-name="P3"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3" text:outline-level="1">May contain:</text:h>
      <text:p text:style-name="Text_20_body"><text:a xlink:type="simple" xlink:href="#id683">cc</text:a>, <text:a xlink:type="simple" xlink:href="#id692">chan</text:a>, <text:a xlink:type="simple" xlink:href="#id695">chanpr</text:a>, <text:a xlink:type="simple" xlink:href="#id697">cue</text:a>, <text:a xlink:type="simple" xlink:href="#id699">hex</text:a>, <text:a xlink:type="simple" xlink:href="#id701">marker</text:a>, <text:a xlink:type="simple" xlink:href="#id703">metatext</text:a>, <text:a xlink:type="simple" xlink:href="#id705">noteoff</text:a>, <text:a xlink:type="simple" xlink:href="#id707">noteon</text:a>, <text:a xlink:type="simple" xlink:href="#id709">port</text:a>, <text:a xlink:type="simple" xlink:href="#id711">prog</text:a>, <text:a xlink:type="simple" xlink:href="#id713">seqnum</text:a>, <text:a xlink:type="simple" xlink:href="#id716">trkname</text:a>, <text:a xlink:type="simple" xlink:href="#id718">vel</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1627" text:style-name="L130">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layer, optional, xs:positiveInteger<text:line-break/>identifies the layer to which a feature applies.</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prev, optional, xs:IDREFS<text:line-break/>points to the previous event(s) in a user-defined collection.</text:p>
        </text:list-item>
        <text:list-item>
          <text:p text:style-name="P133">sameas, optional, xs:IDREFS<text:line-break/>points to an element that is the same as the current element but is not a literal copy of the current element.</text:p>
        </text:list-item>
        <text:list-item>
          <text:p text:style-name="P133">staff, required, list of xs:positiveInteger, minimum length of 1<text:line-break/>signifies the staff on which a notated event occurs or to which a control event applies.</text:p>
        </text:list-item>
        <text:list-item>
          <text:p text:style-name="P133">synch, optional, xs:IDREFS<text:line-break/>points to elements that are synchronous with the current element.</text:p>
        </text:list-item>
        <text:list-item>
          <text:p text:style-name="P133">when, optional, xs:IDREF<text:line-break/>indicates the point of occurrence of this feature along a timeline. Its value must be the ID of a &lt;when&gt; element.</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859"/><text:soft-page-break/>&lt;mordent&gt; mordent</text:h>
      <text:h text:style-name="P3"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3"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21389" text:style-name="L131">
        <text:list-item>
          <text:p text:style-name="P134">accidlower, optional, xs:token, s, f, ss, x, ff, xs, tb, n, nf, ns, su, sd, fu, fd, nu, nd<text:line-break/>records the written accidental associated with a lower neighboring note.</text:p>
        </text:list-item>
        <text:list-item>
          <text:p text:style-name="P134">accidupper, optional, xs:token, s, f, ss, x, ff, xs, tb, n, nf, ns, su, sd, fu, fd, nu, nd<text:line-break/>records the written accidental associated with an upper neighboring note.</text:p>
        </text:list-item>
        <text:list-item>
          <text:p text:style-name="P1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endid, optional, xs:IDREF<text:line-break/>indicates the final element in a sequence of events to which the feature applies.</text:p>
        </text:list-item>
        <text:list-item>
          <text:p text:style-name="P134">facs, optional, xs:IDREFS<text:line-break/>permits the current element to reference a facsimile image or image zone which corresponds to it.</text:p>
        </text:list-item>
        <text:list-item>
          <text:p text:style-name="P134">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4">ho, optional, xs:decimal<text:line-break/>records a horizontal adjustment of a feature's programmatically-determinded location in terms of staff interline distance; that is, units of 1/2 the distance between adjacent staves.</text:p>
        </text:list-item>
        <text:list-item>
          <text:p text:style-name="P134">layer, optional, list of xs:positiveInteger, minimum length of 1<text:line-break/>signifies the layer within which a control event is active.</text:p>
        </text:list-item>
        <text:list-item>
          <text:p text:style-name="P134"><text:soft-page-break/>long, optional, xs:token, true, false<text:line-break/>When the long attribute is set to 'yes', a double or long mordent, consisting of 5 notes, is indicated.</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lace, optional, xs:token, above, below, within<text:line-break/>captures the placement of the item with respect to the staff with which it is associated.</text:p>
        </text:list-item>
        <text:list-item>
          <text:p text:style-name="P134">plist, optional, xs:IDREFS<text:line-break/>contains a space separated list of ID references that identify logical events that participate in a collection, such as notes under a phrase mark.</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required, list of xs:positiveInteger, minimum length of 1<text:line-break/>signifies the staff on which a notated event occurs or to which a control event applies.</text:p>
        </text:list-item>
        <text:list-item>
          <text:p text:style-name="P134">startid, optional, xs:IDREF<text:line-break/>holds a reference to the first element in a sequence of events to which the feature applies.</text:p>
        </text:list-item>
        <text:list-item>
          <text:p text:style-name="P134">synch, optional, xs:IDREFS<text:line-break/>points to elements that are synchronous with the current element.</text:p>
        </text:list-item>
        <text:list-item>
          <text:p text:style-name="P134">to, optional, xs:decimal<text:line-break/>records a timestamp adjustment of a feature's programmatically-determined location in musical terms; that is, beats.</text:p>
        </text:list-item>
        <text:list-item>
          <text:p text:style-name="P134">tstamp, optional, xs:decimal, 0 - ∞<text:line-break/>encodes the onset time in terms of musical time, i.e., beats[.fractional beat part]</text:p>
        </text:list-item>
        <text:list-item>
          <text:p text:style-name="P134">tstamp.ges, optional, xs:nonNegativeInteger<text:line-break/>used to record the onset time in pulses per quarter note (ppq, MusicXML divisions, or MIDI clicks) since the start of the file.</text:p>
        </text:list-item>
        <text:list-item>
          <text:p text:style-name="P134">tstamp.real, optional, xs:time<text:line-break/>used to record the onset time in pulses per quarter note (ppq, MusicXML divisions, or MIDI clicks) since the start of the file.</text:p>
        </text:list-item>
        <text:list-item>
          <text:p text:style-name="P134">vo, optional, xs:decimal<text:line-break/>records the vertical adjustment of a feature's programmatically-determined location in terms of staff interline distance; that is, units of 1/2 the distance between adjacent staves.</text:p>
        </text:list-item>
        <text:list-item>
          <text:p text:style-name="P134">when, optional, xs:IDREF<text:line-break/>indicates the point of occurrence of this feature along a timeline. Its value must be the ID of a &lt;when&gt; element.</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Ornaments</text:p>
      <text:h text:style-name="P243" text:outline-level="1"><text:bookmark text:name="id725"/><text:soft-page-break/>&lt;mrest&gt; measure rest</text:h>
      <text:h text:style-name="P3" text:outline-level="1">Description:</text:h>
      <text:p text:style-name="Text_20_body">Complete measure rest in any meter (Read, p. 97-98). The numbering of consecutive measures of rest may be controlled via the multi.number attribute on the scoredef or staffdef elements.</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Attributes:</text:h>
      <text:list xml:id="list34397367" text:style-name="L132">
        <text:list-item>
          <text:p text:style-name="P135">altsym, optional, xs:IDREF<text:line-break/>provides a way of pointing to a user-defined symbol. It must contain an ID of a &lt;symboldef&gt; element elsewhere in the document.</text:p>
        </text:list-item>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cutout, optional, xs:token, cutout<text:line-break/>Presence of the cutout attribute indicates that the staff lines should not be drawn for the measure containing this element.</text:p>
        </text:list-item>
        <text:list-item>
          <text:p text:style-name="P13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5">facs, optional, xs:IDREFS<text:line-break/>permits the current element to reference a facsimile image or image zone which corresponds to it.</text:p>
        </text:list-item>
        <text:list-item>
          <text:p text:style-name="P135">fermata, optional, xs:token, above, below, within<text:line-break/>indicates the attachment of a fermata to this element. If visual information about the fermata needs to be recorded, then a &lt;fermata&gt; element should be employed instead.</text:p>
        </text:list-item>
        <text:list-item>
          <text:p text:style-name="P135">ho, optional, xs:decimal<text:line-break/>records a horizontal adjustment of a feature's programmatically-determinded location in terms of staff interline distance; that is, units of 1/2 the distance between adjacent staves.</text:p>
        </text:list-item>
        <text:list-item>
          <text:p text:style-name="P135">instr, optional, xs:IDREF<text:line-break/>provides a way of pointing to a MIDI instrument definition. It must contain the ID of an &lt;instrdef&gt; element elsewhere in the document.</text:p>
        </text:list-item>
        <text:list-item>
          <text:p text:style-name="P135">layer, optional, xs:positiveInteger<text:line-break/>identifies the layer to which a feature applies.</text:p>
        </text:list-item>
        <text:list-item>
          <text:p text:style-name="P135">n, optional, xs:NMTOKEN<text:line-break/>provides a label (name or number) for an element. While its value need not be unique, it is required to be a single token.</text:p>
        </text:list-item>
        <text:list-item>
          <text:p text:style-name="P135"><text:soft-page-break/>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ize, optional, xs:token, normal, cue<text:line-break/>describes the relative size of a feature.</text:p>
        </text:list-item>
        <text:list-item>
          <text:p text:style-name="P135">staff, optional,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to, optional, xs:decimal<text:line-break/>records a timestamp adjustment of a feature's programmatically-determined location in musical terms; that is, beats.</text:p>
        </text:list-item>
        <text:list-item>
          <text:p text:style-name="P135">tstamp, optional, xs:decimal, 0 - ∞<text:line-break/>encodes the onset time in terms of musical time, i.e., beats[.fractional beat part]</text:p>
        </text:list-item>
        <text:list-item>
          <text:p text:style-name="P135">tstamp.ges, optional, xs:nonNegativeInteger<text:line-break/>used to record the onset time in pulses per quarter note (ppq, MusicXML divisions, or MIDI clicks) since the start of the file.</text:p>
        </text:list-item>
        <text:list-item>
          <text:p text:style-name="P135">tstamp.real, optional, xs:time<text:line-break/>used to record the onset time in pulses per quarter note (ppq, MusicXML divisions, or MIDI clicks) since the start of the file.</text:p>
        </text:list-item>
        <text:list-item>
          <text:p text:style-name="P135">visible, optional, xs:token, true, false<text:line-break/>indicates if a feature should be rendered when the notation is presented graphically or sounded.</text:p>
        </text:list-item>
        <text:list-item>
          <text:p text:style-name="P135">vo, optional, xs:decimal<text:line-break/>records the vertical adjustment of a feature's programmatically-determined location in terms of staff interline distance; that is, units of 1/2 the distance between adjacent staves.</text:p>
        </text:list-item>
        <text:list-item>
          <text:p text:style-name="P135">when, optional, xs:IDREF<text:line-break/>indicates the point of occurrence of this feature along a timeline. Its value must be the ID of a &lt;when&gt; element.</text:p>
        </text:list-item>
        <text:list-item>
          <text:p text:style-name="P135">x, optional, xs:decimal<text:line-break/>encodes an x coordinate for a feature in an output coordinate system. When it is necessary to record the placement of a feature in a facsimile image, use facs attribute.</text:p>
        </text:list-item>
        <text:list-item>
          <text:p text:style-name="P135">xml:id, optional, xs:ID<text:line-break/>regularizes the naming of an element and thus facilitates building links between it and other resources. Each id attribute within a document must have a unique value.</text:p>
        </text:list-item>
        <text:list-item>
          <text:p text:style-name="P135">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739"/><text:soft-page-break/>&lt;mrpt&gt; measure repeat</text:h>
      <text:h text:style-name="P3"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Attributes:</text:h>
      <text:list xml:id="list34421127" text:style-name="L133">
        <text:list-item>
          <text:p text:style-name="P136">altsym, optional, xs:IDREF<text:line-break/>provides a way of pointing to a user-defined symbol. It must contain an ID of a &lt;symboldef&gt; element elsewhere in the document.</text:p>
        </text:list-item>
        <text:list-item>
          <text:p text:style-name="P1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expand, optional, xs:token, true, false<text:line-break/>indicates whether to render a repeat symbol or the source material to which it refers.</text:p>
        </text:list-item>
        <text:list-item>
          <text:p text:style-name="P136">facs, optional, xs:IDREFS<text:line-break/>permits the current element to reference a facsimile image or image zone which corresponds to it.</text:p>
        </text:list-item>
        <text:list-item>
          <text:p text:style-name="P136">layer, optional, xs:positiveInteger<text:line-break/>identifies the layer to which a feature applies.</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optional, list of xs:positiveInteger, minimum length of 1<text:line-break/>signifies the staff on which a notated event occurs or to which a control event applies.</text:p>
        </text:list-item>
        <text:list-item>
          <text:p text:style-name="P136">synch, optional, xs:IDREFS<text:line-break/>points to elements that are synchronous with the current element.</text:p>
        </text:list-item>
        <text:list-item>
          <text:p text:style-name="P136">tstamp, optional, xs:decimal, 0 - ∞<text:line-break/>encodes the onset time in terms of musical time, i.e., beats[.fractional beat part]</text:p>
        </text:list-item>
        <text:list-item>
          <text:p text:style-name="P136"><text:soft-page-break/>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when, optional, xs:IDREF<text:line-break/>indicates the point of occurrence of this feature along a timeline. Its value must be the ID of a &lt;when&gt; element.</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746"/>&lt;mrpt2&gt; 2-measure repeat</text:h>
      <text:h text:style-name="P3" text:outline-level="1">Description:</text:h>
      <text:p text:style-name="Text_20_body">An indication that the previous two measures should be repeated.</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Attributes:</text:h>
      <text:list xml:id="list34412132" text:style-name="L134">
        <text:list-item>
          <text:p text:style-name="P137">altsym, optional, xs:IDREF<text:line-break/>provides a way of pointing to a user-defined symbol. It must contain an ID of a &lt;symboldef&gt; element elsewhere in the document.</text:p>
        </text:list-item>
        <text:list-item>
          <text:p text:style-name="P13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expand, optional, xs:token, true, false<text:line-break/>indicates whether to render a repeat symbol or the source material to which it refers.</text:p>
        </text:list-item>
        <text:list-item>
          <text:p text:style-name="P137">facs, optional, xs:IDREFS<text:line-break/>permits the current element to reference a facsimile image or image zone which corresponds to it.</text:p>
        </text:list-item>
        <text:list-item>
          <text:p text:style-name="P137">layer, optional, xs:positiveInteger<text:line-break/>identifies the layer to which a feature applies.</text:p>
        </text:list-item>
        <text:list-item>
          <text:p text:style-name="P137"><text:soft-page-break/>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when, optional, xs:IDREF<text:line-break/>indicates the point of occurrence of this feature along a timeline. Its value must be the ID of a &lt;when&gt; element.</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751"/>&lt;mspace&gt; measure space</text:h>
      <text:h text:style-name="P3"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text:soft-page-break/>Attributes:</text:h>
      <text:list xml:id="list34418280" text:style-name="L135">
        <text:list-item>
          <text:p text:style-name="P138">altsym, optional, xs:IDREF<text:line-break/>provides a way of pointing to a user-defined symbol. It must contain an ID of a &lt;symboldef&gt; element elsewhere in the document.</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cutout, optional, xs:token, cutout<text:line-break/>Presence of the cutout attribute indicates that the staff lines should not be drawn for the measure containing this element.</text:p>
        </text:list-item>
        <text:list-item>
          <text:p text:style-name="P13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8">facs, optional, xs:IDREFS<text:line-break/>permits the current element to reference a facsimile image or image zone which corresponds to it.</text:p>
        </text:list-item>
        <text:list-item>
          <text:p text:style-name="P138">fermata, optional, xs:token, above, below, within<text:line-break/>indicates the attachment of a fermata to this element. If visual information about the fermata needs to be recorded, then a &lt;fermata&gt; element should be employed instead.</text:p>
        </text:list-item>
        <text:list-item>
          <text:p text:style-name="P138">instr, optional, xs:IDREF<text:line-break/>provides a way of pointing to a MIDI instrument definition. It must contain the ID of an &lt;instrdef&gt; element elsewhere in the document.</text:p>
        </text:list-item>
        <text:list-item>
          <text:p text:style-name="P138">layer, optional, xs:positiveInteger<text:line-break/>identifies the layer to which a feature applies.</text:p>
        </text:list-item>
        <text:list-item>
          <text:p text:style-name="P138">n, optional, xs:NMTOKEN<text:line-break/>provides a label (name or number) for an element. While its value need not be unique, it is required to be a single token.</text:p>
        </text:list-item>
        <text:list-item>
          <text:p text:style-name="P138">next, optional, xs:IDREFS<text:line-break/>used to point to the next event(s) in a user-defined collection.</text:p>
        </text:list-item>
        <text:list-item>
          <text:p text:style-name="P138">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optional, list of xs:positiveInteger, minimum length of 1<text:line-break/>signifies the staff on which a notated event occurs or to which a control event applies.</text:p>
        </text:list-item>
        <text:list-item>
          <text:p text:style-name="P138">synch, optional, xs:IDREFS<text:line-break/>points to elements that are synchronous with the current element.</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ext:soft-page-break/>tstamp.real, optional, xs:time<text:line-break/>used to record the onset time in pulses per quarter note (ppq, MusicXML divisions, or MIDI clicks) since the start of the file.</text:p>
        </text:list-item>
        <text:list-item>
          <text:p text:style-name="P138">visible, optional, xs:token, true, false<text:line-break/>indicates if a feature should be rendered when the notation is presented graphically or sounded.</text:p>
        </text:list-item>
        <text:list-item>
          <text:p text:style-name="P138">when, optional, xs:IDREF<text:line-break/>indicates the point of occurrence of this feature along a timeline. Its value must be the ID of a &lt;when&gt; element.</text:p>
        </text:list-item>
        <text:list-item>
          <text:p text:style-name="P138">x, optional, xs:decimal<text:line-break/>encodes an x coordinate for a feature in an output coordinate system. When it is necessary to record the placement of a feature in a facsimile image, use facs attribute.</text:p>
        </text:list-item>
        <text:list-item>
          <text:p text:style-name="P138">xml:id, optional, xs:ID<text:line-break/>regularizes the naming of an element and thus facilitates building links between it and other resources. Each id attribute within a document must have a unique value.</text:p>
        </text:list-item>
        <text:list-item>
          <text:p text:style-name="P13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757"/>&lt;multirest&gt; multi-rest</text:h>
      <text:h text:style-name="P3" text:outline-level="1">Description:</text:h>
      <text:p text:style-name="Text_20_body">Multiple measures of rest compressed into a single symbol, frequently found in performer parts. The num attribute can used to store a number to be rendered along with the note. See Read, p. 394, ex. 23-21, line 5.</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Attributes:</text:h>
      <text:list xml:id="list34406723" text:style-name="L136">
        <text:list-item>
          <text:p text:style-name="P139">altsym, optional, xs:IDREF<text:line-break/>provides a way of pointing to a user-defined symbol. It must contain an ID of a &lt;symboldef&gt; element elsewhere in the document.</text:p>
        </text:list-item>
        <text:list-item>
          <text:p text:style-name="P139">block, optional, xs:token, true, false<text:line-break/>When the block attribute is used, combinations of the 1, 2, and 4 measure rest forms (Read, p. 104) should be rendered instead of the modern form or the alternative symbol.</text:p>
        </text:list-item>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139">facs, optional, xs:IDREFS<text:line-break/>permits the current element to reference a facsimile image or image zone which corresponds to it.</text:p>
        </text:list-item>
        <text:list-item>
          <text:p text:style-name="P139">instr, optional, xs:IDREF<text:line-break/>provides a way of pointing to a MIDI instrument definition. It must contain the ID of an &lt;instrdef&gt; element elsewhere in the documen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num, optional, xs:positiveInteger<text:line-break/>used to store a number to be rendered along with a feature.</text:p>
        </text:list-item>
        <text:list-item>
          <text:p text:style-name="P139">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when, optional, xs:IDREF<text:line-break/>indicates the point of occurrence of this feature along a timeline. Its value must be the ID of a &lt;when&gt; element.</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766"/><text:soft-page-break/>&lt;multirpt&gt; multi-repeat</text:h>
      <text:h text:style-name="P3"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Attributes:</text:h>
      <text:list xml:id="list34407421" text:style-name="L137">
        <text:list-item>
          <text:p text:style-name="P140">altsym, optional, xs:IDREF<text:line-break/>provides a way of pointing to a user-defined symbol. It must contain an ID of a &lt;symboldef&gt; element elsewhere in the document.</text:p>
        </text:list-item>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expand, optional, xs:token, true, false<text:line-break/>indicates whether to render a repeat symbol or the source material to which it refers.</text:p>
        </text:list-item>
        <text:list-item>
          <text:p text:style-name="P140">facs, optional, xs:IDREFS<text:line-break/>permits the current element to reference a facsimile image or image zone which corresponds to i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num, optional, xs:positiveInteger<text:line-break/>used to store a number to be rendered along with a feature.</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text:soft-page-break/>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when, optional, xs:IDREF<text:line-break/>indicates the point of occurrence of this feature along a timeline. Its value must be the ID of a &lt;when&gt; element.</text:p>
        </text:list-item>
        <text:list-item>
          <text:p text:style-name="P14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1533"/>&lt;music&gt; music</text:h>
      <text:h text:style-name="P3" text:outline-level="1">Description:</text:h>
      <text:p text:style-name="Text_20_body">Container for everything else in the document apart from the header.</text:p>
      <text:h text:style-name="P3" text:outline-level="1">May contain:</text:h>
      <text:p text:style-name="Text_20_body">EMPTY</text:p>
      <text:h text:style-name="P3" text:outline-level="1">May occur within:</text:h>
      <text:p text:style-name="Text_20_body"><text:a xlink:type="simple" xlink:href="#id1578">group</text:a>, <text:a xlink:type="simple" xlink:href="#id27">mei</text:a> </text:p>
      <text:h text:style-name="P3" text:outline-level="1">Attributes:</text:h>
      <text:list xml:id="list34399782" text:style-name="L138">
        <text:list-item>
          <text:p text:style-name="P141">meiversion, optional, xs:token, 1.9b<text:line-break/>records the version of MEI used by the file.</text:p>
        </text:list-item>
        <text:list-item>
          <text:p text:style-name="P141">n, optional, xs:NMTOKEN<text:line-break/>provides a label (name or number) for an element. While its value need not be unique, it is required to be a single token.</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038"/>&lt;name&gt; name</text:h>
      <text:h text:style-name="P3"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ext:soft-page-break/>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479">application</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7697" text:style-name="L139">
        <text:list-item>
          <text:p text:style-name="P14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2">authority, optional, CDATA<text:line-break/>contains the name of the list from which an authorized value is taken.</text:p>
        </text:list-item>
        <text:list-item>
          <text:p text:style-name="P142">dbkey, optional, xs:NMTOKEN<text:line-break/>used to record a value which serves as a primary key in an external database.</text:p>
        </text:list-item>
        <text:list-item>
          <text:p text:style-name="P142">facs, optional, xs:IDREFS<text:line-break/>permits the current element to reference a facsimile image or image zone which corresponds to it.</text:p>
        </text:list-item>
        <text:list-item>
          <text:p text:style-name="P142">n, optional, xs:NMTOKEN<text:line-break/>provides a label (name or number) for an element. While its value need not be unique, it is required to be a single token.</text:p>
        </text:list-item>
        <text:list-item>
          <text:p text:style-name="P142">nymref, optional, xs:IDREF<text:line-break/>used to record a pointer to the regularized form of the name.</text:p>
        </text:list-item>
        <text:list-item>
          <text:p text:style-name="P142">role, optional, CDATA<text:line-break/>used to specify further information about the entity referenced by this name, for example, the occupation of a person or the status of a place.</text:p>
        </text:list-item>
        <text:list-item>
          <text:p text:style-name="P142">subtype, optional, xs:NMTOKEN<text:line-break/>provide any sub-classification for the element, additional to that given by its type attribute.</text:p>
        </text:list-item>
        <text:list-item>
          <text:p text:style-name="P142">type, optional, xs:NMTOKEN<text:line-break/>characterizes the element in some sense, using any convenient classification scheme or typology.</text:p>
        </text:list-item>
        <text:list-item>
          <text:p text:style-name="P142"><text:soft-page-break/>xml:id, optional, xs:ID<text:line-break/>regularizes the naming of an element and thus facilitates building links between it and other resources. Each id attribute within a document must have a unique value.</text:p>
        </text:list-item>
        <text:list-item>
          <text:p text:style-name="P14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502"/>&lt;normalization&gt; normalization</text:h>
      <text:h text:style-name="P3" text:outline-level="1">Description:</text:h>
      <text:p text:style-name="Text_20_body">Indicates the extent of normalization or regularization of the original source carried out in converting it to electronic form.</text:p>
      <text:h text:style-name="P3" text:outline-level="1">May contain:</text:h>
      <text:p text:style-name="Text_20_body"><text:a xlink:type="simple" xlink:href="#id261">p</text:a> </text:p>
      <text:h text:style-name="P3" text:outline-level="1">May occur within:</text:h>
      <text:p text:style-name="Text_20_body"><text:a xlink:type="simple" xlink:href="#id1490">editorialdecl</text:a> </text:p>
      <text:h text:style-name="P3" text:outline-level="1">Attributes:</text:h>
      <text:list xml:id="list34394767" text:style-name="L140">
        <text:list-item>
          <text:p text:style-name="P14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3">method, optional, xs:token, silent, tags<text:line-break/>indicates the method employed to mark corrections and normalizations.</text:p>
        </text:list-item>
        <text:list-item>
          <text:p text:style-name="P143">n, optional, xs:NMTOKEN<text:line-break/>provides a label (name or number) for an element. While its value need not be unique, it is required to be a single token.</text:p>
        </text:list-item>
        <text:list-item>
          <text:p text:style-name="P143">xml:id, optional, xs:ID<text:line-break/>regularizes the naming of an element and thus facilitates building links between it and other resources. Each id attribute within a document must have a unique value.</text:p>
        </text:list-item>
        <text:list-item>
          <text:p text:style-name="P14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08"/><text:soft-page-break/>&lt;note&gt; note</text:h>
      <text:h text:style-name="P3"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3"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158">dot</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72">syl</text:a>, <text:a xlink:type="simple" xlink:href="#id905">tuplet</text:a>, <text:a xlink:type="simple" xlink:href="#id1242">unclear</text:a>, <text:a xlink:type="simple" xlink:href="#id167">verse</text:a> </text:p>
      <text:h text:style-name="P3" text:outline-level="1">May occur within:</text:h>
      <text:p text:style-name="Text_20_body"><text:a xlink:type="simple" xlink:href="#id214">add</text:a>, <text:a xlink:type="simple" xlink:href="#id897">beam</text:a>, <text:a xlink:type="simple" xlink:href="#id903">bend</text:a>, <text:a xlink:type="simple" xlink:href="#id934">btrem</text:a>, <text:a xlink:type="simple" xlink:href="#id106">chord</text:a>, <text:a xlink:type="simple" xlink:href="#id61">corr</text:a>, <text:a xlink:type="simple" xlink:href="#id1212">damage</text:a>, <text:a xlink:type="simple" xlink:href="#id1220">del</text:a>, <text:a xlink:type="simple" xlink:href="#id941">ftrem</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5688" text:style-name="L141">
        <text:list-item>
          <text:p text:style-name="P144">accid, optional, xs:token, s, f, ss, x, ff, xs, tb, n, nf, ns, su, sd, fu, fd, nu, nd<text:line-break/>captures a written accidental.</text:p>
        </text:list-item>
        <text:list-item>
          <text:p text:style-name="P144">accid.ges, optional, xs:token, s, f, ss, ff, n<text:line-break/>records the performed pitch inflection when it differs from the written accidental.</text:p>
        </text:list-item>
        <text:list-item>
          <text:p text:style-name="P144">altsym, optional, xs:IDREF<text:line-break/>provides a way of pointing to a user-defined symbol. It must contain an ID of a &lt;symboldef&gt; element elsewhere in the document.</text:p>
        </text:list-item>
        <text:list-item>
          <text:p text:style-name="P144">artic, optional, list of xs:token, acc, stacc, ten, stacciss, marc, marc-stacc, acc-marc, spicc, rip, doit, plop, fall, bend, flip, smear, dnbow, upbow, harm, snap, fingernail, damp, dampall, open, stop, dbltongue, trpltongue, heel, toe, tap, pluck,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4">artic.ges, optional, list of xs:token, acc, stacc, ten, stacciss, marc, marc-stacc, acc-marc, spicc, rip, doit, plop, fall, bend, flip, smear, dnbow, upbow, harm, snap, fingernail, damp, dampall, open, stop, dbltongue, trpltongue, heel, toe, tap, pluck, dot, stroke, minimum length of 1<text:line-break/>records performed articulation that differs from the written value.</text:p>
        </text:list-item>
        <text:list-item>
          <text:p text:style-name="P144">beam, optional, list of xs:token, "[i|m|t][1-6]", minimum length of 1<text:line-break/>indicates that this event is "under a beam".</text:p>
        </text:list-item>
        <text:list-item>
          <text:p text:style-name="P144">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4">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44">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44">copyof, optional, xs:IDREF<text:line-break/>points to an element of which the current element is a copy.</text:p>
        </text:list-item>
        <text:list-item>
          <text:p text:style-name="P144">corresp, optional, xs:IDREFS<text:line-break/>used to point to other elements that correspond to this one in a generic fashion.</text:p>
        </text:list-item>
        <text:list-item>
          <text:p text:style-name="P144">dots, optional, xs:nonNegativeInteger, 0 - 4<text:line-break/>records the number of augmentation dots required by a dotted duration.</text:p>
        </text:list-item>
        <text:list-item>
          <text:p text:style-name="P144">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4">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4">facs, optional, xs:IDREFS<text:line-break/>permits the current element to reference a facsimile image or image zone which corresponds to it.</text:p>
        </text:list-item>
        <text:list-item>
          <text:p text:style-name="P144">fermata, optional, xs:token, above, below, within<text:line-break/>indicates the attachment of a fermata to this element. If visual information about the fermata needs to be recorded, then a &lt;fermata&gt; element should be employed instead.</text:p>
        </text:list-item>
        <text:list-item>
          <text:p text:style-name="P144">gliss, optional, xs:token, i, m, t<text:line-break/>indicates that this element participates in a glissando.</text:p>
        </text:list-item>
        <text:list-item>
          <text:p text:style-name="P144">grace, optional, xs:token, acc, unacc, unknown<text:line-break/>marks a note or chord as a "grace" (without a definitive written duration) and records from which other note/chord it should "steal" time.</text:p>
        </text:list-item>
        <text:list-item>
          <text:p text:style-name="P144">grace.time, optional, xs:token, "[0-9]+(\.?[0-9]*)?%"<text:line-break/>records the amount of time to be "stolen" from a non-grace note/chord.</text:p>
        </text:list-item>
        <text:list-item>
          <text:p text:style-name="P144">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4">hfunc, optional, xs:NMTOKEN<text:line-break/>describes harmonic function in any convenient typology.</text:p>
        </text:list-item>
        <text:list-item>
          <text:p text:style-name="P144">ho, optional, xs:decimal<text:line-break/>records a horizontal adjustment of a feature's programmatically-determinded location in terms of staff interline distance; that is, units of 1/2 the distance between adjacent staves.</text:p>
        </text:list-item>
        <text:list-item>
          <text:p text:style-name="P144"><text:soft-page-break/>instr, optional, xs:IDREF<text:line-break/>provides a way of pointing to a MIDI instrument definition. It must contain the ID of an &lt;instrdef&gt; element elsewhere in the document.</text:p>
        </text:list-item>
        <text:list-item>
          <text:p text:style-name="P144">inth, optional, xs:NMTOKENS<text:line-break/>encodes the harmonic interval between this note and other pitches occuring at the same time.</text:p>
        </text:list-item>
        <text:list-item>
          <text:p text:style-name="P144">intm, optional, xs:NMTOKEN<text:line-break/>encodes the melodic interval from the previous pitch.</text:p>
        </text:list-item>
        <text:list-item>
          <text:p text:style-name="P144">layer, optional, xs:positiveInteger<text:line-break/>identifies the layer to which a feature applies.</text:p>
        </text:list-item>
        <text:list-item>
          <text:p text:style-name="P144">lig, optional, xs:token, recta, obliqua<text:line-break/>indicates this element's participation in a ligature.</text:p>
        </text:list-item>
        <text:list-item>
          <text:p text:style-name="P144">lv, optional, xs:token, true, false<text:line-break/>indicates the attachment of an l.v. (laissez vibrer) sign to this element.</text:p>
        </text:list-item>
        <text:list-item>
          <text:p text:style-name="P144">mfunc, optional, xs:NMTOKEN<text:line-break/>describes melodic function in any convenient typology.</text:p>
        </text:list-item>
        <text:list-item>
          <text:p text:style-name="P144">n, optional, xs:NMTOKEN<text:line-break/>provides a label (name or number) for an element. While its value need not be unique, it is required to be a single token.</text:p>
        </text:list-item>
        <text:list-item>
          <text:p text:style-name="P144">next, optional, xs:IDREFS<text:line-break/>used to point to the next event(s) in a user-defined collection.</text:p>
        </text:list-item>
        <text:list-item>
          <text:p text:style-name="P144">num, optional, xs:positiveInteger<text:line-break/>along with numbase, describes duration as a ratio. num is the first value in the ratio, while numbase is the second.</text:p>
        </text:list-item>
        <text:list-item>
          <text:p text:style-name="P144">numbase, optional, xs:positiveInteger<text:line-break/>along with num, describes duration as a ratio. num is the first value in the ratio, while numbase is the second.</text:p>
        </text:list-item>
        <text:list-item>
          <text:p text:style-name="P144">oct, optional, xs:nonNegativeInteger, 0 - 9<text:line-break/>captures written octave information.</text:p>
        </text:list-item>
        <text:list-item>
          <text:p text:style-name="P144">oct.ges, optional, xs:nonNegativeInteger, 0 - 9<text:line-break/>records performed octave information that differs from the written value.</text:p>
        </text:list-item>
        <text:list-item>
          <text:p text:style-name="P144">pclass, optional, xs:nonNegativeInteger, 0 - 11<text:line-break/>holds pitch class information.</text:p>
        </text:list-item>
        <text:list-item>
          <text:p text:style-name="P144">pname, optional, xs:token, "[a-g]"<text:line-break/>contains a written pitch name.</text:p>
        </text:list-item>
        <text:list-item>
          <text:p text:style-name="P144">pname.ges, optional, xs:token, "[a-g]|none"<text:line-break/>records pitch name information that differs from the written value.</text:p>
        </text:list-item>
        <text:list-item>
          <text:p text:style-name="P144">pnum, optional, xs:nonNegativeInteger<text:line-break/>holds a pitch-to-number mapping, a base-40 or MIDI note number, for example.</text:p>
        </text:list-item>
        <text:list-item>
          <text:p text:style-name="P144">prev, optional, xs:IDREFS<text:line-break/>points to the previous event(s) in a user-defined collection.</text:p>
        </text:list-item>
        <text:list-item>
          <text:p text:style-name="P144">psolfa, optional, CDATA<text:line-break/>contains solfa designation, e.g., do, re, mi, etc., in either a fixed or movable Do system.</text:p>
        </text:list-item>
        <text:list-item>
          <text:p text:style-name="P144">sameas, optional, xs:IDREFS<text:line-break/>points to an element that is the same as the current element but is not a literal copy of the current element.</text:p>
        </text:list-item>
        <text:list-item>
          <text:p text:style-name="P144">size, optional, xs:token, normal, cue<text:line-break/>describes the relative size of a feature.</text:p>
        </text:list-item>
        <text:list-item>
          <text:p text:style-name="P144">slur, optional, list of xs:token, "[i|m|t][1-6]", minimum length of 1<text:line-break/>indicates that this element participates in a slur.</text:p>
        </text:list-item>
        <text:list-item>
          <text:p text:style-name="P144"><text:soft-page-break/>staff, optional, list of xs:positiveInteger, minimum length of 1<text:line-break/>signifies the staff on which a notated event occurs or to which a control event applies.</text:p>
        </text:list-item>
        <text:list-item>
          <text:p text:style-name="P144">stem.dir, optional, xs:token, up, down<text:line-break/>describes the direction of a stem.</text:p>
        </text:list-item>
        <text:list-item>
          <text:p text:style-name="P144">stem.len, optional, xs:decimal<text:line-break/>encodes the stem length.</text:p>
        </text:list-item>
        <text:list-item>
          <text:p text:style-name="P144">stem.mod, optional, xs:token, 1slash, 2slash, 3slash, 4slash, 5slash, 6slash, sprech, z<text:line-break/>encodes any stem "modifiers"; that is, symbols rendered on the stem, such as tremolo or Sprechstimme indicators.</text:p>
        </text:list-item>
        <text:list-item>
          <text:p text:style-name="P144">stem.pos, optional, xs:token, left, right, center<text:line-break/>records the position of the stem in relation to the notehead(s).</text:p>
        </text:list-item>
        <text:list-item>
          <text:p text:style-name="P144">stem.with, optional, xs:token, above, below<text:line-break/>contains an indication of which staff a note or chord that logically belongs to the current staff should be visually placed on; that is, the one above or the one below.</text:p>
        </text:list-item>
        <text:list-item>
          <text:p text:style-name="P144">stem.x, optional, xs:decimal<text:line-break/>records the output x coordinate of the stem's attachment point.</text:p>
        </text:list-item>
        <text:list-item>
          <text:p text:style-name="P144">stem.y, optional, xs:decimal<text:line-break/>records the output y coordinate of the stem's attachment point.</text:p>
        </text:list-item>
        <text:list-item>
          <text:p text:style-name="P144">syl, optional, CDATA<text:line-break/>holds an associated sung text syllable.</text:p>
        </text:list-item>
        <text:list-item>
          <text:p text:style-name="P144">synch, optional, xs:IDREFS<text:line-break/>points to elements that are synchronous with the current element.</text:p>
        </text:list-item>
        <text:list-item>
          <text:p text:style-name="P144">tab.fret, optional, xs:nonNegativeInteger, xs:token<text:line-break/>records the fret at which a string should be stopped.</text:p>
        </text:list-item>
        <text:list-item>
          <text:p text:style-name="P144">tab.string, optional, xs:positiveInteger<text:line-break/>records which string is to be played.</text:p>
        </text:list-item>
        <text:list-item>
          <text:p text:style-name="P144">tie, optional, xs:token, "[i|m|t]"<text:line-break/>indicates that this element participates in a tie. If visual information about the tie needs to be recorded, then a &lt;tie&gt; element should be employed.</text:p>
        </text:list-item>
        <text:list-item>
          <text:p text:style-name="P144">to, optional, xs:decimal<text:line-break/>records a timestamp adjustment of a feature's programmatically-determined location in musical terms; that is, beats.</text:p>
        </text:list-item>
        <text:list-item>
          <text:p text:style-name="P144">tstamp, optional, xs:decimal, 0 - ∞<text:line-break/>encodes the onset time in terms of musical time, i.e., beats[.fractional beat part]</text:p>
        </text:list-item>
        <text:list-item>
          <text:p text:style-name="P144">tstamp.ges, optional, xs:nonNegativeInteger<text:line-break/>used to record the onset time in pulses per quarter note (ppq, MusicXML divisions, or MIDI clicks) since the start of the file.</text:p>
        </text:list-item>
        <text:list-item>
          <text:p text:style-name="P144">tstamp.real, optional, xs:time<text:line-break/>used to record the onset time in pulses per quarter note (ppq, MusicXML divisions, or MIDI clicks) since the start of the file.</text:p>
        </text:list-item>
        <text:list-item>
          <text:p text:style-name="P144">tuplet, optional, list of xs:token, "[i|m|t][1-6]", minimum length of 1<text:line-break/>indicates that this feature participates in a tuplet.</text:p>
        </text:list-item>
        <text:list-item>
          <text:p text:style-name="P144">visible, optional, xs:token, true, false<text:line-break/>indicates if a feature should be rendered when the notation is presented graphically or sounded.</text:p>
        </text:list-item>
        <text:list-item>
          <text:p text:style-name="P144">when, optional, xs:IDREF<text:line-break/>indicates the point of occurrence of this feature along a timeline. Its value must be the ID of a &lt;when&gt; element.</text:p>
        </text:list-item>
        <text:list-item>
          <text:p text:style-name="P144"><text:soft-page-break/>x, optional, xs:decimal<text:line-break/>encodes an x coordinate for a feature in an output coordinate system. When it is necessary to record the placement of a feature in a facsimile image, use facs attribute.</text:p>
        </text:list-item>
        <text:list-item>
          <text:p text:style-name="P144">xml:id, optional, xs:ID<text:line-break/>regularizes the naming of an element and thus facilitates building links between it and other resources. Each id attribute within a document must have a unique value.</text:p>
        </text:list-item>
        <text:list-item>
          <text:p text:style-name="P144">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705"/>&lt;noteoff&gt; note-off</text:h>
      <text:h text:style-name="P3" text:outline-level="1">Description:</text:h>
      <text:p text:style-name="Text_20_body">MIDI note-off eve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393760" text:style-name="L142">
        <text:list-item>
          <text:p text:style-name="P145">copyof, optional, xs:IDREF<text:line-break/>points to an element of which the current element is a copy.</text:p>
        </text:list-item>
        <text:list-item>
          <text:p text:style-name="P145">corresp, optional, xs:IDREFS<text:line-break/>used to point to other elements that correspond to this one in a generic fashion.</text:p>
        </text:list-item>
        <text:list-item>
          <text:p text:style-name="P145">layer, optional, xs:positiveInteger<text:line-break/>identifies the layer to which a feature applies.</text:p>
        </text:list-item>
        <text:list-item>
          <text:p text:style-name="P145">n, optional, xs:NMTOKEN<text:line-break/>provides a label (name or number) for an element. While its value need not be unique, it is required to be a single token.</text:p>
        </text:list-item>
        <text:list-item>
          <text:p text:style-name="P145">next, optional, xs:IDREFS<text:line-break/>used to point to the next event(s) in a user-defined collection.</text:p>
        </text:list-item>
        <text:list-item>
          <text:p text:style-name="P145">num, required, xs:nonNegativeInteger, 0 - 127<text:line-break/>records a MIDI number.</text:p>
        </text:list-item>
        <text:list-item>
          <text:p text:style-name="P145">prev, optional, xs:IDREFS<text:line-break/>points to the previous event(s) in a user-defined collection.</text:p>
        </text:list-item>
        <text:list-item>
          <text:p text:style-name="P145">sameas, optional, xs:IDREFS<text:line-break/>points to an element that is the same as the current element but is not a literal copy of the current element.</text:p>
        </text:list-item>
        <text:list-item>
          <text:p text:style-name="P145">staff, required, list of xs:positiveInteger, minimum length of 1<text:line-break/>signifies the staff on which a notated event occurs or to which a control event applies.</text:p>
        </text:list-item>
        <text:list-item>
          <text:p text:style-name="P145">synch, optional, xs:IDREFS<text:line-break/>points to elements that are synchronous with the current element.</text:p>
        </text:list-item>
        <text:list-item>
          <text:p text:style-name="P145"><text:soft-page-break/>tstamp, optional, xs:decimal, 0 - ∞<text:line-break/>encodes the onset time in terms of musical time, i.e., beats[.fractional beat part]</text:p>
        </text:list-item>
        <text:list-item>
          <text:p text:style-name="P145">when, optional, xs:IDREF<text:line-break/>indicates the point of occurrence of this feature along a timeline. Its value must be the ID of a &lt;when&gt; element.</text:p>
        </text:list-item>
        <text:list-item>
          <text:p text:style-name="P14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707"/>&lt;noteon&gt; note-on</text:h>
      <text:h text:style-name="P3" text:outline-level="1">Description:</text:h>
      <text:p text:style-name="Text_20_body">MIDI note-on event.</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15816" text:style-name="L143">
        <text:list-item>
          <text:p text:style-name="P146">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layer, optional, xs:positiveInteger<text:line-break/>identifies the layer to which a feature applies.</text:p>
        </text:list-item>
        <text:list-item>
          <text:p text:style-name="P146">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num, required, xs:nonNegativeInteger, 0 - 127<text:line-break/>records a MIDI number.</text:p>
        </text:list-item>
        <text:list-item>
          <text:p text:style-name="P146">prev, optional, xs:IDREFS<text:line-break/>points to the previous event(s) in a user-defined collection.</text:p>
        </text:list-item>
        <text:list-item>
          <text:p text:style-name="P146">sameas, optional, xs:IDREFS<text:line-break/>points to an element that is the same as the current element but is not a literal copy of the current element.</text:p>
        </text:list-item>
        <text:list-item>
          <text:p text:style-name="P146">staff, required, list of xs:positiveInteger, minimum length of 1<text:line-break/>signifies the staff on which a notated event occurs or to which a control event applies.</text:p>
        </text:list-item>
        <text:list-item>
          <text:p text:style-name="P146">synch, optional, xs:IDREFS<text:line-break/>points to elements that are synchronous with the current element.</text:p>
        </text:list-item>
        <text:list-item>
          <text:p text:style-name="P146"><text:soft-page-break/>tstamp, optional, xs:decimal, 0 - ∞<text:line-break/>encodes the onset time in terms of musical time, i.e., beats[.fractional beat part]</text:p>
        </text:list-item>
        <text:list-item>
          <text:p text:style-name="P146">when, optional, xs:IDREF<text:line-break/>indicates the point of occurrence of this feature along a timeline. Its value must be the ID of a &lt;when&gt; element.</text:p>
        </text:list-item>
        <text:list-item>
          <text:p text:style-name="P14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394"/>&lt;notesstmt&gt; notes statement</text:h>
      <text:h text:style-name="P3"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3" text:outline-level="1">May contain:</text:h>
      <text:p text:style-name="Text_20_body"><text:a xlink:type="simple" xlink:href="#id297">annot</text:a> </text:p>
      <text:h text:style-name="P3" text:outline-level="1">May occur within:</text:h>
      <text:p text:style-name="Text_20_body"><text:a xlink:type="simple" xlink:href="#id1348">filedesc</text:a>, <text:a xlink:type="simple" xlink:href="#id1399">source</text:a> </text:p>
      <text:h text:style-name="P3" text:outline-level="1">Attributes:</text:h>
      <text:list xml:id="list34424822" text:style-name="L144">
        <text:list-item>
          <text:p text:style-name="P1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7">n, optional, xs:NMTOKEN<text:line-break/>provides a label (name or number) for an element. While its value need not be unique, it is required to be a single token.</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087"/>&lt;num&gt; number</text:h>
      <text:h text:style-name="P3" text:outline-level="1">Description:</text:h>
      <text:p text:style-name="Text_20_body">Numeric information in any form occurring in text.</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4451" text:style-name="L145">
        <text:list-item>
          <text:p text:style-name="P148">facs, optional, xs:IDREFS<text:line-break/>permits the current element to reference a facsimile image or image zone which corresponds to it.</text:p>
        </text:list-item>
        <text:list-item>
          <text:p text:style-name="P148">n, optional, xs:NMTOKEN<text:line-break/>provides a label (name or number) for an element. While its value need not be unique, it is required to be a single token.</text:p>
        </text:list-item>
        <text:list-item>
          <text:p text:style-name="P148">unit, optional, xs:NMTOKEN<text:line-break/>indicates the units used for a measurement, usually using the standard symbol for the desired unit.</text:p>
        </text:list-item>
        <text:list-item>
          <text:p text:style-name="P148">xml:id, optional, xs:ID<text:line-break/>regularizes the naming of an element and thus facilitates building links between it and other resources. Each id attribute within a document must have a unique value.</text:p>
        </text:list-item>
        <text:list-item>
          <text:p text:style-name="P1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848"/>&lt;octave&gt; octave</text:h>
      <text:h text:style-name="P3"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3" text:outline-level="1">May contain:</text:h>
      <text:p text:style-name="Text_20_body">EMPTY</text:p>
      <text:h text:style-name="P3"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06437" text:style-name="L146">
        <text:list-item>
          <text:p text:style-name="P149">coll, optional, xs:token, coll<text:line-break/>encodes whether the octave displacement should be performed simultaneously with the written notes, i.e., 'colla ottava'. See Read, p. 47-48.</text:p>
        </text:list-item>
        <text:list-item>
          <text:p text:style-name="P149">copyof, optional, xs:IDREF<text:line-break/>points to an element of which the current element is a copy.</text:p>
        </text:list-item>
        <text:list-item>
          <text:p text:style-name="P149">corresp, optional, xs:IDREFS<text:line-break/>used to point to other elements that correspond to this one in a generic fashion.</text:p>
        </text:list-item>
        <text:list-item>
          <text:p text:style-name="P149">dis, optional, xs:positiveInteger, "([\-+]?[0-9]+) &amp; (8|15|22)"<text:line-break/>records the amount of octave displacement.</text:p>
        </text:list-item>
        <text:list-item>
          <text:p text:style-name="P149">dis.place, optional, xs:token, above, below<text:line-break/>records the direction of octave displacement.</text:p>
        </text:list-item>
        <text:list-item>
          <text:p text:style-name="P149">dur, optional, xs:token, "([0-9]+m *\+ *)?[0-9]+(\.?[0-9]*)?"<text:line-break/>encodes the duration of a feature as a timestamp for its endpoint rather than as a relative durational value.</text:p>
        </text:list-item>
        <text:list-item>
          <text:p text:style-name="P14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9">endho, optional, xs:decimal<text:line-break/>records the horizontal adjustment of a feature's programmatically-determined end point.</text:p>
        </text:list-item>
        <text:list-item>
          <text:p text:style-name="P149">endid, optional, xs:IDREF<text:line-break/>indicates the final element in a sequence of events to which the feature applies.</text:p>
        </text:list-item>
        <text:list-item>
          <text:p text:style-name="P149">endto, optional, xs:decimal<text:line-break/>records a timestamp adjustment of a feature's programmatically-determined end point.</text:p>
        </text:list-item>
        <text:list-item>
          <text:p text:style-name="P149">facs, optional, xs:IDREFS<text:line-break/>permits the current element to reference a facsimile image or image zone which corresponds to it.</text:p>
        </text:list-item>
        <text:list-item>
          <text:p text:style-name="P149">ho, optional, xs:decimal<text:line-break/>records a horizontal adjustment of a feature's programmatically-determinded location in terms of staff interline distance; that is, units of 1/2 the distance between adjacent staves.</text:p>
        </text:list-item>
        <text:list-item>
          <text:p text:style-name="P149">layer, optional, list of xs:positiveInteger, minimum length of 1<text:line-break/>signifies the layer within which a control event is active.</text:p>
        </text:list-item>
        <text:list-item>
          <text:p text:style-name="P149">n, optional, xs:NMTOKEN<text:line-break/>provides a label (name or number) for an element. While its value need not be unique, it is required to be a single token.</text:p>
        </text:list-item>
        <text:list-item>
          <text:p text:style-name="P149">next, optional, xs:IDREFS<text:line-break/>used to point to the next event(s) in a user-defined collection.</text:p>
        </text:list-item>
        <text:list-item>
          <text:p text:style-name="P149">plist, optional, xs:IDREFS<text:line-break/>contains a space separated list of ID references that identify logical events that participate in a collection, such as notes under a phrase mark.</text:p>
        </text:list-item>
        <text:list-item>
          <text:p text:style-name="P149">prev, optional, xs:IDREFS<text:line-break/>points to the previous event(s) in a user-defined collection.</text:p>
        </text:list-item>
        <text:list-item>
          <text:p text:style-name="P149">rend, optional, xs:token, narrow, medium, wide, dashed, dotted, wavy<text:line-break/>records the appearance of a line.</text:p>
        </text:list-item>
        <text:list-item>
          <text:p text:style-name="P149"><text:soft-page-break/>sameas, optional, xs:IDREFS<text:line-break/>points to an element that is the same as the current element but is not a literal copy of the current element.</text:p>
        </text:list-item>
        <text:list-item>
          <text:p text:style-name="P149">staff, required, list of xs:positiveInteger, minimum length of 1<text:line-break/>signifies the staff on which a notated event occurs or to which a control event applies.</text:p>
        </text:list-item>
        <text:list-item>
          <text:p text:style-name="P149">startho, optional, xs:decimal<text:line-break/>records the horizontal adjustment of a feature's programmatically-determined start point.</text:p>
        </text:list-item>
        <text:list-item>
          <text:p text:style-name="P149">startid, optional, xs:IDREF<text:line-break/>holds a reference to the first element in a sequence of events to which the feature applies.</text:p>
        </text:list-item>
        <text:list-item>
          <text:p text:style-name="P149">startto, optional, xs:decimal<text:line-break/>records a timestamp adjustment of a feature's programmatically-determined start point.</text:p>
        </text:list-item>
        <text:list-item>
          <text:p text:style-name="P149">synch, optional, xs:IDREFS<text:line-break/>points to elements that are synchronous with the current element.</text:p>
        </text:list-item>
        <text:list-item>
          <text:p text:style-name="P149">to, optional, xs:decimal<text:line-break/>records a timestamp adjustment of a feature's programmatically-determined location in musical terms; that is, beats.</text:p>
        </text:list-item>
        <text:list-item>
          <text:p text:style-name="P149">tstamp, optional, xs:decimal, 0 - ∞<text:line-break/>encodes the onset time in terms of musical time, i.e., beats[.fractional beat part]</text:p>
        </text:list-item>
        <text:list-item>
          <text:p text:style-name="P149">tstamp.ges, optional, xs:nonNegativeInteger<text:line-break/>used to record the onset time in pulses per quarter note (ppq, MusicXML divisions, or MIDI clicks) since the start of the file.</text:p>
        </text:list-item>
        <text:list-item>
          <text:p text:style-name="P149">tstamp.real, optional, xs:time<text:line-break/>used to record the onset time in pulses per quarter note (ppq, MusicXML divisions, or MIDI clicks) since the start of the file.</text:p>
        </text:list-item>
        <text:list-item>
          <text:p text:style-name="P149">vo, optional, xs:decimal<text:line-break/>records the vertical adjustment of a feature's programmatically-determined location in terms of staff interline distance; that is, units of 1/2 the distance between adjacent staves.</text:p>
        </text:list-item>
        <text:list-item>
          <text:p text:style-name="P149">when, optional, xs:IDREF<text:line-break/>indicates the point of occurrence of this feature along a timeline. Its value must be the ID of a &lt;when&gt; element.</text:p>
        </text:list-item>
        <text:list-item>
          <text:p text:style-name="P149">x, optional, xs:decimal<text:line-break/>encodes an x coordinate for a feature in an output coordinate system. When it is necessary to record the placement of a feature in a facsimile image, use facs attribute.</text:p>
        </text:list-item>
        <text:list-item>
          <text:p text:style-name="P149">xml:id, optional, xs:ID<text:line-break/>regularizes the naming of an element and thus facilitates building links between it and other resources. Each id attribute within a document must have a unique value.</text:p>
        </text:list-item>
        <text:list-item>
          <text:p text:style-name="P149">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1224"/>&lt;orig&gt; original</text:h>
      <text:h text:style-name="P3"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text:soft-page-break/>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00799" text:style-name="L147">
        <text:list-item>
          <text:p text:style-name="P150">cert, optional, xs:token, high, medium, low, unknown<text:line-break/>signifies the degree of certainty or precision associated with a feature.</text:p>
        </text:list-item>
        <text:list-item>
          <text:p text:style-name="P150">evidence, optional, xs:NMTOKEN<text:line-break/>indicates the nature of the evidence supporting the reliability or accuracy of the intervention or interpretation. Suggested values include: 'internal', 'external', 'conjecture'.</text:p>
        </text:list-item>
        <text:list-item>
          <text:p text:style-name="P150">facs, optional, xs:IDREFS<text:line-break/>permits the current element to reference a facsimile image or image zone which corresponds to it.</text:p>
        </text:list-item>
        <text:list-item>
          <text:p text:style-name="P150">n, optional, xs:NMTOKEN<text:line-break/>provides a label (name or number) for an element. While its value need not be unique, it is required to be a single token.</text:p>
        </text:list-item>
        <text:list-item>
          <text:p text:style-name="P15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0">source, optional, xs:IDREFS<text:line-break/>contains a list of one or more pointers indicating the sources which attest to a given reading. Each value should correspond to the ID of a &lt;source&gt; element located in the document header.</text:p>
        </text:list-item>
        <text:list-item>
          <text:p text:style-name="P150">subtype, optional, xs:NMTOKEN<text:line-break/>provide any sub-classification for the element, additional to that given by its type attribute.</text:p>
        </text:list-item>
        <text:list-item>
          <text:p text:style-name="P150">type, optional, xs:NMTOKEN<text:line-break/>characterizes the element in some sense, using any convenient classification scheme or typology.</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159"/><text:soft-page-break/>&lt;ossia&gt; ossia</text:h>
      <text:h text:style-name="P3"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3"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796">arpeg</text:a>, <text:a xlink:type="simple" xlink:href="#id803">beamspan</text:a>, <text:a xlink:type="simple" xlink:href="#id815">breath</text:a>, <text:a xlink:type="simple" xlink:href="#id58">choice</text:a>, <text:a xlink:type="simple" xlink:href="#id61">corr</text:a>, <text:a xlink:type="simple" xlink:href="#id172">curve</text:a>, <text:a xlink:type="simple" xlink:href="#id1212">damage</text:a>, <text:a xlink:type="simple" xlink:href="#id1220">del</text:a>, <text:a xlink:type="simple" xlink:href="#id169">dir</text:a>, <text:a xlink:type="simple" xlink:href="#id229">div</text:a>, <text:a xlink:type="simple" xlink:href="#id772">dynam</text:a>, <text:a xlink:type="simple" xlink:href="#id820">fermata</text:a>, <text:a xlink:type="simple" xlink:href="#id1333">gap</text:a>, <text:a xlink:type="simple" xlink:href="#id827">hairpin</text:a>, <text:a xlink:type="simple" xlink:href="#id1326">handshift</text:a>, <text:a xlink:type="simple" xlink:href="#id1138">harm</text:a>, <text:a xlink:type="simple" xlink:href="#id835">harppedal</text:a>, <text:a xlink:type="simple" xlink:href="#id201">line</text:a>, <text:a xlink:type="simple" xlink:href="#id961">lyrics</text:a>, <text:a xlink:type="simple" xlink:href="#id681">midi</text:a>, <text:a xlink:type="simple" xlink:href="#id859">mordent</text:a>, <text:a xlink:type="simple" xlink:href="#id848">octave</text:a>, <text:a xlink:type="simple" xlink:href="#id1224">orig</text:a>, <text:a xlink:type="simple" xlink:href="#id1159">ossia</text:a>, <text:a xlink:type="simple" xlink:href="#id237">pb</text:a>, <text:a xlink:type="simple" xlink:href="#id1016">pedal</text:a>, <text:a xlink:type="simple" xlink:href="#id781">phrase</text:a>, <text:a xlink:type="simple" xlink:href="#id1227">reg</text:a>, <text:a xlink:type="simple" xlink:href="#id1023">reh</text:a>, <text:a xlink:type="simple" xlink:href="#id1230">restore</text:a>, <text:a xlink:type="simple" xlink:href="#id322">sb</text:a>, <text:a xlink:type="simple" xlink:href="#id342">scoredef</text:a>, <text:a xlink:type="simple" xlink:href="#id1234">sic</text:a>, <text:a xlink:type="simple" xlink:href="#id1120">slur</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789">tempo</text:a>, <text:a xlink:type="simple" xlink:href="#id1126">tie</text:a>, <text:a xlink:type="simple" xlink:href="#id1001">trill</text:a>, <text:a xlink:type="simple" xlink:href="#id1131">tupletspan</text:a>, <text:a xlink:type="simple" xlink:href="#id1008">turn</text:a>, <text:a xlink:type="simple" xlink:href="#id1242">unclear</text:a> </text:p>
      <text:h text:style-name="P3" text:outline-level="1">May occur within:</text:h>
      <text:p text:style-name="Text_20_body"><text:a xlink:type="simple" xlink:href="#id222">lem</text:a>, <text:a xlink:type="simple" xlink:href="#id1155">measure</text:a>, <text:a xlink:type="simple" xlink:href="#id1159">ossia</text:a>, <text:a xlink:type="simple" xlink:href="#id1178">rdg</text:a> </text:p>
      <text:h text:style-name="P3" text:outline-level="1">Attributes:</text:h>
      <text:list xml:id="list34407369" text:style-name="L148">
        <text:list-item>
          <text:p text:style-name="P151">copyof, optional, xs:IDREF<text:line-break/>points to an element of which the current element is a copy.</text:p>
        </text:list-item>
        <text:list-item>
          <text:p text:style-name="P151">corresp, optional, xs:IDREFS<text:line-break/>used to point to other elements that correspond to this one in a generic fashion.</text:p>
        </text:list-item>
        <text:list-item>
          <text:p text:style-name="P151">facs, optional, xs:IDREFS<text:line-break/>permits the current element to reference a facsimile image or image zone which corresponds to it.</text:p>
        </text:list-item>
        <text:list-item>
          <text:p text:style-name="P151">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rev, optional, xs:IDREFS<text:line-break/>points to the previous event(s) in a user-defined collection.</text:p>
        </text:list-item>
        <text:list-item>
          <text:p text:style-name="P151">sameas, optional, xs:IDREFS<text:line-break/>points to an element that is the same as the current element but is not a literal copy of the current element.</text:p>
        </text:list-item>
        <text:list-item>
          <text:p text:style-name="P151">synch, optional, xs:IDREFS<text:line-break/>points to elements that are synchronous with the current element.</text:p>
        </text:list-item>
        <text:list-item>
          <text:p text:style-name="P151">when, optional, xs:IDREF<text:line-break/>indicates the point of occurrence of this feature along a timeline. Its value must be the ID of a &lt;when&gt; element.</text:p>
        </text:list-item>
        <text:list-item>
          <text:p text:style-name="P15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261"/><text:soft-page-break/>&lt;p&gt; paragraph</text:h>
      <text:h text:style-name="P3"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49">list</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297">annot</text:a>, <text:a xlink:type="simple" xlink:href="#id1479">application</text:a>, <text:a xlink:type="simple" xlink:href="#id244">blockquote</text:a>, <text:a xlink:type="simple" xlink:href="#id1524">changedesc</text:a>, <text:a xlink:type="simple" xlink:href="#id1493">correction</text:a>, <text:a xlink:type="simple" xlink:href="#id1516">creation</text:a>, <text:a xlink:type="simple" xlink:href="#id229">div</text:a>, <text:a xlink:type="simple" xlink:href="#id1490">editorialdecl</text:a>, <text:a xlink:type="simple" xlink:href="#id1102">figdesc</text:a>, <text:a xlink:type="simple" xlink:href="#id240">fw</text:a>, <text:a xlink:type="simple" xlink:href="#id1499">interpretation</text:a>, <text:a xlink:type="simple" xlink:href="#id255">item</text:a>, <text:a xlink:type="simple" xlink:href="#id222">lem</text:a>, <text:a xlink:type="simple" xlink:href="#id1502">normalization</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84">projectdesc</text:a>, <text:a xlink:type="simple" xlink:href="#id1178">rdg</text:a>, <text:a xlink:type="simple" xlink:href="#id1487">samplingdecl</text:a>, <text:a xlink:type="simple" xlink:href="#id1505">segmentation</text:a>, <text:a xlink:type="simple" xlink:href="#id1508">stdvals</text:a>, <text:a xlink:type="simple" xlink:href="#id279">td</text:a>, <text:a xlink:type="simple" xlink:href="#id273">th</text:a>, <text:a xlink:type="simple" xlink:href="#id1442">titlepage</text:a> </text:p>
      <text:h text:style-name="P3" text:outline-level="1">Attributes:</text:h>
      <text:list xml:id="list34405653" text:style-name="L149">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x, optional, xs:decimal<text:line-break/>encodes an x coordinate for a feature in an output coordinate system. When it is necessary to record the placement of a feature in a facsimile image, use facs attribute.</text:p>
        </text:list-item>
        <text:list-item>
          <text:p text:style-name="P152">xml:id, optional, xs:ID<text:line-break/>regularizes the naming of an element and thus facilitates building links between it and other resources. Each id attribute within a document must have a unique value.</text:p>
        </text:list-item>
        <text:list-item>
          <text:p text:style-name="P1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2">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868"/>&lt;pad&gt; pad</text:h>
      <text:h text:style-name="P3" text:outline-level="1">Description:</text:h>
      <text:p text:style-name="Text_20_body">An indication of extra visual space between notational elements.</text:p>
      <text:h text:style-name="P3" text:outline-level="1"><text:soft-page-break/>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12441" text:style-name="L150">
        <text:list-item>
          <text:p text:style-name="P153">layer, optional, xs:positiveInteger<text:line-break/>identifies the layer to which a feature applies.</text:p>
        </text:list-item>
        <text:list-item>
          <text:p text:style-name="P153">n, optional, xs:NMTOKEN<text:line-break/>provides a label (name or number) for an element. While its value need not be unique, it is required to be a single token.</text:p>
        </text:list-item>
        <text:list-item>
          <text:p text:style-name="P153">num, required, xs:decimal<text:line-break/>captures the amount of horizontal space to be added, expressed in one-half inter-line staff distance units.</text:p>
        </text:list-item>
        <text:list-item>
          <text:p text:style-name="P153">staff, optional, list of xs:positiveInteger, minimum length of 1<text:line-break/>signifies the staff on which a notated event occurs or to which a control event applies.</text:p>
        </text:list-item>
        <text:list-item>
          <text:p text:style-name="P153">tstamp, optional, xs:decimal, 0 - ∞<text:line-break/>encodes the onset time in terms of musical time, i.e., beats[.fractional beat part]</text:p>
        </text:list-item>
        <text:list-item>
          <text:p text:style-name="P153">tstamp.ges, optional, xs:nonNegativeInteger<text:line-break/>used to record the onset time in pulses per quarter note (ppq, MusicXML divisions, or MIDI clicks) since the start of the file.</text:p>
        </text:list-item>
        <text:list-item>
          <text:p text:style-name="P153">tstamp.real, optional, xs:time<text:line-break/>used to record the onset time in pulses per quarter note (ppq, MusicXML divisions, or MIDI clicks) since the start of the file.</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70"/>&lt;part&gt; part</text:h>
      <text:h text:style-name="P3"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3" text:outline-level="1">May contain:</text:h>
      <text:p text:style-name="Text_20_body"><text:a xlink:type="simple" xlink:href="#id668">ending</text:a>, <text:a xlink:type="simple" xlink:href="#id661">section</text:a> </text:p>
      <text:h text:style-name="P3" text:outline-level="1"><text:soft-page-break/>May occur within:</text:h>
      <text:p text:style-name="Text_20_body"><text:a xlink:type="simple" xlink:href="#id1567">parts</text:a> </text:p>
      <text:h text:style-name="P3" text:outline-level="1">Attributes:</text:h>
      <text:list xml:id="list34400598" text:style-name="L151">
        <text:list-item>
          <text:p text:style-name="P154">copyof, optional, xs:IDREF<text:line-break/>points to an element of which the current element is a copy.</text:p>
        </text:list-item>
        <text:list-item>
          <text:p text:style-name="P154">corresp, optional, xs:IDREFS<text:line-break/>used to point to other elements that correspond to this one in a generic fashion.</text:p>
        </text:list-item>
        <text:list-item>
          <text:p text:style-name="P154">n, optional, xs:NMTOKEN<text:line-break/>provides a label (name or number) for an element. While its value need not be unique, it is required to be a single token.</text:p>
        </text:list-item>
        <text:list-item>
          <text:p text:style-name="P154">next, optional, xs:IDREFS<text:line-break/>used to point to the next event(s) in a user-defined collection.</text:p>
        </text:list-item>
        <text:list-item>
          <text:p text:style-name="P154">prev, optional, xs:IDREFS<text:line-break/>points to the previous event(s) in a user-defined collection.</text:p>
        </text:list-item>
        <text:list-item>
          <text:p text:style-name="P154">sameas, optional, xs:IDREFS<text:line-break/>points to an element that is the same as the current element but is not a literal copy of the current element.</text:p>
        </text:list-item>
        <text:list-item>
          <text:p text:style-name="P154">subtype, optional, xs:NMTOKEN<text:line-break/>provide any sub-classification for the element, additional to that given by its type attribute.</text:p>
        </text:list-item>
        <text:list-item>
          <text:p text:style-name="P154">synch, optional, xs:IDREFS<text:line-break/>points to elements that are synchronous with the current element.</text:p>
        </text:list-item>
        <text:list-item>
          <text:p text:style-name="P154">type, optional, xs:NMTOKEN<text:line-break/>characterizes the element in some sense, using any convenient classification scheme or typology.</text:p>
        </text:list-item>
        <text:list-item>
          <text:p text:style-name="P154">when, optional, xs:IDREF<text:line-break/>indicates the point of occurrence of this feature along a timeline. Its value must be the ID of a &lt;when&gt; element.</text:p>
        </text:list-item>
        <text:list-item>
          <text:p text:style-name="P15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67"/>&lt;parts&gt; parts</text:h>
      <text:h text:style-name="P3" text:outline-level="1">Description:</text:h>
      <text:p text:style-name="Text_20_body">Gathers performers' parts.</text:p>
      <text:h text:style-name="P3" text:outline-level="1">May contain:</text:h>
      <text:p text:style-name="Text_20_body"><text:a xlink:type="simple" xlink:href="#id1570">part</text:a> </text:p>
      <text:h text:style-name="P3" text:outline-level="1">May occur within:</text:h>
      <text:p text:style-name="Text_20_body"><text:a xlink:type="simple" xlink:href="#id1558">mdiv</text:a> </text:p>
      <text:h text:style-name="P3" text:outline-level="1"><text:soft-page-break/>Attributes:</text:h>
      <text:list xml:id="list34419445" text:style-name="L152">
        <text:list-item>
          <text:p text:style-name="P155">copyof, optional, xs:IDREF<text:line-break/>points to an element of which the current element is a copy.</text:p>
        </text:list-item>
        <text:list-item>
          <text:p text:style-name="P155">corresp, optional, xs:IDREFS<text:line-break/>used to point to other elements that correspond to this one in a generic fashion.</text:p>
        </text:list-item>
        <text:list-item>
          <text:p text:style-name="P155">n, optional, xs:NMTOKEN<text:line-break/>provides a label (name or number) for an element. While its value need not be unique, it is required to be a single token.</text:p>
        </text:list-item>
        <text:list-item>
          <text:p text:style-name="P155">next, optional, xs:IDREFS<text:line-break/>used to point to the next event(s) in a user-defined collection.</text:p>
        </text:list-item>
        <text:list-item>
          <text:p text:style-name="P155">prev, optional, xs:IDREFS<text:line-break/>points to the previous event(s) in a user-defined collection.</text:p>
        </text:list-item>
        <text:list-item>
          <text:p text:style-name="P155">sameas, optional, xs:IDREFS<text:line-break/>points to an element that is the same as the current element but is not a literal copy of the current element.</text:p>
        </text:list-item>
        <text:list-item>
          <text:p text:style-name="P155">subtype, optional, xs:NMTOKEN<text:line-break/>provide any sub-classification for the element, additional to that given by its type attribute.</text:p>
        </text:list-item>
        <text:list-item>
          <text:p text:style-name="P155">synch, optional, xs:IDREFS<text:line-break/>points to elements that are synchronous with the current element.</text:p>
        </text:list-item>
        <text:list-item>
          <text:p text:style-name="P155">type, optional, xs:NMTOKEN<text:line-break/>characterizes the element in some sense, using any convenient classification scheme or typology.</text:p>
        </text:list-item>
        <text:list-item>
          <text:p text:style-name="P155">when, optional, xs:IDREF<text:line-break/>indicates the point of occurrence of this feature along a timeline. Its value must be the ID of a &lt;when&gt; element.</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237"/>&lt;pb&gt; page break</text:h>
      <text:h text:style-name="P3"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3" text:outline-level="1">May contain:</text:h>
      <text:p text:style-name="Text_20_body"><text:a xlink:type="simple" xlink:href="#id240">fw</text:a>, <text:a xlink:type="simple" xlink:href="#id294">pgdesc</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297">annot</text:a>, <text:a xlink:type="simple" xlink:href="#id1582">back</text:a>, <text:a xlink:type="simple" xlink:href="#id204">bibl</text:a>, <text:a xlink:type="simple" xlink:href="#id268">cap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229">div</text:a>, <text:a xlink:type="simple" xlink:href="#id668">ending</text:a>, <text:a xlink:type="simple" xlink:href="#id1247">expan</text:a>, <text:a xlink:type="simple" xlink:href="#id49">extref</text:a>, <text:a xlink:type="simple" xlink:href="#id1552">front</text:a>, <text:a xlink:type="simple" xlink:href="#id1069">geogname</text:a>, <text:a xlink:type="simple" xlink:href="#id252">head</text:a>, <text:a xlink:type="simple" xlink:href="#id1096">identifier</text:a>, <text:a xlink:type="simple" xlink:href="#id255">item</text:a>, <text:a xlink:type="simple" xlink:href="#id289">l</text:a>, <text:a xlink:type="simple" xlink:href="#id677">layer</text:a>, <text:a xlink:type="simple" xlink:href="#id222">lem</text:a>, <text:a xlink:type="simple" xlink:href="#id1155">measure</text:a>, <text:a xlink:type="simple" xlink:href="#id1038">nam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1178">rdg</text:a>, <text:a xlink:type="simple" xlink:href="#id1344">ref</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1035">stack</text:a>, <text:a xlink:type="simple" xlink:href="#id673">staff</text:a>, <text:a xlink:type="simple" xlink:href="#id1079">stylename</text:a>, <text:a xlink:type="simple" xlink:href="#id1237">supplied</text:a>, <text:a xlink:type="simple" xlink:href="#id968">syllable</text:a>, <text:a xlink:type="simple" xlink:href="#id279">td</text:a>, <text:a xlink:type="simple" xlink:href="#id273">th</text:a>, <text:a xlink:type="simple" xlink:href="#id1091">title</text:a>, <text:a xlink:type="simple" xlink:href="#id1442">titlepage</text:a>, <text:a xlink:type="simple" xlink:href="#id1242">unclear</text:a> </text:p>
      <text:h text:style-name="P3" text:outline-level="1"><text:soft-page-break/>Attributes:</text:h>
      <text:list xml:id="list34402698" text:style-name="L153">
        <text:list-item>
          <text:p text:style-name="P156">entityref, optional, xs:ENTITY<text:line-break/>uses a previously-declared entity to identify an external electronic object.</text:p>
        </text:list-item>
        <text:list-item>
          <text:p text:style-name="P156">facs, optional, xs:IDREFS<text:line-break/>permits the current element to reference a facsimile image or image zone which corresponds to it.</text:p>
        </text:list-item>
        <text:list-item>
          <text:p text:style-name="P156">func, optional, xs:token, verso, recto<text:line-break/>states the side of a leaf (as in a manuscript) on which the content following the &lt;pb&gt; element occurs.</text:p>
        </text:list-item>
        <text:list-item>
          <text:p text:style-name="P156">n, optional, xs:NMTOKEN<text:line-break/>provides a label (name or number) for an element. While its value need not be unique, it is required to be a single token.</text:p>
        </text:list-item>
        <text:list-item>
          <text:p text:style-name="P156">source, optional, xs:IDREFS<text:line-break/>contains a list of one or more pointers indicating the sources which attest to a given reading. Each value should correspond to the ID of a &lt;source&gt; element located in the document header.</text:p>
        </text:list-item>
        <text:list-item>
          <text:p text:style-name="P156">targettype, optional, xs:NMTOKEN<text:line-break/>in contrast with the role attribute, allows the target resource to be characterized using any convenient classification scheme or typology.</text:p>
        </text:list-item>
        <text:list-item>
          <text:p text:style-name="P156">xlink:actuate, optional, xs:token, onLoad, onRequest, other, none<text:line-break/>defines whether a link occurs automatically or must be requested by the user. It is used in conjunction with the show attribute to determine link behavior.</text:p>
        </text:list-item>
        <text:list-item>
          <text:p text:style-name="P156">xlink:href, optional, xs:anyURI<text:line-break/>allows the use of an previously-undeclared URI to identify an external electronic object.</text:p>
        </text:list-item>
        <text:list-item>
          <text:p text:style-name="P15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6">xlink:show, optional, xs:token, new, replace, other, none<text:line-break/>defines whether a remote resource that is the target of a link appears at the point of the link, replaces the existing link, or appears in a new window.</text:p>
        </text:list-item>
        <text:list-item>
          <text:p text:style-name="P15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016"/>&lt;pedal&gt; pedal</text:h>
      <text:h text:style-name="P3"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3" text:outline-level="1"><text:soft-page-break/>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3486" text:style-name="L154">
        <text:list-item>
          <text:p text:style-name="P15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7">copyof, optional, xs:IDREF<text:line-break/>points to an element of which the current element is a copy.</text:p>
        </text:list-item>
        <text:list-item>
          <text:p text:style-name="P157">corresp, optional, xs:IDREFS<text:line-break/>used to point to other elements that correspond to this one in a generic fashion.</text:p>
        </text:list-item>
        <text:list-item>
          <text:p text:style-name="P157">dir, required, xs:token, down, up, half, bounce<text:line-break/>records the position of the piano damper pedal.</text:p>
        </text:list-item>
        <text:list-item>
          <text:p text:style-name="P157">endid, optional, xs:IDREF<text:line-break/>indicates the final element in a sequence of events to which the feature applies.</text:p>
        </text:list-item>
        <text:list-item>
          <text:p text:style-name="P157">facs, optional, xs:IDREFS<text:line-break/>permits the current element to reference a facsimile image or image zone which corresponds to it.</text:p>
        </text:list-item>
        <text:list-item>
          <text:p text:style-name="P157">ho, optional, xs:decimal<text:line-break/>records a horizontal adjustment of a feature's programmatically-determinded location in terms of staff interline distance; that is, units of 1/2 the distance between adjacent staves.</text:p>
        </text:list-item>
        <text:list-item>
          <text:p text:style-name="P157">layer, optional, list of xs:positiveInteger, minimum length of 1<text:line-break/>signifies the layer within which a control event is active.</text:p>
        </text:list-item>
        <text:list-item>
          <text:p text:style-name="P157">n, optional, xs:NMTOKEN<text:line-break/>provides a label (name or number) for an element. While its value need not be unique, it is required to be a single token.</text:p>
        </text:list-item>
        <text:list-item>
          <text:p text:style-name="P157">next, optional, xs:IDREFS<text:line-break/>used to point to the next event(s) in a user-defined collection.</text:p>
        </text:list-item>
        <text:list-item>
          <text:p text:style-name="P157">place, optional, xs:token, above, below, within<text:line-break/>captures the placement of the item with respect to the staff with which it is associated.</text:p>
        </text:list-item>
        <text:list-item>
          <text:p text:style-name="P157">plist, optional, xs:IDREFS<text:line-break/>contains a space separated list of ID references that identify logical events that participate in a collection, such as notes under a phrase mark.</text:p>
        </text:list-item>
        <text:list-item>
          <text:p text:style-name="P157">prev, optional, xs:IDREFS<text:line-break/>points to the previous event(s) in a user-defined collection.</text:p>
        </text:list-item>
        <text:list-item>
          <text:p text:style-name="P157">sameas, optional, xs:IDREFS<text:line-break/>points to an element that is the same as the current element but is not a literal copy of the current element.</text:p>
        </text:list-item>
        <text:list-item>
          <text:p text:style-name="P157">staff, required, list of xs:positiveInteger, minimum length of 1<text:line-break/>signifies the staff on which a notated event occurs or to which a control event applies.</text:p>
        </text:list-item>
        <text:list-item>
          <text:p text:style-name="P157">startid, optional, xs:IDREF<text:line-break/>holds a reference to the first element in a sequence of events to which the feature applies.</text:p>
        </text:list-item>
        <text:list-item>
          <text:p text:style-name="P157">style, optional, xs:token, line, pedstar, altpedstar<text:line-break/>When style is set to 'line', the pedal mark is rendered with a continuous line. When it's set to pedstar, a <text:soft-page-break/>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7">synch, optional, xs:IDREFS<text:line-break/>points to elements that are synchronous with the current element.</text:p>
        </text:list-item>
        <text:list-item>
          <text:p text:style-name="P157">to, optional, xs:decimal<text:line-break/>records a timestamp adjustment of a feature's programmatically-determined location in musical terms; that is, beats.</text:p>
        </text:list-item>
        <text:list-item>
          <text:p text:style-name="P157">tstamp, optional, xs:decimal, 0 - ∞<text:line-break/>encodes the onset time in terms of musical time, i.e., beats[.fractional beat part]</text:p>
        </text:list-item>
        <text:list-item>
          <text:p text:style-name="P157">tstamp.ges, optional, xs:nonNegativeInteger<text:line-break/>used to record the onset time in pulses per quarter note (ppq, MusicXML divisions, or MIDI clicks) since the start of the file.</text:p>
        </text:list-item>
        <text:list-item>
          <text:p text:style-name="P157">tstamp.real, optional, xs:time<text:line-break/>used to record the onset time in pulses per quarter note (ppq, MusicXML divisions, or MIDI clicks) since the start of the file.</text:p>
        </text:list-item>
        <text:list-item>
          <text:p text:style-name="P157">vo, optional, xs:decimal<text:line-break/>records the vertical adjustment of a feature's programmatically-determined location in terms of staff interline distance; that is, units of 1/2 the distance between adjacent staves.</text:p>
        </text:list-item>
        <text:list-item>
          <text:p text:style-name="P157">when, optional, xs:IDREF<text:line-break/>indicates the point of occurrence of this feature along a timeline. Its value must be the ID of a &lt;when&gt; element.</text:p>
        </text:list-item>
        <text:list-item>
          <text:p text:style-name="P157">x, optional, xs:decimal<text:line-break/>encodes an x coordinate for a feature in an output coordinate system. When it is necessary to record the placement of a feature in a facsimile image, use facs attribute.</text:p>
        </text:list-item>
        <text:list-item>
          <text:p text:style-name="P157">xml:id, optional, xs:ID<text:line-break/>regularizes the naming of an element and thus facilitates building links between it and other resources. Each id attribute within a document must have a unique value.</text:p>
        </text:list-item>
        <text:list-item>
          <text:p text:style-name="P157">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1076"/>&lt;periodname&gt; period name</text:h>
      <text:h text:style-name="P3" text:outline-level="1">Description:</text:h>
      <text:p text:style-name="Text_20_body">A label that describes a period of time, such as 'Baroque' or '3rd Style period'.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7196" text:style-name="L155">
        <text:list-item>
          <text:p text:style-name="P15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8">authority, optional, CDATA<text:line-break/>contains the name of the list from which an authorized value is taken.</text:p>
        </text:list-item>
        <text:list-item>
          <text:p text:style-name="P158">cert, optional, xs:token, high, medium, low, unknown<text:line-break/>signifies the degree of certainty or precision associated with a feature.</text:p>
        </text:list-item>
        <text:list-item>
          <text:p text:style-name="P158">dbkey, optional, xs:NMTOKEN<text:line-break/>used to record a value which serves as a primary key in an external database.</text:p>
        </text:list-item>
        <text:list-item>
          <text:p text:style-name="P158">enddate, optional, xs:date, xs:gYear, xs:gMonth, xs:gDay, xs:gYearMonth, xs:gMonthDay, xs:time, xs:dateTime, xs:token<text:line-break/>contains the end point of a date range.</text:p>
        </text:list-item>
        <text:list-item>
          <text:p text:style-name="P158">evidence, optional, xs:NMTOKEN<text:line-break/>indicates the nature of the evidence supporting the reliability or accuracy of the intervention or interpretation. Suggested values include: 'internal', 'external', 'conjecture'.</text:p>
        </text:list-item>
        <text:list-item>
          <text:p text:style-name="P158">facs, optional, xs:IDREFS<text:line-break/>permits the current element to reference a facsimile image or image zone which corresponds to it.</text:p>
        </text:list-item>
        <text:list-item>
          <text:p text:style-name="P158">n, optional, xs:NMTOKEN<text:line-break/>provides a label (name or number) for an element. While its value need not be unique, it is required to be a single token.</text:p>
        </text:list-item>
        <text:list-item>
          <text:p text:style-name="P158">notafter, optional, xs:date, xs:gYear, xs:gMonth, xs:gDay, xs:gYearMonth, xs:gMonthDay, xs:time, xs:dateTime, xs:token<text:line-break/>contains an upper boundary for an uncertain date.</text:p>
        </text:list-item>
        <text:list-item>
          <text:p text:style-name="P158">notbefore, optional, xs:date, xs:gYear, xs:gMonth, xs:gDay, xs:gYearMonth, xs:gMonthDay, xs:time, xs:dateTime, xs:token<text:line-break/>contains a lower boundary for an uncertain date.</text:p>
        </text:list-item>
        <text:list-item>
          <text:p text:style-name="P158">nymref, optional, xs:IDREF<text:line-break/>used to record a pointer to the regularized form of the name.</text:p>
        </text:list-item>
        <text:list-item>
          <text:p text:style-name="P158">reg, optional, xs:date, xs:gYear, xs:gMonth, xs:gDay, xs:gYearMonth, xs:gMonthDay, xs:time, xs:dateTime, xs:token<text:line-break/>gives the value of a date in standard ISO form.</text:p>
        </text:list-item>
        <text:list-item>
          <text:p text:style-name="P15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8">role, optional, CDATA<text:line-break/>used to specify further information about the entity referenced by this name, for example, the occupation of a person or the status of a place.</text:p>
        </text:list-item>
        <text:list-item>
          <text:p text:style-name="P158"><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158">startdate, optional, xs:date, xs:gYear, xs:gMonth, xs:gDay, xs:gYearMonth, xs:gMonthDay, xs:time, xs:dateTime, xs:token<text:line-break/>contains the starting point of a date range.</text:p>
        </text:list-item>
        <text:list-item>
          <text:p text:style-name="P158">subtype, optional, xs:NMTOKEN<text:line-break/>provide any sub-classification for the element, additional to that given by its type attribute.</text:p>
        </text:list-item>
        <text:list-item>
          <text:p text:style-name="P158">type, optional, xs:NMTOKEN<text:line-break/>characterizes the element in some sense, using any convenient classification scheme or typology.</text:p>
        </text:list-item>
        <text:list-item>
          <text:p text:style-name="P158">xml:id, optional, xs:ID<text:line-break/>regularizes the naming of an element and thus facilitates building links between it and other resources. Each id attribute within a document must have a unique value.</text:p>
        </text:list-item>
        <text:list-item>
          <text:p text:style-name="P15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namesdates</text:p>
      <text:h text:style-name="P243" text:outline-level="1"><text:bookmark text:name="id1064"/>&lt;persname&gt; personal name</text:h>
      <text:h text:style-name="P3"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11794" text:style-name="L156">
        <text:list-item>
          <text:p text:style-name="P1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159">authority, optional, CDATA<text:line-break/>contains the name of the list from which an authorized value is taken.</text:p>
        </text:list-item>
        <text:list-item>
          <text:p text:style-name="P159">cert, optional, xs:token, high, medium, low, unknown<text:line-break/>signifies the degree of certainty or precision associated with a feature.</text:p>
        </text:list-item>
        <text:list-item>
          <text:p text:style-name="P159">dbkey, optional, xs:NMTOKEN<text:line-break/>used to record a value which serves as a primary key in an external database.</text:p>
        </text:list-item>
        <text:list-item>
          <text:p text:style-name="P159">enddate, optional, xs:date, xs:gYear, xs:gMonth, xs:gDay, xs:gYearMonth, xs:gMonthDay, xs:time, xs:dateTime, xs:token<text:line-break/>contains the end point of a date range.</text:p>
        </text:list-item>
        <text:list-item>
          <text:p text:style-name="P159">evidence, optional, xs:NMTOKEN<text:line-break/>indicates the nature of the evidence supporting the reliability or accuracy of the intervention or interpretation. Suggested values include: 'internal', 'external', 'conjecture'.</text:p>
        </text:list-item>
        <text:list-item>
          <text:p text:style-name="P159">facs, optional, xs:IDREFS<text:line-break/>permits the current element to reference a facsimile image or image zone which corresponds to it.</text:p>
        </text:list-item>
        <text:list-item>
          <text:p text:style-name="P159">n, optional, xs:NMTOKEN<text:line-break/>provides a label (name or number) for an element. While its value need not be unique, it is required to be a single token.</text:p>
        </text:list-item>
        <text:list-item>
          <text:p text:style-name="P159">notafter, optional, xs:date, xs:gYear, xs:gMonth, xs:gDay, xs:gYearMonth, xs:gMonthDay, xs:time, xs:dateTime, xs:token<text:line-break/>contains an upper boundary for an uncertain date.</text:p>
        </text:list-item>
        <text:list-item>
          <text:p text:style-name="P159">notbefore, optional, xs:date, xs:gYear, xs:gMonth, xs:gDay, xs:gYearMonth, xs:gMonthDay, xs:time, xs:dateTime, xs:token<text:line-break/>contains a lower boundary for an uncertain date.</text:p>
        </text:list-item>
        <text:list-item>
          <text:p text:style-name="P159">nymref, optional, xs:IDREF<text:line-break/>used to record a pointer to the regularized form of the name.</text:p>
        </text:list-item>
        <text:list-item>
          <text:p text:style-name="P159">reg, optional, xs:date, xs:gYear, xs:gMonth, xs:gDay, xs:gYearMonth, xs:gMonthDay, xs:time, xs:dateTime, xs:token<text:line-break/>gives the value of a date in standard ISO form.</text:p>
        </text:list-item>
        <text:list-item>
          <text:p text:style-name="P15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9">role, optional, CDATA<text:line-break/>used to specify further information about the entity referenced by this name, for example, the occupation of a person or the status of a place.</text:p>
        </text:list-item>
        <text:list-item>
          <text:p text:style-name="P159">source, optional, xs:IDREFS<text:line-break/>contains a list of one or more pointers indicating the sources which attest to a given reading. Each value should correspond to the ID of a &lt;source&gt; element located in the document header.</text:p>
        </text:list-item>
        <text:list-item>
          <text:p text:style-name="P159">startdate, optional, xs:date, xs:gYear, xs:gMonth, xs:gDay, xs:gYearMonth, xs:gMonthDay, xs:time, xs:dateTime, xs:token<text:line-break/>contains the starting point of a date range.</text:p>
        </text:list-item>
        <text:list-item>
          <text:p text:style-name="P159">subtype, optional, xs:NMTOKEN<text:line-break/>provide any sub-classification for the element, additional to that given by its type attribute.</text:p>
        </text:list-item>
        <text:list-item>
          <text:p text:style-name="P159">type, optional, xs:NMTOKEN<text:line-break/>characterizes the element in some sense, using any convenient classification scheme or typology.</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namesdates</text:p>
      <text:h text:style-name="P243" text:outline-level="1"><text:bookmark text:name="id294"/>&lt;pgdesc&gt; page description</text:h>
      <text:h text:style-name="P3"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3" text:outline-level="1">May contain:</text:h>
      <text:p text:style-name="Text_20_body">PCDATA, <text:a xlink:type="simple" xlink:href="#id391">anchoredtext</text:a>, <text:a xlink:type="simple" xlink:href="#id297">annot</text:a>, <text:a xlink:type="simple" xlink:href="#id244">blockquote</text:a>, <text:a xlink:type="simple" xlink:href="#id172">curve</text:a>, <text:a xlink:type="simple" xlink:href="#id34">extptr</text:a>, <text:a xlink:type="simple" xlink:href="#id49">extref</text:a>, <text:a xlink:type="simple" xlink:href="#id286">lg</text:a>, <text:a xlink:type="simple" xlink:href="#id201">line</text:a>, <text:a xlink:type="simple" xlink:href="#id249">list</text:a>, <text:a xlink:type="simple" xlink:href="#id261">p</text:a>, <text:a xlink:type="simple" xlink:href="#id1342">ptr</text:a>, <text:a xlink:type="simple" xlink:href="#id1344">ref</text:a>, <text:a xlink:type="simple" xlink:href="#id385">symbol</text:a>, <text:a xlink:type="simple" xlink:href="#id265">table</text:a> </text:p>
      <text:h text:style-name="P3" text:outline-level="1">May occur within:</text:h>
      <text:p text:style-name="Text_20_body"><text:a xlink:type="simple" xlink:href="#id237">pb</text:a> </text:p>
      <text:h text:style-name="P3" text:outline-level="1">Attributes:</text:h>
      <text:list xml:id="list34396545" text:style-name="L157">
        <text:list-item>
          <text:p text:style-name="P160">n, optional, xs:NMTOKEN<text:line-break/>provides a label (name or number) for an element. While its value need not be unique, it is required to be a single token.</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413"/>&lt;pgfoot1&gt; page footer 1</text:h>
      <text:h text:style-name="P3"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3" text:outline-level="1"><text:soft-page-break/>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342">scoredef</text:a> </text:p>
      <text:h text:style-name="P3" text:outline-level="1">Attributes:</text:h>
      <text:list xml:id="list34399373" text:style-name="L158">
        <text:list-item>
          <text:p text:style-name="P161">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416"/>&lt;pgfoot2&gt; page footer 2</text:h>
      <text:h text:style-name="P3"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3"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342">scoredef</text:a> </text:p>
      <text:h text:style-name="P3" text:outline-level="1">Attributes:</text:h>
      <text:list xml:id="list34415832" text:style-name="L159">
        <text:list-item>
          <text:p text:style-name="P162">facs, optional, xs:IDREFS<text:line-break/>permits the current element to reference a facsimile image or image zone which corresponds to it.</text:p>
        </text:list-item>
        <text:list-item>
          <text:p text:style-name="P162"><text:soft-page-break/>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407"/>&lt;pghead1&gt; page header 1</text:h>
      <text:h text:style-name="P3"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3"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342">scoredef</text:a> </text:p>
      <text:h text:style-name="P3" text:outline-level="1">Attributes:</text:h>
      <text:list xml:id="list34422900" text:style-name="L160">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text:soft-page-break/>Module:</text:h>
      <text:p text:style-name="Text_20_body">shared</text:p>
      <text:h text:style-name="P243" text:outline-level="1"><text:bookmark text:name="id410"/>&lt;pghead2&gt; page header 2</text:h>
      <text:h text:style-name="P3"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3"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342">scoredef</text:a> </text:p>
      <text:h text:style-name="P3" text:outline-level="1">Attributes:</text:h>
      <text:list xml:id="list34412076" text:style-name="L161">
        <text:list-item>
          <text:p text:style-name="P164">facs, optional, xs:IDREFS<text:line-break/>permits the current element to reference a facsimile image or image zone which corresponds to it.</text:p>
        </text:list-item>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781"/>&lt;phrase&gt; phrase</text:h>
      <text:h text:style-name="P3"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text:soft-page-break/>one ending type of attribute. Either place, bulge, or bezier attributes may be used to record the curvature of the phrase. Please note that the dur attribute here is not a true duration, but rather a time stamp for the end point of the phrase mark.</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4995" text:style-name="L162">
        <text:list-item>
          <text:p text:style-name="P165">bezier, optional, list of xs:integer, minimum length of 1<text:line-break/>records the placement of Bezier control points as a series of space-separated xy coordinates, eg. 19 45 -32 118.</text:p>
        </text:list-item>
        <text:list-item>
          <text:p text:style-name="P165">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5">copyof, optional, xs:IDREF<text:line-break/>points to an element of which the current element is a copy.</text:p>
        </text:list-item>
        <text:list-item>
          <text:p text:style-name="P165">corresp, optional, xs:IDREFS<text:line-break/>used to point to other elements that correspond to this one in a generic fashion.</text:p>
        </text:list-item>
        <text:list-item>
          <text:p text:style-name="P165">curvedir, optional, xs:token, above, below<text:line-break/>describes a curve with a generic term indicating whether the curve bows upward or downward. Upward curves go above the items they cover, while downward curves go under them.</text:p>
        </text:list-item>
        <text:list-item>
          <text:p text:style-name="P165">dur, optional, xs:token, "([0-9]+m *\+ *)?[0-9]+(\.?[0-9]*)?"<text:line-break/>encodes the duration of a feature as a timestamp for its endpoint rather than as a relative durational value.</text:p>
        </text:list-item>
        <text:list-item>
          <text:p text:style-name="P16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5">endho, optional, xs:decimal<text:line-break/>records the horizontal adjustment of a feature's programmatically-determined end point.</text:p>
        </text:list-item>
        <text:list-item>
          <text:p text:style-name="P165">endid, optional, xs:IDREF<text:line-break/>indicates the final element in a sequence of events to which the feature applies.</text:p>
        </text:list-item>
        <text:list-item>
          <text:p text:style-name="P165">endto, optional, xs:decimal<text:line-break/>records a timestamp adjustment of a feature's programmatically-determined end point.</text:p>
        </text:list-item>
        <text:list-item>
          <text:p text:style-name="P165">endvo, optional, xs:decimal<text:line-break/>records a vertical adjustment of a feature's programmatically-determined end point.</text:p>
        </text:list-item>
        <text:list-item>
          <text:p text:style-name="P165">facs, optional, xs:IDREFS<text:line-break/>permits the current element to reference a facsimile image or image zone which corresponds to it.</text:p>
        </text:list-item>
        <text:list-item>
          <text:p text:style-name="P165"><text:soft-page-break/>ho, optional, xs:decimal<text:line-break/>records a horizontal adjustment of a feature's programmatically-determinded location in terms of staff interline distance; that is, units of 1/2 the distance between adjacent staves.</text:p>
        </text:list-item>
        <text:list-item>
          <text:p text:style-name="P165">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65">layer, optional, list of xs:positiveInteger, minimum length of 1<text:line-break/>signifies the layer within which a control event is active.</text:p>
        </text:list-item>
        <text:list-item>
          <text:p text:style-name="P165">n, optional, xs:NMTOKEN<text:line-break/>provides a label (name or number) for an element. While its value need not be unique, it is required to be a single token.</text:p>
        </text:list-item>
        <text:list-item>
          <text:p text:style-name="P165">next, optional, xs:IDREFS<text:line-break/>used to point to the next event(s) in a user-defined collection.</text:p>
        </text:list-item>
        <text:list-item>
          <text:p text:style-name="P165">plist, optional, xs:IDREFS<text:line-break/>contains a space separated list of ID references that identify logical events that participate in a collection, such as notes under a phrase mark.</text:p>
        </text:list-item>
        <text:list-item>
          <text:p text:style-name="P165">prev, optional, xs:IDREFS<text:line-break/>points to the previous event(s) in a user-defined collection.</text:p>
        </text:list-item>
        <text:list-item>
          <text:p text:style-name="P165">rend, optional, xs:token, medium, wide, dashed, dotted<text:line-break/>records the appearance of the curve.</text:p>
        </text:list-item>
        <text:list-item>
          <text:p text:style-name="P165">sameas, optional, xs:IDREFS<text:line-break/>points to an element that is the same as the current element but is not a literal copy of the current element.</text:p>
        </text:list-item>
        <text:list-item>
          <text:p text:style-name="P165">staff, required, list of xs:positiveInteger, minimum length of 1<text:line-break/>signifies the staff on which a notated event occurs or to which a control event applies.</text:p>
        </text:list-item>
        <text:list-item>
          <text:p text:style-name="P165">startho, optional, xs:decimal<text:line-break/>records the horizontal adjustment of a feature's programmatically-determined start point.</text:p>
        </text:list-item>
        <text:list-item>
          <text:p text:style-name="P165">startid, optional, xs:IDREF<text:line-break/>holds a reference to the first element in a sequence of events to which the feature applies.</text:p>
        </text:list-item>
        <text:list-item>
          <text:p text:style-name="P165">startto, optional, xs:decimal<text:line-break/>records a timestamp adjustment of a feature's programmatically-determined start point.</text:p>
        </text:list-item>
        <text:list-item>
          <text:p text:style-name="P165">startvo, optional, xs:decimal<text:line-break/>records a vertical adjustment of a feature's programmatically-determined start point.</text:p>
        </text:list-item>
        <text:list-item>
          <text:p text:style-name="P165">synch, optional, xs:IDREFS<text:line-break/>points to elements that are synchronous with the current element.</text:p>
        </text:list-item>
        <text:list-item>
          <text:p text:style-name="P165">to, optional, xs:decimal<text:line-break/>records a timestamp adjustment of a feature's programmatically-determined location in musical terms; that is, beats.</text:p>
        </text:list-item>
        <text:list-item>
          <text:p text:style-name="P165">tstamp, optional, xs:decimal, 0 - ∞<text:line-break/>encodes the onset time in terms of musical time, i.e., beats[.fractional beat part]</text:p>
        </text:list-item>
        <text:list-item>
          <text:p text:style-name="P165">tstamp.ges, optional, xs:nonNegativeInteger<text:line-break/>used to record the onset time in pulses per quarter note (ppq, MusicXML divisions, or MIDI clicks) since the start of the file.</text:p>
        </text:list-item>
        <text:list-item>
          <text:p text:style-name="P165">tstamp.real, optional, xs:time<text:line-break/>used to record the onset time in pulses per quarter note (ppq, MusicXML divisions, or MIDI clicks) since the start of the file.</text:p>
        </text:list-item>
        <text:list-item>
          <text:p text:style-name="P165"><text:soft-page-break/>vo, optional, xs:decimal<text:line-break/>records the vertical adjustment of a feature's programmatically-determined location in terms of staff interline distance; that is, units of 1/2 the distance between adjacent staves.</text:p>
        </text:list-item>
        <text:list-item>
          <text:p text:style-name="P165">when, optional, xs:IDREF<text:line-break/>indicates the point of occurrence of this feature along a timeline. Its value must be the ID of a &lt;when&gt; element.</text:p>
        </text:list-item>
        <text:list-item>
          <text:p text:style-name="P165">x, optional, xs:decimal<text:line-break/>encodes an x coordinate for a feature in an output coordinate system. When it is necessary to record the placement of a feature in a facsimile image, use facs attribute.</text:p>
        </text:list-item>
        <text:list-item>
          <text:p text:style-name="P165">x2, optional, xs:decimal<text:line-break/>encodes the optional 2nd x coordinate.</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y, optional, xs:decimal<text:line-break/>encodes an y coordinate for a feature in an output coordinate system. When it is necessary to record the placement of a feature in a facsimile image, use facs attribute.</text:p>
        </text:list-item>
        <text:list-item>
          <text:p text:style-name="P165">y2, optional, xs:decimal<text:line-break/>encodes the optional 2nd y coordinate.</text:p>
        </text:list-item>
      </text:list>
      <text:h text:style-name="P3" text:outline-level="1">Module:</text:h>
      <text:p text:style-name="Text_20_body">shared</text:p>
      <text:h text:style-name="P243" text:outline-level="1"><text:bookmark text:name="id1401"/>&lt;physdesc&gt; physical description</text:h>
      <text:h text:style-name="P3"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3" text:outline-level="1">May contain:</text:h>
      <text:p text:style-name="Text_20_body"><text:a xlink:type="simple" xlink:href="#id1404">condition</text:a>, <text:a xlink:type="simple" xlink:href="#id1407">dimensions</text:a>, <text:a xlink:type="simple" xlink:href="#id1410">exhibithist</text:a>, <text:a xlink:type="simple" xlink:href="#id1361">extent</text:a>, <text:a xlink:type="simple" xlink:href="#id1413">handlist</text:a>, <text:a xlink:type="simple" xlink:href="#id1420">inscription</text:a>, <text:a xlink:type="simple" xlink:href="#id1426">physloc</text:a>, <text:a xlink:type="simple" xlink:href="#id1423">physmedium</text:a>, <text:a xlink:type="simple" xlink:href="#id1429">provenance</text:a>, <text:a xlink:type="simple" xlink:href="#id1073">repository</text:a>, <text:a xlink:type="simple" xlink:href="#id1442">titlepage</text:a>, <text:a xlink:type="simple" xlink:href="#id1445">treatmenthist</text:a>, <text:a xlink:type="simple" xlink:href="#id1448">treatmentsched</text:a> </text:p>
      <text:h text:style-name="P3" text:outline-level="1">May occur within:</text:h>
      <text:p text:style-name="Text_20_body"><text:a xlink:type="simple" xlink:href="#id1399">source</text:a> </text:p>
      <text:h text:style-name="P3" text:outline-level="1">Attributes:</text:h>
      <text:list xml:id="list34408234" text:style-name="L163">
        <text:list-item>
          <text:p text:style-name="P1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6"><text:soft-page-break/>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26"/>&lt;physloc&gt; physical location</text:h>
      <text:h text:style-name="P3" text:outline-level="1">Description:</text:h>
      <text:p text:style-name="Text_20_body">Location of the source within a repository, e.g., shelf mark or other locational information.</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04030" text:style-name="L164">
        <text:list-item>
          <text:p text:style-name="P1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7">n, optional, xs:NMTOKEN<text:line-break/>provides a label (name or number) for an element. While its value need not be unique, it is required to be a single token.</text:p>
        </text:list-item>
        <text:list-item>
          <text:p text:style-name="P16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23"/>&lt;physmedium&gt; physical medium</text:h>
      <text:h text:style-name="P3" text:outline-level="1">Description:</text:h>
      <text:p text:style-name="Text_20_body">Records the physical materials used in the source, such as ink and paper. All materials may be described in a single &lt;physmedium&gt; element or multiple elements may be used, one for each medium.</text:p>
      <text:h text:style-name="P3" text:outline-level="1"><text:soft-page-break/>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398208" text:style-name="L165">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authority, optional, CDATA<text:line-break/>contains the name of the list from which an authorized value is taken.</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item>
          <text:p text:style-name="P1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709"/>&lt;port&gt; port</text:h>
      <text:h text:style-name="P3" text:outline-level="1">Description:</text:h>
      <text:p text:style-name="Text_20_body">MIDI port. The num attribute must be in the range 0-127.</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02685" text:style-name="L166">
        <text:list-item>
          <text:p text:style-name="P169">copyof, optional, xs:IDREF<text:line-break/>points to an element of which the current element is a copy.</text:p>
        </text:list-item>
        <text:list-item>
          <text:p text:style-name="P169"><text:soft-page-break/>corresp, optional, xs:IDREFS<text:line-break/>used to point to other elements that correspond to this one in a generic fashion.</text:p>
        </text:list-item>
        <text:list-item>
          <text:p text:style-name="P169">layer, optional, xs:positiveInteger<text:line-break/>identifies the layer to which a feature applies.</text:p>
        </text:list-item>
        <text:list-item>
          <text:p text:style-name="P169">n, optional, xs:NMTOKEN<text:line-break/>provides a label (name or number) for an element. While its value need not be unique, it is required to be a single token.</text:p>
        </text:list-item>
        <text:list-item>
          <text:p text:style-name="P169">next, optional, xs:IDREFS<text:line-break/>used to point to the next event(s) in a user-defined collection.</text:p>
        </text:list-item>
        <text:list-item>
          <text:p text:style-name="P169">num, required, xs:nonNegativeInteger, 0 - 127<text:line-break/>records a MIDI number.</text:p>
        </text:list-item>
        <text:list-item>
          <text:p text:style-name="P169">prev, optional, xs:IDREFS<text:line-break/>points to the previous event(s) in a user-defined collection.</text:p>
        </text:list-item>
        <text:list-item>
          <text:p text:style-name="P169">sameas, optional, xs:IDREFS<text:line-break/>points to an element that is the same as the current element but is not a literal copy of the current element.</text:p>
        </text:list-item>
        <text:list-item>
          <text:p text:style-name="P169">staff, required, list of xs:positiveInteger, minimum length of 1<text:line-break/>signifies the staff on which a notated event occurs or to which a control event applies.</text:p>
        </text:list-item>
        <text:list-item>
          <text:p text:style-name="P169">synch, optional, xs:IDREFS<text:line-break/>points to elements that are synchronous with the current element.</text:p>
        </text:list-item>
        <text:list-item>
          <text:p text:style-name="P169">tstamp, optional, xs:decimal, 0 - ∞<text:line-break/>encodes the onset time in terms of musical time, i.e., beats[.fractional beat part]</text:p>
        </text:list-item>
        <text:list-item>
          <text:p text:style-name="P169">when, optional, xs:IDREF<text:line-break/>indicates the point of occurrence of this feature along a timeline. Its value must be the ID of a &lt;when&gt; element.</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380"/>&lt;price&gt; price</text:h>
      <text:h text:style-name="P3" text:outline-level="1">Description:</text:h>
      <text:p text:style-name="Text_20_body">The cost of access to a bibliographic item.</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71">availability</text:a> </text:p>
      <text:h text:style-name="P3" text:outline-level="1">Attributes:</text:h>
      <text:list xml:id="list34420157" text:style-name="L167">
        <text:list-item>
          <text:p text:style-name="P170">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n, optional, xs:NMTOKEN<text:line-break/>provides a label (name or number) for an element. While its value need not be unique, it is required to be a single token.</text:p>
        </text:list-item>
        <text:list-item>
          <text:p text:style-name="P170">unit, optional, xs:NMTOKEN<text:line-break/>indicates the units used for a measurement, usually using the standard symbol for the desired unit.</text:p>
        </text:list-item>
        <text:list-item>
          <text:p text:style-name="P17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513"/>&lt;profiledesc&gt; profile description</text:h>
      <text:h text:style-name="P3"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3" text:outline-level="1">May contain:</text:h>
      <text:p text:style-name="Text_20_body"><text:a xlink:type="simple" xlink:href="#id1458">classification</text:a>, <text:a xlink:type="simple" xlink:href="#id1516">creation</text:a>, <text:a xlink:type="simple" xlink:href="#id1431">eventlist</text:a>, <text:a xlink:type="simple" xlink:href="#id1452">langusage</text:a> </text:p>
      <text:h text:style-name="P3" text:outline-level="1">May occur within:</text:h>
      <text:p text:style-name="Text_20_body"><text:a xlink:type="simple" xlink:href="#id28">meihead</text:a> </text:p>
      <text:h text:style-name="P3" text:outline-level="1">Attributes:</text:h>
      <text:list xml:id="list34413957" text:style-name="L168">
        <text:list-item>
          <text:p text:style-name="P1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1">n, optional, xs:NMTOKEN<text:line-break/>provides a label (name or number) for an element. While its value need not be unique, it is required to be a single token.</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711"/><text:soft-page-break/>&lt;prog&gt; program</text:h>
      <text:h text:style-name="P3" text:outline-level="1">Description:</text:h>
      <text:p text:style-name="Text_20_body">MIDI program change. The num attribute must be in the range 0-127.</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17801" text:style-name="L169">
        <text:list-item>
          <text:p text:style-name="P172">copyof, optional, xs:IDREF<text:line-break/>points to an element of which the current element is a copy.</text:p>
        </text:list-item>
        <text:list-item>
          <text:p text:style-name="P172">corresp, optional, xs:IDREFS<text:line-break/>used to point to other elements that correspond to this one in a generic fashion.</text:p>
        </text:list-item>
        <text:list-item>
          <text:p text:style-name="P172">layer, optional, xs:positiveInteger<text:line-break/>identifies the layer to which a feature applies.</text:p>
        </text:list-item>
        <text:list-item>
          <text:p text:style-name="P172">n, optional, xs:NMTOKEN<text:line-break/>provides a label (name or number) for an element. While its value need not be unique, it is required to be a single token.</text:p>
        </text:list-item>
        <text:list-item>
          <text:p text:style-name="P172">next, optional, xs:IDREFS<text:line-break/>used to point to the next event(s) in a user-defined collection.</text:p>
        </text:list-item>
        <text:list-item>
          <text:p text:style-name="P172">num, required, xs:nonNegativeInteger, 0 - 127<text:line-break/>records a MIDI number.</text:p>
        </text:list-item>
        <text:list-item>
          <text:p text:style-name="P172">prev, optional, xs:IDREFS<text:line-break/>points to the previous event(s) in a user-defined collection.</text:p>
        </text:list-item>
        <text:list-item>
          <text:p text:style-name="P172">sameas, optional, xs:IDREFS<text:line-break/>points to an element that is the same as the current element but is not a literal copy of the current element.</text:p>
        </text:list-item>
        <text:list-item>
          <text:p text:style-name="P172">staff, required, list of xs:positiveInteger, minimum length of 1<text:line-break/>signifies the staff on which a notated event occurs or to which a control event applies.</text:p>
        </text:list-item>
        <text:list-item>
          <text:p text:style-name="P172">synch, optional, xs:IDREFS<text:line-break/>points to elements that are synchronous with the current element.</text:p>
        </text:list-item>
        <text:list-item>
          <text:p text:style-name="P172">tstamp, optional, xs:decimal, 0 - ∞<text:line-break/>encodes the onset time in terms of musical time, i.e., beats[.fractional beat part]</text:p>
        </text:list-item>
        <text:list-item>
          <text:p text:style-name="P172">when, optional, xs:IDREF<text:line-break/>indicates the point of occurrence of this feature along a timeline. Its value must be the ID of a &lt;when&gt; element.</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484"/><text:soft-page-break/>&lt;projectdesc&gt; project description</text:h>
      <text:h text:style-name="P3"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3" text:outline-level="1">May contain:</text:h>
      <text:p text:style-name="Text_20_body"><text:a xlink:type="simple" xlink:href="#id261">p</text:a> </text:p>
      <text:h text:style-name="P3" text:outline-level="1">May occur within:</text:h>
      <text:p text:style-name="Text_20_body"><text:a xlink:type="simple" xlink:href="#id1474">encodingdesc</text:a> </text:p>
      <text:h text:style-name="P3" text:outline-level="1">Attributes:</text:h>
      <text:list xml:id="list34422949" text:style-name="L170">
        <text:list-item>
          <text:p text:style-name="P1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3">n, optional, xs:NMTOKEN<text:line-break/>provides a label (name or number) for an element. While its value need not be unique, it is required to be a single token.</text:p>
        </text:list-item>
        <text:list-item>
          <text:p text:style-name="P173">xml:id, optional, xs:ID<text:line-break/>regularizes the naming of an element and thus facilitates building links between it and other resources. Each id attribute within a document must have a unique value.</text:p>
        </text:list-item>
        <text:list-item>
          <text:p text:style-name="P1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529"/>&lt;proport&gt; proportion</text:h>
      <text:h text:style-name="P3"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3" text:outline-level="1">May contain:</text:h>
      <text:p text:style-name="Text_20_body">EMPTY</text:p>
      <text:h text:style-name="P3" text:outline-level="1"><text:soft-page-break/>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23877" text:style-name="L171">
        <text:list-item>
          <text:p text:style-name="P174">copyof, optional, xs:IDREF<text:line-break/>points to an element of which the current element is a copy.</text:p>
        </text:list-item>
        <text:list-item>
          <text:p text:style-name="P174">corresp, optional, xs:IDREFS<text:line-break/>used to point to other elements that correspond to this one in a generic fashion.</text:p>
        </text:list-item>
        <text:list-item>
          <text:p text:style-name="P174">facs, optional, xs:IDREFS<text:line-break/>permits the current element to reference a facsimile image or image zone which corresponds to it.</text:p>
        </text:list-item>
        <text:list-item>
          <text:p text:style-name="P174">n, optional, xs:NMTOKEN<text:line-break/>provides a label (name or number) for an element. While its value need not be unique, it is required to be a single token.</text:p>
        </text:list-item>
        <text:list-item>
          <text:p text:style-name="P174">next, optional, xs:IDREFS<text:line-break/>used to point to the next event(s) in a user-defined collection.</text:p>
        </text:list-item>
        <text:list-item>
          <text:p text:style-name="P174">num, optional, xs:positiveInteger<text:line-break/>along with numbase, describes duration as a ratio. num is the first value in the ratio, while numbase is the second.</text:p>
        </text:list-item>
        <text:list-item>
          <text:p text:style-name="P174">numbase, optional, xs:positiveInteger<text:line-break/>along with num, describes duration as a ratio. num is the first value in the ratio, while numbase is the second.</text:p>
        </text:list-item>
        <text:list-item>
          <text:p text:style-name="P174">prev, optional, xs:IDREFS<text:line-break/>points to the previous event(s) in a user-defined collection.</text:p>
        </text:list-item>
        <text:list-item>
          <text:p text:style-name="P174">sameas, optional, xs:IDREFS<text:line-break/>points to an element that is the same as the current element but is not a literal copy of the current element.</text:p>
        </text:list-item>
        <text:list-item>
          <text:p text:style-name="P174">synch, optional, xs:IDREFS<text:line-break/>points to elements that are synchronous with the current element.</text:p>
        </text:list-item>
        <text:list-item>
          <text:p text:style-name="P174">when, optional, xs:IDREF<text:line-break/>indicates the point of occurrence of this feature along a timeline. Its value must be the ID of a &lt;when&gt; elemen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ensural</text:p>
      <text:h text:style-name="P243" text:outline-level="1"><text:bookmark text:name="id1429"/>&lt;provenance&gt; provenance</text:h>
      <text:h text:style-name="P3" text:outline-level="1">Description:</text:h>
      <text:p text:style-name="Text_20_body">The record of ownership or custodianship of an item.</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431">eventlist</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text:soft-page-break/>May occur within:</text:h>
      <text:p text:style-name="Text_20_body"><text:a xlink:type="simple" xlink:href="#id1401">physdesc</text:a> </text:p>
      <text:h text:style-name="P3" text:outline-level="1">Attributes:</text:h>
      <text:list xml:id="list34418504" text:style-name="L172">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n, optional, xs:NMTOKEN<text:line-break/>provides a label (name or number) for an element. While its value need not be unique, it is required to be a single token.</text:p>
        </text:list-item>
        <text:list-item>
          <text:p text:style-name="P175">xml:id, optional, xs:ID<text:line-break/>regularizes the naming of an element and thus facilitates building links between it and other resources. Each id attribute within a document must have a unique value.</text:p>
        </text:list-item>
        <text:list-item>
          <text:p text:style-name="P1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342"/>&lt;ptr&gt; pointer</text:h>
      <text:h text:style-name="P3"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3" text:outline-level="1">May contain:</text:h>
      <text:p text:style-name="Text_20_body">EMPTY</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479">application</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text:soft-page-break/>Attributes:</text:h>
      <text:list xml:id="list34417567" text:style-name="L173">
        <text:list-item>
          <text:p text:style-name="P176">n, optional, xs:NMTOKEN<text:line-break/>provides a label (name or number) for an element. While its value need not be unique, it is required to be a single token.</text:p>
        </text:list-item>
        <text:list-item>
          <text:p text:style-name="P176">plist, optional, xs:IDREFS<text:line-break/>contains a space separated list of ID references that identify logical events that participate in a collection, such as notes under a phrase mark.</text:p>
        </text:list-item>
        <text:list-item>
          <text:p text:style-name="P176">targettype, optional, xs:NMTOKEN<text:line-break/>in contrast with the role attribute, allows the target resource to be characterized using any convenient classification scheme or typology.</text:p>
        </text:list-item>
        <text:list-item>
          <text:p text:style-name="P176">xlink:actuate, optional, xs:token, onLoad, onRequest, other, none<text:line-break/>defines whether a link occurs automatically or must be requested by the user. It is used in conjunction with the show attribute to determine link behavior.</text:p>
        </text:list-item>
        <text:list-item>
          <text:p text:style-name="P1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6">xlink:show, optional, xs:token, new, replace, other, none<text:line-break/>defines whether a remote resource that is the target of a link appears at the point of the link, replaces the existing link, or appears in a new window.</text:p>
        </text:list-item>
        <text:list-item>
          <text:p text:style-name="P1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ptrref</text:p>
      <text:h text:style-name="P243" text:outline-level="1"><text:bookmark text:name="id1366"/>&lt;pubstmt&gt; publication statement</text:h>
      <text:h text:style-name="P3"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3" text:outline-level="1">May contain:</text:h>
      <text:p text:style-name="Text_20_body"><text:a xlink:type="simple" xlink:href="#id53">address</text:a>, <text:a xlink:type="simple" xlink:href="#id1371">availability</text:a>, <text:a xlink:type="simple" xlink:href="#id1083">date</text:a>, <text:a xlink:type="simple" xlink:href="#id1069">geogname</text:a>, <text:a xlink:type="simple" xlink:href="#id1096">identifier</text:a>, <text:a xlink:type="simple" xlink:href="#id1352">respstmt</text:a>, <text:a xlink:type="simple" xlink:href="#id1368">unpub</text:a> </text:p>
      <text:h text:style-name="P3" text:outline-level="1">May occur within:</text:h>
      <text:p text:style-name="Text_20_body"><text:a xlink:type="simple" xlink:href="#id1348">filedesc</text:a>, <text:a xlink:type="simple" xlink:href="#id1399">source</text:a> </text:p>
      <text:h text:style-name="P3" text:outline-level="1"><text:soft-page-break/>Attributes:</text:h>
      <text:list xml:id="list34398638" text:style-name="L174">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178"/>&lt;rdg&gt; reading</text:h>
      <text:h text:style-name="P3"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172">curve</text:a>, <text:a xlink:type="simple" xlink:href="#id324">custos</text:a>, <text:a xlink:type="simple" xlink:href="#id1212">damage</text:a>, <text:a xlink:type="simple" xlink:href="#id1083">date</text:a>, <text:a xlink:type="simple" xlink:href="#id1220">del</text:a>, <text:a xlink:type="simple" xlink:href="#id169">dir</text:a>, <text:a xlink:type="simple" xlink:href="#id229">div</text:a>, <text:a xlink:type="simple" xlink:href="#id158">dot</text:a>, <text:a xlink:type="simple" xlink:href="#id772">dynam</text:a>, <text:a xlink:type="simple" xlink:href="#id668">ending</text:a>, <text:a xlink:type="simple" xlink:href="#id1247">expan</text:a>, <text:a xlink:type="simple" xlink:href="#id224">expansio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286">lg</text:a>, <text:a xlink:type="simple" xlink:href="#id958">ligature</text:a>, <text:a xlink:type="simple" xlink:href="#id201">line</text:a>, <text:a xlink:type="simple" xlink:href="#id249">list</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1159">ossia</text:a>, <text:a xlink:type="simple" xlink:href="#id261">p</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322">sb</text:a>, <text:a xlink:type="simple" xlink:href="#id342">scoredef</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452">staffdef</text:a>, <text:a xlink:type="simple" xlink:href="#id437">staffgrp</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385">symbol</text:a>, <text:a xlink:type="simple" xlink:href="#id265">table</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3" text:outline-level="1">May occur within:</text:h>
      <text:p text:style-name="Text_20_body"><text:a xlink:type="simple" xlink:href="#id220">app</text:a> </text:p>
      <text:h text:style-name="P3" text:outline-level="1">Attributes:</text:h>
      <text:list xml:id="list34395323" text:style-name="L175">
        <text:list-item>
          <text:p text:style-name="P178">cause, optional, xs:NMTOKEN<text:line-break/>classifies the cause for the variant reading, according to any appropriate typology of possible origins.</text:p>
        </text:list-item>
        <text:list-item>
          <text:p text:style-name="P178">copyof, optional, xs:IDREF<text:line-break/>points to an element of which the current element is a copy.</text:p>
        </text:list-item>
        <text:list-item>
          <text:p text:style-name="P178">corresp, optional, xs:IDREFS<text:line-break/>used to point to other elements that correspond to this one in a generic fashion.</text:p>
        </text:list-item>
        <text:list-item>
          <text:p text:style-name="P178">entityref, optional, xs:ENTITY<text:line-break/>uses a previously-declared entity to identify an external electronic object.</text:p>
        </text:list-item>
        <text:list-item>
          <text:p text:style-name="P178"><text:soft-page-break/>hand, optional, xs:IDREF<text:line-break/>signifies the hand responsible for an action. The value must be the ID of a &lt;hand&gt; element declared in the header.</text:p>
        </text:list-item>
        <text:list-item>
          <text:p text:style-name="P178">n, optional, xs:NMTOKEN<text:line-break/>provides a label (name or number) for an element. While its value need not be unique, it is required to be a single token.</text:p>
        </text:list-item>
        <text:list-item>
          <text:p text:style-name="P178">next, optional, xs:IDREFS<text:line-break/>used to point to the next event(s) in a user-defined collection.</text:p>
        </text:list-item>
        <text:list-item>
          <text:p text:style-name="P178">plist, optional, xs:IDREFS<text:line-break/>contains a space separated list of ID references that identify logical events that participate in a collection, such as notes under a phrase mark.</text:p>
        </text:list-item>
        <text:list-item>
          <text:p text:style-name="P178">prev, optional, xs:IDREFS<text:line-break/>points to the previous event(s) in a user-defined collection.</text:p>
        </text:list-item>
        <text:list-item>
          <text:p text:style-name="P17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8">sameas, optional, xs:IDREFS<text:line-break/>points to an element that is the same as the current element but is not a literal copy of the current element.</text:p>
        </text:list-item>
        <text:list-item>
          <text:p text:style-name="P178">seq, optional, xs:positiveInteger<text:line-break/>used to assign a sequence number related to the order in which the encoded features carrying this attribute are believed to have occurred.</text:p>
        </text:list-item>
        <text:list-item>
          <text:p text:style-name="P178">source, optional, xs:IDREFS<text:line-break/>contains a list of one or more pointers indicating the sources which attest to a given reading. Each value should correspond to the ID of a &lt;source&gt; element located in the document header.</text:p>
        </text:list-item>
        <text:list-item>
          <text:p text:style-name="P178">subtype, optional, xs:NMTOKEN<text:line-break/>provide any sub-classification for the element, additional to that given by its type attribute.</text:p>
        </text:list-item>
        <text:list-item>
          <text:p text:style-name="P178">synch, optional, xs:IDREFS<text:line-break/>points to elements that are synchronous with the current element.</text:p>
        </text:list-item>
        <text:list-item>
          <text:p text:style-name="P178">targettype, optional, xs:NMTOKEN<text:line-break/>in contrast with the role attribute, allows the target resource to be characterized using any convenient classification scheme or typology.</text:p>
        </text:list-item>
        <text:list-item>
          <text:p text:style-name="P178">type, optional, xs:NMTOKEN<text:line-break/>characterizes the element in some sense, using any convenient classification scheme or typology.</text:p>
        </text:list-item>
        <text:list-item>
          <text:p text:style-name="P178">when, optional, xs:IDREF<text:line-break/>indicates the point of occurrence of this feature along a timeline. Its value must be the ID of a &lt;when&gt; element.</text:p>
        </text:list-item>
        <text:list-item>
          <text:p text:style-name="P178">xlink:actuate, optional, xs:token, onLoad, onRequest, other, none<text:line-break/>defines whether a link occurs automatically or must be requested by the user. It is used in conjunction with the show attribute to determine link behavior.</text:p>
        </text:list-item>
        <text:list-item>
          <text:p text:style-name="P178">xlink:href, optional, xs:anyURI<text:line-break/>allows the use of an previously-undeclared URI to identify an external electronic object.</text:p>
        </text:list-item>
        <text:list-item>
          <text:p text:style-name="P1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8"><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ritapp</text:p>
      <text:h text:style-name="P243" text:outline-level="1"><text:bookmark text:name="id1344"/>&lt;ref&gt; reference</text:h>
      <text:h text:style-name="P3"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3"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20905" text:style-name="L176">
        <text:list-item>
          <text:p text:style-name="P179">n, optional, xs:NMTOKEN<text:line-break/>provides a label (name or number) for an element. While its value need not be unique, it is required to be a single token.</text:p>
        </text:list-item>
        <text:list-item>
          <text:p text:style-name="P179">plist, optional, xs:IDREFS<text:line-break/>contains a space separated list of ID references that identify logical events that participate in a collection, such as notes under a phrase mark.</text:p>
        </text:list-item>
        <text:list-item>
          <text:p text:style-name="P179">targettype, optional, xs:NMTOKEN<text:line-break/>in contrast with the role attribute, allows the target resource to be characterized using any convenient classification scheme or typology.</text:p>
        </text:list-item>
        <text:list-item>
          <text:p text:style-name="P179"><text:soft-page-break/>xlink:actuate, optional, xs:token, onLoad, onRequest, other, none<text:line-break/>defines whether a link occurs automatically or must be requested by the user. It is used in conjunction with the show attribute to determine link behavior.</text:p>
        </text:list-item>
        <text:list-item>
          <text:p text:style-name="P1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9">xlink:show, optional, xs:token, new, replace, other, none<text:line-break/>defines whether a remote resource that is the target of a link appears at the point of the link, replaces the existing link, or appears in a new window.</text:p>
        </text:list-item>
        <text:list-item>
          <text:p text:style-name="P1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9">xml:id, optional, xs:ID<text:line-break/>regularizes the naming of an element and thus facilitates building links between it and other resources. Each id attribute within a document must have a unique value.</text:p>
        </text:list-item>
        <text:list-item>
          <text:p text:style-name="P1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ptrref</text:p>
      <text:h text:style-name="P243" text:outline-level="1"><text:bookmark text:name="id1227"/>&lt;reg&gt; regularization</text:h>
      <text:h text:style-name="P3"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text:soft-page-break/>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14523" text:style-name="L177">
        <text:list-item>
          <text:p text:style-name="P180">cert, optional, xs:token, high, medium, low, unknown<text:line-break/>signifies the degree of certainty or precision associated with a feature.</text:p>
        </text:list-item>
        <text:list-item>
          <text:p text:style-name="P180">evidence, optional, xs:NMTOKEN<text:line-break/>indicates the nature of the evidence supporting the reliability or accuracy of the intervention or interpretation. Suggested values include: 'internal', 'external', 'conjecture'.</text:p>
        </text:list-item>
        <text:list-item>
          <text:p text:style-name="P180">n, optional, xs:NMTOKEN<text:line-break/>provides a label (name or number) for an element. While its value need not be unique, it is required to be a single token.</text:p>
        </text:list-item>
        <text:list-item>
          <text:p text:style-name="P18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0">source, optional, xs:IDREFS<text:line-break/>contains a list of one or more pointers indicating the sources which attest to a given reading. Each value should correspond to the ID of a &lt;source&gt; element located in the document header.</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023"/>&lt;reh&gt; rehearsal mark</text:h>
      <text:h text:style-name="P3"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3" text:outline-level="1">May contain:</text:h>
      <text:p text:style-name="Text_20_body">PCDATA, <text:a xlink:type="simple" xlink:href="#id233">lb</text:a>, <text:a xlink:type="simple" xlink:href="#id1026">rend</text:a>, <text:a xlink:type="simple" xlink:href="#id1035">stack</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11593" text:style-name="L178">
        <text:list-item>
          <text:p text:style-name="P181">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81">copyof, optional, xs:IDREF<text:line-break/>points to an element of which the current element is a copy.</text:p>
        </text:list-item>
        <text:list-item>
          <text:p text:style-name="P181">corresp, optional, xs:IDREFS<text:line-break/>used to point to other elements that correspond to this one in a generic fashion.</text:p>
        </text:list-item>
        <text:list-item>
          <text:p text:style-name="P181">facs, optional, xs:IDREFS<text:line-break/>permits the current element to reference a facsimile image or image zone which corresponds to it.</text:p>
        </text:list-item>
        <text:list-item>
          <text:p text:style-name="P181">fontfam, optional, xs:token<text:line-break/>contains the name of a font-family.</text:p>
        </text:list-item>
        <text:list-item>
          <text:p text:style-name="P181">fontname, optional, xs:token<text:line-break/>records the name of the font.</text:p>
        </text:list-item>
        <text:list-item>
          <text:p text:style-name="P181">fontsize, optional, xs:decimal<text:line-break/>indicates the size of the font in printers' points, i.e., 1/72ths of an inch.</text:p>
        </text:list-item>
        <text:list-item>
          <text:p text:style-name="P181">fontstyle, optional, xs:token, ital, normal, oblique<text:line-break/>records the style of the font, i.e, italic, oblique, or normal.</text:p>
        </text:list-item>
        <text:list-item>
          <text:p text:style-name="P181">fontweight, optional, xs:token, bold<text:line-break/>used to indicate bold type.</text:p>
        </text:list-item>
        <text:list-item>
          <text:p text:style-name="P181">ho, optional, xs:decimal<text:line-break/>records a horizontal adjustment of a feature's programmatically-determinded location in terms of staff interline distance; that is, units of 1/2 the distance between adjacent staves.</text:p>
        </text:list-item>
        <text:list-item>
          <text:p text:style-name="P181">n, optional, xs:NMTOKEN<text:line-break/>provides a label (name or number) for an element. While its value need not be unique, it is required to be a single token.</text:p>
        </text:list-item>
        <text:list-item>
          <text:p text:style-name="P181">next, optional, xs:IDREFS<text:line-break/>used to point to the next event(s) in a user-defined collection.</text:p>
        </text:list-item>
        <text:list-item>
          <text:p text:style-name="P181">place, optional, xs:token, above, below, within<text:line-break/>captures the placement of the item with respect to the staff with which it is associated.</text:p>
        </text:list-item>
        <text:list-item>
          <text:p text:style-name="P181">prev, optional, xs:IDREFS<text:line-break/>points to the previous event(s) in a user-defined collection.</text:p>
        </text:list-item>
        <text:list-item>
          <text:p text:style-name="P181">sameas, optional, xs:IDREFS<text:line-break/>points to an element that is the same as the current element but is not a literal copy of the current element.</text:p>
        </text:list-item>
        <text:list-item>
          <text:p text:style-name="P181">staff, required, list of xs:positiveInteger, minimum length of 1<text:line-break/>signifies the staff on which a notated event occurs or to which a control event applies.</text:p>
        </text:list-item>
        <text:list-item>
          <text:p text:style-name="P181">startid, optional, xs:IDREF<text:line-break/>holds a reference to the first element in a sequence of events to which the feature applies.</text:p>
        </text:list-item>
        <text:list-item>
          <text:p text:style-name="P181">synch, optional, xs:IDREFS<text:line-break/>points to elements that are synchronous with the current element.</text:p>
        </text:list-item>
        <text:list-item>
          <text:p text:style-name="P181">to, optional, xs:decimal<text:line-break/>records a timestamp adjustment of a feature's programmatically-determined location in musical terms; that is, beats.</text:p>
        </text:list-item>
        <text:list-item>
          <text:p text:style-name="P181">tstamp, optional, xs:decimal, 0 - ∞<text:line-break/>encodes the onset time in terms of musical time, i.e., beats[.fractional beat part]</text:p>
        </text:list-item>
        <text:list-item>
          <text:p text:style-name="P181">tstamp.ges, optional, xs:nonNegativeInteger<text:line-break/>used to record the onset time in pulses per quarter note (ppq, MusicXML divisions, or MIDI clicks) since the start of the file.</text:p>
        </text:list-item>
        <text:list-item>
          <text:p text:style-name="P181"><text:soft-page-break/>tstamp.real, optional, xs:time<text:line-break/>used to record the onset time in pulses per quarter note (ppq, MusicXML divisions, or MIDI clicks) since the start of the file.</text:p>
        </text:list-item>
        <text:list-item>
          <text:p text:style-name="P181">vo, optional, xs:decimal<text:line-break/>records the vertical adjustment of a feature's programmatically-determined location in terms of staff interline distance; that is, units of 1/2 the distance between adjacent staves.</text:p>
        </text:list-item>
        <text:list-item>
          <text:p text:style-name="P181">when, optional, xs:IDREF<text:line-break/>indicates the point of occurrence of this feature along a timeline. Its value must be the ID of a &lt;when&gt; element.</text:p>
        </text:list-item>
        <text:list-item>
          <text:p text:style-name="P181">x, optional, xs:decimal<text:line-break/>encodes an x coordinate for a feature in an output coordinate system. When it is necessary to record the placement of a feature in a facsimile image, use facs attribute.</text:p>
        </text:list-item>
        <text:list-item>
          <text:p text:style-name="P181">xml:id, optional, xs:ID<text:line-break/>regularizes the naming of an element and thus facilitates building links between it and other resources. Each id attribute within a document must have a unique value.</text:p>
        </text:list-item>
        <text:list-item>
          <text:p text:style-name="P181">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text:p>
      <text:h text:style-name="P243" text:outline-level="1"><text:bookmark text:name="id1026"/>&lt;rend&gt; rend</text:h>
      <text:h text:style-name="P3"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394862" text:style-name="L179">
        <text:list-item>
          <text:p text:style-name="P182">altrend, optional, CDATA<text:line-break/>used to extend the values of the rend attribute. One or the other of the rend and altrend attributes is required.</text:p>
        </text:list-item>
        <text:list-item>
          <text:p text:style-name="P182"><text:soft-page-break/>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2">fontfam, optional, xs:token<text:line-break/>contains the name of a font-family.</text:p>
        </text:list-item>
        <text:list-item>
          <text:p text:style-name="P182">fontname, optional, xs:token<text:line-break/>records the name of the font.</text:p>
        </text:list-item>
        <text:list-item>
          <text:p text:style-name="P182">fontsize, optional, xs:decimal<text:line-break/>indicates the size of the font in printers' points, i.e., 1/72ths of an inch.</text:p>
        </text:list-item>
        <text:list-item>
          <text:p text:style-name="P182">fontstyle, optional, xs:token, ital, normal, oblique<text:line-break/>records the style of the font, i.e, italic, oblique, or normal.</text:p>
        </text:list-item>
        <text:list-item>
          <text:p text:style-name="P182">fontweight, optional, xs:token, bold<text:line-break/>used to indicate bold type.</text:p>
        </text:list-item>
        <text:list-item>
          <text:p text:style-name="P182">halign, optional, xs:token, left, right, center, justify<text:line-break/>records horizontal alignment.</text:p>
        </text:list-item>
        <text:list-item>
          <text:p text:style-name="P182">n, optional, xs:NMTOKEN<text:line-break/>provides a label (name or number) for an element. While its value need not be unique, it is required to be a single token.</text:p>
        </text:list-item>
        <text:list-item>
          <text:p text:style-name="P182">rend, optional, xs:token, box, circle, dblunderline, none, quote, slash, smcaps, strike, sub, sup, underline<text:line-break/>captures the appearance of the text. One or the other of the rend and altrend attributes is required.</text:p>
        </text:list-item>
        <text:list-item>
          <text:p text:style-name="P182">rotation, optional, xs:decimal<text:line-break/>A positive value for rotation rotates the text in a counter-clockwise fashion, while negative values produce clockwise rotation.</text:p>
        </text:list-item>
        <text:list-item>
          <text:p text:style-name="P182">valign, optional, xs:token, top, middle, bottom, baseline<text:line-break/>specifies the vertical alignment of the element content.</text:p>
        </text:list-item>
        <text:list-item>
          <text:p text:style-name="P182">xml:id, optional, xs:ID<text:line-break/>regularizes the naming of an element and thus facilitates building links between it and other resources. Each id attribute within a document must have a unique value.</text:p>
        </text:list-item>
        <text:list-item>
          <text:p text:style-name="P1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073"/>&lt;repository&gt; repository</text:h>
      <text:h text:style-name="P3"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01">physdesc</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20185" text:style-name="L180">
        <text:list-item>
          <text:p text:style-name="P1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3">authority, optional, CDATA<text:line-break/>contains the name of the list from which an authorized value is taken.</text:p>
        </text:list-item>
        <text:list-item>
          <text:p text:style-name="P183">dbkey, optional, xs:NMTOKEN<text:line-break/>used to record a value which serves as a primary key in an external database.</text:p>
        </text:list-item>
        <text:list-item>
          <text:p text:style-name="P183">facs, optional, xs:IDREFS<text:line-break/>permits the current element to reference a facsimile image or image zone which corresponds to it.</text:p>
        </text:list-item>
        <text:list-item>
          <text:p text:style-name="P183">n, optional, xs:NMTOKEN<text:line-break/>provides a label (name or number) for an element. While its value need not be unique, it is required to be a single token.</text:p>
        </text:list-item>
        <text:list-item>
          <text:p text:style-name="P183">nymref, optional, xs:IDREF<text:line-break/>used to record a pointer to the regularized form of the name.</text:p>
        </text:list-item>
        <text:list-item>
          <text:p text:style-name="P183">role, optional, CDATA<text:line-break/>used to specify further information about the entity referenced by this name, for example, the occupation of a person or the status of a place.</text:p>
        </text:list-item>
        <text:list-item>
          <text:p text:style-name="P183">subtype, optional, xs:NMTOKEN<text:line-break/>provide any sub-classification for the element, additional to that given by its type attribute.</text:p>
        </text:list-item>
        <text:list-item>
          <text:p text:style-name="P183">type, optional, xs:NMTOKEN<text:line-break/>characterizes the element in some sense, using any convenient classification scheme or typology.</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354"/><text:soft-page-break/>&lt;resp&gt; responsibility</text:h>
      <text:h text:style-name="P3" text:outline-level="1">Description:</text:h>
      <text:p text:style-name="Text_20_body">A phrase describing the nature of a person's intellectual responsibility. The name of the list from which a controlled value is taken may be recorded using the authority attribute.</text:p>
      <text:h text:style-name="P3" text:outline-level="1">May contain:</text:h>
      <text:p text:style-name="Text_20_body">EMPTY</text:p>
      <text:h text:style-name="P3" text:outline-level="1">May occur within:</text:h>
      <text:p text:style-name="Text_20_body"><text:a xlink:type="simple" xlink:href="#id1352">respstmt</text:a> </text:p>
      <text:h text:style-name="P3" text:outline-level="1">Attributes:</text:h>
      <text:list xml:id="list34411925" text:style-name="L181">
        <text:list-item>
          <text:p text:style-name="P184">authority, optional, CDATA<text:line-break/>contains the name of the list from which an authorized value is taken.</text:p>
        </text:list-item>
      </text:list>
      <text:h text:style-name="P3" text:outline-level="1">Module:</text:h>
      <text:p text:style-name="Text_20_body">header</text:p>
      <text:h text:style-name="P243" text:outline-level="1"><text:bookmark text:name="id1352"/>&lt;respstmt&gt; responsibility statement</text:h>
      <text:h text:style-name="P3" text:outline-level="1">Description:</text:h>
      <text:p text:style-name="Text_20_body">Names one or more individuals, groups, or in rare cases, mechanical processes, responsible for creation or realization of the intellectual or artistic content.</text:p>
      <text:h text:style-name="P3" text:outline-level="1">May contain:</text:h>
      <text:p text:style-name="Text_20_body"><text:a xlink:type="simple" xlink:href="#id1050">corpname</text:a>, <text:a xlink:type="simple" xlink:href="#id1038">name</text:a>, <text:a xlink:type="simple" xlink:href="#id1064">persname</text:a>, <text:a xlink:type="simple" xlink:href="#id1354">resp</text:a> </text:p>
      <text:h text:style-name="P3" text:outline-level="1">May occur within:</text:h>
      <text:p text:style-name="Text_20_body"><text:a xlink:type="simple" xlink:href="#id1522">change</text:a>, <text:a xlink:type="simple" xlink:href="#id1358">editionstmt</text:a>, <text:a xlink:type="simple" xlink:href="#id1366">pubstmt</text:a>, <text:a xlink:type="simple" xlink:href="#id1391">seriesstmt</text:a>, <text:a xlink:type="simple" xlink:href="#id1350">titlestmt</text:a> </text:p>
      <text:h text:style-name="P3" text:outline-level="1">Attributes:</text:h>
      <text:list xml:id="list34401849" text:style-name="L182">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n, optional, xs:NMTOKEN<text:line-break/>provides a label (name or number) for an element. While its value need not be unique, it is required to be a single token.</text:p>
        </text:list-item>
        <text:list-item>
          <text:p text:style-name="P185">xml:id, optional, xs:ID<text:line-break/>regularizes the naming of an element and thus facilitates building links between it and other resources. Each id attribute within a document must have a unique value.</text:p>
        </text:list-item>
      </text:list>
      <text:h text:style-name="P3" text:outline-level="1"><text:soft-page-break/>Module:</text:h>
      <text:p text:style-name="Text_20_body">header</text:p>
      <text:h text:style-name="P243" text:outline-level="1"><text:bookmark text:name="id872"/>&lt;rest&gt; rest</text:h>
      <text:h text:style-name="P3" text:outline-level="1">Description:</text:h>
      <text:p text:style-name="Text_20_body">A non-sounding event found in the source being transcribed (Read, p. 96-102). Do not confuse this element with the space element which is used as an aid for visual alignment.</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903">bend</text:a>, <text:a xlink:type="simple" xlink:href="#id61">corr</text:a>, <text:a xlink:type="simple" xlink:href="#id1212">damage</text:a>, <text:a xlink:type="simple" xlink:href="#id1220">del</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08757" text:style-name="L183">
        <text:list-item>
          <text:p text:style-name="P186">altsym, optional, xs:IDREF<text:line-break/>provides a way of pointing to a user-defined symbol. It must contain an ID of a &lt;symboldef&gt; element elsewhere in the document.</text:p>
        </text:list-item>
        <text:list-item>
          <text:p text:style-name="P186">beam, optional, list of xs:token, "[i|m|t][1-6]", minimum length of 1<text:line-break/>indicates that this event is "under a beam".</text:p>
        </text:list-item>
        <text:list-item>
          <text:p text:style-name="P18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6">copyof, optional, xs:IDREF<text:line-break/>points to an element of which the current element is a copy.</text:p>
        </text:list-item>
        <text:list-item>
          <text:p text:style-name="P186">corresp, optional, xs:IDREFS<text:line-break/>used to point to other elements that correspond to this one in a generic fashion.</text:p>
        </text:list-item>
        <text:list-item>
          <text:p text:style-name="P186">dots, optional, xs:nonNegativeInteger, 0 - 4<text:line-break/>records the number of augmentation dots required by a dotted duration.</text:p>
        </text:list-item>
        <text:list-item>
          <text:p text:style-name="P18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6">facs, optional, xs:IDREFS<text:line-break/>permits the current element to reference a facsimile image or image zone which corresponds to it.</text:p>
        </text:list-item>
        <text:list-item>
          <text:p text:style-name="P186">fermata, optional, xs:token, above, below, within<text:line-break/>indicates the attachment of a fermata to this element. If visual information about the fermata needs to be recorded, then a &lt;fermata&gt; element should be employed instead.</text:p>
        </text:list-item>
        <text:list-item>
          <text:p text:style-name="P186"><text:soft-page-break/>ho, optional, xs:decimal<text:line-break/>records a horizontal adjustment of a feature's programmatically-determinded location in terms of staff interline distance; that is, units of 1/2 the distance between adjacent staves.</text:p>
        </text:list-item>
        <text:list-item>
          <text:p text:style-name="P186">instr, optional, xs:IDREF<text:line-break/>provides a way of pointing to a MIDI instrument definition. It must contain the ID of an &lt;instrdef&gt; element elsewhere in the document.</text:p>
        </text:list-item>
        <text:list-item>
          <text:p text:style-name="P186">layer, optional, xs:positiveInteger<text:line-break/>identifies the layer to which a feature applies.</text:p>
        </text:list-item>
        <text:list-item>
          <text:p text:style-name="P186">line, optional, xs:positiveInteger<text:line-break/>indicates the line upon which a feature stands. The value must be in the range between 1 and the number of lines on the staff.</text:p>
        </text:list-item>
        <text:list-item>
          <text:p text:style-name="P186">n, optional, xs:NMTOKEN<text:line-break/>provides a label (name or number) for an element. While its value need not be unique, it is required to be a single token.</text:p>
        </text:list-item>
        <text:list-item>
          <text:p text:style-name="P186">next, optional, xs:IDREFS<text:line-break/>used to point to the next event(s) in a user-defined collection.</text:p>
        </text:list-item>
        <text:list-item>
          <text:p text:style-name="P186">num, optional, xs:positiveInteger<text:line-break/>along with numbase, describes duration as a ratio. num is the first value in the ratio, while numbase is the second.</text:p>
        </text:list-item>
        <text:list-item>
          <text:p text:style-name="P186">numbase, optional, xs:positiveInteger<text:line-break/>along with num, describes duration as a ratio. num is the first value in the ratio, while numbase is the second.</text:p>
        </text:list-item>
        <text:list-item>
          <text:p text:style-name="P186">prev, optional, xs:IDREFS<text:line-break/>points to the previous event(s) in a user-defined collection.</text:p>
        </text:list-item>
        <text:list-item>
          <text:p text:style-name="P186">sameas, optional, xs:IDREFS<text:line-break/>points to an element that is the same as the current element but is not a literal copy of the current element.</text:p>
        </text:list-item>
        <text:list-item>
          <text:p text:style-name="P186">size, optional, xs:token, normal, cue<text:line-break/>describes the relative size of a feature.</text:p>
        </text:list-item>
        <text:list-item>
          <text:p text:style-name="P186">spaces, optional, xs:positiveInteger<text:line-break/>states how many spaces are covered by the rest.</text:p>
        </text:list-item>
        <text:list-item>
          <text:p text:style-name="P186">staff, optional, list of xs:positiveInteger, minimum length of 1<text:line-break/>signifies the staff on which a notated event occurs or to which a control event applies.</text:p>
        </text:list-item>
        <text:list-item>
          <text:p text:style-name="P186">synch, optional, xs:IDREFS<text:line-break/>points to elements that are synchronous with the current element.</text:p>
        </text:list-item>
        <text:list-item>
          <text:p text:style-name="P186">to, optional, xs:decimal<text:line-break/>records a timestamp adjustment of a feature's programmatically-determined location in musical terms; that is, beats.</text:p>
        </text:list-item>
        <text:list-item>
          <text:p text:style-name="P186">tstamp, optional, xs:decimal, 0 - ∞<text:line-break/>encodes the onset time in terms of musical time, i.e., beats[.fractional beat part]</text:p>
        </text:list-item>
        <text:list-item>
          <text:p text:style-name="P186">tstamp.ges, optional, xs:nonNegativeInteger<text:line-break/>used to record the onset time in pulses per quarter note (ppq, MusicXML divisions, or MIDI clicks) since the start of the file.</text:p>
        </text:list-item>
        <text:list-item>
          <text:p text:style-name="P186">tstamp.real, optional, xs:time<text:line-break/>used to record the onset time in pulses per quarter note (ppq, MusicXML divisions, or MIDI clicks) since the start of the file.</text:p>
        </text:list-item>
        <text:list-item>
          <text:p text:style-name="P186">tuplet, optional, list of xs:token, "[i|m|t][1-6]", minimum length of 1<text:line-break/>indicates that this feature participates in a tuplet.</text:p>
        </text:list-item>
        <text:list-item>
          <text:p text:style-name="P186"><text:soft-page-break/>vo, optional, xs:decimal<text:line-break/>records the vertical adjustment of a feature's programmatically-determined location in terms of staff interline distance; that is, units of 1/2 the distance between adjacent staves.</text:p>
        </text:list-item>
        <text:list-item>
          <text:p text:style-name="P186">when, optional, xs:IDREF<text:line-break/>indicates the point of occurrence of this feature along a timeline. Its value must be the ID of a &lt;when&gt; element.</text:p>
        </text:list-item>
        <text:list-item>
          <text:p text:style-name="P186">x, optional, xs:decimal<text:line-break/>encodes an x coordinate for a feature in an output coordinate system. When it is necessary to record the placement of a feature in a facsimile image, use facs attribute.</text:p>
        </text:list-item>
        <text:list-item>
          <text:p text:style-name="P186">xml:id, optional, xs:ID<text:line-break/>regularizes the naming of an element and thus facilitates building links between it and other resources. Each id attribute within a document must have a unique value.</text:p>
        </text:list-item>
        <text:list-item>
          <text:p text:style-name="P186">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1230"/>&lt;restore&gt; restore</text:h>
      <text:h text:style-name="P3"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text:soft-page-break/>Attributes:</text:h>
      <text:list xml:id="list34399302" text:style-name="L184">
        <text:list-item>
          <text:p text:style-name="P187">desc, optional, CDATA<text:line-break/>provides a description of the means of restoration.</text:p>
        </text:list-item>
        <text:list-item>
          <text:p text:style-name="P187">facs, optional, xs:IDREFS<text:line-break/>permits the current element to reference a facsimile image or image zone which corresponds to it.</text:p>
        </text:list-item>
        <text:list-item>
          <text:p text:style-name="P187">hand, optional, xs:IDREF<text:line-break/>signifies the hand responsible for an action. The value must be the ID of a &lt;hand&gt; element declared in the header.</text:p>
        </text:list-item>
        <text:list-item>
          <text:p text:style-name="P187">n, optional, xs:NMTOKEN<text:line-break/>provides a label (name or number) for an element. While its value need not be unique, it is required to be a single token.</text:p>
        </text:list-item>
        <text:list-item>
          <text:p text:style-name="P187">seq, optional, xs:positiveInteger<text:line-break/>used to assign a sequence number related to the order in which the encoded features carrying this attribute are believed to have occurred.</text:p>
        </text:list-item>
        <text:list-item>
          <text:p text:style-name="P187">subtype, optional, xs:NMTOKEN<text:line-break/>provide any sub-classification for the element, additional to that given by its type attribute.</text:p>
        </text:list-item>
        <text:list-item>
          <text:p text:style-name="P187">type, optional, xs:NMTOKEN<text:line-break/>characterizes the element in some sense, using any convenient classification scheme or typology.</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520"/>&lt;revisiondesc&gt; revision description</text:h>
      <text:h text:style-name="P3"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3" text:outline-level="1">May contain:</text:h>
      <text:p text:style-name="Text_20_body"><text:a xlink:type="simple" xlink:href="#id1522">change</text:a> </text:p>
      <text:h text:style-name="P3" text:outline-level="1">May occur within:</text:h>
      <text:p text:style-name="Text_20_body"><text:a xlink:type="simple" xlink:href="#id28">meihead</text:a> </text:p>
      <text:h text:style-name="P3" text:outline-level="1">Attributes:</text:h>
      <text:list xml:id="list34422556" text:style-name="L185">
        <text:list-item>
          <text:p text:style-name="P18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8">n, optional, xs:NMTOKEN<text:line-break/>provides a label (name or number) for an element. While its value need not be unique, it is required to be a single token.</text:p>
        </text:list-item>
        <text:list-item>
          <text:p text:style-name="P188"><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87"/>&lt;samplingdecl&gt; sampling declaration</text:h>
      <text:h text:style-name="P3" text:outline-level="1">Description:</text:h>
      <text:p text:style-name="Text_20_body">Contains a prose description of the rationale and methods used in sampling texts in the creation of a corpus or collection.</text:p>
      <text:h text:style-name="P3" text:outline-level="1">May contain:</text:h>
      <text:p text:style-name="Text_20_body"><text:a xlink:type="simple" xlink:href="#id261">p</text:a> </text:p>
      <text:h text:style-name="P3" text:outline-level="1">May occur within:</text:h>
      <text:p text:style-name="Text_20_body"><text:a xlink:type="simple" xlink:href="#id1474">encodingdesc</text:a> </text:p>
      <text:h text:style-name="P3" text:outline-level="1">Attributes:</text:h>
      <text:list xml:id="list34396879" text:style-name="L186">
        <text:list-item>
          <text:p text:style-name="P1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9">n, optional, xs:NMTOKEN<text:line-break/>provides a label (name or number) for an element. While its value need not be unique, it is required to be a single token.</text:p>
        </text:list-item>
        <text:list-item>
          <text:p text:style-name="P189">xml:id, optional, xs:ID<text:line-break/>regularizes the naming of an element and thus facilitates building links between it and other resources. Each id attribute within a document must have a unique value.</text:p>
        </text:list-item>
        <text:list-item>
          <text:p text:style-name="P1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322"/>&lt;sb&gt; system break</text:h>
      <text:h text:style-name="P3" text:outline-level="1">Description:</text:h>
      <text:p text:style-name="Text_20_body">An empty formatting element that forces notation to begin on a new line. Do not confuse this element with the &lt;lb&gt; element, which performs a similar function for text.</text:p>
      <text:h text:style-name="P3" text:outline-level="1"><text:soft-page-break/>May contain:</text:h>
      <text:p text:style-name="Text_20_body"><text:a xlink:type="simple" xlink:href="#id324">custos</text:a> </text:p>
      <text:h text:style-name="P3"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3" text:outline-level="1">Attributes:</text:h>
      <text:list xml:id="list34402952" text:style-name="L187">
        <text:list-item>
          <text:p text:style-name="P190">copyof, optional, xs:IDREF<text:line-break/>points to an element of which the current element is a copy.</text:p>
        </text:list-item>
        <text:list-item>
          <text:p text:style-name="P190">corresp, optional, xs:IDREFS<text:line-break/>used to point to other elements that correspond to this one in a generic fashion.</text:p>
        </text:list-item>
        <text:list-item>
          <text:p text:style-name="P190">facs, optional, xs:IDREFS<text:line-break/>permits the current element to reference a facsimile image or image zone which corresponds to it.</text:p>
        </text:list-item>
        <text:list-item>
          <text:p text:style-name="P190">n, optional, xs:NMTOKEN<text:line-break/>provides a label (name or number) for an element. While its value need not be unique, it is required to be a single token.</text:p>
        </text:list-item>
        <text:list-item>
          <text:p text:style-name="P190">next, optional, xs:IDREFS<text:line-break/>used to point to the next event(s) in a user-defined collection.</text:p>
        </text:list-item>
        <text:list-item>
          <text:p text:style-name="P190">prev, optional, xs:IDREFS<text:line-break/>points to the previous event(s) in a user-defined collection.</text:p>
        </text:list-item>
        <text:list-item>
          <text:p text:style-name="P190">rend, optional, xs:token, hash<text:line-break/>indicates whether hash marks should be rendered between systems. See Read, p. 436, ex. 26-3.</text:p>
        </text:list-item>
        <text:list-item>
          <text:p text:style-name="P190">sameas, optional, xs:IDREFS<text:line-break/>points to an element that is the same as the current element but is not a literal copy of the current element.</text:p>
        </text:list-item>
        <text:list-item>
          <text:p text:style-name="P190">source, optional, xs:IDREFS<text:line-break/>contains a list of one or more pointers indicating the sources which attest to a given reading. Each value should correspond to the ID of a &lt;source&gt; element located in the document header.</text:p>
        </text:list-item>
        <text:list-item>
          <text:p text:style-name="P190">synch, optional, xs:IDREFS<text:line-break/>points to elements that are synchronous with the current element.</text:p>
        </text:list-item>
        <text:list-item>
          <text:p text:style-name="P190">when, optional, xs:IDREF<text:line-break/>indicates the point of occurrence of this feature along a timeline. Its value must be the ID of a &lt;when&gt; element.</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61"/>&lt;score&gt; score</text:h>
      <text:h text:style-name="P3"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3" text:outline-level="1"><text:soft-page-break/>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1333">gap</text:a>, <text:a xlink:type="simple" xlink:href="#id1326">handshift</text:a>, <text:a xlink:type="simple" xlink:href="#id201">lin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3" text:outline-level="1">May occur within:</text:h>
      <text:p text:style-name="Text_20_body"><text:a xlink:type="simple" xlink:href="#id1558">mdiv</text:a> </text:p>
      <text:h text:style-name="P3" text:outline-level="1">Attributes:</text:h>
      <text:list xml:id="list34397345" text:style-name="L188">
        <text:list-item>
          <text:p text:style-name="P191">copyof, optional, xs:IDREF<text:line-break/>points to an element of which the current element is a copy.</text:p>
        </text:list-item>
        <text:list-item>
          <text:p text:style-name="P191">corresp, optional, xs:IDREFS<text:line-break/>used to point to other elements that correspond to this one in a generic fashion.</text:p>
        </text:list-item>
        <text:list-item>
          <text:p text:style-name="P191">n, optional, xs:NMTOKEN<text:line-break/>provides a label (name or number) for an element. While its value need not be unique, it is required to be a single token.</text:p>
        </text:list-item>
        <text:list-item>
          <text:p text:style-name="P191">next, optional, xs:IDREFS<text:line-break/>used to point to the next event(s) in a user-defined collection.</text:p>
        </text:list-item>
        <text:list-item>
          <text:p text:style-name="P191">prev, optional, xs:IDREFS<text:line-break/>points to the previous event(s) in a user-defined collection.</text:p>
        </text:list-item>
        <text:list-item>
          <text:p text:style-name="P191">sameas, optional, xs:IDREFS<text:line-break/>points to an element that is the same as the current element but is not a literal copy of the current element.</text:p>
        </text:list-item>
        <text:list-item>
          <text:p text:style-name="P191">subtype, optional, xs:NMTOKEN<text:line-break/>provide any sub-classification for the element, additional to that given by its type attribute.</text:p>
        </text:list-item>
        <text:list-item>
          <text:p text:style-name="P191">synch, optional, xs:IDREFS<text:line-break/>points to elements that are synchronous with the current element.</text:p>
        </text:list-item>
        <text:list-item>
          <text:p text:style-name="P191">type, optional, xs:NMTOKEN<text:line-break/>characterizes the element in some sense, using any convenient classification scheme or typology.</text:p>
        </text:list-item>
        <text:list-item>
          <text:p text:style-name="P191">when, optional, xs:IDREF<text:line-break/>indicates the point of occurrence of this feature along a timeline. Its value must be the ID of a &lt;when&gt; element.</text:p>
        </text:list-item>
        <text:list-item>
          <text:p text:style-name="P19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342"/>&lt;scoredef&gt; score definition</text:h>
      <text:h text:style-name="P3" text:outline-level="1">Description:</text:h>
      <text:p text:style-name="Text_20_body">Container for score meta-information.</text:p>
      <text:h text:style-name="P3" text:outline-level="1">May contain:</text:h>
      <text:p text:style-name="Text_20_body"><text:a xlink:type="simple" xlink:href="#id359">chordtable</text:a>, <text:a xlink:type="simple" xlink:href="#id419">instrgrp</text:a>, <text:a xlink:type="simple" xlink:href="#id397">keysig</text:a>, <text:a xlink:type="simple" xlink:href="#id413">pgfoot1</text:a>, <text:a xlink:type="simple" xlink:href="#id416">pgfoot2</text:a>, <text:a xlink:type="simple" xlink:href="#id407">pghead1</text:a>, <text:a xlink:type="simple" xlink:href="#id410">pghead2</text:a>, <text:a xlink:type="simple" xlink:href="#id437">staffgrp</text:a>, <text:a xlink:type="simple" xlink:href="#id381">symboltable</text:a>, <text:a xlink:type="simple" xlink:href="#id345">timeline</text:a> </text:p>
      <text:h text:style-name="P3" text:outline-level="1"><text:soft-page-break/>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3" text:outline-level="1">Attributes:</text:h>
      <text:list xml:id="list34403724" text:style-name="L189">
        <text:list-item>
          <text:p text:style-name="P192">barplace, optional, xs:token, mensur, staff, takt<text:line-break/>records the location of a barline.</text:p>
        </text:list-item>
        <text:list-item>
          <text:p text:style-name="P192">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2">beam.rend, optional, xs:token, acc, rit, norm<text:line-break/>encodes whether a beam is feathered and in which direction.</text:p>
        </text:list-item>
        <text:list-item>
          <text:p text:style-name="P192">beam.rests, optional, xs:token, true, false<text:line-break/>indicates whether beams should include rests shorter than a quarter note duration.</text:p>
        </text:list-item>
        <text:list-item>
          <text:p text:style-name="P192">beam.slope, optional, xs:decimal<text:line-break/>captures default beam slope.</text:p>
        </text:list-item>
        <text:list-item>
          <text:p text:style-name="P192">clef.color, optional, xs:token, "(x[0-9A-Fa-f]{6,6}|aqua|black|fuchsia|gray|green|lime|maroon|navy|olive|purple|red|silver|teal|white|yellow)"<text:line-break/>describes the color of the clef.</text:p>
        </text:list-item>
        <text:list-item>
          <text:p text:style-name="P192">clef.dis, optional, xs:positiveInteger, "([\-+]?[0-9]+) &amp; (8|15|22)"<text:line-break/>records the amount of octave displacement to be applied to the clef.</text:p>
        </text:list-item>
        <text:list-item>
          <text:p text:style-name="P192">clef.dis.place, optional, xs:token, above, below<text:line-break/>records the direction of octave displacement to be applied to the clef.</text:p>
        </text:list-item>
        <text:list-item>
          <text:p text:style-name="P192">clef.line, optional, xs:positiveInteger<text:line-break/>contains a default value for the position of the clef.</text:p>
        </text:list-item>
        <text:list-item>
          <text:p text:style-name="P192">clef.shape, optional, xs:token, G, GG, F, C, perc, TAB<text:line-break/>encodes a value for the clef symbol.</text:p>
        </text:list-item>
        <text:list-item>
          <text:p text:style-name="P192">clef.visible, optional, xs:token, true, false<text:line-break/>determines whether the clef is to be displayed.</text:p>
        </text:list-item>
        <text:list-item>
          <text:p text:style-name="P192">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2">dynam.dist, optional, xs:decimal<text:line-break/>records the distance from the staff for dynamic marks in 1/2 inter-line units.</text:p>
        </text:list-item>
        <text:list-item>
          <text:p text:style-name="P192">ending.rend, optional, xs:token, top, barred, grouped<text:line-break/>describes where ending marks should be displayed.</text:p>
        </text:list-item>
        <text:list-item>
          <text:p text:style-name="P192">grid.show, optional, xs:token, true, false<text:line-break/>determines whether to display guitar chord grids.</text:p>
        </text:list-item>
        <text:list-item>
          <text:p text:style-name="P192"><text:soft-page-break/>harm.dist, optional, xs:decimal<text:line-break/>records the default distance from the staff of harmonic indications, such as guitar chord grids or functional labels.</text:p>
        </text:list-item>
        <text:list-item>
          <text:p text:style-name="P192">key.accid, optional, xs:token, s, f, ss, ff, n<text:line-break/>contains an accidental for the tonic key, if one is required, e.g., if key.pname equals 'c' and key.accid equals 's', then a tonic of C# is indicated.</text:p>
        </text:list-item>
        <text:list-item>
          <text:p text:style-name="P192">key.mode, optional, xs:token, major, minor, dorian, phrygian, lydian, mixolydian, aeolian, locrian<text:line-break/>indicates major, minor, or other tonality.</text:p>
        </text:list-item>
        <text:list-item>
          <text:p text:style-name="P192">key.pname, optional, xs:token, "[a-g]"<text:line-break/>holds the pitch name of the tonic key, e.g. 'c' for the key of C.</text:p>
        </text:list-item>
        <text:list-item>
          <text:p text:style-name="P192">key.sig, optional, xs:token, "mixed|0|[1-7][f|s]"<text:line-break/>indicates where the key lies in the circle of fifths.</text:p>
        </text:list-item>
        <text:list-item>
          <text:p text:style-name="P192">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2">key.sig.show, optional, xs:token, true, false<text:line-break/>indicates whether the key signature should be displayed.</text:p>
        </text:list-item>
        <text:list-item>
          <text:p text:style-name="P192">key.sig.showchange, optional, xs:token, true, false<text:line-break/>determines whether cautionary accidentals should be displayed at a key change.</text:p>
        </text:list-item>
        <text:list-item>
          <text:p text:style-name="P192">lyric.align, optional, xs:decimal<text:line-break/>describes the alignment of lyric syllables associated with a note or chord.</text:p>
        </text:list-item>
        <text:list-item>
          <text:p text:style-name="P192">lyric.fam, optional, xs:token<text:line-break/>sets the font family default value for lyrics.</text:p>
        </text:list-item>
        <text:list-item>
          <text:p text:style-name="P192">lyric.name, optional, xs:token<text:line-break/>sets the font name default value for lyrics.</text:p>
        </text:list-item>
        <text:list-item>
          <text:p text:style-name="P192">lyric.size, optional, xs:decimal<text:line-break/>sets the default font size value for lyrics.</text:p>
        </text:list-item>
        <text:list-item>
          <text:p text:style-name="P192">lyric.style, optional, xs:token, ital, normal, oblique<text:line-break/>sets the default font style value for lyrics.</text:p>
        </text:list-item>
        <text:list-item>
          <text:p text:style-name="P192">lyric.weight, optional, xs:token, bold<text:line-break/>sets the default font weight value for lyrics.</text:p>
        </text:list-item>
        <text:list-item>
          <text:p text:style-name="P192">mensur.dot, optional, xs:token, true, false<text:line-break/>determines if a dot is to be added to the base symbol.</text:p>
        </text:list-item>
        <text:list-item>
          <text:p text:style-name="P192">mensur.form, optional, xs:token, horizontal, vertical<text:line-break/>indicates whether the base symbol is written vertically or horizontally.</text:p>
        </text:list-item>
        <text:list-item>
          <text:p text:style-name="P192">mensur.loc, optional, xs:positiveInteger<text:line-break/>holds the staff location of the mensuration sign.</text:p>
        </text:list-item>
        <text:list-item>
          <text:p text:style-name="P192">mensur.orient, optional, xs:token, "reversed|90CW|90CCW"<text:line-break/>describes the rotation or reflection of the base symbol.</text:p>
        </text:list-item>
        <text:list-item>
          <text:p text:style-name="P192">mensur.sign, optional, xs:token, C, O<text:line-break/>the base symbol in the mensuration sign/time signature of mensural notation.</text:p>
        </text:list-item>
        <text:list-item>
          <text:p text:style-name="P192">mensur.size, optional, xs:token, normal, cue<text:line-break/>describes the relative size of the mensuration sign.</text:p>
        </text:list-item>
        <text:list-item>
          <text:p text:style-name="P192"><text:soft-page-break/>mensur.slash, optional, xs:positiveInteger<text:line-break/>indicates the number lines added to the mensuration sign. For example, one slash is added for what we now call 'alla breve'.</text:p>
        </text:list-item>
        <text:list-item>
          <text:p text:style-name="P192">meter.count, optional, xs:decimal<text:line-break/>captures the number of beats in a measure, that is, the top number of the meter signature.</text:p>
        </text:list-item>
        <text:list-item>
          <text:p text:style-name="P192">meter.rend, optional, xs:token, denomsym, norm, invis<text:line-break/>contains indication of how the meter signature should be rendered.</text:p>
        </text:list-item>
        <text:list-item>
          <text:p text:style-name="P192">meter.showchange, optional, xs:token, true, false<text:line-break/>determines whether a new meter signature should be displayed when the meter signature changes.</text:p>
        </text:list-item>
        <text:list-item>
          <text:p text:style-name="P192">meter.sym, optional, xs:token, common, cut<text:line-break/>indicates the use of a meter symbol instead of a numeric meter signature, that is, 'C' for common time or 'C' with a slash for cut time.</text:p>
        </text:list-item>
        <text:list-item>
          <text:p text:style-name="P192">meter.unit, optional, xs:decimal<text:line-break/>contains the number indicating the beat unit, that is, the bottom number of the meter signature.</text:p>
        </text:list-item>
        <text:list-item>
          <text:p text:style-name="P192">midi.channel, optional, xs:positiveInteger, 0 - 16<text:line-break/>records a MIDI channel value.</text:p>
        </text:list-item>
        <text:list-item>
          <text:p text:style-name="P192">midi.duty, optional, xs:token, "[0-9]+(\.?[0-9]*)?%"<text:line-break/>specifies the 'on' part of the duty cycle as a percentage of a note's duration.</text:p>
        </text:list-item>
        <text:list-item>
          <text:p text:style-name="P192">midi.port, optional, xs:nonNegativeInteger, 0 - 127<text:line-break/>sets the default MIDI port value.</text:p>
        </text:list-item>
        <text:list-item>
          <text:p text:style-name="P192">midi.tempo, optional, xs:positiveInteger, 10 - 1000<text:line-break/>contains a MIDI value, that is, the number of quarter notes per minute in the range from 10 to 1000.</text:p>
        </text:list-item>
        <text:list-item>
          <text:p text:style-name="P192">midi.track, optional, xs:positiveInteger<text:line-break/>sets the default MIDI track.</text:p>
        </text:list-item>
        <text:list-item>
          <text:p text:style-name="P192">mm, optional, xs:positiveInteger<text:line-break/>used to describe tempo in terms of beats (meter signature denominator) per minute, ala M.M. (Maezel's Metronome).</text:p>
        </text:list-item>
        <text:list-item>
          <text:p text:style-name="P192">mnum.visible, optional, xs:token, true, false<text:line-break/>indicates whether measure numbers should be displayed.</text:p>
        </text:list-item>
        <text:list-item>
          <text:p text:style-name="P192">modusmaior, optional, xs:positiveInteger, 2 - 3<text:line-break/>describes the maxima-long relationship.</text:p>
        </text:list-item>
        <text:list-item>
          <text:p text:style-name="P192">modusminor, optional, xs:positiveInteger, 2 - 3<text:line-break/>describes the long-breve relationship.</text:p>
        </text:list-item>
        <text:list-item>
          <text:p text:style-name="P192">multi.number, optional, xs:token, true, false<text:line-break/>indicates whether programmatically calculated counts of multiple measures of rest (mrest) and whole measure repeats (mrpt) in parts should be rendered.</text:p>
        </text:list-item>
        <text:list-item>
          <text:p text:style-name="P192">music.name, optional, xs:token<text:line-break/>sets the default music font name.</text:p>
        </text:list-item>
        <text:list-item>
          <text:p text:style-name="P192">music.size, optional, xs:decimal<text:line-break/>sets the default music font size.</text:p>
        </text:list-item>
        <text:list-item>
          <text:p text:style-name="P192">n, optional, xs:NMTOKEN<text:line-break/>provides a label (name or number) for an element. While its value need not be unique, it is required to be a single token.</text:p>
        </text:list-item>
        <text:list-item>
          <text:p text:style-name="P192">num, optional, xs:positiveInteger<text:line-break/>along with numbase, describes duration as a ratio. num is the first value in the ratio, while numbase is the second.</text:p>
        </text:list-item>
        <text:list-item>
          <text:p text:style-name="P192">numbase, optional, xs:positiveInteger<text:line-break/>along with num, describes duration as a ratio. num is the first value in the ratio, while numbase is the second.</text:p>
        </text:list-item>
        <text:list-item>
          <text:p text:style-name="P192"><text:soft-page-break/>octave.default, optional, xs:nonNegativeInteger, 0 - 9<text:line-break/>contains a default octave specification for use when the first note, rest, chord, etc. in a measure does not have an octave value specified.</text:p>
        </text:list-item>
        <text:list-item>
          <text:p text:style-name="P192">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2">optimize, optional, xs:token, true, false<text:line-break/>display only those staves with notes?</text:p>
        </text:list-item>
        <text:list-item>
          <text:p text:style-name="P192">page.botmar, optional, xs:decimal<text:line-break/>indicates the amount of whitespace at the bottom of a rendered score page.</text:p>
        </text:list-item>
        <text:list-item>
          <text:p text:style-name="P192">page.height, optional, xs:decimal<text:line-break/>describes the physical height of the rendered output page.</text:p>
        </text:list-item>
        <text:list-item>
          <text:p text:style-name="P192">page.leftmar, optional, xs:decimal<text:line-break/>indicates the amount of whitespace at the left side of a rendered score page.</text:p>
        </text:list-item>
        <text:list-item>
          <text:p text:style-name="P192">page.panels, optional, xs:positiveInteger, 1 - 2<text:line-break/>indicates the number of logical pages to be rendered on a single physical page.</text:p>
        </text:list-item>
        <text:list-item>
          <text:p text:style-name="P192">page.rightmar, optional, xs:decimal<text:line-break/>indicates the amount of whitespace at the right side of a rendered score page.</text:p>
        </text:list-item>
        <text:list-item>
          <text:p text:style-name="P192">page.scale, optional, data.PERCENT, data.RATIOxs:token, "[0-9]+(\.?[0-9]*)?%", xs:token, "[0-9]+(\.?[0-9]*)?:[0-9]+(\.?[0-9]*)?"<text:line-break/>indicates how the page should be scaled when rendered.</text:p>
        </text:list-item>
        <text:list-item>
          <text:p text:style-name="P192">page.topmar, optional, xs:decimal<text:line-break/>indicates the amount of whitespace at the top of a rendered score page.</text:p>
        </text:list-item>
        <text:list-item>
          <text:p text:style-name="P192">page.units, optional, xs:token, in, cm, mm<text:line-break/>contains the real-world measurement units (inches, centimeters, millimeters) used to describe the rendered page height, width, and margins.</text:p>
        </text:list-item>
        <text:list-item>
          <text:p text:style-name="P192">page.width, optional, xs:decimal<text:line-break/>describes the physical width of the rendered output page.</text:p>
        </text:list-item>
        <text:list-item>
          <text:p text:style-name="P192">pedal.style, optional, xs:token, line, pedstar, altpedstar<text:line-break/>determines whether piano pedal marks should be drawn as lines or as terms (e.g. 'Ped.' for pedal down and '*' for pedal up).</text:p>
        </text:list-item>
        <text:list-item>
          <text:p text:style-name="P192">ppq, optional, xs:positiveInteger<text:line-break/>indicates the number of pulses (sometimes referred to as ticks or divisions) per quarter note. Unlike MIDI, MEI permits different values for a score and individual staves.</text:p>
        </text:list-item>
        <text:list-item>
          <text:p text:style-name="P192">prolatio, optional, xs:positiveInteger, 2 - 3<text:line-break/>describes the semibreve-minim relationship.</text:p>
        </text:list-item>
        <text:list-item>
          <text:p text:style-name="P192">reh.enclose, optional, xs:token, box, circle, none<text:line-break/>describes the enclosing shape for rehearsal marks.</text:p>
        </text:list-item>
        <text:list-item>
          <text:p text:style-name="P192">slur.rend, optional, xs:token, medium, wide, dashed, dotted<text:line-break/>describes the appearance of slurs.</text:p>
        </text:list-item>
        <text:list-item>
          <text:p text:style-name="P192">spacing.packexp, optional, xs:decimal<text:line-break/>describes a note's spacing relative to its time value.</text:p>
        </text:list-item>
        <text:list-item>
          <text:p text:style-name="P192">spacing.packfact, optional, xs:decimal<text:line-break/>describes the note spacing of output.</text:p>
        </text:list-item>
        <text:list-item>
          <text:p text:style-name="P192">spacing.staff, optional, xs:decimal<text:line-break/>sets the minimum amount of space between staves in the same system.</text:p>
        </text:list-item>
        <text:list-item>
          <text:p text:style-name="P192">spacing.system, optional, CDATA<text:line-break/>contains a space-separated pair of numbers describing the minimum and maximum amount of space between systems.</text:p>
        </text:list-item>
        <text:list-item>
          <text:p text:style-name="P192"><text:soft-page-break/>system.leftmar, optional, xs:decimal<text:line-break/>describes the amount of whitespace at the left system margin relative to page.leftmar</text:p>
        </text:list-item>
        <text:list-item>
          <text:p text:style-name="P192">system.rightmar, optional, xs:decimal<text:line-break/>describes the amount of whitespace at the right system margin relative to page.rightmar</text:p>
        </text:list-item>
        <text:list-item>
          <text:p text:style-name="P192">system.topmar, optional, xs:decimal<text:line-break/>describes the distance from page's top edge to the first system; used for first page only</text:p>
        </text:list-item>
        <text:list-item>
          <text:p text:style-name="P192">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2">tempus, optional, xs:positiveInteger, 2 - 3<text:line-break/>describes the breve-semibreve relationship.</text:p>
        </text:list-item>
        <text:list-item>
          <text:p text:style-name="P192">text.dist, optional, xs:decimal<text:line-break/>determines how far from the staff to render text elements.</text:p>
        </text:list-item>
        <text:list-item>
          <text:p text:style-name="P192">text.fam, optional, xs:token<text:line-break/>provides a default value for the font family name of text (other than lyrics) when this information is not provided on the individual elements.</text:p>
        </text:list-item>
        <text:list-item>
          <text:p text:style-name="P192">text.name, optional, xs:token<text:line-break/>provides a default value for the font name of text (other than lyrics) when this information is not provided on the individual elements.</text:p>
        </text:list-item>
        <text:list-item>
          <text:p text:style-name="P192">text.size, optional, xs:decimal<text:line-break/>provides a default value for the font size of text (other than lyrics) when this information is not provided on the individual elements.</text:p>
        </text:list-item>
        <text:list-item>
          <text:p text:style-name="P192">text.style, optional, xs:token, ital, normal, oblique<text:line-break/>provides a default value for the font style of text (other than lyrics) when this information is not provided on the individual elements.</text:p>
        </text:list-item>
        <text:list-item>
          <text:p text:style-name="P192">text.weight, optional, xs:token, bold<text:line-break/>provides a default value for the font weight for text (other than lyrics) when this information is not provided on the individual elements.</text:p>
        </text:list-item>
        <text:list-item>
          <text:p text:style-name="P192">tie.rend, optional, xs:token, medium, wide, dashed, dotted<text:line-break/>describes the appearance of ties.</text:p>
        </text:list-item>
        <text:list-item>
          <text:p text:style-name="P192">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2">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2">tune.Hz, optional, xs:decimal<text:line-break/>holds a value for cycles per second, i.e., Hertz, for a tuning reference pitch.</text:p>
        </text:list-item>
        <text:list-item>
          <text:p text:style-name="P192">tune.pname, optional, xs:token, "[a-g]"<text:line-break/>holds the pitch name of a tuning reference pitch.</text:p>
        </text:list-item>
        <text:list-item>
          <text:p text:style-name="P192">tune.temper, optional, xs:token, equal, just, mean, pythagorean<text:line-break/>provides a label for the tuning system, 'just', for example.</text:p>
        </text:list-item>
        <text:list-item>
          <text:p text:style-name="P192"><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661"/>&lt;section&gt; section</text:h>
      <text:h text:style-name="P3" text:outline-level="1">Description:</text:h>
      <text:p text:style-name="Text_20_body">Container for actual music data. The linking attributes are available here so that this element can point to external media objects or to related internal elements, such as annotations.</text:p>
      <text:h text:style-name="P3"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224">expansion</text:a>, <text:a xlink:type="simple" xlink:href="#id1333">gap</text:a>, <text:a xlink:type="simple" xlink:href="#id1326">handshift</text:a>, <text:a xlink:type="simple" xlink:href="#id201">line</text:a>, <text:a xlink:type="simple" xlink:href="#id1155">measur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224">orig</text:a>, <text:a xlink:type="simple" xlink:href="#id1570">part</text:a>, <text:a xlink:type="simple" xlink:href="#id1178">rdg</text:a>, <text:a xlink:type="simple" xlink:href="#id1227">reg</text:a>, <text:a xlink:type="simple" xlink:href="#id1230">restore</text:a>, <text:a xlink:type="simple" xlink:href="#id1561">score</text:a>, <text:a xlink:type="simple" xlink:href="#id661">section</text:a>, <text:a xlink:type="simple" xlink:href="#id1234">sic</text:a>, <text:a xlink:type="simple" xlink:href="#id1237">supplied</text:a>, <text:a xlink:type="simple" xlink:href="#id1242">unclear</text:a> </text:p>
      <text:h text:style-name="P3" text:outline-level="1">Attributes:</text:h>
      <text:list xml:id="list34415711" text:style-name="L190">
        <text:list-item>
          <text:p text:style-name="P193">copyof, optional, xs:IDREF<text:line-break/>points to an element of which the current element is a copy.</text:p>
        </text:list-item>
        <text:list-item>
          <text:p text:style-name="P193">corresp, optional, xs:IDREFS<text:line-break/>used to point to other elements that correspond to this one in a generic fashion.</text:p>
        </text:list-item>
        <text:list-item>
          <text:p text:style-name="P193">entityref, optional, xs:ENTITY<text:line-break/>uses a previously-declared entity to identify an external electronic object.</text:p>
        </text:list-item>
        <text:list-item>
          <text:p text:style-name="P193">facs, optional, xs:IDREFS<text:line-break/>permits the current element to reference a facsimile image or image zone which corresponds to it.</text:p>
        </text:list-item>
        <text:list-item>
          <text:p text:style-name="P193">n, optional, xs:NMTOKEN<text:line-break/>provides a label (name or number) for an element. While its value need not be unique, it is required to be a single token.</text:p>
        </text:list-item>
        <text:list-item>
          <text:p text:style-name="P193">next, optional, xs:IDREFS<text:line-break/>used to point to the next event(s) in a user-defined collection.</text:p>
        </text:list-item>
        <text:list-item>
          <text:p text:style-name="P193">plist, optional, xs:IDREFS<text:line-break/>contains a space separated list of ID references that identify logical events that participate in a collection, such as notes under a phrase mark.</text:p>
        </text:list-item>
        <text:list-item>
          <text:p text:style-name="P193">prev, optional, xs:IDREFS<text:line-break/>points to the previous event(s) in a user-defined collection.</text:p>
        </text:list-item>
        <text:list-item>
          <text:p text:style-name="P193">restart, optional, xs:token, true, false<text:line-break/>indicates that staves begin again with this section.</text:p>
        </text:list-item>
        <text:list-item>
          <text:p text:style-name="P193">sameas, optional, xs:IDREFS<text:line-break/>points to an element that is the same as the current element but is not a literal copy of the current element.</text:p>
        </text:list-item>
        <text:list-item>
          <text:p text:style-name="P193">subtype, optional, xs:NMTOKEN<text:line-break/>provide any sub-classification for the element, additional to that given by its type attribute.</text:p>
        </text:list-item>
        <text:list-item>
          <text:p text:style-name="P193"><text:soft-page-break/>synch, optional, xs:IDREFS<text:line-break/>points to elements that are synchronous with the current element.</text:p>
        </text:list-item>
        <text:list-item>
          <text:p text:style-name="P193">targettype, optional, xs:NMTOKEN<text:line-break/>in contrast with the role attribute, allows the target resource to be characterized using any convenient classification scheme or typology.</text:p>
        </text:list-item>
        <text:list-item>
          <text:p text:style-name="P193">type, optional, xs:NMTOKEN<text:line-break/>characterizes the element in some sense, using any convenient classification scheme or typology.</text:p>
        </text:list-item>
        <text:list-item>
          <text:p text:style-name="P193">when, optional, xs:IDREF<text:line-break/>indicates the point of occurrence of this feature along a timeline. Its value must be the ID of a &lt;when&gt; element.</text:p>
        </text:list-item>
        <text:list-item>
          <text:p text:style-name="P193">xlink:actuate, optional, xs:token, onLoad, onRequest, other, none<text:line-break/>defines whether a link occurs automatically or must be requested by the user. It is used in conjunction with the show attribute to determine link behavior.</text:p>
        </text:list-item>
        <text:list-item>
          <text:p text:style-name="P193">xlink:href, optional, xs:anyURI<text:line-break/>allows the use of an previously-undeclared URI to identify an external electronic object.</text:p>
        </text:list-item>
        <text:list-item>
          <text:p text:style-name="P19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3">xlink:show, optional, xs:token, new, replace, other, none<text:line-break/>defines whether a remote resource that is the target of a link appears at the point of the link, replaces the existing link, or appears in a new window.</text:p>
        </text:list-item>
        <text:list-item>
          <text:p text:style-name="P19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05"/>&lt;segmentation&gt; segmentation</text:h>
      <text:h text:style-name="P3" text:outline-level="1">Description:</text:h>
      <text:p text:style-name="Text_20_body">Describes the principles according to which the musical text has been segmented, for example into movements, sections, etc.</text:p>
      <text:h text:style-name="P3" text:outline-level="1">May contain:</text:h>
      <text:p text:style-name="Text_20_body"><text:a xlink:type="simple" xlink:href="#id261">p</text:a> </text:p>
      <text:h text:style-name="P3" text:outline-level="1">May occur within:</text:h>
      <text:p text:style-name="Text_20_body"><text:a xlink:type="simple" xlink:href="#id1490">editorialdecl</text:a> </text:p>
      <text:h text:style-name="P3" text:outline-level="1"><text:soft-page-break/>Attributes:</text:h>
      <text:list xml:id="list34401717" text:style-name="L191">
        <text:list-item>
          <text:p text:style-name="P1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4">n, optional, xs:NMTOKEN<text:line-break/>provides a label (name or number) for an element. While its value need not be unique, it is required to be a single token.</text:p>
        </text:list-item>
        <text:list-item>
          <text:p text:style-name="P194">xml:id, optional, xs:ID<text:line-break/>regularizes the naming of an element and thus facilitates building links between it and other resources. Each id attribute within a document must have a unique value.</text:p>
        </text:list-item>
        <text:list-item>
          <text:p text:style-name="P1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713"/>&lt;seqnum&gt; sequence number</text:h>
      <text:h text:style-name="P3" text:outline-level="1">Description:</text:h>
      <text:p text:style-name="Text_20_body">MIDI sequence number. The num attribute must be in the range 0-65535.</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08719" text:style-name="L192">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layer, optional, xs:positiveInteger<text:line-break/>identifies the layer to which a feature applies.</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num, required, xs:nonNegativeInteger, 0 - 65535<text:line-break/>holds the MIDI sequence number. The value must be in the range 0-65535.</text:p>
        </text:list-item>
        <text:list-item>
          <text:p text:style-name="P195"><text:soft-page-break/>prev, optional, xs:IDREFS<text:line-break/>points to the previous event(s) in a user-defined collection.</text:p>
        </text:list-item>
        <text:list-item>
          <text:p text:style-name="P195">sameas, optional, xs:IDREFS<text:line-break/>points to an element that is the same as the current element but is not a literal copy of the current element.</text:p>
        </text:list-item>
        <text:list-item>
          <text:p text:style-name="P195">staff, required, list of xs:positiveInteger, minimum length of 1<text:line-break/>signifies the staff on which a notated event occurs or to which a control event applies.</text:p>
        </text:list-item>
        <text:list-item>
          <text:p text:style-name="P195">synch, optional, xs:IDREFS<text:line-break/>points to elements that are synchronous with the current element.</text:p>
        </text:list-item>
        <text:list-item>
          <text:p text:style-name="P195">tstamp, optional, xs:decimal, 0 - ∞<text:line-break/>encodes the onset time in terms of musical time, i.e., beats[.fractional beat part]</text:p>
        </text:list-item>
        <text:list-item>
          <text:p text:style-name="P195">when, optional, xs:IDREF<text:line-break/>indicates the point of occurrence of this feature along a timeline. Its value must be the ID of a &lt;when&gt; element.</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391"/>&lt;seriesstmt&gt; series statement</text:h>
      <text:h text:style-name="P3"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text:p>
      <text:h text:style-name="P3" text:outline-level="1">May contain:</text:h>
      <text:p text:style-name="Text_20_body"><text:a xlink:type="simple" xlink:href="#id1096">identifier</text:a>, <text:a xlink:type="simple" xlink:href="#id249">list</text:a>, <text:a xlink:type="simple" xlink:href="#id1352">respstmt</text:a>, <text:a xlink:type="simple" xlink:href="#id1391">seriesstmt</text:a>, <text:a xlink:type="simple" xlink:href="#id1091">title</text:a> </text:p>
      <text:h text:style-name="P3" text:outline-level="1">May occur within:</text:h>
      <text:p text:style-name="Text_20_body"><text:a xlink:type="simple" xlink:href="#id1348">filedesc</text:a>, <text:a xlink:type="simple" xlink:href="#id1391">seriesstmt</text:a>, <text:a xlink:type="simple" xlink:href="#id1399">source</text:a> </text:p>
      <text:h text:style-name="P3" text:outline-level="1">Attributes:</text:h>
      <text:list xml:id="list34416350" text:style-name="L193">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n, optional, xs:NMTOKEN<text:line-break/>provides a label (name or number) for an element. While its value need not be unique, it is required to be a single token.</text:p>
        </text:list-item>
        <text:list-item>
          <text:p text:style-name="P196"><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234"/>&lt;sic&gt; sic</text:h>
      <text:h text:style-name="P3" text:outline-level="1">Description:</text:h>
      <text:p text:style-name="Text_20_body">Contains apparently incorrect or inaccurate musical material. A correction for the apparent error may be given in an accompanying child or sibling corr element.</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21789" text:style-name="L194">
        <text:list-item>
          <text:p text:style-name="P197">facs, optional, xs:IDREFS<text:line-break/>permits the current element to reference a facsimile image or image zone which corresponds to it.</text:p>
        </text:list-item>
        <text:list-item>
          <text:p text:style-name="P197">n, optional, xs:NMTOKEN<text:line-break/>provides a label (name or number) for an element. While its value need not be unique, it is required to be a single token.</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120"/><text:soft-page-break/>&lt;slur&gt; slur</text:h>
      <text:h text:style-name="P3"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20208" text:style-name="L195">
        <text:list-item>
          <text:p text:style-name="P198">bezier, optional, list of xs:integer, minimum length of 1<text:line-break/>records the placement of Bezier control points as a series of space-separated xy coordinates, eg. 19 45 -32 118.</text:p>
        </text:list-item>
        <text:list-item>
          <text:p text:style-name="P198">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8">copyof, optional, xs:IDREF<text:line-break/>points to an element of which the current element is a copy.</text:p>
        </text:list-item>
        <text:list-item>
          <text:p text:style-name="P198">corresp, optional, xs:IDREFS<text:line-break/>used to point to other elements that correspond to this one in a generic fashion.</text:p>
        </text:list-item>
        <text:list-item>
          <text:p text:style-name="P198">curvedir, optional, xs:token, above, below<text:line-break/>describes a curve with a generic term indicating whether the curve bows upward or downward. Upward curves go above the items they cover, while downward curves go under them.</text:p>
        </text:list-item>
        <text:list-item>
          <text:p text:style-name="P198">dur, optional, xs:token, "([0-9]+m *\+ *)?[0-9]+(\.?[0-9]*)?"<text:line-break/>encodes the duration of a feature as a timestamp for its endpoint rather than as a relative durational value.</text:p>
        </text:list-item>
        <text:list-item>
          <text:p text:style-name="P1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8"><text:soft-page-break/>endho, optional, xs:decimal<text:line-break/>records the horizontal adjustment of a feature's programmatically-determined end point.</text:p>
        </text:list-item>
        <text:list-item>
          <text:p text:style-name="P198">endid, optional, xs:IDREF<text:line-break/>indicates the final element in a sequence of events to which the feature applies.</text:p>
        </text:list-item>
        <text:list-item>
          <text:p text:style-name="P198">endto, optional, xs:decimal<text:line-break/>records a timestamp adjustment of a feature's programmatically-determined end point.</text:p>
        </text:list-item>
        <text:list-item>
          <text:p text:style-name="P198">endvo, optional, xs:decimal<text:line-break/>records a vertical adjustment of a feature's programmatically-determined end point.</text:p>
        </text:list-item>
        <text:list-item>
          <text:p text:style-name="P198">facs, optional, xs:IDREFS<text:line-break/>permits the current element to reference a facsimile image or image zone which corresponds to it.</text:p>
        </text:list-item>
        <text:list-item>
          <text:p text:style-name="P198">ho, optional, xs:decimal<text:line-break/>records a horizontal adjustment of a feature's programmatically-determinded location in terms of staff interline distance; that is, units of 1/2 the distance between adjacent staves.</text:p>
        </text:list-item>
        <text:list-item>
          <text:p text:style-name="P198">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98">layer, optional, list of xs:positiveInteger, minimum length of 1<text:line-break/>signifies the layer within which a control event is active.</text:p>
        </text:list-item>
        <text:list-item>
          <text:p text:style-name="P198">n, optional, xs:NMTOKEN<text:line-break/>provides a label (name or number) for an element. While its value need not be unique, it is required to be a single token.</text:p>
        </text:list-item>
        <text:list-item>
          <text:p text:style-name="P198">next, optional, xs:IDREFS<text:line-break/>used to point to the next event(s) in a user-defined collection.</text:p>
        </text:list-item>
        <text:list-item>
          <text:p text:style-name="P198">plist, optional, xs:IDREFS<text:line-break/>contains a space separated list of ID references that identify logical events that participate in a collection, such as notes under a phrase mark.</text:p>
        </text:list-item>
        <text:list-item>
          <text:p text:style-name="P198">prev, optional, xs:IDREFS<text:line-break/>points to the previous event(s) in a user-defined collection.</text:p>
        </text:list-item>
        <text:list-item>
          <text:p text:style-name="P198">rend, optional, xs:token, medium, wide, dashed, dotted<text:line-break/>records the appearance of the curve.</text:p>
        </text:list-item>
        <text:list-item>
          <text:p text:style-name="P198">sameas, optional, xs:IDREFS<text:line-break/>points to an element that is the same as the current element but is not a literal copy of the current element.</text:p>
        </text:list-item>
        <text:list-item>
          <text:p text:style-name="P198">staff, required, list of xs:positiveInteger, minimum length of 1<text:line-break/>signifies the staff on which a notated event occurs or to which a control event applies.</text:p>
        </text:list-item>
        <text:list-item>
          <text:p text:style-name="P198">startho, optional, xs:decimal<text:line-break/>records the horizontal adjustment of a feature's programmatically-determined start point.</text:p>
        </text:list-item>
        <text:list-item>
          <text:p text:style-name="P198">startid, optional, xs:IDREF<text:line-break/>holds a reference to the first element in a sequence of events to which the feature applies.</text:p>
        </text:list-item>
        <text:list-item>
          <text:p text:style-name="P198">startto, optional, xs:decimal<text:line-break/>records a timestamp adjustment of a feature's programmatically-determined start point.</text:p>
        </text:list-item>
        <text:list-item>
          <text:p text:style-name="P198">startvo, optional, xs:decimal<text:line-break/>records a vertical adjustment of a feature's programmatically-determined start point.</text:p>
        </text:list-item>
        <text:list-item>
          <text:p text:style-name="P198">subtype, optional, xs:NMTOKEN<text:line-break/>provide any sub-classification for the element, additional to that given by its type attribute.</text:p>
        </text:list-item>
        <text:list-item>
          <text:p text:style-name="P198">synch, optional, xs:IDREFS<text:line-break/>points to elements that are synchronous with the current element.</text:p>
        </text:list-item>
        <text:list-item>
          <text:p text:style-name="P198"><text:soft-page-break/>to, optional, xs:decimal<text:line-break/>records a timestamp adjustment of a feature's programmatically-determined location in musical terms; that is, beats.</text:p>
        </text:list-item>
        <text:list-item>
          <text:p text:style-name="P198">tstamp, optional, xs:decimal, 0 - ∞<text:line-break/>encodes the onset time in terms of musical time, i.e., beats[.fractional beat part]</text:p>
        </text:list-item>
        <text:list-item>
          <text:p text:style-name="P198">tstamp.ges, optional, xs:nonNegativeInteger<text:line-break/>used to record the onset time in pulses per quarter note (ppq, MusicXML divisions, or MIDI clicks) since the start of the file.</text:p>
        </text:list-item>
        <text:list-item>
          <text:p text:style-name="P198">tstamp.real, optional, xs:time<text:line-break/>used to record the onset time in pulses per quarter note (ppq, MusicXML divisions, or MIDI clicks) since the start of the file.</text:p>
        </text:list-item>
        <text:list-item>
          <text:p text:style-name="P198">type, optional, xs:NMTOKEN<text:line-break/>characterizes the element in some sense, using any convenient classification scheme or typology.</text:p>
        </text:list-item>
        <text:list-item>
          <text:p text:style-name="P198">vo, optional, xs:decimal<text:line-break/>records the vertical adjustment of a feature's programmatically-determined location in terms of staff interline distance; that is, units of 1/2 the distance between adjacent staves.</text:p>
        </text:list-item>
        <text:list-item>
          <text:p text:style-name="P198">when, optional, xs:IDREF<text:line-break/>indicates the point of occurrence of this feature along a timeline. Its value must be the ID of a &lt;when&gt; element.</text:p>
        </text:list-item>
        <text:list-item>
          <text:p text:style-name="P198">x, optional, xs:decimal<text:line-break/>encodes an x coordinate for a feature in an output coordinate system. When it is necessary to record the placement of a feature in a facsimile image, use facs attribute.</text:p>
        </text:list-item>
        <text:list-item>
          <text:p text:style-name="P198">x2, optional, xs:decimal<text:line-break/>encodes the optional 2nd x coordinate.</text:p>
        </text:list-item>
        <text:list-item>
          <text:p text:style-name="P198">xml:id, optional, xs:ID<text:line-break/>regularizes the naming of an element and thus facilitates building links between it and other resources. Each id attribute within a document must have a unique value.</text:p>
        </text:list-item>
        <text:list-item>
          <text:p text:style-name="P198">y, optional, xs:decimal<text:line-break/>encodes an y coordinate for a feature in an output coordinate system. When it is necessary to record the placement of a feature in a facsimile image, use facs attribute.</text:p>
        </text:list-item>
        <text:list-item>
          <text:p text:style-name="P198">y2, optional, xs:decimal<text:line-break/>encodes the optional 2nd y coordinate.</text:p>
        </text:list-item>
      </text:list>
      <text:h text:style-name="P3" text:outline-level="1">Module:</text:h>
      <text:p text:style-name="Text_20_body">cmn</text:p>
      <text:h text:style-name="P243" text:outline-level="1"><text:bookmark text:name="id1399"/>&lt;source&gt; source</text:h>
      <text:h text:style-name="P3"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text:p>
      <text:h text:style-name="P3" text:outline-level="1">May contain:</text:h>
      <text:p text:style-name="Text_20_body"><text:a xlink:type="simple" xlink:href="#id1458">classification</text:a>, <text:a xlink:type="simple" xlink:href="#id1358">editionstmt</text:a>, <text:a xlink:type="simple" xlink:href="#id1096">identifier</text:a>, <text:a xlink:type="simple" xlink:href="#id1452">langusage</text:a>, <text:a xlink:type="simple" xlink:href="#id1394">notesstmt</text:a>, <text:a xlink:type="simple" xlink:href="#id1401">physdesc</text:a>, <text:a xlink:type="simple" xlink:href="#id1366">pubstmt</text:a>, <text:a xlink:type="simple" xlink:href="#id1391">seriesstmt</text:a>, <text:a xlink:type="simple" xlink:href="#id1350">titlestmt</text:a> </text:p>
      <text:h text:style-name="P3" text:outline-level="1"><text:soft-page-break/>May occur within:</text:h>
      <text:p text:style-name="Text_20_body"><text:a xlink:type="simple" xlink:href="#id1397">sourcedesc</text:a> </text:p>
      <text:h text:style-name="P3" text:outline-level="1">Attributes:</text:h>
      <text:list xml:id="list34392977" text:style-name="L196">
        <text:list-item>
          <text:p text:style-name="P19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9">data, optional, xs:IDREFS<text:line-break/>used to link metadata elements to one or more data-containing elements.</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397"/>&lt;sourcedesc&gt; source description</text:h>
      <text:h text:style-name="P3"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3" text:outline-level="1">May contain:</text:h>
      <text:p text:style-name="Text_20_body"><text:a xlink:type="simple" xlink:href="#id1399">source</text:a> </text:p>
      <text:h text:style-name="P3" text:outline-level="1">May occur within:</text:h>
      <text:p text:style-name="Text_20_body"><text:a xlink:type="simple" xlink:href="#id1348">filedesc</text:a> </text:p>
      <text:h text:style-name="P3" text:outline-level="1">Attributes:</text:h>
      <text:list xml:id="list34419291" text:style-name="L197">
        <text:list-item>
          <text:p text:style-name="P200">n, optional, xs:NMTOKEN<text:line-break/>provides a label (name or number) for an element. While its value need not be unique, it is required to be a single token.</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890"/><text:soft-page-break/>&lt;space&gt; space</text:h>
      <text:h text:style-name="P3" text:outline-level="1">Description:</text:h>
      <text:p text:style-name="Text_20_body">A placeholder used to fill an incomplete measure, layer, etc. most often so that the combined duration of the events equals the number of beats in the measure.</text:p>
      <text:h text:style-name="P3" text:outline-level="1">May contain:</text:h>
      <text:p text:style-name="Text_20_body">EMPTY</text:p>
      <text:h text:style-name="P3"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a xlink:type="simple" xlink:href="#id167">verse</text:a> </text:p>
      <text:h text:style-name="P3" text:outline-level="1">Attributes:</text:h>
      <text:list xml:id="list34419760" text:style-name="L198">
        <text:list-item>
          <text:p text:style-name="P201">beam, optional, list of xs:token, "[i|m|t][1-6]", minimum length of 1<text:line-break/>indicates that this event is "under a beam".</text:p>
        </text:list-item>
        <text:list-item>
          <text:p text:style-name="P201">compressable, optional, xs:token, true, false<text:line-break/>indicates whether a space is 'compressable', i.e., if it may be removed at the disgression of processing software.</text:p>
        </text:list-item>
        <text:list-item>
          <text:p text:style-name="P201">copyof, optional, xs:IDREF<text:line-break/>points to an element of which the current element is a copy.</text:p>
        </text:list-item>
        <text:list-item>
          <text:p text:style-name="P201">corresp, optional, xs:IDREFS<text:line-break/>used to point to other elements that correspond to this one in a generic fashion.</text:p>
        </text:list-item>
        <text:list-item>
          <text:p text:style-name="P201">dots, optional, xs:nonNegativeInteger, 0 - 4<text:line-break/>records the number of augmentation dots required by a dotted duration.</text:p>
        </text:list-item>
        <text:list-item>
          <text:p text:style-name="P20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1">facs, optional, xs:IDREFS<text:line-break/>permits the current element to reference a facsimile image or image zone which corresponds to it.</text:p>
        </text:list-item>
        <text:list-item>
          <text:p text:style-name="P201">fermata, optional, xs:token, above, below, within<text:line-break/>indicates the attachment of a fermata to this element. If visual information about the fermata needs to be recorded, then a &lt;fermata&gt; element should be employed instead.</text:p>
        </text:list-item>
        <text:list-item>
          <text:p text:style-name="P201">layer, optional, xs:positiveInteger<text:line-break/>identifies the layer to which a feature applies.</text:p>
        </text:list-item>
        <text:list-item>
          <text:p text:style-name="P201">n, optional, xs:NMTOKEN<text:line-break/>provides a label (name or number) for an element. While its value need not be unique, it is required to be a single token.</text:p>
        </text:list-item>
        <text:list-item>
          <text:p text:style-name="P201">next, optional, xs:IDREFS<text:line-break/>used to point to the next event(s) in a user-defined collection.</text:p>
        </text:list-item>
        <text:list-item>
          <text:p text:style-name="P201">prev, optional, xs:IDREFS<text:line-break/>points to the previous event(s) in a user-defined collection.</text:p>
        </text:list-item>
        <text:list-item>
          <text:p text:style-name="P201"><text:soft-page-break/>sameas, optional, xs:IDREFS<text:line-break/>points to an element that is the same as the current element but is not a literal copy of the current element.</text:p>
        </text:list-item>
        <text:list-item>
          <text:p text:style-name="P201">staff, optional, list of xs:positiveInteger, minimum length of 1<text:line-break/>signifies the staff on which a notated event occurs or to which a control event applies.</text:p>
        </text:list-item>
        <text:list-item>
          <text:p text:style-name="P201">synch, optional, xs:IDREFS<text:line-break/>points to elements that are synchronous with the current element.</text:p>
        </text:list-item>
        <text:list-item>
          <text:p text:style-name="P201">tstamp, optional, xs:decimal, 0 - ∞<text:line-break/>encodes the onset time in terms of musical time, i.e., beats[.fractional beat part]</text:p>
        </text:list-item>
        <text:list-item>
          <text:p text:style-name="P201">tstamp.ges, optional, xs:nonNegativeInteger<text:line-break/>used to record the onset time in pulses per quarter note (ppq, MusicXML divisions, or MIDI clicks) since the start of the file.</text:p>
        </text:list-item>
        <text:list-item>
          <text:p text:style-name="P201">tstamp.real, optional, xs:time<text:line-break/>used to record the onset time in pulses per quarter note (ppq, MusicXML divisions, or MIDI clicks) since the start of the file.</text:p>
        </text:list-item>
        <text:list-item>
          <text:p text:style-name="P201">tuplet, optional, list of xs:token, "[i|m|t][1-6]", minimum length of 1<text:line-break/>indicates that this feature participates in a tuplet.</text:p>
        </text:list-item>
        <text:list-item>
          <text:p text:style-name="P201">when, optional, xs:IDREF<text:line-break/>indicates the point of occurrence of this feature along a timeline. Its value must be the ID of a &lt;when&gt; element.</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035"/>&lt;stack&gt; stacked text</text:h>
      <text:h text:style-name="P3" text:outline-level="1">Description:</text:h>
      <text:p text:style-name="Text_20_body">An inline table with a single column.</text:p>
      <text:h text:style-name="P3"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23945" text:style-name="L199">
        <text:list-item>
          <text:p text:style-name="P202">align, optional, xs:token, left, right, center, rightdigit<text:line-break/>specifies how the stacked text should be aligned.</text:p>
        </text:list-item>
        <text:list-item>
          <text:p text:style-name="P202"><text:soft-page-break/>delim, optional, CDATA<text:line-break/>gives the delimiter used to mark the portions of text that are to be stacked.</text:p>
        </text:list-item>
        <text:list-item>
          <text:p text:style-name="P202">facs, optional, xs:IDREFS<text:line-break/>permits the current element to reference a facsimile image or image zone which corresponds to it.</text:p>
        </text:list-item>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item>
          <text:p text:style-name="P20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673"/>&lt;staff&gt; staff</text:h>
      <text:h text:style-name="P3"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3"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1333">gap</text:a>, <text:a xlink:type="simple" xlink:href="#id1326">handshift</text:a>, <text:a xlink:type="simple" xlink:href="#id677">layer</text:a>, <text:a xlink:type="simple" xlink:href="#id201">lin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1234">sic</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661">section</text:a>, <text:a xlink:type="simple" xlink:href="#id1234">sic</text:a>, <text:a xlink:type="simple" xlink:href="#id1237">supplied</text:a>, <text:a xlink:type="simple" xlink:href="#id1242">unclear</text:a> </text:p>
      <text:h text:style-name="P3" text:outline-level="1">Attributes:</text:h>
      <text:list xml:id="list34400442" text:style-name="L200">
        <text:list-item>
          <text:p text:style-name="P203">copyof, optional, xs:IDREF<text:line-break/>points to an element of which the current element is a copy.</text:p>
        </text:list-item>
        <text:list-item>
          <text:p text:style-name="P203">corresp, optional, xs:IDREFS<text:line-break/>used to point to other elements that correspond to this one in a generic fashion.</text:p>
        </text:list-item>
        <text:list-item>
          <text:p text:style-name="P203">facs, optional, xs:IDREFS<text:line-break/>permits the current element to reference a facsimile image or image zone which corresponds to it.</text:p>
        </text:list-item>
        <text:list-item>
          <text:p text:style-name="P203">n, optional, xs:NMTOKEN<text:line-break/>provides a label (name or number) for an element. While its value need not be unique, it is required to be a single token.</text:p>
        </text:list-item>
        <text:list-item>
          <text:p text:style-name="P203">next, optional, xs:IDREFS<text:line-break/>used to point to the next event(s) in a user-defined collection.</text:p>
        </text:list-item>
        <text:list-item>
          <text:p text:style-name="P203">prev, optional, xs:IDREFS<text:line-break/>points to the previous event(s) in a user-defined collection.</text:p>
        </text:list-item>
        <text:list-item>
          <text:p text:style-name="P203"><text:soft-page-break/>sameas, optional, xs:IDREFS<text:line-break/>points to an element that is the same as the current element but is not a literal copy of the current element.</text:p>
        </text:list-item>
        <text:list-item>
          <text:p text:style-name="P203">synch, optional, xs:IDREFS<text:line-break/>points to elements that are synchronous with the current element.</text:p>
        </text:list-item>
        <text:list-item>
          <text:p text:style-name="P203">visible, optional, xs:token, true, false<text:line-break/>indicates if a feature should be rendered when the notation is presented graphically or sounded.</text:p>
        </text:list-item>
        <text:list-item>
          <text:p text:style-name="P203">when, optional, xs:IDREF<text:line-break/>indicates the point of occurrence of this feature along a timeline. Its value must be the ID of a &lt;when&gt; element.</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452"/>&lt;staffdef&gt; staff definition</text:h>
      <text:h text:style-name="P3" text:outline-level="1">Description:</text:h>
      <text:p text:style-name="Text_20_body">Container for staff meta-information.</text:p>
      <text:h text:style-name="P3" text:outline-level="1">May contain:</text:h>
      <text:p text:style-name="Text_20_body"><text:a xlink:type="simple" xlink:href="#id483">clef</text:a>, <text:a xlink:type="simple" xlink:href="#id422">instrdef</text:a>, <text:a xlink:type="simple" xlink:href="#id397">keysig</text:a>, <text:a xlink:type="simple" xlink:href="#id442">label</text:a>, <text:a xlink:type="simple" xlink:href="#id455">layerdef</text:a>, <text:a xlink:type="simple" xlink:href="#id501">mensur</text:a>, <text:a xlink:type="simple" xlink:href="#id529">proport</text:a> </text:p>
      <text:h text:style-name="P3"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437">staffgrp</text:a>, <text:a xlink:type="simple" xlink:href="#id968">syllable</text:a> </text:p>
      <text:h text:style-name="P3" text:outline-level="1">Attributes:</text:h>
      <text:list xml:id="list34404495" text:style-name="L201">
        <text:list-item>
          <text:p text:style-name="P204">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4">beam.rend, optional, xs:token, acc, rit, norm<text:line-break/>encodes whether a beam is feathered and in which direction.</text:p>
        </text:list-item>
        <text:list-item>
          <text:p text:style-name="P204">beam.rests, optional, xs:token, true, false<text:line-break/>indicates whether beams should include rests shorter than a quarter note duration.</text:p>
        </text:list-item>
        <text:list-item>
          <text:p text:style-name="P204">beam.slope, optional, xs:decimal<text:line-break/>captures default beam slope.</text:p>
        </text:list-item>
        <text:list-item>
          <text:p text:style-name="P204"><text:soft-page-break/>clef.color, optional, xs:token, "(x[0-9A-Fa-f]{6,6}|aqua|black|fuchsia|gray|green|lime|maroon|navy|olive|purple|red|silver|teal|white|yellow)"<text:line-break/>describes the color of the clef.</text:p>
        </text:list-item>
        <text:list-item>
          <text:p text:style-name="P204">clef.dis, optional, xs:positiveInteger, "([\-+]?[0-9]+) &amp; (8|15|22)"<text:line-break/>records the amount of octave displacement to be applied to the clef.</text:p>
        </text:list-item>
        <text:list-item>
          <text:p text:style-name="P204">clef.dis.place, optional, xs:token, above, below<text:line-break/>records the direction of octave displacement to be applied to the clef.</text:p>
        </text:list-item>
        <text:list-item>
          <text:p text:style-name="P204">clef.line, optional, xs:positiveInteger<text:line-break/>contains a default value for the position of the clef.</text:p>
        </text:list-item>
        <text:list-item>
          <text:p text:style-name="P204">clef.shape, optional, xs:token, G, GG, F, C, perc, TAB<text:line-break/>encodes a value for the clef symbol.</text:p>
        </text:list-item>
        <text:list-item>
          <text:p text:style-name="P204">clef.visible, optional, xs:token, true, false<text:line-break/>determines whether the clef is to be displayed.</text:p>
        </text:list-item>
        <text:list-item>
          <text:p text:style-name="P204">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4">dynam.dist, optional, xs:decimal<text:line-break/>records the distance from the staff for dynamic marks in 1/2 inter-line units.</text:p>
        </text:list-item>
        <text:list-item>
          <text:p text:style-name="P204">grid.show, optional, xs:token, true, false<text:line-break/>determines whether to display guitar chord grids.</text:p>
        </text:list-item>
        <text:list-item>
          <text:p text:style-name="P204">harm.dist, optional, xs:decimal<text:line-break/>records the default distance from the staff of harmonic indications, such as guitar chord grids or functional labels.</text:p>
        </text:list-item>
        <text:list-item>
          <text:p text:style-name="P204">instr, optional, xs:IDREF<text:line-break/>provides a way of pointing to a MIDI instrument definition. It must contain the ID of an &lt;instrdef&gt; element elsewhere in the document.</text:p>
        </text:list-item>
        <text:list-item>
          <text:p text:style-name="P204">key.accid, optional, xs:token, s, f, ss, ff, n<text:line-break/>contains an accidental for the tonic key, if one is required, e.g., if key.pname equals 'c' and key.accid equals 's', then a tonic of C# is indicated.</text:p>
        </text:list-item>
        <text:list-item>
          <text:p text:style-name="P204">key.mode, optional, xs:token, major, minor, dorian, phrygian, lydian, mixolydian, aeolian, locrian<text:line-break/>indicates major, minor, or other tonality.</text:p>
        </text:list-item>
        <text:list-item>
          <text:p text:style-name="P204">key.pname, optional, xs:token, "[a-g]"<text:line-break/>holds the pitch name of the tonic key, e.g. 'c' for the key of C.</text:p>
        </text:list-item>
        <text:list-item>
          <text:p text:style-name="P204">key.sig, optional, xs:token, "mixed|0|[1-7][f|s]"<text:line-break/>indicates where the key lies in the circle of fifths.</text:p>
        </text:list-item>
        <text:list-item>
          <text:p text:style-name="P204">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4">key.sig.show, optional, xs:token, true, false<text:line-break/>indicates whether the key signature should be displayed.</text:p>
        </text:list-item>
        <text:list-item>
          <text:p text:style-name="P204">key.sig.showchange, optional, xs:token, true, false<text:line-break/>determines whether cautionary accidentals should be displayed at a key change.</text:p>
        </text:list-item>
        <text:list-item>
          <text:p text:style-name="P204">label.abbr, optional, CDATA<text:line-break/>provides a label for a group of staves on pages after the first page.</text:p>
        </text:list-item>
        <text:list-item>
          <text:p text:style-name="P204"><text:soft-page-break/>label.full, optional, CDATA<text:line-break/>provides a label for a group of staves on the first page; label.abbr is used thereafter.</text:p>
        </text:list-item>
        <text:list-item>
          <text:p text:style-name="P204">layerscheme, optional, xs:token, 1, 2o, 2f, 3o, 3f<text:line-break/>indicates the number of layers and their stem directions.</text:p>
        </text:list-item>
        <text:list-item>
          <text:p text:style-name="P204">lines, optional, xs:positiveInteger<text:line-break/>indicates the number of stafflines.</text:p>
        </text:list-item>
        <text:list-item>
          <text:p text:style-name="P204">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4">lines.visible, optional, xs:token, true, false<text:line-break/>records whether all stafflines are visible.</text:p>
        </text:list-item>
        <text:list-item>
          <text:p text:style-name="P204">lyric.align, optional, xs:decimal<text:line-break/>describes the alignment of lyric syllables associated with a note or chord.</text:p>
        </text:list-item>
        <text:list-item>
          <text:p text:style-name="P204">lyric.fam, optional, xs:token<text:line-break/>sets the font family default value for lyrics.</text:p>
        </text:list-item>
        <text:list-item>
          <text:p text:style-name="P204">lyric.name, optional, xs:token<text:line-break/>sets the font name default value for lyrics.</text:p>
        </text:list-item>
        <text:list-item>
          <text:p text:style-name="P204">lyric.size, optional, xs:decimal<text:line-break/>sets the default font size value for lyrics.</text:p>
        </text:list-item>
        <text:list-item>
          <text:p text:style-name="P204">lyric.style, optional, xs:token, ital, normal, oblique<text:line-break/>sets the default font style value for lyrics.</text:p>
        </text:list-item>
        <text:list-item>
          <text:p text:style-name="P204">lyric.weight, optional, xs:token, bold<text:line-break/>sets the default font weight value for lyrics.</text:p>
        </text:list-item>
        <text:list-item>
          <text:p text:style-name="P204">mensur.dot, optional, xs:token, true, false<text:line-break/>determines if a dot is to be added to the base symbol.</text:p>
        </text:list-item>
        <text:list-item>
          <text:p text:style-name="P204">mensur.form, optional, xs:token, horizontal, vertical<text:line-break/>indicates whether the base symbol is written vertically or horizontally.</text:p>
        </text:list-item>
        <text:list-item>
          <text:p text:style-name="P204">mensur.loc, optional, xs:positiveInteger<text:line-break/>holds the staff location of the mensuration sign.</text:p>
        </text:list-item>
        <text:list-item>
          <text:p text:style-name="P204">mensur.orient, optional, xs:token, "reversed|90CW|90CCW"<text:line-break/>describes the rotation or reflection of the base symbol.</text:p>
        </text:list-item>
        <text:list-item>
          <text:p text:style-name="P204">mensur.sign, optional, xs:token, C, O<text:line-break/>the base symbol in the mensuration sign/time signature of mensural notation.</text:p>
        </text:list-item>
        <text:list-item>
          <text:p text:style-name="P204">mensur.size, optional, xs:token, normal, cue<text:line-break/>describes the relative size of the mensuration sign.</text:p>
        </text:list-item>
        <text:list-item>
          <text:p text:style-name="P204">mensur.slash, optional, xs:positiveInteger<text:line-break/>indicates the number lines added to the mensuration sign. For example, one slash is added for what we now call 'alla breve'.</text:p>
        </text:list-item>
        <text:list-item>
          <text:p text:style-name="P204">meter.count, optional, xs:decimal<text:line-break/>captures the number of beats in a measure, that is, the top number of the meter signature.</text:p>
        </text:list-item>
        <text:list-item>
          <text:p text:style-name="P204">meter.rend, optional, xs:token, denomsym, norm, invis<text:line-break/>contains indication of how the meter signature should be rendered.</text:p>
        </text:list-item>
        <text:list-item>
          <text:p text:style-name="P204">meter.showchange, optional, xs:token, true, false<text:line-break/>determines whether a new meter signature should be displayed when the meter signature changes.</text:p>
        </text:list-item>
        <text:list-item>
          <text:p text:style-name="P204">meter.sym, optional, xs:token, common, cut<text:line-break/>indicates the use of a meter symbol instead of a numeric meter signature, that is, 'C' for common time or 'C' with a slash for cut time.</text:p>
        </text:list-item>
        <text:list-item>
          <text:p text:style-name="P204"><text:soft-page-break/>meter.unit, optional, xs:decimal<text:line-break/>contains the number indicating the beat unit, that is, the bottom number of the meter signature.</text:p>
        </text:list-item>
        <text:list-item>
          <text:p text:style-name="P204">modusmaior, optional, xs:positiveInteger, 2 - 3<text:line-break/>describes the maxima-long relationship.</text:p>
        </text:list-item>
        <text:list-item>
          <text:p text:style-name="P204">modusminor, optional, xs:positiveInteger, 2 - 3<text:line-break/>describes the long-breve relationship.</text:p>
        </text:list-item>
        <text:list-item>
          <text:p text:style-name="P204">multi.number, optional, xs:token, true, false<text:line-break/>indicates whether programmatically calculated counts of multiple measures of rest (mrest) and whole measure repeats (mrpt) in parts should be rendered.</text:p>
        </text:list-item>
        <text:list-item>
          <text:p text:style-name="P204">n, optional, xs:NMTOKEN<text:line-break/>provides a label (name or number) for an element. While its value need not be unique, it is required to be a single token.</text:p>
        </text:list-item>
        <text:list-item>
          <text:p text:style-name="P204">num, optional, xs:positiveInteger<text:line-break/>along with numbase, describes duration as a ratio. num is the first value in the ratio, while numbase is the second.</text:p>
        </text:list-item>
        <text:list-item>
          <text:p text:style-name="P204">numbase, optional, xs:positiveInteger<text:line-break/>along with num, describes duration as a ratio. num is the first value in the ratio, while numbase is the second.</text:p>
        </text:list-item>
        <text:list-item>
          <text:p text:style-name="P204">octave.default, optional, xs:nonNegativeInteger, 0 - 9<text:line-break/>contains a default octave specification for use when the first note, rest, chord, etc. in a measure does not have an octave value specified.</text:p>
        </text:list-item>
        <text:list-item>
          <text:p text:style-name="P204">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4">pedal.style, optional, xs:token, line, pedstar, altpedstar<text:line-break/>determines whether piano pedal marks should be drawn as lines or as terms (e.g. 'Ped.' for pedal down and '*' for pedal up).</text:p>
        </text:list-item>
        <text:list-item>
          <text:p text:style-name="P204">ppq, optional, xs:positiveInteger<text:line-break/>indicates the number of pulses (sometimes referred to as ticks or divisions) per quarter note. Unlike MIDI, MEI permits different values for a score and individual staves.</text:p>
        </text:list-item>
        <text:list-item>
          <text:p text:style-name="P204">prolatio, optional, xs:positiveInteger, 2 - 3<text:line-break/>describes the semibreve-minim relationship.</text:p>
        </text:list-item>
        <text:list-item>
          <text:p text:style-name="P204">proport.num, optional, xs:positiveInteger<text:line-break/>Together, proport.num and proport.numbase specify a proportional change as a ratio, e.g., 1:3. Proport.num is for the first value in the ratio.</text:p>
        </text:list-item>
        <text:list-item>
          <text:p text:style-name="P204">proport.numbase, optional, xs:positiveInteger<text:line-break/>Together, proport.num and proport.numbase specify a proportional change as a ratio, e.g., 1:3. Proport.numbase is for the second value in the ratio.</text:p>
        </text:list-item>
        <text:list-item>
          <text:p text:style-name="P204">reh.enclose, optional, xs:token, box, circle, none<text:line-break/>describes the enclosing shape for rehearsal marks.</text:p>
        </text:list-item>
        <text:list-item>
          <text:p text:style-name="P204">scale, optional, xs:token, "[0-9]+(\.?[0-9]*)?%"<text:line-break/>indicates how the feature should be scaled when rendered.</text:p>
        </text:list-item>
        <text:list-item>
          <text:p text:style-name="P204">slur.rend, optional, xs:token, medium, wide, dashed, dotted<text:line-break/>describes the appearance of slurs.</text:p>
        </text:list-item>
        <text:list-item>
          <text:p text:style-name="P204">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4"><text:soft-page-break/>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4">tempus, optional, xs:positiveInteger, 2 - 3<text:line-break/>describes the breve-semibreve relationship.</text:p>
        </text:list-item>
        <text:list-item>
          <text:p text:style-name="P204">text.dist, optional, xs:decimal<text:line-break/>determines how far from the staff to render text elements.</text:p>
        </text:list-item>
        <text:list-item>
          <text:p text:style-name="P204">text.fam, optional, xs:token<text:line-break/>provides a default value for the font family name of text (other than lyrics) when this information is not provided on the individual elements.</text:p>
        </text:list-item>
        <text:list-item>
          <text:p text:style-name="P204">text.name, optional, xs:token<text:line-break/>provides a default value for the font name of text (other than lyrics) when this information is not provided on the individual elements.</text:p>
        </text:list-item>
        <text:list-item>
          <text:p text:style-name="P204">text.size, optional, xs:decimal<text:line-break/>provides a default value for the font size of text (other than lyrics) when this information is not provided on the individual elements.</text:p>
        </text:list-item>
        <text:list-item>
          <text:p text:style-name="P204">text.style, optional, xs:token, ital, normal, oblique<text:line-break/>provides a default value for the font style of text (other than lyrics) when this information is not provided on the individual elements.</text:p>
        </text:list-item>
        <text:list-item>
          <text:p text:style-name="P204">text.weight, optional, xs:token, bold<text:line-break/>provides a default value for the font weight for text (other than lyrics) when this information is not provided on the individual elements.</text:p>
        </text:list-item>
        <text:list-item>
          <text:p text:style-name="P204">tie.rend, optional, xs:token, medium, wide, dashed, dotted<text:line-break/>describes the appearance of ties.</text:p>
        </text:list-item>
        <text:list-item>
          <text:p text:style-name="P204">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4">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4">visible, optional, xs:token, true, false<text:line-break/>indicates if a feature should be rendered when the notation is presented graphically or sounded.</text:p>
        </text:list-item>
        <text:list-item>
          <text:p text:style-name="P20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437"/>&lt;staffgrp&gt; staff group</text:h>
      <text:h text:style-name="P3"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3" text:outline-level="1"><text:soft-page-break/>May contain:</text:h>
      <text:p text:style-name="Text_20_body"><text:a xlink:type="simple" xlink:href="#id439">grpsym</text:a>, <text:a xlink:type="simple" xlink:href="#id422">instrdef</text:a>, <text:a xlink:type="simple" xlink:href="#id442">label</text:a>, <text:a xlink:type="simple" xlink:href="#id452">staffdef</text:a>, <text:a xlink:type="simple" xlink:href="#id437">staffgrp</text:a> </text:p>
      <text:h text:style-name="P3"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342">scoredef</text:a>, <text:a xlink:type="simple" xlink:href="#id661">section</text:a>, <text:a xlink:type="simple" xlink:href="#id673">staff</text:a>, <text:a xlink:type="simple" xlink:href="#id437">staffgrp</text:a>, <text:a xlink:type="simple" xlink:href="#id968">syllable</text:a> </text:p>
      <text:h text:style-name="P3" text:outline-level="1">Attributes:</text:h>
      <text:list xml:id="list34414613" text:style-name="L202">
        <text:list-item>
          <text:p text:style-name="P205">barthru, optional, xs:token, true, false<text:line-break/>indicates whether barlines go across the space between staves (true) or are only drawn across the lines of each staff (false).</text:p>
        </text:list-item>
        <text:list-item>
          <text:p text:style-name="P205">facs, optional, xs:IDREFS<text:line-break/>permits the current element to reference a facsimile image or image zone which corresponds to it.</text:p>
        </text:list-item>
        <text:list-item>
          <text:p text:style-name="P205">instr, optional, xs:IDREF<text:line-break/>provides a way of pointing to a MIDI instrument definition. It must contain the ID of an &lt;instrdef&gt; element elsewhere in the document.</text:p>
        </text:list-item>
        <text:list-item>
          <text:p text:style-name="P205">label.abbr, optional, CDATA<text:line-break/>provides a label for a group of staves on pages after the first page.</text:p>
        </text:list-item>
        <text:list-item>
          <text:p text:style-name="P205">label.full, optional, CDATA<text:line-break/>provides a label for a group of staves on the first page; label.abbr is used thereafter.</text:p>
        </text:list-item>
        <text:list-item>
          <text:p text:style-name="P205">n, optional, xs:NMTOKEN<text:line-break/>provides a label (name or number) for an element. While its value need not be unique, it is required to be a single token.</text:p>
        </text:list-item>
        <text:list-item>
          <text:p text:style-name="P205">symbol, optional, xs:token, brace, bracket, line, none<text:line-break/>specifies the symbol used to group a set of staves.</text:p>
        </text:list-item>
        <text:list-item>
          <text:p text:style-name="P205">visible, optional, xs:token, true, false<text:line-break/>indicates if a feature should be rendered when the notation is presented graphically or sounded.</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shared</text:p>
      <text:h text:style-name="P243" text:outline-level="1"><text:bookmark text:name="id1508"/>&lt;stdvals&gt; standard values</text:h>
      <text:h text:style-name="P3" text:outline-level="1">Description:</text:h>
      <text:p text:style-name="Text_20_body">Specifies the format used when standardized date or number values are supplied.</text:p>
      <text:h text:style-name="P3" text:outline-level="1">May contain:</text:h>
      <text:p text:style-name="Text_20_body"><text:a xlink:type="simple" xlink:href="#id261">p</text:a> </text:p>
      <text:h text:style-name="P3" text:outline-level="1">May occur within:</text:h>
      <text:p text:style-name="Text_20_body"><text:a xlink:type="simple" xlink:href="#id1490">editorialdecl</text:a> </text:p>
      <text:h text:style-name="P3" text:outline-level="1"><text:soft-page-break/>Attributes:</text:h>
      <text:list xml:id="list34406394" text:style-name="L203">
        <text:list-item>
          <text:p text:style-name="P20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6">n, optional, xs:NMTOKEN<text:line-break/>provides a label (name or number) for an element. While its value need not be unique, it is required to be a single token.</text:p>
        </text:list-item>
        <text:list-item>
          <text:p text:style-name="P206">xml:id, optional, xs:ID<text:line-break/>regularizes the naming of an element and thus facilitates building links between it and other resources. Each id attribute within a document must have a unique value.</text:p>
        </text:list-item>
        <text:list-item>
          <text:p text:style-name="P2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1079"/>&lt;stylename&gt; style name</text:h>
      <text:h text:style-name="P3"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3" text:outline-level="1">Attributes:</text:h>
      <text:list xml:id="list34409135" text:style-name="L204">
        <text:list-item>
          <text:p text:style-name="P20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07">authority, optional, CDATA<text:line-break/>contains the name of the list from which an authorized value is taken.</text:p>
        </text:list-item>
        <text:list-item>
          <text:p text:style-name="P207">cert, optional, xs:token, high, medium, low, unknown<text:line-break/>signifies the degree of certainty or precision associated with a feature.</text:p>
        </text:list-item>
        <text:list-item>
          <text:p text:style-name="P207">dbkey, optional, xs:NMTOKEN<text:line-break/>used to record a value which serves as a primary key in an external database.</text:p>
        </text:list-item>
        <text:list-item>
          <text:p text:style-name="P207">evidence, optional, xs:NMTOKEN<text:line-break/>indicates the nature of the evidence supporting the reliability or accuracy of the intervention or interpretation. Suggested values include: 'internal', 'external', 'conjecture'.</text:p>
        </text:list-item>
        <text:list-item>
          <text:p text:style-name="P207">facs, optional, xs:IDREFS<text:line-break/>permits the current element to reference a facsimile image or image zone which corresponds to it.</text:p>
        </text:list-item>
        <text:list-item>
          <text:p text:style-name="P207">n, optional, xs:NMTOKEN<text:line-break/>provides a label (name or number) for an element. While its value need not be unique, it is required to be a single token.</text:p>
        </text:list-item>
        <text:list-item>
          <text:p text:style-name="P207">nymref, optional, xs:IDREF<text:line-break/>used to record a pointer to the regularized form of the name.</text:p>
        </text:list-item>
        <text:list-item>
          <text:p text:style-name="P20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7">role, optional, CDATA<text:line-break/>used to specify further information about the entity referenced by this name, for example, the occupation of a person or the status of a place.</text:p>
        </text:list-item>
        <text:list-item>
          <text:p text:style-name="P207">source, optional, xs:IDREFS<text:line-break/>contains a list of one or more pointers indicating the sources which attest to a given reading. Each value should correspond to the ID of a &lt;source&gt; element located in the document header.</text:p>
        </text:list-item>
        <text:list-item>
          <text:p text:style-name="P207">subtype, optional, xs:NMTOKEN<text:line-break/>provide any sub-classification for the element, additional to that given by its type attribute.</text:p>
        </text:list-item>
        <text:list-item>
          <text:p text:style-name="P207">type, optional, xs:NMTOKEN<text:line-break/>characterizes the element in some sense, using any convenient classification scheme or typology.</text:p>
        </text:list-item>
        <text:list-item>
          <text:p text:style-name="P207">xml:id, optional, xs:ID<text:line-break/>regularizes the naming of an element and thus facilitates building links between it and other resources. Each id attribute within a document must have a unique value.</text:p>
        </text:list-item>
        <text:list-item>
          <text:p text:style-name="P20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namesdates</text:p>
      <text:h text:style-name="P243" text:outline-level="1"><text:bookmark text:name="id1335"/>&lt;subst&gt; substitution</text:h>
      <text:h text:style-name="P3" text:outline-level="1">Description:</text:h>
      <text:p text:style-name="Text_20_body">Groups transcriptional elements when the combination is to be regarded as a single intervention in the text.</text:p>
      <text:h text:style-name="P3" text:outline-level="1"><text:soft-page-break/>May contain:</text:h>
      <text:p text:style-name="Text_20_body"><text:a xlink:type="simple" xlink:href="#id214">add</text:a>, <text:a xlink:type="simple" xlink:href="#id61">corr</text:a>, <text:a xlink:type="simple" xlink:href="#id1212">damage</text:a>, <text:a xlink:type="simple" xlink:href="#id1220">del</text:a>, <text:a xlink:type="simple" xlink:href="#id1224">orig</text:a>, <text:a xlink:type="simple" xlink:href="#id1227">reg</text:a>, <text:a xlink:type="simple" xlink:href="#id1230">restore</text:a>, <text:a xlink:type="simple" xlink:href="#id1234">sic</text:a>, <text:a xlink:type="simple" xlink:href="#id1237">supplied</text:a>, <text:a xlink:type="simple" xlink:href="#id1242">unclear</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15205" text:style-name="L205">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237"/>&lt;supplied&gt; supplied</text:h>
      <text:h text:style-name="P3"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soft-page-break/><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393874" text:style-name="L206">
        <text:list-item>
          <text:p text:style-name="P209">agent, optional, CDATA<text:line-break/>signifies the causative agent of damage, illegibility, or other loss of original text.</text:p>
        </text:list-item>
        <text:list-item>
          <text:p text:style-name="P209">cert, optional, xs:token, high, medium, low, unknown<text:line-break/>signifies the degree of certainty or precision associated with a feature.</text:p>
        </text:list-item>
        <text:list-item>
          <text:p text:style-name="P209">evidence, optional, xs:NMTOKEN<text:line-break/>indicates the nature of the evidence supporting the reliability or accuracy of the intervention or interpretation. Suggested values include: 'internal', 'external', 'conjecture'.</text:p>
        </text:list-item>
        <text:list-item>
          <text:p text:style-name="P209">facs, optional, xs:IDREFS<text:line-break/>permits the current element to reference a facsimile image or image zone which corresponds to it.</text:p>
        </text:list-item>
        <text:list-item>
          <text:p text:style-name="P209">n, optional, xs:NMTOKEN<text:line-break/>provides a label (name or number) for an element. While its value need not be unique, it is required to be a single token.</text:p>
        </text:list-item>
        <text:list-item>
          <text:p text:style-name="P209">reason, optional, CDATA<text:line-break/>holds a short phrase describing the reason for missing textual material (gap), why material is supplied (supplied), or why transcription is difficult (unclear).</text:p>
        </text:list-item>
        <text:list-item>
          <text:p text:style-name="P20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9">source, optional, xs:IDREFS<text:line-break/>contains a list of one or more pointers indicating the sources which attest to a given reading. Each value should correspond to the ID of a &lt;source&gt; element located in the document header.</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537"/>&lt;surface&gt; surface</text:h>
      <text:h text:style-name="P3"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3" text:outline-level="1">May contain:</text:h>
      <text:p text:style-name="Text_20_body"><text:a xlink:type="simple" xlink:href="#id1102">figdesc</text:a>, <text:a xlink:type="simple" xlink:href="#id1106">graphic</text:a>, <text:a xlink:type="simple" xlink:href="#id1540">zone</text:a> </text:p>
      <text:h text:style-name="P3" text:outline-level="1">May occur within:</text:h>
      <text:p text:style-name="Text_20_body"><text:a xlink:type="simple" xlink:href="#id1535">facsimile</text:a> </text:p>
      <text:h text:style-name="P3" text:outline-level="1"><text:soft-page-break/>Attributes:</text:h>
      <text:list xml:id="list34397229" text:style-name="L207">
        <text:list-item>
          <text:p text:style-name="P210">lrx, optional, xs:nonNegativeInteger<text:line-break/>indicates the lower-right corner x coordinate.</text:p>
        </text:list-item>
        <text:list-item>
          <text:p text:style-name="P210">lry, optional, xs:nonNegativeInteger<text:line-break/>indicates the lower-left corner x coordinate.</text:p>
        </text:list-item>
        <text:list-item>
          <text:p text:style-name="P210">n, optional, xs:NMTOKEN<text:line-break/>provides a label (name or number) for an element. While its value need not be unique, it is required to be a single token.</text:p>
        </text:list-item>
        <text:list-item>
          <text:p text:style-name="P210">startid, optional, xs:IDREF<text:line-break/>holds a reference to the first element in a sequence of events to which the feature applies.</text:p>
        </text:list-item>
        <text:list-item>
          <text:p text:style-name="P210">ulx, optional, xs:nonNegativeInteger<text:line-break/>indicates the upper-left corner x coordinate.</text:p>
        </text:list-item>
        <text:list-item>
          <text:p text:style-name="P210">uly, optional, xs:nonNegativeInteger<text:line-break/>indicates the upper-left corner y coordinate.</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facsimile</text:p>
      <text:h text:style-name="P243" text:outline-level="1"><text:bookmark text:name="id972"/>&lt;syl&gt; syllable</text:h>
      <text:h text:style-name="P3"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3"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22">lem</text:a>, <text:a xlink:type="simple" xlink:href="#id108">note</text:a>, <text:a xlink:type="simple" xlink:href="#id1178">rdg</text:a>, <text:a xlink:type="simple" xlink:href="#id968">syllable</text:a>, <text:a xlink:type="simple" xlink:href="#id167">verse</text:a> </text:p>
      <text:h text:style-name="P3" text:outline-level="1">Attributes:</text:h>
      <text:list xml:id="list34402382" text:style-name="L208">
        <text:list-item>
          <text:p text:style-name="P211">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1">copyof, optional, xs:IDREF<text:line-break/>points to an element of which the current element is a copy.</text:p>
        </text:list-item>
        <text:list-item>
          <text:p text:style-name="P211">corresp, optional, xs:IDREFS<text:line-break/>used to point to other elements that correspond to this one in a generic fashion.</text:p>
        </text:list-item>
        <text:list-item>
          <text:p text:style-name="P211">facs, optional, xs:IDREFS<text:line-break/>permits the current element to reference a facsimile image or image zone which corresponds to it.</text:p>
        </text:list-item>
        <text:list-item>
          <text:p text:style-name="P211">fontfam, optional, xs:token<text:line-break/>contains the name of a font-family.</text:p>
        </text:list-item>
        <text:list-item>
          <text:p text:style-name="P211"><text:soft-page-break/>fontname, optional, xs:token<text:line-break/>records the name of the font.</text:p>
        </text:list-item>
        <text:list-item>
          <text:p text:style-name="P211">fontsize, optional, xs:decimal<text:line-break/>indicates the size of the font in printers' points, i.e., 1/72ths of an inch.</text:p>
        </text:list-item>
        <text:list-item>
          <text:p text:style-name="P211">fontstyle, optional, xs:token, ital, normal, oblique<text:line-break/>records the style of the font, i.e, italic, oblique, or normal.</text:p>
        </text:list-item>
        <text:list-item>
          <text:p text:style-name="P211">fontweight, optional, xs:token, bold<text:line-break/>used to indicate bold type.</text:p>
        </text:list-item>
        <text:list-item>
          <text:p text:style-name="P211">halign, optional, xs:token, left, right, center, justify<text:line-break/>records horizontal alignment.</text:p>
        </text:list-item>
        <text:list-item>
          <text:p text:style-name="P211">ho, optional, xs:decimal<text:line-break/>records a horizontal adjustment of a feature's programmatically-determinded location in terms of staff interline distance; that is, units of 1/2 the distance between adjacent staves.</text:p>
        </text:list-item>
        <text:list-item>
          <text:p text:style-name="P211">n, optional, xs:NMTOKEN<text:line-break/>provides a label (name or number) for an element. While its value need not be unique, it is required to be a single token.</text:p>
        </text:list-item>
        <text:list-item>
          <text:p text:style-name="P211">next, optional, xs:IDREFS<text:line-break/>used to point to the next event(s) in a user-defined collection.</text:p>
        </text:list-item>
        <text:list-item>
          <text:p text:style-name="P211">prev, optional, xs:IDREFS<text:line-break/>points to the previous event(s) in a user-defined collection.</text:p>
        </text:list-item>
        <text:list-item>
          <text:p text:style-name="P211">sameas, optional, xs:IDREFS<text:line-break/>points to an element that is the same as the current element but is not a literal copy of the current element.</text:p>
        </text:list-item>
        <text:list-item>
          <text:p text:style-name="P211">synch, optional, xs:IDREFS<text:line-break/>points to elements that are synchronous with the current element.</text:p>
        </text:list-item>
        <text:list-item>
          <text:p text:style-name="P211">to, optional, xs:decimal<text:line-break/>records a timestamp adjustment of a feature's programmatically-determined location in musical terms; that is, beats.</text:p>
        </text:list-item>
        <text:list-item>
          <text:p text:style-name="P211">vo, optional, xs:decimal<text:line-break/>records the vertical adjustment of a feature's programmatically-determined location in terms of staff interline distance; that is, units of 1/2 the distance between adjacent staves.</text:p>
        </text:list-item>
        <text:list-item>
          <text:p text:style-name="P211">when, optional, xs:IDREF<text:line-break/>indicates the point of occurrence of this feature along a timeline. Its value must be the ID of a &lt;when&gt; element.</text:p>
        </text:list-item>
        <text:list-item>
          <text:p text:style-name="P211">wordpos, optional, xs:token, i, m, t<text:line-break/>records the position of a syllable within a word.</text:p>
        </text:list-item>
        <text:list-item>
          <text:p text:style-name="P211">x, optional, xs:decimal<text:line-break/>encodes an x coordinate for a feature in an output coordinate system. When it is necessary to record the placement of a feature in a facsimile image, use facs attribute.</text:p>
        </text:list-item>
        <text:list-item>
          <text:p text:style-name="P211">xml:id, optional, xs:ID<text:line-break/>regularizes the naming of an element and thus facilitates building links between it and other resources. Each id attribute within a document must have a unique value.</text:p>
        </text:list-item>
        <text:list-item>
          <text:p text:style-name="P211">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968"/><text:soft-page-break/>&lt;syllable&gt; syllable</text:h>
      <text:h text:style-name="P3" text:outline-level="1">Description:</text:h>
      <text:p text:style-name="Text_20_body">Neume notation can be thought of as "neumed text". Therefore, the syllable element provides high-level organization in this repertoire.</text:p>
      <text:h text:style-name="P3" text:outline-level="1">May contain:</text:h>
      <text:p text:style-name="Text_20_body"><text:a xlink:type="simple" xlink:href="#id111">accid</text:a>, <text:a xlink:type="simple" xlink:href="#id214">add</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61">corr</text:a>, <text:a xlink:type="simple" xlink:href="#id172">curve</text:a>, <text:a xlink:type="simple" xlink:href="#id324">custos</text:a>, <text:a xlink:type="simple" xlink:href="#id1212">damage</text:a>, <text:a xlink:type="simple" xlink:href="#id1220">del</text:a>, <text:a xlink:type="simple" xlink:href="#id169">dir</text:a>, <text:a xlink:type="simple" xlink:href="#id229">div</text:a>, <text:a xlink:type="simple" xlink:href="#id158">dot</text:a>, <text:a xlink:type="simple" xlink:href="#id772">dynam</text:a>, <text:a xlink:type="simple" xlink:href="#id820">fermata</text:a>, <text:a xlink:type="simple" xlink:href="#id941">ftrem</text:a>, <text:a xlink:type="simple" xlink:href="#id1333">gap</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201">line</text:a>, <text:a xlink:type="simple" xlink:href="#id961">lyrics</text:a>, <text:a xlink:type="simple" xlink:href="#id501">mensur</text:a>, <text:a xlink:type="simple" xlink:href="#id681">midi</text:a>, <text:a xlink:type="simple" xlink:href="#id859">mordent</text:a>, <text:a xlink:type="simple" xlink:href="#id108">note</text:a>, <text:a xlink:type="simple" xlink:href="#id848">octave</text:a>, <text:a xlink:type="simple" xlink:href="#id1224">orig</text:a>, <text:a xlink:type="simple" xlink:href="#id868">pad</text:a>, <text:a xlink:type="simple" xlink:href="#id237">pb</text:a>, <text:a xlink:type="simple" xlink:href="#id1016">pedal</text:a>, <text:a xlink:type="simple" xlink:href="#id781">phrase</text:a>, <text:a xlink:type="simple" xlink:href="#id529">proport</text:a>, <text:a xlink:type="simple" xlink:href="#id1227">reg</text:a>, <text:a xlink:type="simple" xlink:href="#id1023">reh</text:a>, <text:a xlink:type="simple" xlink:href="#id872">rest</text:a>, <text:a xlink:type="simple" xlink:href="#id1230">restore</text:a>, <text:a xlink:type="simple" xlink:href="#id322">sb</text:a>, <text:a xlink:type="simple" xlink:href="#id342">scoredef</text:a>, <text:a xlink:type="simple" xlink:href="#id1234">sic</text:a>, <text:a xlink:type="simple" xlink:href="#id1120">slur</text:a>, <text:a xlink:type="simple" xlink:href="#id890">space</text:a>, <text:a xlink:type="simple" xlink:href="#id452">staffdef</text:a>, <text:a xlink:type="simple" xlink:href="#id437">staffgrp</text:a>, <text:a xlink:type="simple" xlink:href="#id1335">subst</text:a>, <text:a xlink:type="simple" xlink:href="#id1237">supplied</text:a>, <text:a xlink:type="simple" xlink:href="#id972">syl</text:a>, <text:a xlink:type="simple" xlink:href="#id385">symbol</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3" text:outline-level="1">May occur within:</text:h>
      <text:p text:style-name="Text_20_body"><text:a xlink:type="simple" xlink:href="#id677">layer</text:a>, <text:a xlink:type="simple" xlink:href="#id222">lem</text:a>, <text:a xlink:type="simple" xlink:href="#id958">ligature</text:a>, <text:a xlink:type="simple" xlink:href="#id1178">rdg</text:a> </text:p>
      <text:h text:style-name="P3" text:outline-level="1">Attributes:</text:h>
      <text:list xml:id="list34399119" text:style-name="L209">
        <text:list-item>
          <text:p text:style-name="P212">n, optional, xs:NMTOKEN<text:line-break/>provides a label (name or number) for an element. While its value need not be unique, it is required to be a single token.</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neumes</text:p>
      <text:h text:style-name="P243" text:outline-level="1"><text:bookmark text:name="id385"/>&lt;symbol&gt; symbol</text:h>
      <text:h text:style-name="P3"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3" text:outline-level="1">May contain:</text:h>
      <text:p text:style-name="Text_20_body">EMPTY</text:p>
      <text:h text:style-name="P3"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3" text:outline-level="1"><text:soft-page-break/>Attributes:</text:h>
      <text:list xml:id="list34411811" text:style-name="L210">
        <text:list-item>
          <text:p text:style-name="P21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facs, optional, xs:IDREFS<text:line-break/>permits the current element to reference a facsimile image or image zone which corresponds to it.</text:p>
        </text:list-item>
        <text:list-item>
          <text:p text:style-name="P213">ho, optional, xs:decimal<text:line-break/>records a horizontal adjustment of a feature's programmatically-determinded location in terms of staff interline distance; that is, units of 1/2 the distance between adjacent staves.</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rev, optional, xs:IDREFS<text:line-break/>points to the previous event(s) in a user-defined collection.</text:p>
        </text:list-item>
        <text:list-item>
          <text:p text:style-name="P213">ref, required, xs:IDREF<text:line-break/>contains a reference to a previously-declared user-defined symbol.</text:p>
        </text:list-item>
        <text:list-item>
          <text:p text:style-name="P213">sameas, optional, xs:IDREFS<text:line-break/>points to an element that is the same as the current element but is not a literal copy of the current element.</text:p>
        </text:list-item>
        <text:list-item>
          <text:p text:style-name="P213">scale, optional, xs:token, "[0-9]+(\.?[0-9]*)?%"<text:line-break/>indicates how the feature should be scaled when rendered.</text:p>
        </text:list-item>
        <text:list-item>
          <text:p text:style-name="P213">startid, optional, xs:IDREF<text:line-break/>holds a reference to the first element in a sequence of events to which the feature applies.</text:p>
        </text:list-item>
        <text:list-item>
          <text:p text:style-name="P213">subtype, optional, xs:NMTOKEN<text:line-break/>provide any sub-classification for the element, additional to that given by its type attribute.</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type, optional, xs:NMTOKEN<text:line-break/>characterizes the element in some sense, using any convenient classification scheme or typology.</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when, optional, xs:IDREF<text:line-break/>indicates the point of occurrence of this feature along a timeline. Its value must be the ID of a &lt;when&gt; element.</text:p>
        </text:list-item>
        <text:list-item>
          <text:p text:style-name="P213">x, optional, xs:decimal<text:line-break/>encodes an x coordinate for a feature in an output coordinate system. When it is necessary to record the placement of a feature in a facsimile image, use facs attribute.</text:p>
        </text:list-item>
        <text:list-item>
          <text:p text:style-name="P213"><text:soft-page-break/>xml:id, optional, xs:ID<text:line-break/>regularizes the naming of an element and thus facilitates building links between it and other resources. Each id attribute within a document must have a unique value.</text:p>
        </text:list-item>
        <text:list-item>
          <text:p text:style-name="P213">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usersymbols</text:p>
      <text:h text:style-name="P243" text:outline-level="1"><text:bookmark text:name="id383"/>&lt;symboldef&gt; symbol definition</text:h>
      <text:h text:style-name="P3" text:outline-level="1">Description:</text:h>
      <text:p text:style-name="Text_20_body">Declaration of an individual symbol in a symboltable.</text:p>
      <text:h text:style-name="P3" text:outline-level="1">May contain:</text:h>
      <text:p text:style-name="Text_20_body"><text:a xlink:type="simple" xlink:href="#id391">anchoredtext</text:a>, <text:a xlink:type="simple" xlink:href="#id172">curve</text:a>, <text:a xlink:type="simple" xlink:href="#id201">line</text:a>, <text:a xlink:type="simple" xlink:href="#id385">symbol</text:a> </text:p>
      <text:h text:style-name="P3" text:outline-level="1">May occur within:</text:h>
      <text:p text:style-name="Text_20_body"><text:a xlink:type="simple" xlink:href="#id381">symboltable</text:a> </text:p>
      <text:h text:style-name="P3" text:outline-level="1">Attributes:</text:h>
      <text:list xml:id="list34394094" text:style-name="L211">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usersymbols</text:p>
      <text:h text:style-name="P243" text:outline-level="1"><text:bookmark text:name="id381"/>&lt;symboltable&gt; symbol table</text:h>
      <text:h text:style-name="P3"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3" text:outline-level="1">May contain:</text:h>
      <text:p text:style-name="Text_20_body"><text:a xlink:type="simple" xlink:href="#id383">symboldef</text:a> </text:p>
      <text:h text:style-name="P3" text:outline-level="1">May occur within:</text:h>
      <text:p text:style-name="Text_20_body"><text:a xlink:type="simple" xlink:href="#id342">scoredef</text:a> </text:p>
      <text:h text:style-name="P3" text:outline-level="1"><text:soft-page-break/>Attributes:</text:h>
      <text:list xml:id="list34413737" text:style-name="L212">
        <text:list-item>
          <text:p text:style-name="P215">n, optional, xs:NMTOKEN<text:line-break/>provides a label (name or number) for an element. While its value need not be unique, it is required to be a single token.</text:p>
        </text:list-item>
        <text:list-item>
          <text:p text:style-name="P21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usersymbols</text:p>
      <text:h text:style-name="P243" text:outline-level="1"><text:bookmark text:name="id1386"/>&lt;sysreq&gt; system requirements</text:h>
      <text:h text:style-name="P3" text:outline-level="1">Description:</text:h>
      <text:p text:style-name="Text_20_body">System requirements for using the electronic item.</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71">availability</text:a> </text:p>
      <text:h text:style-name="P3" text:outline-level="1">Attributes:</text:h>
      <text:list xml:id="list34421791" text:style-name="L213">
        <text:list-item>
          <text:p text:style-name="P2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6">n, optional, xs:NMTOKEN<text:line-break/>provides a label (name or number) for an element. While its value need not be unique, it is required to be a single token.</text:p>
        </text:list-item>
        <text:list-item>
          <text:p text:style-name="P216">xml:id, optional, xs:ID<text:line-break/>regularizes the naming of an element and thus facilitates building links between it and other resources. Each id attribute within a document must have a unique value.</text:p>
        </text:list-item>
        <text:list-item>
          <text:p text:style-name="P2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header</text:p>
      <text:h text:style-name="P243" text:outline-level="1"><text:bookmark text:name="id265"/><text:soft-page-break/>&lt;table&gt; table</text:h>
      <text:h text:style-name="P3" text:outline-level="1">Description:</text:h>
      <text:p text:style-name="Text_20_body">Visual layout in tabular form.</text:p>
      <text:h text:style-name="P3" text:outline-level="1">May contain:</text:h>
      <text:p text:style-name="Text_20_body"><text:a xlink:type="simple" xlink:href="#id268">caption</text:a>, <text:a xlink:type="simple" xlink:href="#id271">tr</text:a> </text:p>
      <text:h text:style-name="P3"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3" text:outline-level="1">Attributes:</text:h>
      <text:list xml:id="list34412044" text:style-name="L214">
        <text:list-item>
          <text:p text:style-name="P217">facs, optional, xs:IDREFS<text:line-break/>permits the current element to reference a facsimile image or image zone which corresponds to it.</text:p>
        </text:list-item>
        <text:list-item>
          <text:p text:style-name="P217">n, optional, xs:NMTOKEN<text:line-break/>provides a label (name or number) for an element. While its value need not be unique, it is required to be a single token.</text:p>
        </text:list-item>
        <text:list-item>
          <text:p text:style-name="P217">x, optional, xs:decimal<text:line-break/>encodes an x coordinate for a feature in an output coordinate system. When it is necessary to record the placement of a feature in a facsimile image, use facs attribute.</text:p>
        </text:list-item>
        <text:list-item>
          <text:p text:style-name="P217">xml:id, optional, xs:ID<text:line-break/>regularizes the naming of an element and thus facilitates building links between it and other resources. Each id attribute within a document must have a unique value.</text:p>
        </text:list-item>
        <text:list-item>
          <text:p text:style-name="P2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7">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figtable</text:p>
      <text:h text:style-name="P243" text:outline-level="1"><text:bookmark text:name="id279"/>&lt;td&gt; table data</text:h>
      <text:h text:style-name="P3" text:outline-level="1">Description:</text:h>
      <text:p text:style-name="Text_20_body">Designates a table cell that contains data as opposed to a cell that contains column or row heading information. The colspan and rowspan attributes tabular display rendering information.</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text:soft-page-break/>May occur within:</text:h>
      <text:p text:style-name="Text_20_body"><text:a xlink:type="simple" xlink:href="#id271">tr</text:a> </text:p>
      <text:h text:style-name="P3" text:outline-level="1">Attributes:</text:h>
      <text:list xml:id="list34423754" text:style-name="L215">
        <text:list-item>
          <text:p text:style-name="P218">colspan, optional, xs:positiveInteger<text:line-break/>the number of columns spanned by this cell.</text:p>
        </text:list-item>
        <text:list-item>
          <text:p text:style-name="P218">facs, optional, xs:IDREFS<text:line-break/>permits the current element to reference a facsimile image or image zone which corresponds to it.</text:p>
        </text:list-item>
        <text:list-item>
          <text:p text:style-name="P218">n, optional, xs:NMTOKEN<text:line-break/>provides a label (name or number) for an element. While its value need not be unique, it is required to be a single token.</text:p>
        </text:list-item>
        <text:list-item>
          <text:p text:style-name="P218">rowspan, optional, xs:positiveInteger<text:line-break/>the number of rows spanned by this cell.</text:p>
        </text:list-item>
        <text:list-item>
          <text:p text:style-name="P218">x, optional, xs:decimal<text:line-break/>encodes an x coordinate for a feature in an output coordinate system. When it is necessary to record the placement of a feature in a facsimile image, use facs attribute.</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8">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figtable</text:p>
      <text:h text:style-name="P243" text:outline-level="1"><text:bookmark text:name="id789"/>&lt;tempo&gt; tempo</text:h>
      <text:h text:style-name="P3"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3" text:outline-level="1">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3"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3" text:outline-level="1">Attributes:</text:h>
      <text:list xml:id="list34413239" text:style-name="L216">
        <text:list-item>
          <text:p text:style-name="P219">copyof, optional, xs:IDREF<text:line-break/>points to an element of which the current element is a copy.</text:p>
        </text:list-item>
        <text:list-item>
          <text:p text:style-name="P219">corresp, optional, xs:IDREFS<text:line-break/>used to point to other elements that correspond to this one in a generic fashion.</text:p>
        </text:list-item>
        <text:list-item>
          <text:p text:style-name="P219">endho, optional, xs:decimal<text:line-break/>records the horizontal adjustment of a feature's programmatically-determined end point.</text:p>
        </text:list-item>
        <text:list-item>
          <text:p text:style-name="P219">endto, optional, xs:decimal<text:line-break/>records a timestamp adjustment of a feature's programmatically-determined end point.</text:p>
        </text:list-item>
        <text:list-item>
          <text:p text:style-name="P219">facs, optional, xs:IDREFS<text:line-break/>permits the current element to reference a facsimile image or image zone which corresponds to it.</text:p>
        </text:list-item>
        <text:list-item>
          <text:p text:style-name="P219">ho, optional, xs:decimal<text:line-break/>records a horizontal adjustment of a feature's programmatically-determinded location in terms of staff interline distance; that is, units of 1/2 the distance between adjacent staves.</text:p>
        </text:list-item>
        <text:list-item>
          <text:p text:style-name="P219">layer, optional, list of xs:positiveInteger, minimum length of 1<text:line-break/>signifies the layer within which a control event is active.</text:p>
        </text:list-item>
        <text:list-item>
          <text:p text:style-name="P219">midi.tempo, optional, xs:positiveInteger, 10 - 1000<text:line-break/>contains a MIDI value, that is, the number of quarter notes per minute in the range from 10 to 1000.</text:p>
        </text:list-item>
        <text:list-item>
          <text:p text:style-name="P219">mm, optional, xs:positiveInteger<text:line-break/>used to describe tempo in terms of beats (meter signature denominator) per minute, ala M.M. (Maezel's Metronome).</text:p>
        </text:list-item>
        <text:list-item>
          <text:p text:style-name="P219">n, optional, xs:NMTOKEN<text:line-break/>provides a label (name or number) for an element. While its value need not be unique, it is required to be a single token.</text:p>
        </text:list-item>
        <text:list-item>
          <text:p text:style-name="P219">next, optional, xs:IDREFS<text:line-break/>used to point to the next event(s) in a user-defined collection.</text:p>
        </text:list-item>
        <text:list-item>
          <text:p text:style-name="P219">place, optional, xs:token, above, below, within<text:line-break/>captures the placement of the item with respect to the staff with which it is associated.</text:p>
        </text:list-item>
        <text:list-item>
          <text:p text:style-name="P219">plist, optional, xs:IDREFS<text:line-break/>contains a space separated list of ID references that identify logical events that participate in a collection, such as notes under a phrase mark.</text:p>
        </text:list-item>
        <text:list-item>
          <text:p text:style-name="P219">prev, optional, xs:IDREFS<text:line-break/>points to the previous event(s) in a user-defined collection.</text:p>
        </text:list-item>
        <text:list-item>
          <text:p text:style-name="P219">sameas, optional, xs:IDREFS<text:line-break/>points to an element that is the same as the current element but is not a literal copy of the current element.</text:p>
        </text:list-item>
        <text:list-item>
          <text:p text:style-name="P219">staff, required, list of xs:positiveInteger, minimum length of 1<text:line-break/>signifies the staff on which a notated event occurs or to which a control event applies.</text:p>
        </text:list-item>
        <text:list-item>
          <text:p text:style-name="P219">startho, optional, xs:decimal<text:line-break/>records the horizontal adjustment of a feature's programmatically-determined start point.</text:p>
        </text:list-item>
        <text:list-item>
          <text:p text:style-name="P219">startid, optional, xs:IDREF<text:line-break/>holds a reference to the first element in a sequence of events to which the feature applies.</text:p>
        </text:list-item>
        <text:list-item>
          <text:p text:style-name="P219">startto, optional, xs:decimal<text:line-break/>records a timestamp adjustment of a feature's programmatically-determined start point.</text:p>
        </text:list-item>
        <text:list-item>
          <text:p text:style-name="P219"><text:soft-page-break/>synch, optional, xs:IDREFS<text:line-break/>points to elements that are synchronous with the current element.</text:p>
        </text:list-item>
        <text:list-item>
          <text:p text:style-name="P219">to, optional, xs:decimal<text:line-break/>records a timestamp adjustment of a feature's programmatically-determined location in musical terms; that is, beats.</text:p>
        </text:list-item>
        <text:list-item>
          <text:p text:style-name="P219">tstamp, optional, xs:decimal, 0 - ∞<text:line-break/>encodes the onset time in terms of musical time, i.e., beats[.fractional beat part]</text:p>
        </text:list-item>
        <text:list-item>
          <text:p text:style-name="P219">tstamp.ges, optional, xs:nonNegativeInteger<text:line-break/>used to record the onset time in pulses per quarter note (ppq, MusicXML divisions, or MIDI clicks) since the start of the file.</text:p>
        </text:list-item>
        <text:list-item>
          <text:p text:style-name="P219">tstamp.real, optional, xs:time<text:line-break/>used to record the onset time in pulses per quarter note (ppq, MusicXML divisions, or MIDI clicks) since the start of the file.</text:p>
        </text:list-item>
        <text:list-item>
          <text:p text:style-name="P219">vo, optional, xs:decimal<text:line-break/>records the vertical adjustment of a feature's programmatically-determined location in terms of staff interline distance; that is, units of 1/2 the distance between adjacent staves.</text:p>
        </text:list-item>
        <text:list-item>
          <text:p text:style-name="P219">when, optional, xs:IDREF<text:line-break/>indicates the point of occurrence of this feature along a timeline. Its value must be the ID of a &lt;when&gt; element.</text:p>
        </text:list-item>
        <text:list-item>
          <text:p text:style-name="P219">x, optional, xs:decimal<text:line-break/>encodes an x coordinate for a feature in an output coordinate system. When it is necessary to record the placement of a feature in a facsimile image, use facs attribu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9">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shared</text:p>
      <text:h text:style-name="P243" text:outline-level="1"><text:bookmark text:name="id1464"/>&lt;term&gt; term</text:h>
      <text:h text:style-name="P3"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464">term</text:a>, <text:a xlink:type="simple" xlink:href="#id1091">title</text:a> </text:p>
      <text:h text:style-name="P3" text:outline-level="1"><text:soft-page-break/>May occur within:</text:h>
      <text:p text:style-name="Text_20_body"><text:a xlink:type="simple" xlink:href="#id1462">keywords</text:a>, <text:a xlink:type="simple" xlink:href="#id1464">term</text:a> </text:p>
      <text:h text:style-name="P3" text:outline-level="1">Attributes:</text:h>
      <text:list xml:id="list34405763" text:style-name="L217">
        <text:list-item>
          <text:p text:style-name="P2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0">classcode, optional, xs:IDREF<text:line-break/>contains a reference to the controlled vocabulary from which the term is drawn. The value must match the value of an ID attribute on a classcode element given elsewhere in the document.</text:p>
        </text:list-item>
        <text:list-item>
          <text:p text:style-name="P220">n, optional, xs:NMTOKEN<text:line-break/>provides a label (name or number) for an element. While its value need not be unique, it is required to be a single token.</text:p>
        </text:list-item>
        <text:list-item>
          <text:p text:style-name="P220">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273"/>&lt;th&gt; table header</text:h>
      <text:h text:style-name="P3" text:outline-level="1">Description:</text:h>
      <text:p text:style-name="Text_20_body">Designates a table cell containing column or row heading information as opposed to one containing data. The colspan and rowspan attributes tabular display rendering information.</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3" text:outline-level="1">May occur within:</text:h>
      <text:p text:style-name="Text_20_body"><text:a xlink:type="simple" xlink:href="#id271">tr</text:a> </text:p>
      <text:h text:style-name="P3" text:outline-level="1">Attributes:</text:h>
      <text:list xml:id="list34424492" text:style-name="L218">
        <text:list-item>
          <text:p text:style-name="P221">colspan, optional, xs:positiveInteger<text:line-break/>the number of columns spanned by this cell.</text:p>
        </text:list-item>
        <text:list-item>
          <text:p text:style-name="P221">facs, optional, xs:IDREFS<text:line-break/>permits the current element to reference a facsimile image or image zone which corresponds to it.</text:p>
        </text:list-item>
        <text:list-item>
          <text:p text:style-name="P221">n, optional, xs:NMTOKEN<text:line-break/>provides a label (name or number) for an element. While its value need not be unique, it is required to be a single token.</text:p>
        </text:list-item>
        <text:list-item>
          <text:p text:style-name="P221"><text:soft-page-break/>rowspan, optional, xs:positiveInteger<text:line-break/>the number of rows spanned by this cell.</text:p>
        </text:list-item>
        <text:list-item>
          <text:p text:style-name="P221">x, optional, xs:decimal<text:line-break/>encodes an x coordinate for a feature in an output coordinate system. When it is necessary to record the placement of a feature in a facsimile image, us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figtable</text:p>
      <text:h text:style-name="P243" text:outline-level="1"><text:bookmark text:name="id1126"/>&lt;tie&gt; tie</text:h>
      <text:h text:style-name="P3" text:outline-level="1">Description:</text:h>
      <text:p text:style-name="Text_20_body">An indication that two notes of the same pitch form a single note with their combined values. Most often it is rendered as a curved line connecting the two notes. See Read, p. 110-111, 122.</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7698" text:style-name="L219">
        <text:list-item>
          <text:p text:style-name="P222">bezier, optional, list of xs:integer, minimum length of 1<text:line-break/>records the placement of Bezier control points as a series of space-separated xy coordinates, eg. 19 45 -32 118.</text:p>
        </text:list-item>
        <text:list-item>
          <text:p text:style-name="P22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2">copyof, optional, xs:IDREF<text:line-break/>points to an element of which the current element is a copy.</text:p>
        </text:list-item>
        <text:list-item>
          <text:p text:style-name="P222"><text:soft-page-break/>corresp, optional, xs:IDREFS<text:line-break/>used to point to other elements that correspond to this one in a generic fashion.</text:p>
        </text:list-item>
        <text:list-item>
          <text:p text:style-name="P222">curvedir, optional, xs:token, above, below<text:line-break/>describes a curve with a generic term indicating whether the curve bows upward or downward. Upward curves go above the items they cover, while downward curves go under them.</text:p>
        </text:list-item>
        <text:list-item>
          <text:p text:style-name="P222">endho, optional, xs:decimal<text:line-break/>records the horizontal adjustment of a feature's programmatically-determined end point.</text:p>
        </text:list-item>
        <text:list-item>
          <text:p text:style-name="P222">endid, optional, xs:IDREF<text:line-break/>indicates the final element in a sequence of events to which the feature applies.</text:p>
        </text:list-item>
        <text:list-item>
          <text:p text:style-name="P222">endto, optional, xs:decimal<text:line-break/>records a timestamp adjustment of a feature's programmatically-determined end point.</text:p>
        </text:list-item>
        <text:list-item>
          <text:p text:style-name="P222">endvo, optional, xs:decimal<text:line-break/>records a vertical adjustment of a feature's programmatically-determined end point.</text:p>
        </text:list-item>
        <text:list-item>
          <text:p text:style-name="P222">facs, optional, xs:IDREFS<text:line-break/>permits the current element to reference a facsimile image or image zone which corresponds to it.</text:p>
        </text:list-item>
        <text:list-item>
          <text:p text:style-name="P222">ho, optional, xs:decimal<text:line-break/>records a horizontal adjustment of a feature's programmatically-determinded location in terms of staff interline distance; that is, units of 1/2 the distance between adjacent staves.</text:p>
        </text:list-item>
        <text:list-item>
          <text:p text:style-name="P222">layer, optional, list of xs:positiveInteger, minimum length of 1<text:line-break/>signifies the layer within which a control event is active.</text:p>
        </text:list-item>
        <text:list-item>
          <text:p text:style-name="P222">n, optional, xs:NMTOKEN<text:line-break/>provides a label (name or number) for an element. While its value need not be unique, it is required to be a single token.</text:p>
        </text:list-item>
        <text:list-item>
          <text:p text:style-name="P222">next, optional, xs:IDREFS<text:line-break/>used to point to the next event(s) in a user-defined collection.</text:p>
        </text:list-item>
        <text:list-item>
          <text:p text:style-name="P222">plist, optional, xs:IDREFS<text:line-break/>contains a space separated list of ID references that identify logical events that participate in a collection, such as notes under a phrase mark.</text:p>
        </text:list-item>
        <text:list-item>
          <text:p text:style-name="P222">prev, optional, xs:IDREFS<text:line-break/>points to the previous event(s) in a user-defined collection.</text:p>
        </text:list-item>
        <text:list-item>
          <text:p text:style-name="P222">rend, optional, xs:token, medium, wide, dashed, dotted<text:line-break/>records the appearance of the curve.</text:p>
        </text:list-item>
        <text:list-item>
          <text:p text:style-name="P222">sameas, optional, xs:IDREFS<text:line-break/>points to an element that is the same as the current element but is not a literal copy of the current element.</text:p>
        </text:list-item>
        <text:list-item>
          <text:p text:style-name="P222">staff, required, list of xs:positiveInteger, minimum length of 1<text:line-break/>signifies the staff on which a notated event occurs or to which a control event applies.</text:p>
        </text:list-item>
        <text:list-item>
          <text:p text:style-name="P222">startho, optional, xs:decimal<text:line-break/>records the horizontal adjustment of a feature's programmatically-determined start point.</text:p>
        </text:list-item>
        <text:list-item>
          <text:p text:style-name="P222">startid, optional, xs:IDREF<text:line-break/>holds a reference to the first element in a sequence of events to which the feature applies.</text:p>
        </text:list-item>
        <text:list-item>
          <text:p text:style-name="P222">startto, optional, xs:decimal<text:line-break/>records a timestamp adjustment of a feature's programmatically-determined start point.</text:p>
        </text:list-item>
        <text:list-item>
          <text:p text:style-name="P222">startvo, optional, xs:decimal<text:line-break/>records a vertical adjustment of a feature's programmatically-determined start point.</text:p>
        </text:list-item>
        <text:list-item>
          <text:p text:style-name="P222">subtype, optional, xs:NMTOKEN<text:line-break/>provide any sub-classification for the element, additional to that given by its type attribute.</text:p>
        </text:list-item>
        <text:list-item>
          <text:p text:style-name="P222">synch, optional, xs:IDREFS<text:line-break/>points to elements that are synchronous with the current element.</text:p>
        </text:list-item>
        <text:list-item>
          <text:p text:style-name="P222"><text:soft-page-break/>to, optional, xs:decimal<text:line-break/>records a timestamp adjustment of a feature's programmatically-determined location in musical terms; that is, beats.</text:p>
        </text:list-item>
        <text:list-item>
          <text:p text:style-name="P222">tstamp, optional, xs:decimal, 0 - ∞<text:line-break/>encodes the onset time in terms of musical time, i.e., beats[.fractional beat part]</text:p>
        </text:list-item>
        <text:list-item>
          <text:p text:style-name="P222">tstamp.ges, optional, xs:nonNegativeInteger<text:line-break/>used to record the onset time in pulses per quarter note (ppq, MusicXML divisions, or MIDI clicks) since the start of the file.</text:p>
        </text:list-item>
        <text:list-item>
          <text:p text:style-name="P222">tstamp.real, optional, xs:time<text:line-break/>used to record the onset time in pulses per quarter note (ppq, MusicXML divisions, or MIDI clicks) since the start of the file.</text:p>
        </text:list-item>
        <text:list-item>
          <text:p text:style-name="P222">type, optional, xs:NMTOKEN<text:line-break/>characterizes the element in some sense, using any convenient classification scheme or typology.</text:p>
        </text:list-item>
        <text:list-item>
          <text:p text:style-name="P222">vo, optional, xs:decimal<text:line-break/>records the vertical adjustment of a feature's programmatically-determined location in terms of staff interline distance; that is, units of 1/2 the distance between adjacent staves.</text:p>
        </text:list-item>
        <text:list-item>
          <text:p text:style-name="P222">when, optional, xs:IDREF<text:line-break/>indicates the point of occurrence of this feature along a timeline. Its value must be the ID of a &lt;when&gt; element.</text:p>
        </text:list-item>
        <text:list-item>
          <text:p text:style-name="P222">x, optional, xs:decimal<text:line-break/>encodes an x coordinate for a feature in an output coordinate system. When it is necessary to record the placement of a feature in a facsimile image, use facs attribute.</text:p>
        </text:list-item>
        <text:list-item>
          <text:p text:style-name="P222">x2, optional, xs:decimal<text:line-break/>encodes the optional 2nd x coordinate.</text:p>
        </text:list-item>
        <text:list-item>
          <text:p text:style-name="P222">xml:id, optional, xs:ID<text:line-break/>regularizes the naming of an element and thus facilitates building links between it and other resources. Each id attribute within a document must have a unique value.</text:p>
        </text:list-item>
        <text:list-item>
          <text:p text:style-name="P222">y, optional, xs:decimal<text:line-break/>encodes an y coordinate for a feature in an output coordinate system. When it is necessary to record the placement of a feature in a facsimile image, use facs attribute.</text:p>
        </text:list-item>
        <text:list-item>
          <text:p text:style-name="P222">y2, optional, xs:decimal<text:line-break/>encodes the optional 2nd y coordinate.</text:p>
        </text:list-item>
      </text:list>
      <text:h text:style-name="P3" text:outline-level="1">Module:</text:h>
      <text:p text:style-name="Text_20_body">cmn</text:p>
      <text:h text:style-name="P243" text:outline-level="1"><text:bookmark text:name="id345"/>&lt;timeline&gt; timeline</text:h>
      <text:h text:style-name="P3"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text:p>
      <text:h text:style-name="P3" text:outline-level="1">May contain:</text:h>
      <text:p text:style-name="Text_20_body"><text:a xlink:type="simple" xlink:href="#id347">when</text:a> </text:p>
      <text:h text:style-name="P3" text:outline-level="1"><text:soft-page-break/>May occur within:</text:h>
      <text:p text:style-name="Text_20_body"><text:a xlink:type="simple" xlink:href="#id342">scoredef</text:a> </text:p>
      <text:h text:style-name="P3" text:outline-level="1">Attributes:</text:h>
      <text:list xml:id="list34416974" text:style-name="L220">
        <text:list-item>
          <text:p text:style-name="P223">mediacontent, optional, xs:anyURI<text:line-break/>holds the web-addressable location of the external digital media.</text:p>
        </text:list-item>
        <text:list-item>
          <text:p text:style-name="P223">medialength, optional, xs:positiveInteger<text:line-break/>indicates the length of the external digital file.</text:p>
        </text:list-item>
        <text:list-item>
          <text:p text:style-name="P223">n, optional, xs:NMTOKEN<text:line-break/>provides a label (name or number) for an element. While its value need not be unique, it is required to be a single token.</text:p>
        </text:list-item>
        <text:list-item>
          <text:p text:style-name="P223">origin, required, xs:IDREF<text:line-break/>designates the origin of the timeline, i.e. the time at which it begins.</text:p>
        </text:list-item>
        <text:list-item>
          <text:p text:style-name="P223">unit, optional, xs:NMTOKEN<text:line-break/>indicates the units used for a measurement, usually using the standard symbol for the desired unit.</text:p>
        </text:list-item>
        <text:list-item>
          <text:p text:style-name="P22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linkalign</text:p>
      <text:h text:style-name="P243" text:outline-level="1"><text:bookmark text:name="id1091"/>&lt;title&gt; title</text:h>
      <text:h text:style-name="P3"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3"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3"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391">seriesstmt</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350">titlestmt</text:a>, <text:a xlink:type="simple" xlink:href="#id1445">treatmenthist</text:a>, <text:a xlink:type="simple" xlink:href="#id1448">treatmentsched</text:a>, <text:a xlink:type="simple" xlink:href="#id1242">unclear</text:a>, <text:a xlink:type="simple" xlink:href="#id1383">userestrict</text:a> </text:p>
      <text:h text:style-name="P3" text:outline-level="1"><text:soft-page-break/>Attributes:</text:h>
      <text:list xml:id="list34412180" text:style-name="L221">
        <text:list-item>
          <text:p text:style-name="P224">authority, optional, CDATA<text:line-break/>contains the name of the list from which an authorized value is taken.</text:p>
        </text:list-item>
        <text:list-item>
          <text:p text:style-name="P224">dbkey, optional, xs:NMTOKEN<text:line-break/>used to record a value which serves as a primary key in an external database.</text:p>
        </text:list-item>
        <text:list-item>
          <text:p text:style-name="P224">facs, optional, xs:IDREFS<text:line-break/>permits the current element to reference a facsimile image or image zone which corresponds to it.</text:p>
        </text:list-item>
        <text:list-item>
          <text:p text:style-name="P224">level, optional, xs:token, a, m, j, s, u<text:line-break/>indicates whether this is the title of an article, monograph, journal, series, or unpublished material.</text:p>
        </text:list-item>
        <text:list-item>
          <text:p text:style-name="P224">n, optional, xs:NMTOKEN<text:line-break/>provides a label (name or number) for an element. While its value need not be unique, it is required to be a single token.</text:p>
        </text:list-item>
        <text:list-item>
          <text:p text:style-name="P224">nymref, optional, xs:IDREF<text:line-break/>used to record a pointer to the regularized form of the name.</text:p>
        </text:list-item>
        <text:list-item>
          <text:p text:style-name="P224">role, optional, CDATA<text:line-break/>used to specify further information about the entity referenced by this name, for example, the occupation of a person or the status of a place.</text:p>
        </text:list-item>
        <text:list-item>
          <text:p text:style-name="P224">subtype, optional, xs:NMTOKEN<text:line-break/>provide any sub-classification for the element, additional to that given by its type attribute.</text:p>
        </text:list-item>
        <text:list-item>
          <text:p text:style-name="P224">type, optional, xs:NMTOKEN<text:line-break/>characterizes the element in some sense, using any convenient classification scheme or typology.</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442"/>&lt;titlepage&gt; title page</text:h>
      <text:h text:style-name="P3" text:outline-level="1">Description:</text:h>
      <text:p text:style-name="Text_20_body">Contains a transcription of the title page of a text. It may be used within the physdesc element when no other transcription is provided.</text:p>
      <text:h text:style-name="P3" text:outline-level="1">May contain:</text:h>
      <text:p text:style-name="Text_20_body"><text:a xlink:type="simple" xlink:href="#id244">blockquote</text:a>, <text:a xlink:type="simple" xlink:href="#id233">lb</text:a>, <text:a xlink:type="simple" xlink:href="#id286">lg</text:a>, <text:a xlink:type="simple" xlink:href="#id249">list</text:a>, <text:a xlink:type="simple" xlink:href="#id261">p</text:a>, <text:a xlink:type="simple" xlink:href="#id237">pb</text:a>, <text:a xlink:type="simple" xlink:href="#id265">table</text:a> </text:p>
      <text:h text:style-name="P3" text:outline-level="1">May occur within:</text:h>
      <text:p text:style-name="Text_20_body"><text:a xlink:type="simple" xlink:href="#id1552">front</text:a>, <text:a xlink:type="simple" xlink:href="#id1401">physdesc</text:a> </text:p>
      <text:h text:style-name="P3" text:outline-level="1"><text:soft-page-break/>Attributes:</text:h>
      <text:list xml:id="list34412682" text:style-name="L222">
        <text:list-item>
          <text:p text:style-name="P225">facs, optional, xs:IDREFS<text:line-break/>permits the current element to reference a facsimile image or image zone which corresponds to it.</text:p>
        </text:list-item>
        <text:list-item>
          <text:p text:style-name="P225">n, optional, xs:NMTOKEN<text:line-break/>provides a label (name or number) for an element. While its value need not be unique, it is required to be a single token.</text:p>
        </text:list-item>
        <text:list-item>
          <text:p text:style-name="P225">xml:id, optional, xs:ID<text:line-break/>regularizes the naming of an element and thus facilitates building links between it and other resources. Each id attribute within a document must have a unique value.</text:p>
        </text:list-item>
        <text:list-item>
          <text:p text:style-name="P2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3" text:outline-level="1">Module:</text:h>
      <text:p text:style-name="Text_20_body">shared</text:p>
      <text:h text:style-name="P243" text:outline-level="1"><text:bookmark text:name="id1350"/>&lt;titlestmt&gt; title statement</text:h>
      <text:h text:style-name="P3" text:outline-level="1">Description:</text:h>
      <text:p text:style-name="Text_20_body">Container for title and responsibility meta-data.</text:p>
      <text:h text:style-name="P3" text:outline-level="1">May contain:</text:h>
      <text:p text:style-name="Text_20_body"><text:a xlink:type="simple" xlink:href="#id1352">respstmt</text:a>, <text:a xlink:type="simple" xlink:href="#id1091">title</text:a> </text:p>
      <text:h text:style-name="P3" text:outline-level="1">May occur within:</text:h>
      <text:p text:style-name="Text_20_body"><text:a xlink:type="simple" xlink:href="#id1348">filedesc</text:a>, <text:a xlink:type="simple" xlink:href="#id1399">source</text:a> </text:p>
      <text:h text:style-name="P3" text:outline-level="1">Attributes:</text:h>
      <text:list xml:id="list34394061" text:style-name="L223">
        <text:list-item>
          <text:p text:style-name="P22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6">n, optional, xs:NMTOKEN<text:line-break/>provides a label (name or number) for an element. While its value need not be unique, it is required to be a single token.</text:p>
        </text:list-item>
        <text:list-item>
          <text:p text:style-name="P226">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271"/><text:soft-page-break/>&lt;tr&gt; table row</text:h>
      <text:h text:style-name="P3"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3" text:outline-level="1">May contain:</text:h>
      <text:p text:style-name="Text_20_body"><text:a xlink:type="simple" xlink:href="#id279">td</text:a>, <text:a xlink:type="simple" xlink:href="#id273">th</text:a> </text:p>
      <text:h text:style-name="P3" text:outline-level="1">May occur within:</text:h>
      <text:p text:style-name="Text_20_body"><text:a xlink:type="simple" xlink:href="#id265">table</text:a> </text:p>
      <text:h text:style-name="P3" text:outline-level="1">Attributes:</text:h>
      <text:list xml:id="list34399051" text:style-name="L224">
        <text:list-item>
          <text:p text:style-name="P227">facs, optional, xs:IDREFS<text:line-break/>permits the current element to reference a facsimile image or image zone which corresponds to it.</text:p>
        </text:list-item>
        <text:list-item>
          <text:p text:style-name="P227">n, optional, xs:NMTOKEN<text:line-break/>provides a label (name or number) for an element. While its value need not be unique, it is required to be a single token.</text:p>
        </text:list-item>
        <text:list-item>
          <text:p text:style-name="P227">x, optional, xs:decimal<text:line-break/>encodes an x coordinate for a feature in an output coordinate system. When it is necessary to record the placement of a feature in a facsimile image, use facs attribute.</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7">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figtable</text:p>
      <text:h text:style-name="P243" text:outline-level="1"><text:bookmark text:name="id1445"/>&lt;treatmenthist&gt; treatment history</text:h>
      <text:h text:style-name="P3"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3" text:outline-level="1"><text:soft-page-break/>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01017" text:style-name="L225">
        <text:list-item>
          <text:p text:style-name="P22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8">n, optional, xs:NMTOKEN<text:line-break/>provides a label (name or number) for an element. While its value need not be unique, it is required to be a single token.</text:p>
        </text:list-item>
        <text:list-item>
          <text:p text:style-name="P22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448"/>&lt;treatmentsched&gt; treatment scheduled</text:h>
      <text:h text:style-name="P3" text:outline-level="1">Description:</text:h>
      <text:p text:style-name="Text_20_body">Scheduled treatment, e.g. deacidification, restoration, etc., for an item.</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401">physdesc</text:a> </text:p>
      <text:h text:style-name="P3" text:outline-level="1">Attributes:</text:h>
      <text:list xml:id="list34407337" text:style-name="L226">
        <text:list-item>
          <text:p text:style-name="P22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9">n, optional, xs:NMTOKEN<text:line-break/>provides a label (name or number) for an element. While its value need not be unique, it is required to be a single token.</text:p>
        </text:list-item>
        <text:list-item>
          <text:p text:style-name="P229"><text:soft-page-break/>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001"/>&lt;trill&gt; trill</text:h>
      <text:h text:style-name="P3"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3"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408419" text:style-name="L227">
        <text:list-item>
          <text:p text:style-name="P230">accidlower, optional, xs:token, s, f, ss, x, ff, xs, tb, n, nf, ns, su, sd, fu, fd, nu, nd<text:line-break/>records the written accidental associated with a lower neighboring note.</text:p>
        </text:list-item>
        <text:list-item>
          <text:p text:style-name="P230">accidupper, optional, xs:token, s, f, ss, x, ff, xs, tb, n, nf, ns, su, sd, fu, fd, nu, nd<text:line-break/>records the written accidental associated with an upper neighboring note.</text:p>
        </text:list-item>
        <text:list-item>
          <text:p text:style-name="P2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0">copyof, optional, xs:IDREF<text:line-break/>points to an element of which the current element is a copy.</text:p>
        </text:list-item>
        <text:list-item>
          <text:p text:style-name="P230">corresp, optional, xs:IDREFS<text:line-break/>used to point to other elements that correspond to this one in a generic fashion.</text:p>
        </text:list-item>
        <text:list-item>
          <text:p text:style-name="P230">dur, optional, xs:token, "([0-9]+m *\+ *)?[0-9]+(\.?[0-9]*)?"<text:line-break/>encodes the duration of a feature as a timestamp for its endpoint rather than as a relative durational value.</text:p>
        </text:list-item>
        <text:list-item>
          <text:p text:style-name="P23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0">endho, optional, xs:decimal<text:line-break/>records the horizontal adjustment of a feature's programmatically-determined end point.</text:p>
        </text:list-item>
        <text:list-item>
          <text:p text:style-name="P230"><text:soft-page-break/>endid, optional, xs:IDREF<text:line-break/>indicates the final element in a sequence of events to which the feature applies.</text:p>
        </text:list-item>
        <text:list-item>
          <text:p text:style-name="P230">endto, optional, xs:decimal<text:line-break/>records a timestamp adjustment of a feature's programmatically-determined end point.</text:p>
        </text:list-item>
        <text:list-item>
          <text:p text:style-name="P230">facs, optional, xs:IDREFS<text:line-break/>permits the current element to reference a facsimile image or image zone which corresponds to it.</text:p>
        </text:list-item>
        <text:list-item>
          <text:p text:style-name="P230">ho, optional, xs:decimal<text:line-break/>records a horizontal adjustment of a feature's programmatically-determinded location in terms of staff interline distance; that is, units of 1/2 the distance between adjacent staves.</text:p>
        </text:list-item>
        <text:list-item>
          <text:p text:style-name="P230">layer, optional, list of xs:positiveInteger, minimum length of 1<text:line-break/>signifies the layer within which a control event is active.</text:p>
        </text:list-item>
        <text:list-item>
          <text:p text:style-name="P230">n, optional, xs:NMTOKEN<text:line-break/>provides a label (name or number) for an element. While its value need not be unique, it is required to be a single token.</text:p>
        </text:list-item>
        <text:list-item>
          <text:p text:style-name="P230">next, optional, xs:IDREFS<text:line-break/>used to point to the next event(s) in a user-defined collection.</text:p>
        </text:list-item>
        <text:list-item>
          <text:p text:style-name="P230">place, optional, xs:token, above, below, within<text:line-break/>captures the placement of the item with respect to the staff with which it is associated.</text:p>
        </text:list-item>
        <text:list-item>
          <text:p text:style-name="P230">plist, optional, xs:IDREFS<text:line-break/>contains a space separated list of ID references that identify logical events that participate in a collection, such as notes under a phrase mark.</text:p>
        </text:list-item>
        <text:list-item>
          <text:p text:style-name="P230">prev, optional, xs:IDREFS<text:line-break/>points to the previous event(s) in a user-defined collection.</text:p>
        </text:list-item>
        <text:list-item>
          <text:p text:style-name="P230">sameas, optional, xs:IDREFS<text:line-break/>points to an element that is the same as the current element but is not a literal copy of the current element.</text:p>
        </text:list-item>
        <text:list-item>
          <text:p text:style-name="P230">staff, required, list of xs:positiveInteger, minimum length of 1<text:line-break/>signifies the staff on which a notated event occurs or to which a control event applies.</text:p>
        </text:list-item>
        <text:list-item>
          <text:p text:style-name="P230">startho, optional, xs:decimal<text:line-break/>records the horizontal adjustment of a feature's programmatically-determined start point.</text:p>
        </text:list-item>
        <text:list-item>
          <text:p text:style-name="P230">startid, optional, xs:IDREF<text:line-break/>holds a reference to the first element in a sequence of events to which the feature applies.</text:p>
        </text:list-item>
        <text:list-item>
          <text:p text:style-name="P230">startto, optional, xs:decimal<text:line-break/>records a timestamp adjustment of a feature's programmatically-determined start point.</text:p>
        </text:list-item>
        <text:list-item>
          <text:p text:style-name="P230">synch, optional, xs:IDREFS<text:line-break/>points to elements that are synchronous with the current element.</text:p>
        </text:list-item>
        <text:list-item>
          <text:p text:style-name="P230">to, optional, xs:decimal<text:line-break/>records a timestamp adjustment of a feature's programmatically-determined location in musical terms; that is, beats.</text:p>
        </text:list-item>
        <text:list-item>
          <text:p text:style-name="P230">tstamp, optional, xs:decimal, 0 - ∞<text:line-break/>encodes the onset time in terms of musical time, i.e., beats[.fractional beat part]</text:p>
        </text:list-item>
        <text:list-item>
          <text:p text:style-name="P230">tstamp.ges, optional, xs:nonNegativeInteger<text:line-break/>used to record the onset time in pulses per quarter note (ppq, MusicXML divisions, or MIDI clicks) since the start of the file.</text:p>
        </text:list-item>
        <text:list-item>
          <text:p text:style-name="P230">tstamp.real, optional, xs:time<text:line-break/>used to record the onset time in pulses per quarter note (ppq, MusicXML divisions, or MIDI clicks) since the start of the file.</text:p>
        </text:list-item>
        <text:list-item>
          <text:p text:style-name="P230"><text:soft-page-break/>vo, optional, xs:decimal<text:line-break/>records the vertical adjustment of a feature's programmatically-determined location in terms of staff interline distance; that is, units of 1/2 the distance between adjacent staves.</text:p>
        </text:list-item>
        <text:list-item>
          <text:p text:style-name="P230">when, optional, xs:IDREF<text:line-break/>indicates the point of occurrence of this feature along a timeline. Its value must be the ID of a &lt;when&gt; element.</text:p>
        </text:list-item>
        <text:list-item>
          <text:p text:style-name="P230">x, optional, xs:decimal<text:line-break/>encodes an x coordinate for a feature in an output coordinate system. When it is necessary to record the placement of a feature in a facsimile image, use facs attribute.</text:p>
        </text:list-item>
        <text:list-item>
          <text:p text:style-name="P230">xml:id, optional, xs:ID<text:line-break/>regularizes the naming of an element and thus facilitates building links between it and other resources. Each id attribute within a document must have a unique value.</text:p>
        </text:list-item>
        <text:list-item>
          <text:p text:style-name="P230">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Ornaments</text:p>
      <text:h text:style-name="P243" text:outline-level="1"><text:bookmark text:name="id716"/>&lt;trkname&gt; track name</text:h>
      <text:h text:style-name="P3" text:outline-level="1">Description:</text:h>
      <text:p text:style-name="Text_20_body">MIDI track/sequence name.</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20756" text:style-name="L228">
        <text:list-item>
          <text:p text:style-name="P231">copyof, optional, xs:IDREF<text:line-break/>points to an element of which the current element is a copy.</text:p>
        </text:list-item>
        <text:list-item>
          <text:p text:style-name="P231">corresp, optional, xs:IDREFS<text:line-break/>used to point to other elements that correspond to this one in a generic fashion.</text:p>
        </text:list-item>
        <text:list-item>
          <text:p text:style-name="P231">layer, optional, xs:positiveInteger<text:line-break/>identifies the layer to which a feature applies.</text:p>
        </text:list-item>
        <text:list-item>
          <text:p text:style-name="P231">n, optional, xs:NMTOKEN<text:line-break/>provides a label (name or number) for an element. While its value need not be unique, it is required to be a single token.</text:p>
        </text:list-item>
        <text:list-item>
          <text:p text:style-name="P231">next, optional, xs:IDREFS<text:line-break/>used to point to the next event(s) in a user-defined collection.</text:p>
        </text:list-item>
        <text:list-item>
          <text:p text:style-name="P231">prev, optional, xs:IDREFS<text:line-break/>points to the previous event(s) in a user-defined collection.</text:p>
        </text:list-item>
        <text:list-item>
          <text:p text:style-name="P231">sameas, optional, xs:IDREFS<text:line-break/>points to an element that is the same as the current element but is not a literal copy of the current element.</text:p>
        </text:list-item>
        <text:list-item>
          <text:p text:style-name="P231"><text:soft-page-break/>staff, required, list of xs:positiveInteger, minimum length of 1<text:line-break/>signifies the staff on which a notated event occurs or to which a control event applies.</text:p>
        </text:list-item>
        <text:list-item>
          <text:p text:style-name="P231">synch, optional, xs:IDREFS<text:line-break/>points to elements that are synchronous with the current element.</text:p>
        </text:list-item>
        <text:list-item>
          <text:p text:style-name="P231">tstamp, optional, xs:decimal, 0 - ∞<text:line-break/>encodes the onset time in terms of musical time, i.e., beats[.fractional beat part]</text:p>
        </text:list-item>
        <text:list-item>
          <text:p text:style-name="P231">when, optional, xs:IDREF<text:line-break/>indicates the point of occurrence of this feature along a timeline. Its value must be the ID of a &lt;when&gt; element.</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905"/>&lt;tuplet&gt; tuplet</text:h>
      <text:h text:style-name="P3"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3"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p>
      <text:h text:style-name="P3" text:outline-level="1">May occur within:</text:h>
      <text:p text:style-name="Text_20_body"><text:a xlink:type="simple" xlink:href="#id214">add</text:a>, <text:a xlink:type="simple" xlink:href="#id897">beam</text:a>, <text:a xlink:type="simple" xlink:href="#id903">bend</text:a>, <text:a xlink:type="simple" xlink:href="#id61">corr</text:a>, <text:a xlink:type="simple" xlink:href="#id1212">damage</text:a>, <text:a xlink:type="simple" xlink:href="#id1220">del</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3" text:outline-level="1">Attributes:</text:h>
      <text:list xml:id="list34421216" text:style-name="L229">
        <text:list-item>
          <text:p text:style-name="P232">beam.with, optional, xs:token, above, below<text:line-break/>In the case of cross-staff beams, the with attribute is used to indicate which staff the beam is connected to; that is, the staff above or the staff below.</text:p>
        </text:list-item>
        <text:list-item>
          <text:p text:style-name="P232">bracket.place, optional, xs:token, above, below<text:line-break/>used to state where a tuplet bracket will be placed in relation to the noteheads.</text:p>
        </text:list-item>
        <text:list-item>
          <text:p text:style-name="P232">bracket.visible, optional, xs:token, true, false<text:line-break/>states whether a bracket should be rendered with a tuplet.</text:p>
        </text:list-item>
        <text:list-item>
          <text:p text:style-name="P232"><text:soft-page-break/>copyof, optional, xs:IDREF<text:line-break/>points to an element of which the current element is a copy.</text:p>
        </text:list-item>
        <text:list-item>
          <text:p text:style-name="P232">corresp, optional, xs:IDREFS<text:line-break/>used to point to other elements that correspond to this one in a generic fashion.</text:p>
        </text:list-item>
        <text:list-item>
          <text:p text:style-name="P232">dots, optional, xs:nonNegativeInteger, 0 - 4<text:line-break/>records the number of augmentation dots required by a dotted duration.</text:p>
        </text:list-item>
        <text:list-item>
          <text:p text:style-name="P232">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2">dur.visible, optional, xs:token, true, false<text:line-break/>determines if the tuplet duration is visible.</text:p>
        </text:list-item>
        <text:list-item>
          <text:p text:style-name="P232">endid, optional, xs:IDREF<text:line-break/>indicates the final element in a sequence of events to which the feature applies.</text:p>
        </text:list-item>
        <text:list-item>
          <text:p text:style-name="P232">facs, optional, xs:IDREFS<text:line-break/>permits the current element to reference a facsimile image or image zone which corresponds to it.</text:p>
        </text:list-item>
        <text:list-item>
          <text:p text:style-name="P232">layer, optional, xs:positiveInteger<text:line-break/>identifies the layer to which a feature applies.</text:p>
        </text:list-item>
        <text:list-item>
          <text:p text:style-name="P232">n, optional, xs:NMTOKEN<text:line-break/>provides a label (name or number) for an element. While its value need not be unique, it is required to be a single token.</text:p>
        </text:list-item>
        <text:list-item>
          <text:p text:style-name="P232">next, optional, xs:IDREFS<text:line-break/>used to point to the next event(s) in a user-defined collection.</text:p>
        </text:list-item>
        <text:list-item>
          <text:p text:style-name="P232">num, optional, xs:positiveInteger<text:line-break/>along with numbase, describes duration as a ratio. num is the first value in the ratio, while numbase is the second.</text:p>
        </text:list-item>
        <text:list-item>
          <text:p text:style-name="P232">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2">num.place, optional, xs:token, above, below<text:line-break/>states where the tuplet number will be placed in relation to the noteheads.</text:p>
        </text:list-item>
        <text:list-item>
          <text:p text:style-name="P232">num.visible, optional, xs:token, true, false<text:line-break/>determines if the tuplet number is visible.</text:p>
        </text:list-item>
        <text:list-item>
          <text:p text:style-name="P232">numbase, optional, xs:positiveInteger<text:line-break/>along with num, describes duration as a ratio. num is the first value in the ratio, while numbase is the second.</text:p>
        </text:list-item>
        <text:list-item>
          <text:p text:style-name="P232">prev, optional, xs:IDREFS<text:line-break/>points to the previous event(s) in a user-defined collection.</text:p>
        </text:list-item>
        <text:list-item>
          <text:p text:style-name="P232"><text:soft-page-break/>sameas, optional, xs:IDREFS<text:line-break/>points to an element that is the same as the current element but is not a literal copy of the current element.</text:p>
        </text:list-item>
        <text:list-item>
          <text:p text:style-name="P232">staff, optional, list of xs:positiveInteger, minimum length of 1<text:line-break/>signifies the staff on which a notated event occurs or to which a control event applies.</text:p>
        </text:list-item>
        <text:list-item>
          <text:p text:style-name="P232">startid, optional, xs:IDREF<text:line-break/>holds a reference to the first element in a sequence of events to which the feature applies.</text:p>
        </text:list-item>
        <text:list-item>
          <text:p text:style-name="P232">synch, optional, xs:IDREFS<text:line-break/>points to elements that are synchronous with the current element.</text:p>
        </text:list-item>
        <text:list-item>
          <text:p text:style-name="P232">tstamp, optional, xs:decimal, 0 - ∞<text:line-break/>encodes the onset time in terms of musical time, i.e., beats[.fractional beat part]</text:p>
        </text:list-item>
        <text:list-item>
          <text:p text:style-name="P232">tstamp.ges, optional, xs:nonNegativeInteger<text:line-break/>used to record the onset time in pulses per quarter note (ppq, MusicXML divisions, or MIDI clicks) since the start of the file.</text:p>
        </text:list-item>
        <text:list-item>
          <text:p text:style-name="P232">tstamp.real, optional, xs:time<text:line-break/>used to record the onset time in pulses per quarter note (ppq, MusicXML divisions, or MIDI clicks) since the start of the file.</text:p>
        </text:list-item>
        <text:list-item>
          <text:p text:style-name="P232">when, optional, xs:IDREF<text:line-break/>indicates the point of occurrence of this feature along a timeline. Its value must be the ID of a &lt;when&gt; element.</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1131"/>&lt;tupletspan&gt; tuplet span</text:h>
      <text:h text:style-name="P3"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3" text:outline-level="1">May contain:</text:h>
      <text:p text:style-name="Text_20_body">EMPTY</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8890" text:style-name="L230">
        <text:list-item>
          <text:p text:style-name="P233">beam.with, optional, xs:token, above, below<text:line-break/>In the case of cross-staff beams, the with attribute is used to indicate which staff the beam is connected to; that is, the staff above or the staff below.</text:p>
        </text:list-item>
        <text:list-item>
          <text:p text:style-name="P233"><text:soft-page-break/>bracket.place, optional, xs:token, above, below<text:line-break/>used to state where a tuplet bracket will be placed in relation to the noteheads.</text:p>
        </text:list-item>
        <text:list-item>
          <text:p text:style-name="P233">bracket.visible, optional, xs:token, true, false<text:line-break/>states whether a bracket should be rendered with a tuplet.</text:p>
        </text:list-item>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dots, optional, xs:nonNegativeInteger, 0 - 4<text:line-break/>records the number of augmentation dots required by a dotted duration.</text:p>
        </text:list-item>
        <text:list-item>
          <text:p text:style-name="P233">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3">dur.visible, optional, xs:token, true, false<text:line-break/>determines if the tuplet duration is visible.</text:p>
        </text:list-item>
        <text:list-item>
          <text:p text:style-name="P233">endid, optional, xs:IDREF<text:line-break/>indicates the final element in a sequence of events to which the feature applies.</text:p>
        </text:list-item>
        <text:list-item>
          <text:p text:style-name="P233">facs, optional, xs:IDREFS<text:line-break/>permits the current element to reference a facsimile image or image zone which corresponds to it.</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num, optional, xs:positiveInteger<text:line-break/>along with numbase, describes duration as a ratio. num is the first value in the ratio, while numbase is the second.</text:p>
        </text:list-item>
        <text:list-item>
          <text:p text:style-name="P233">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3">num.place, optional, xs:token, above, below<text:line-break/>states where the tuplet number will be placed in relation to the noteheads.</text:p>
        </text:list-item>
        <text:list-item>
          <text:p text:style-name="P233">num.visible, optional, xs:token, true, false<text:line-break/>determines if the tuplet number is visible.</text:p>
        </text:list-item>
        <text:list-item>
          <text:p text:style-name="P233">numbase, optional, xs:positiveInteger<text:line-break/>along with num, describes duration as a ratio. num is the first value in the ratio, while numbase is the second.</text:p>
        </text:list-item>
        <text:list-item>
          <text:p text:style-name="P233"><text:soft-page-break/>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staff, optional, list of xs:positiveInteger, minimum length of 1<text:line-break/>signifies the staff on which a notated event occurs or to which a control event applies.</text:p>
        </text:list-item>
        <text:list-item>
          <text:p text:style-name="P233">startid, optional, xs:IDREF<text:line-break/>holds a reference to the first element in a sequence of events to which the feature applies.</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tstamp.ges, optional, xs:nonNegativeInteger<text:line-break/>used to record the onset time in pulses per quarter note (ppq, MusicXML divisions, or MIDI clicks) since the start of the file.</text:p>
        </text:list-item>
        <text:list-item>
          <text:p text:style-name="P233">tstamp.real, optional, xs:time<text:line-break/>used to record the onset time in pulses per quarter note (ppq, MusicXML divisions, or MIDI clicks) since the start of the file.</text:p>
        </text:list-item>
        <text:list-item>
          <text:p text:style-name="P233">when, optional, xs:IDREF<text:line-break/>indicates the point of occurrence of this feature along a timeline. Its value must be the ID of a &lt;when&gt; element.</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cmn</text:p>
      <text:h text:style-name="P243" text:outline-level="1"><text:bookmark text:name="id1008"/>&lt;turn&gt; turn</text:h>
      <text:h text:style-name="P3"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3"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text:soft-page-break/>Attributes:</text:h>
      <text:list xml:id="list34401866" text:style-name="L231">
        <text:list-item>
          <text:p text:style-name="P234">accidlower, optional, xs:token, s, f, ss, x, ff, xs, tb, n, nf, ns, su, sd, fu, fd, nu, nd<text:line-break/>records the written accidental associated with a lower neighboring note.</text:p>
        </text:list-item>
        <text:list-item>
          <text:p text:style-name="P234">accidupper, optional, xs:token, s, f, ss, x, ff, xs, tb, n, nf, ns, su, sd, fu, fd, nu, nd<text:line-break/>records the written accidental associated with an upper neighboring note.</text:p>
        </text:list-item>
        <text:list-item>
          <text:p text:style-name="P2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delayed, optional, xs:token, true, false<text:line-break/>When the delayed attribute is set to 'yes', the turn begins on the second half of the beat. See Read, p. 246.</text:p>
        </text:list-item>
        <text:list-item>
          <text:p text:style-name="P234">facs, optional, xs:IDREFS<text:line-break/>permits the current element to reference a facsimile image or image zone which corresponds to it.</text:p>
        </text:list-item>
        <text:list-item>
          <text:p text:style-name="P234">form, optional, xs:token, inv, norm<text:line-break/>indicates whether the turn begins on the note above (norm) or on the note below (inv).</text:p>
        </text:list-item>
        <text:list-item>
          <text:p text:style-name="P234">ho, optional, xs:decimal<text:line-break/>records a horizontal adjustment of a feature's programmatically-determinded location in terms of staff interline distance; that is, units of 1/2 the distance between adjacent staves.</text:p>
        </text:list-item>
        <text:list-item>
          <text:p text:style-name="P234">layer, optional, list of xs:positiveInteger, minimum length of 1<text:line-break/>signifies the layer within which a control event is active.</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place, optional, xs:token, above, below, within<text:line-break/>captures the placement of the item with respect to the staff with which it is associated.</text:p>
        </text:list-item>
        <text:list-item>
          <text:p text:style-name="P234">plist, optional, xs:IDREFS<text:line-break/>contains a space separated list of ID references that identify logical events that participate in a collection, such as notes under a phrase mark.</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staff, required, list of xs:positiveInteger, minimum length of 1<text:line-break/>signifies the staff on which a notated event occurs or to which a control event applies.</text:p>
        </text:list-item>
        <text:list-item>
          <text:p text:style-name="P234">startid, optional, xs:IDREF<text:line-break/>holds a reference to the first element in a sequence of events to which the feature applies.</text:p>
        </text:list-item>
        <text:list-item>
          <text:p text:style-name="P234">synch, optional, xs:IDREFS<text:line-break/>points to elements that are synchronous with the current element.</text:p>
        </text:list-item>
        <text:list-item>
          <text:p text:style-name="P234">to, optional, xs:decimal<text:line-break/>records a timestamp adjustment of a feature's programmatically-determined location in musical terms; that is, beats.</text:p>
        </text:list-item>
        <text:list-item>
          <text:p text:style-name="P234"><text:soft-page-break/>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vo, optional, xs:decimal<text:line-break/>records the vertical adjustment of a feature's programmatically-determined location in terms of staff interline distance; that is, units of 1/2 the distance between adjacent staves.</text:p>
        </text:list-item>
        <text:list-item>
          <text:p text:style-name="P234">when, optional, xs:IDREF<text:line-break/>indicates the point of occurrence of this feature along a timeline. Its value must be the ID of a &lt;when&gt; element.</text:p>
        </text:list-item>
        <text:list-item>
          <text:p text:style-name="P234">x, optional, xs:decimal<text:line-break/>encodes an x coordinate for a feature in an output coordinate system. When it is necessary to record the placement of a feature in a facsimile image, use facs attribute.</text:p>
        </text:list-item>
        <text:list-item>
          <text:p text:style-name="P234">xml:id, optional, xs:ID<text:line-break/>regularizes the naming of an element and thus facilitates building links between it and other resources. Each id attribute within a document must have a unique value.</text:p>
        </text:list-item>
        <text:list-item>
          <text:p text:style-name="P234">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cmnOrnaments</text:p>
      <text:h text:style-name="P243" text:outline-level="1"><text:bookmark text:name="id1242"/>&lt;unclear&gt; unclear</text:h>
      <text:h text:style-name="P3"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3"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3" text:outline-level="1"><text:soft-page-break/>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3" text:outline-level="1">Attributes:</text:h>
      <text:list xml:id="list34424902" text:style-name="L232">
        <text:list-item>
          <text:p text:style-name="P235">agent, optional, CDATA<text:line-break/>signifies the causative agent of damage, illegibility, or other loss of original text.</text:p>
        </text:list-item>
        <text:list-item>
          <text:p text:style-name="P235">cert, optional, xs:token, high, medium, low, unknown<text:line-break/>signifies the degree of certainty or precision associated with a feature.</text:p>
        </text:list-item>
        <text:list-item>
          <text:p text:style-name="P235">evidence, optional, xs:NMTOKEN<text:line-break/>indicates the nature of the evidence supporting the reliability or accuracy of the intervention or interpretation. Suggested values include: 'internal', 'external', 'conjecture'.</text:p>
        </text:list-item>
        <text:list-item>
          <text:p text:style-name="P235">facs, optional, xs:IDREFS<text:line-break/>permits the current element to reference a facsimile image or image zone which corresponds to it.</text:p>
        </text:list-item>
        <text:list-item>
          <text:p text:style-name="P235">hand, optional, xs:IDREF<text:line-break/>signifies the hand responsible for an action. The value must be the ID of a &lt;hand&gt; element declared in the header.</text:p>
        </text:list-item>
        <text:list-item>
          <text:p text:style-name="P235">n, optional, xs:NMTOKEN<text:line-break/>provides a label (name or number) for an element. While its value need not be unique, it is required to be a single token.</text:p>
        </text:list-item>
        <text:list-item>
          <text:p text:style-name="P235">reason, optional, CDATA<text:line-break/>holds a short phrase describing the reason for missing textual material (gap), why material is supplied (supplied), or why transcription is difficult (unclear).</text:p>
        </text:list-item>
        <text:list-item>
          <text:p text:style-name="P23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5">source, optional, xs:IDREFS<text:line-break/>contains a list of one or more pointers indicating the sources which attest to a given reading. Each value should correspond to the ID of a &lt;source&gt; element located in the document header.</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edittrans</text:p>
      <text:h text:style-name="P243" text:outline-level="1"><text:bookmark text:name="id1190"/>&lt;uneume&gt; uninterrupted neume</text:h>
      <text:h text:style-name="P3"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3" text:outline-level="1"><text:soft-page-break/>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a xlink:type="simple" xlink:href="#id167">verse</text:a> </text:p>
      <text:h text:style-name="P3"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217">ineume</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3" text:outline-level="1">Attributes:</text:h>
      <text:list xml:id="list34396111" text:style-name="L233">
        <text:list-item>
          <text:p text:style-name="P236">altsym, optional, xs:IDREF<text:line-break/>provides a way of pointing to a user-defined symbol. It must contain an ID of a &lt;symboldef&gt; element elsewhere in the document.</text:p>
        </text:list-item>
        <text:list-item>
          <text:p text:style-name="P2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facs, optional, xs:IDREFS<text:line-break/>permits the current element to reference a facsimile image or image zone which corresponds to it.</text:p>
        </text:list-item>
        <text:list-item>
          <text:p text:style-name="P236">form, optional, xs:token, liquescent1, liquescent2, liquescent3, quilismatic, rectangular, rhombic, tied<text:line-break/>provides a subclass or functional label for the neume.</text:p>
        </text:list-item>
        <text:list-item>
          <text:p text:style-name="P236">hfunc, optional, xs:NMTOKEN<text:line-break/>describes harmonic function in any convenient typology.</text:p>
        </text:list-item>
        <text:list-item>
          <text:p text:style-name="P236">ho, optional, xs:decimal<text:line-break/>records a horizontal adjustment of a feature's programmatically-determinded location in terms of staff interline distance; that is, units of 1/2 the distance between adjacent staves.</text:p>
        </text:list-item>
        <text:list-item>
          <text:p text:style-name="P236">inth, optional, xs:NMTOKENS<text:line-break/>encodes the harmonic interval between this note and other pitches occuring at the same time.</text:p>
        </text:list-item>
        <text:list-item>
          <text:p text:style-name="P236">intm, optional, xs:NMTOKEN<text:line-break/>encodes the melodic interval from the previous pitch.</text:p>
        </text:list-item>
        <text:list-item>
          <text:p text:style-name="P236">layer, optional, xs:positiveInteger<text:line-break/>identifies the layer to which a feature applies.</text:p>
        </text:list-item>
        <text:list-item>
          <text:p text:style-name="P236">mfunc, optional, xs:NMTOKEN<text:line-break/>describes melodic function in any convenient typology.</text:p>
        </text:list-item>
        <text:list-item>
          <text:p text:style-name="P236">n, optional, xs:NMTOKEN<text:line-break/>provides a label (name or number) for an element. While its value need not be unique, it is required to be a single token.</text:p>
        </text:list-item>
        <text:list-item>
          <text:p text:style-name="P236">name, optional, xs:token, punctum, virga, pes, clivis, torculus, torculusresupinus, porrectus, porrectusflexus, apostropha, oriscus, pressusmaior, pressusminor, virgastrata<text:line-break/>records the name of an uninterrupted neume.</text:p>
        </text:list-item>
        <text:list-item>
          <text:p text:style-name="P236">next, optional, xs:IDREFS<text:line-break/>used to point to the next event(s) in a user-defined collection.</text:p>
        </text:list-item>
        <text:list-item>
          <text:p text:style-name="P236">prev, optional, xs:IDREFS<text:line-break/>points to the previous event(s) in a user-defined collection.</text:p>
        </text:list-item>
        <text:list-item>
          <text:p text:style-name="P236"><text:soft-page-break/>psolfa, optional, CDATA<text:line-break/>contains solfa designation, e.g., do, re, mi, etc., in either a fixed or movable Do system.</text:p>
        </text:list-item>
        <text:list-item>
          <text:p text:style-name="P236">sameas, optional, xs:IDREFS<text:line-break/>points to an element that is the same as the current element but is not a literal copy of the current element.</text:p>
        </text:list-item>
        <text:list-item>
          <text:p text:style-name="P236">size, optional, xs:token, normal, cue<text:line-break/>describes the relative size of a feature.</text:p>
        </text:list-item>
        <text:list-item>
          <text:p text:style-name="P236">staff, optional, list of xs:positiveInteger, minimum length of 1<text:line-break/>signifies the staff on which a notated event occurs or to which a control event applies.</text:p>
        </text:list-item>
        <text:list-item>
          <text:p text:style-name="P236">subtype, optional, xs:NMTOKEN<text:line-break/>provide any sub-classification for the element, additional to that given by its type attribute.</text:p>
        </text:list-item>
        <text:list-item>
          <text:p text:style-name="P236">syl, optional, CDATA<text:line-break/>holds an associated sung text syllable.</text:p>
        </text:list-item>
        <text:list-item>
          <text:p text:style-name="P236">synch, optional, xs:IDREFS<text:line-break/>points to elements that are synchronous with the current element.</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type, optional, xs:NMTOKEN<text:line-break/>characterizes the element in some sense, using any convenient classification scheme or typology.</text:p>
        </text:list-item>
        <text:list-item>
          <text:p text:style-name="P236">visible, optional, xs:token, true, false<text:line-break/>indicates if a feature should be rendered when the notation is presented graphically or sounded.</text:p>
        </text:list-item>
        <text:list-item>
          <text:p text:style-name="P236">when, optional, xs:IDREF<text:line-break/>indicates the point of occurrence of this feature along a timeline. Its value must be the ID of a &lt;when&gt; element.</text:p>
        </text:list-item>
        <text:list-item>
          <text:p text:style-name="P236">x, optional, xs:decimal<text:line-break/>encodes an x coordinate for a feature in an output coordinate system. When it is necessary to record the placement of a feature in a facsimile image, use facs attribu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item>
          <text:p text:style-name="P236">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neumes</text:p>
      <text:h text:style-name="P243" text:outline-level="1"><text:bookmark text:name="id1368"/>&lt;unpub&gt; unpublished</text:h>
      <text:h text:style-name="P3" text:outline-level="1">Description:</text:h>
      <text:p text:style-name="Text_20_body">Used to explicitly indicate that a bibliographic source is unpublished.</text:p>
      <text:h text:style-name="P3" text:outline-level="1"><text:soft-page-break/>May contain:</text:h>
      <text:p text:style-name="Text_20_body">EMPTY</text:p>
      <text:h text:style-name="P3" text:outline-level="1">May occur within:</text:h>
      <text:p text:style-name="Text_20_body"><text:a xlink:type="simple" xlink:href="#id1366">pubstmt</text:a> </text:p>
      <text:h text:style-name="P3" text:outline-level="1">Attributes:</text:h>
      <text:list xml:id="list34395409" text:style-name="L234">
        <text:list-item>
          <text:p text:style-name="P2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7">n, optional, xs:NMTOKEN<text:line-break/>provides a label (name or number) for an element. While its value need not be unique, it is required to be a single token.</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1383"/>&lt;userestrict&gt; usage restrictions</text:h>
      <text:h text:style-name="P3"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text:p>
      <text:h text:style-name="P3"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3" text:outline-level="1">May occur within:</text:h>
      <text:p text:style-name="Text_20_body"><text:a xlink:type="simple" xlink:href="#id1371">availability</text:a> </text:p>
      <text:h text:style-name="P3" text:outline-level="1">Attributes:</text:h>
      <text:list xml:id="list34409790" text:style-name="L235">
        <text:list-item>
          <text:p text:style-name="P23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8"><text:soft-page-break/>n, optional, xs:NMTOKEN<text:line-break/>provides a label (name or number) for an element. While its value need not be unique, it is required to be a single token.</text:p>
        </text:list-item>
        <text:list-item>
          <text:p text:style-name="P238">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header</text:p>
      <text:h text:style-name="P243" text:outline-level="1"><text:bookmark text:name="id718"/>&lt;vel&gt; velocity</text:h>
      <text:h text:style-name="P3" text:outline-level="1">Description:</text:h>
      <text:p text:style-name="Text_20_body">MIDI Note-on/off velocity. The num attribute must be in the range 1-127.</text:p>
      <text:h text:style-name="P3" text:outline-level="1">May contain:</text:h>
      <text:p text:style-name="Text_20_body">EMPTY</text:p>
      <text:h text:style-name="P3" text:outline-level="1">May occur within:</text:h>
      <text:p text:style-name="Text_20_body"><text:a xlink:type="simple" xlink:href="#id681">midi</text:a> </text:p>
      <text:h text:style-name="P3" text:outline-level="1">Attributes:</text:h>
      <text:list xml:id="list34405020" text:style-name="L236">
        <text:list-item>
          <text:p text:style-name="P239">copyof, optional, xs:IDREF<text:line-break/>points to an element of which the current element is a copy.</text:p>
        </text:list-item>
        <text:list-item>
          <text:p text:style-name="P239">corresp, optional, xs:IDREFS<text:line-break/>used to point to other elements that correspond to this one in a generic fashion.</text:p>
        </text:list-item>
        <text:list-item>
          <text:p text:style-name="P239">form, required, xs:token, on, off<text:line-break/>indicates whether this is note-on or note-off velocity data.</text:p>
        </text:list-item>
        <text:list-item>
          <text:p text:style-name="P239">layer, optional, xs:positiveInteger<text:line-break/>identifies the layer to which a feature applies.</text:p>
        </text:list-item>
        <text:list-item>
          <text:p text:style-name="P239">n, optional, xs:NMTOKEN<text:line-break/>provides a label (name or number) for an element. While its value need not be unique, it is required to be a single token.</text:p>
        </text:list-item>
        <text:list-item>
          <text:p text:style-name="P239">next, optional, xs:IDREFS<text:line-break/>used to point to the next event(s) in a user-defined collection.</text:p>
        </text:list-item>
        <text:list-item>
          <text:p text:style-name="P239">num, required, xs:nonNegativeInteger, 0 - 127<text:line-break/>records a MIDI number.</text:p>
        </text:list-item>
        <text:list-item>
          <text:p text:style-name="P239">prev, optional, xs:IDREFS<text:line-break/>points to the previous event(s) in a user-defined collection.</text:p>
        </text:list-item>
        <text:list-item>
          <text:p text:style-name="P239">sameas, optional, xs:IDREFS<text:line-break/>points to an element that is the same as the current element but is not a literal copy of the current element.</text:p>
        </text:list-item>
        <text:list-item>
          <text:p text:style-name="P239">staff, required, list of xs:positiveInteger, minimum length of 1<text:line-break/>signifies the staff on which a notated event occurs or to which a control event applies.</text:p>
        </text:list-item>
        <text:list-item>
          <text:p text:style-name="P239">synch, optional, xs:IDREFS<text:line-break/>points to elements that are synchronous with the current element.</text:p>
        </text:list-item>
        <text:list-item>
          <text:p text:style-name="P239"><text:soft-page-break/>tstamp, optional, xs:decimal, 0 - ∞<text:line-break/>encodes the onset time in terms of musical time, i.e., beats[.fractional beat part]</text:p>
        </text:list-item>
        <text:list-item>
          <text:p text:style-name="P239">when, optional, xs:IDREF<text:line-break/>indicates the point of occurrence of this feature along a timeline. Its value must be the ID of a &lt;when&gt; element.</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midi</text:p>
      <text:h text:style-name="P243" text:outline-level="1"><text:bookmark text:name="id167"/>&lt;verse&gt; verse</text:h>
      <text:h text:style-name="P3"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3" text:outline-level="1">May contain:</text:h>
      <text:p text:style-name="Text_20_body"><text:a xlink:type="simple" xlink:href="#id169">dir</text:a>, <text:a xlink:type="simple" xlink:href="#id772">dynam</text:a>, <text:a xlink:type="simple" xlink:href="#id233">lb</text:a>, <text:a xlink:type="simple" xlink:href="#id890">space</text:a>, <text:a xlink:type="simple" xlink:href="#id972">syl</text:a>, <text:a xlink:type="simple" xlink:href="#id789">tempo</text:a> </text:p>
      <text:h text:style-name="P3" text:outline-level="1">May occur within:</text:h>
      <text:p text:style-name="Text_20_body"><text:a xlink:type="simple" xlink:href="#id217">ineume</text:a>, <text:a xlink:type="simple" xlink:href="#id222">lem</text:a>, <text:a xlink:type="simple" xlink:href="#id961">lyrics</text:a>, <text:a xlink:type="simple" xlink:href="#id108">note</text:a>, <text:a xlink:type="simple" xlink:href="#id1178">rdg</text:a>, <text:a xlink:type="simple" xlink:href="#id968">syllable</text:a>, <text:a xlink:type="simple" xlink:href="#id1190">uneume</text:a> </text:p>
      <text:h text:style-name="P3" text:outline-level="1">Attributes:</text:h>
      <text:list xml:id="list34422720" text:style-name="L237">
        <text:list-item>
          <text:p text:style-name="P240">copyof, optional, xs:IDREF<text:line-break/>points to an element of which the current element is a copy.</text:p>
        </text:list-item>
        <text:list-item>
          <text:p text:style-name="P240">corresp, optional, xs:IDREFS<text:line-break/>used to point to other elements that correspond to this one in a generic fashion.</text:p>
        </text:list-item>
        <text:list-item>
          <text:p text:style-name="P240">facs, optional, xs:IDREFS<text:line-break/>permits the current element to reference a facsimile image or image zone which corresponds to it.</text:p>
        </text:list-item>
        <text:list-item>
          <text:p text:style-name="P240">fontfam, optional, xs:token<text:line-break/>contains the name of a font-family.</text:p>
        </text:list-item>
        <text:list-item>
          <text:p text:style-name="P240">fontname, optional, xs:token<text:line-break/>records the name of the font.</text:p>
        </text:list-item>
        <text:list-item>
          <text:p text:style-name="P240">fontsize, optional, xs:decimal<text:line-break/>indicates the size of the font in printers' points, i.e., 1/72ths of an inch.</text:p>
        </text:list-item>
        <text:list-item>
          <text:p text:style-name="P240">fontstyle, optional, xs:token, ital, normal, oblique<text:line-break/>records the style of the font, i.e, italic, oblique, or normal.</text:p>
        </text:list-item>
        <text:list-item>
          <text:p text:style-name="P240">fontweight, optional, xs:token, bold<text:line-break/>used to indicate bold type.</text:p>
        </text:list-item>
        <text:list-item>
          <text:p text:style-name="P240">n, optional, xs:NMTOKEN<text:line-break/>provides a label (name or number) for an element. While its value need not be unique, it is required to be a single token.</text:p>
        </text:list-item>
        <text:list-item>
          <text:p text:style-name="P240">next, optional, xs:IDREFS<text:line-break/>used to point to the next event(s) in a user-defined collection.</text:p>
        </text:list-item>
        <text:list-item>
          <text:p text:style-name="P240"><text:soft-page-break/>prev, optional, xs:IDREFS<text:line-break/>points to the previous event(s) in a user-defined collection.</text:p>
        </text:list-item>
        <text:list-item>
          <text:p text:style-name="P240">refrain, optional, xs:token, true, false<text:line-break/>used to indicate a common, usually centered, refrain (Mup User's Guide, p. 44).</text:p>
        </text:list-item>
        <text:list-item>
          <text:p text:style-name="P240">rhythm, optional, CDATA<text:line-break/>used to specify a rhythm for the lyrics that differs from that of the notes on the staff.</text:p>
        </text:list-item>
        <text:list-item>
          <text:p text:style-name="P240">sameas, optional, xs:IDREFS<text:line-break/>points to an element that is the same as the current element but is not a literal copy of the current element.</text:p>
        </text:list-item>
        <text:list-item>
          <text:p text:style-name="P240">synch, optional, xs:IDREFS<text:line-break/>points to elements that are synchronous with the current element.</text:p>
        </text:list-item>
        <text:list-item>
          <text:p text:style-name="P240">to, optional, xs:decimal<text:line-break/>records a timestamp adjustment of a feature's programmatically-determined location in musical terms; that is, beats.</text:p>
        </text:list-item>
        <text:list-item>
          <text:p text:style-name="P240">vo, optional, xs:decimal<text:line-break/>records the vertical adjustment of a feature's programmatically-determined location in terms of staff interline distance; that is, units of 1/2 the distance between adjacent staves.</text:p>
        </text:list-item>
        <text:list-item>
          <text:p text:style-name="P240">when, optional, xs:IDREF<text:line-break/>indicates the point of occurrence of this feature along a timeline. Its value must be the ID of a &lt;when&gt; element.</text:p>
        </text:list-item>
        <text:list-item>
          <text:p text:style-name="P240">x, optional, xs:decimal<text:line-break/>encodes an x coordinate for a feature in an output coordinate system. When it is necessary to record the placement of a feature in a facsimile image, use facs attribute.</text:p>
        </text:list-item>
        <text:list-item>
          <text:p text:style-name="P240">xml:id, optional, xs:ID<text:line-break/>regularizes the naming of an element and thus facilitates building links between it and other resources. Each id attribute within a document must have a unique value.</text:p>
        </text:list-item>
        <text:list-item>
          <text:p text:style-name="P24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0">y, optional, xs:decimal<text:line-break/>encodes an y coordinate for a feature in an output coordinate system. When it is necessary to record the placement of a feature in a facsimile image, use facs attribute.</text:p>
        </text:list-item>
      </text:list>
      <text:h text:style-name="P3" text:outline-level="1">Module:</text:h>
      <text:p text:style-name="Text_20_body">lyrics</text:p>
      <text:h text:style-name="P243" text:outline-level="1"><text:bookmark text:name="id347"/>&lt;when&gt; when</text:h>
      <text:h text:style-name="P3"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3" text:outline-level="1">May contain:</text:h>
      <text:p text:style-name="Text_20_body">EMPTY</text:p>
      <text:h text:style-name="P3" text:outline-level="1"><text:soft-page-break/>May occur within:</text:h>
      <text:p text:style-name="Text_20_body"><text:a xlink:type="simple" xlink:href="#id345">timeline</text:a> </text:p>
      <text:h text:style-name="P3" text:outline-level="1">Attributes:</text:h>
      <text:list xml:id="list34413524" text:style-name="L238">
        <text:list-item>
          <text:p text:style-name="P241">absolute, optional, CDATA<text:line-break/>provides an absolute value for the time associated with a point on a timeline. This attribute is required for the element designated as the origin by the parent timeline.</text:p>
        </text:list-item>
        <text:list-item>
          <text:p text:style-name="P241">data, optional, xs:IDREFS<text:line-break/>used to link metadata elements to one or more data-containing elements.</text:p>
        </text:list-item>
        <text:list-item>
          <text:p text:style-name="P241">interval, optional, xs:decimal, 1 - ∞<text:line-break/>specifies the (positive) numeric portion of a time interval.</text:p>
        </text:list-item>
        <text:list-item>
          <text:p text:style-name="P241">n, optional, xs:NMTOKEN<text:line-break/>provides a label (name or number) for an element. While its value need not be unique, it is required to be a single token.</text:p>
        </text:list-item>
        <text:list-item>
          <text:p text:style-name="P241">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41">unit, optional, xs:NMTOKEN<text:line-break/>indicates the units used for a measurement, usually using the standard symbol for the desired unit.</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linkalign</text:p>
      <text:h text:style-name="P243" text:outline-level="1"><text:bookmark text:name="id1540"/>&lt;zone&gt; zone</text:h>
      <text:h text:style-name="P3" text:outline-level="1">Description:</text:h>
      <text:p text:style-name="Text_20_body">Defines a rectangular area contained within a surface.</text:p>
      <text:h text:style-name="P3" text:outline-level="1">May contain:</text:h>
      <text:p text:style-name="Text_20_body"><text:a xlink:type="simple" xlink:href="#id1102">figdesc</text:a>, <text:a xlink:type="simple" xlink:href="#id1106">graphic</text:a> </text:p>
      <text:h text:style-name="P3" text:outline-level="1">May occur within:</text:h>
      <text:p text:style-name="Text_20_body"><text:a xlink:type="simple" xlink:href="#id1537">surface</text:a> </text:p>
      <text:h text:style-name="P3" text:outline-level="1">Attributes:</text:h>
      <text:list xml:id="list34392972" text:style-name="L239">
        <text:list-item>
          <text:p text:style-name="P242">lrx, optional, xs:nonNegativeInteger<text:line-break/>indicates the lower-right corner x coordinate.</text:p>
        </text:list-item>
        <text:list-item>
          <text:p text:style-name="P242">lry, optional, xs:nonNegativeInteger<text:line-break/>indicates the lower-left corner x coordinate.</text:p>
        </text:list-item>
        <text:list-item>
          <text:p text:style-name="P242"><text:soft-page-break/>n, optional, xs:NMTOKEN<text:line-break/>provides a label (name or number) for an element. While its value need not be unique, it is required to be a single token.</text:p>
        </text:list-item>
        <text:list-item>
          <text:p text:style-name="P242">ulx, optional, xs:nonNegativeInteger<text:line-break/>indicates the upper-left corner x coordinate.</text:p>
        </text:list-item>
        <text:list-item>
          <text:p text:style-name="P242">uly, optional, xs:nonNegativeInteger<text:line-break/>indicates the upper-left corner y coordinate.</text:p>
        </text:list-item>
        <text:list-item>
          <text:p text:style-name="P242">xml:id, optional, xs:ID<text:line-break/>regularizes the naming of an element and thus facilitates building links between it and other resources. Each id attribute within a document must have a unique value.</text:p>
        </text:list-item>
      </text:list>
      <text:h text:style-name="P3" text:outline-level="1">Module:</text:h>
      <text:p text:style-name="Text_20_body">facsi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170"><draw:text-box fo:min-height="0.0161in"><text:p text:style-name="Footer"><text:span text:style-name="Page_20_Number"><text:page-number text:select-page="current">280</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3-29T14:33:21.13</dc:date>
    <dc:language/>
    <meta:editing-cycles>22</meta:editing-cycles>
    <meta:editing-duration>PT24H15M57S</meta:editing-duration>
    <dc:creator>Perry Roland</dc:creator>
    <meta:document-statistic meta:table-count="0" meta:image-count="0" meta:object-count="0" meta:page-count="280" meta:paragraph-count="5405" meta:word-count="101179" meta:character-count="643102"/>
    <meta:user-defined meta:name="Info 1"/>
    <meta:user-defined meta:name="Info 2"/>
    <meta:user-defined meta:name="Info 3"/>
    <meta:user-defined meta:name="Info 4"/>
  </office:meta>
</office:document-meta>
</file>